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17714285714286cm"/>
    </style:style>
    <style:style style:name="co2" style:family="table-column">
      <style:table-column-properties fo:break-before="auto" style:column-width="2.40392857142857cm" style:use-optimal-column-width="true"/>
    </style:style>
    <style:style style:name="co3" style:family="table-column">
      <style:table-column-properties fo:break-before="auto" style:column-width="1.54214285714286cm" style:use-optimal-column-width="true"/>
    </style:style>
    <style:style style:name="co4" style:family="table-column">
      <style:table-column-properties fo:break-before="auto" style:column-width="1.02809523809524cm" style:use-optimal-column-width="true"/>
    </style:style>
    <style:style style:name="co5" style:family="table-column">
      <style:table-column-properties fo:break-before="auto" style:column-width="1.84452380952381cm" style:use-optimal-column-width="true"/>
    </style:style>
    <style:style style:name="co6" style:family="table-column">
      <style:table-column-properties fo:break-before="auto" style:column-width="1.34559523809524cm" style:use-optimal-column-width="true"/>
    </style:style>
    <style:style style:name="co7" style:family="table-column">
      <style:table-column-properties fo:break-before="auto" style:column-width="1.8747619047619cm" style:use-optimal-column-width="true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v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style-name="ce1"/>
          <table:table-cell office:value-type="string" table:style-name="ce1">
            <text:p>timestamp</text:p>
          </table:table-cell>
          <table:table-cell office:value-type="string" table:style-name="ce1">
            <text:p><text:s/>size</text:p>
          </table:table-cell>
          <table:table-cell office:value-type="string" table:style-name="ce1">
            <text:p><text:s/>id</text:p>
          </table:table-cell>
          <table:table-cell office:value-type="string" table:style-name="ce1">
            <text:p><text:s/>typ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64724703.7274711" table:style-name="ce1">
            <text:p>1564724704</text:p>
          </table:table-cell>
          <table:table-cell office:value-type="float" office:value="148416" table:style-name="ce1">
            <text:p>1484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<text:s/>MsgEven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64725555.3187671" table:style-name="ce1">
            <text:p>1564725555</text:p>
          </table:table-cell>
          <table:table-cell office:value-type="float" office:value="6480" table:style-name="ce1">
            <text:p>648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<text:s/>MsgEven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64725598.3645461" table:style-name="ce1">
            <text:p>1564725598</text:p>
          </table:table-cell>
          <table:table-cell office:value-type="float" office:value="290006" table:style-name="ce1">
            <text:p>29000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<text:s/>MsgEven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64726458.432791" table:style-name="ce1">
            <text:p>1564726458</text:p>
          </table:table-cell>
          <table:table-cell office:value-type="float" office:value="6840" table:style-name="ce1">
            <text:p>68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<text:s/>MsgEven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64726468.6182079" table:style-name="ce1">
            <text:p>1564726469</text:p>
          </table:table-cell>
          <table:table-cell office:value-type="float" office:value="1994995" table:style-name="ce1">
            <text:p>199499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<text:s/>MsgEven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64727361.1636219" table:style-name="ce1">
            <text:p>1564727361</text:p>
          </table:table-cell>
          <table:table-cell office:value-type="float" office:value="29573" table:style-name="ce1">
            <text:p>2957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<text:s/>MsgEven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64728055.8242011" table:style-name="ce1">
            <text:p>1564728056</text:p>
          </table:table-cell>
          <table:table-cell office:value-type="float" office:value="1584" table:style-name="ce1">
            <text:p>158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<text:s/>MsgEven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64728263.635288" table:style-name="ce1">
            <text:p>1564728264</text:p>
          </table:table-cell>
          <table:table-cell office:value-type="float" office:value="376509" table:style-name="ce1">
            <text:p>3765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<text:s/>MsgEvent</text:p>
          </table:table-cell>
          <table:table-cell table:number-columns-repeated="16379"/>
        </table:table-row>
        <table:table-row table:number-rows-repeated="7"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number-rows-repeated="565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047995" table:style-name="ro1">
          <table:table-cell table:number-columns-repeated="16384"/>
        </table:table-row>
      </table:table>
      <table:table table:name="packets" table:style-name="ta1">
        <table:table-column table:style-name="co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timestamp</text:p>
          </table:table-cell>
          <table:table-cell office:value-type="string" table:style-name="ce1">
            <text:p><text:s/>size</text:p>
          </table:table-cell>
          <table:table-cell office:value-type="string" table:style-name="ce1">
            <text:p><text:s/>id</text:p>
          </table:table-cell>
          <table:table-cell office:value-type="string" table:style-name="ce1">
            <text:p><text:s/>type</text:p>
          </table:table-cell>
          <table:table-cell table:number-columns-repeated="16380"/>
        </table:table-row>
        <table:table-row table:style-name="ro1">
          <table:table-cell office:value-type="float" office:value="1564724700.456193" table:style-name="ce1">
            <text:p>156472470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0.5458491" table:style-name="ce1">
            <text:p>156472470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0.5616219" table:style-name="ce1">
            <text:p>1564724701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0.652997" table:style-name="ce1">
            <text:p>156472470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0.654454" table:style-name="ce1">
            <text:p>1564724701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style-name="ce1">
            <draw:frame draw:z-index="1" draw:id="id0" draw:style-name="a0" draw:name="Diagramm 1" svg:x="0.05952in" svg:y="0.11607in" svg:width="9.71131in" svg:height="4.6845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564724700.6549201" table:style-name="ce1">
            <text:p>156472470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0.750823" table:style-name="ce1">
            <text:p>156472470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0.7523961" table:style-name="ce1">
            <text:p>1564724701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0.752553" table:style-name="ce1">
            <text:p>1564724701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1.089704" table:style-name="ce1">
            <text:p>156472470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7517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7644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777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7823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787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7916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7962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003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047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090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132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215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261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302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344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386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427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468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510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551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608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658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7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742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798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83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88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925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8976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014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06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185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24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276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327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359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393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425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457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491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516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555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614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663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710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756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807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856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890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5994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00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028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064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092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126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167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203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240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274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309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342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376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40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442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475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507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540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573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605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645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682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713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747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78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811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846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877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911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944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0976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10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1042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1076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1114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1153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11919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12301" table:style-name="ce1">
            <text:p>156472470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1268" table:style-name="ce1">
            <text:p>1564724703</text:p>
          </table:table-cell>
          <table:table-cell office:value-type="float" office:value="784" table:style-name="ce1">
            <text:p>78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161494" table:style-name="ce1">
            <text:p>156472470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190451" table:style-name="ce1">
            <text:p>15647247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191579" table:style-name="ce1">
            <text:p>15647247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192201" table:style-name="ce1">
            <text:p>15647247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27426" table:style-name="ce1">
            <text:p>15647247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29969" table:style-name="ce1">
            <text:p>156472470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34761" table:style-name="ce1">
            <text:p>156472470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36139" table:style-name="ce1">
            <text:p>156472470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37851" table:style-name="ce1">
            <text:p>156472470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38919" table:style-name="ce1">
            <text:p>156472470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40321" table:style-name="ce1">
            <text:p>156472470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4126" table:style-name="ce1">
            <text:p>156472470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42221" table:style-name="ce1">
            <text:p>156472470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4292" table:style-name="ce1">
            <text:p>156472470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44119" table:style-name="ce1">
            <text:p>156472470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4553" table:style-name="ce1">
            <text:p>1564724704</text:p>
          </table:table-cell>
          <table:table-cell office:value-type="float" office:value="1444" table:style-name="ce1">
            <text:p>14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5449171" table:style-name="ce1">
            <text:p>1564724704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7273171" table:style-name="ce1">
            <text:p>1564724704</text:p>
          </table:table-cell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3.7274711" table:style-name="ce1">
            <text:p>1564724704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4.0241139" table:style-name="ce1">
            <text:p>15647247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4.02439" table:style-name="ce1">
            <text:p>15647247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4.0283051" table:style-name="ce1">
            <text:p>15647247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4.040422" table:style-name="ce1">
            <text:p>15647247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5.223105" table:style-name="ce1">
            <text:p>1564724705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9.014549" table:style-name="ce1">
            <text:p>1564724709</text:p>
          </table:table-cell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9.0156081" table:style-name="ce1">
            <text:p>1564724709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9.1491339" table:style-name="ce1">
            <text:p>15647247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9.1555369" table:style-name="ce1">
            <text:p>15647247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09.1572199" table:style-name="ce1">
            <text:p>156472470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18.156467" table:style-name="ce1">
            <text:p>156472471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18.201637" table:style-name="ce1">
            <text:p>156472471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28.0984321" table:style-name="ce1">
            <text:p>1564724728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28.1831181" table:style-name="ce1">
            <text:p>156472472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73.0992069" table:style-name="ce1">
            <text:p>156472477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73.1846099" table:style-name="ce1">
            <text:p>156472477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773.1853731" table:style-name="ce1">
            <text:p>156472477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18.1122489" table:style-name="ce1">
            <text:p>156472481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18.203568" table:style-name="ce1">
            <text:p>1564724818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18.298996" table:style-name="ce1">
            <text:p>156472481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4277129" table:style-name="ce1">
            <text:p>15647248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42799" table:style-name="ce1">
            <text:p>15647248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4280529" table:style-name="ce1">
            <text:p>15647248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428086" table:style-name="ce1">
            <text:p>15647248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4281089" table:style-name="ce1">
            <text:p>15647248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4281261" table:style-name="ce1">
            <text:p>15647248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428143" table:style-name="ce1">
            <text:p>15647248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473664" table:style-name="ce1">
            <text:p>15647248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473783" table:style-name="ce1">
            <text:p>15647248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5431581" table:style-name="ce1">
            <text:p>156472484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39.5459499" table:style-name="ce1">
            <text:p>156472484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41.0806389" table:style-name="ce1">
            <text:p>156472484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41.0846801" table:style-name="ce1">
            <text:p>156472484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42.3945179" table:style-name="ce1">
            <text:p>15647248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42.398294" table:style-name="ce1">
            <text:p>15647248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49.0980401" table:style-name="ce1">
            <text:p>1564724849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49.1831491" table:style-name="ce1">
            <text:p>156472484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94.1438651" table:style-name="ce1">
            <text:p>156472489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894.2288809" table:style-name="ce1">
            <text:p>156472489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2.0982621" table:style-name="ce1">
            <text:p>156472490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2.183038" table:style-name="ce1">
            <text:p>156472490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3.1844649" table:style-name="ce1">
            <text:p>1564724903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3.185324" table:style-name="ce1">
            <text:p>156472490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3.286181" table:style-name="ce1">
            <text:p>156472490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3.2924891" table:style-name="ce1">
            <text:p>1564724903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3.3889451" table:style-name="ce1">
            <text:p>156472490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3.407299" table:style-name="ce1">
            <text:p>156472490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3.4830849" table:style-name="ce1">
            <text:p>1564724903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3.57955" table:style-name="ce1">
            <text:p>156472490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03.7217669" table:style-name="ce1">
            <text:p>15647249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14.0981591" table:style-name="ce1">
            <text:p>156472491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47.1301661" table:style-name="ce1">
            <text:p>156472494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47.2153649" table:style-name="ce1">
            <text:p>156472494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63.098841" table:style-name="ce1">
            <text:p>156472496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63.1839991" table:style-name="ce1">
            <text:p>15647249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76.9129751" table:style-name="ce1">
            <text:p>156472497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76.913264" table:style-name="ce1">
            <text:p>156472497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76.9133611" table:style-name="ce1">
            <text:p>156472497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77.9192441" table:style-name="ce1">
            <text:p>1564724978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78.01314" table:style-name="ce1">
            <text:p>156472497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83.967066" table:style-name="ce1">
            <text:p>15647249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83.967231" table:style-name="ce1">
            <text:p>15647249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87.1822159" table:style-name="ce1">
            <text:p>156472498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87.1823909" table:style-name="ce1">
            <text:p>156472498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88.015131" table:style-name="ce1">
            <text:p>1564724988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2.9938869" table:style-name="ce1">
            <text:p>15647249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2.994318" table:style-name="ce1">
            <text:p>15647249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2.9949639" table:style-name="ce1">
            <text:p>156472499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3.996515" table:style-name="ce1">
            <text:p>1564724994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3.9972739" table:style-name="ce1">
            <text:p>1564724994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4.092999" table:style-name="ce1">
            <text:p>156472499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4.1834271" table:style-name="ce1">
            <text:p>1564724994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4.3378079" table:style-name="ce1">
            <text:p>156472499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4.990344" table:style-name="ce1">
            <text:p>156472499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4.990586" table:style-name="ce1">
            <text:p>156472499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6.3576081" table:style-name="ce1">
            <text:p>156472499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4996.3626039" table:style-name="ce1">
            <text:p>156472499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0.3360219" table:style-name="ce1">
            <text:p>156472500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0.3361659" table:style-name="ce1">
            <text:p>156472500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0.9250979" table:style-name="ce1">
            <text:p>156472500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0.9252141" table:style-name="ce1">
            <text:p>156472500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4.298702" table:style-name="ce1">
            <text:p>1564725004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5.023067" table:style-name="ce1">
            <text:p>156472500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5.0231929" table:style-name="ce1">
            <text:p>156472500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5.023823" table:style-name="ce1">
            <text:p>156472500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5.403451" table:style-name="ce1">
            <text:p>156472500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5.445714" table:style-name="ce1">
            <text:p>156472500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5.4737699" table:style-name="ce1">
            <text:p>156472500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5.4758949" table:style-name="ce1">
            <text:p>156472500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6.6606181" table:style-name="ce1">
            <text:p>156472500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06.663168" table:style-name="ce1">
            <text:p>156472500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10.8868201" table:style-name="ce1">
            <text:p>156472501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10.8869419" table:style-name="ce1">
            <text:p>156472501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15.3985369" table:style-name="ce1">
            <text:p>1564725015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15.488203" table:style-name="ce1">
            <text:p>156472501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15.4888389" table:style-name="ce1">
            <text:p>156472501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6.6638169" table:style-name="ce1">
            <text:p>15647250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6.664232" table:style-name="ce1">
            <text:p>15647250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6.664341" table:style-name="ce1">
            <text:p>15647250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6.6644111" table:style-name="ce1">
            <text:p>15647250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6.7017729" table:style-name="ce1">
            <text:p>15647250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6.7022181" table:style-name="ce1">
            <text:p>15647250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7.703557" table:style-name="ce1">
            <text:p>1564725038</text:p>
          </table:table-cell>
          <table:table-cell office:value-type="float" office:value="257" table:style-name="ce1">
            <text:p>2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7.7040739" table:style-name="ce1">
            <text:p>1564725038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7.7884951" table:style-name="ce1">
            <text:p>15647250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7.7992549" table:style-name="ce1">
            <text:p>15647250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7.879936" table:style-name="ce1">
            <text:p>15647250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7.8806801" table:style-name="ce1">
            <text:p>1564725038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8.021811" table:style-name="ce1">
            <text:p>15647250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8.725075" table:style-name="ce1">
            <text:p>15647250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38.726084" table:style-name="ce1">
            <text:p>15647250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43.8850579" table:style-name="ce1">
            <text:p>156472504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43.8852229" table:style-name="ce1">
            <text:p>156472504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48.098979" table:style-name="ce1">
            <text:p>1564725048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51.236119" table:style-name="ce1">
            <text:p>156472505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51.2364249" table:style-name="ce1">
            <text:p>156472505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51.2365191" table:style-name="ce1">
            <text:p>156472505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51.2366121" table:style-name="ce1">
            <text:p>156472505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51.2373669" table:style-name="ce1">
            <text:p>1564725051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56.489279" table:style-name="ce1">
            <text:p>1564725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56.529808" table:style-name="ce1">
            <text:p>15647250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61.665813" table:style-name="ce1">
            <text:p>156472506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61.6664131" table:style-name="ce1">
            <text:p>156472506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66.4981289" table:style-name="ce1">
            <text:p>156472506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66.6684639" table:style-name="ce1">
            <text:p>15647250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66.669183" table:style-name="ce1">
            <text:p>156472506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66.673249" table:style-name="ce1">
            <text:p>15647250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66.8213339" table:style-name="ce1">
            <text:p>15647250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66.8658569" table:style-name="ce1">
            <text:p>15647250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77.0990801" table:style-name="ce1">
            <text:p>1564725077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77.1840219" table:style-name="ce1">
            <text:p>156472507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0234489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0341599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0348001" table:style-name="ce1">
            <text:p>156472508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037019" table:style-name="ce1">
            <text:p>1564725084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0373189" table:style-name="ce1">
            <text:p>1564725084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0740449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074172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074672" table:style-name="ce1">
            <text:p>1564725084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074914" table:style-name="ce1">
            <text:p>1564725084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1117589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1121681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112679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1144531" table:style-name="ce1">
            <text:p>1564725084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1629491" table:style-name="ce1">
            <text:p>1564725084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200453" table:style-name="ce1">
            <text:p>156472508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2064691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206574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206841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2069199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237319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84.2777171" table:style-name="ce1">
            <text:p>15647250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141197" table:style-name="ce1">
            <text:p>15647250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181793" table:style-name="ce1">
            <text:p>15647250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1952801" table:style-name="ce1">
            <text:p>1564725092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27987" table:style-name="ce1">
            <text:p>15647250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2800159" table:style-name="ce1">
            <text:p>1564725092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3650479" table:style-name="ce1">
            <text:p>15647250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3661511" table:style-name="ce1">
            <text:p>1564725092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4600711" table:style-name="ce1">
            <text:p>15647250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4604969" table:style-name="ce1">
            <text:p>15647250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460583" table:style-name="ce1">
            <text:p>15647250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4608121" table:style-name="ce1">
            <text:p>15647250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501878" table:style-name="ce1">
            <text:p>15647250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5443659" table:style-name="ce1">
            <text:p>15647250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544492" table:style-name="ce1">
            <text:p>15647250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5445571" table:style-name="ce1">
            <text:p>15647250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544621" table:style-name="ce1">
            <text:p>15647250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5446801" table:style-name="ce1">
            <text:p>15647250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5447409" table:style-name="ce1">
            <text:p>15647250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2.5486879" table:style-name="ce1">
            <text:p>156472509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4.0990379" table:style-name="ce1">
            <text:p>156472509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6.664484" table:style-name="ce1">
            <text:p>156472509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6.6652319" table:style-name="ce1">
            <text:p>156472509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9.2401509" table:style-name="ce1">
            <text:p>156472509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099.277241" table:style-name="ce1">
            <text:p>156472509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00.272223" table:style-name="ce1">
            <text:p>156472510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00.2730081" table:style-name="ce1">
            <text:p>156472510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02.0984819" table:style-name="ce1">
            <text:p>1564725102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07.5482769" table:style-name="ce1">
            <text:p>156472510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07.633132" table:style-name="ce1">
            <text:p>156472510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22.098079" table:style-name="ce1">
            <text:p>156472512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22.1831639" table:style-name="ce1">
            <text:p>156472512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26.6554351" table:style-name="ce1">
            <text:p>156472512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26.656146" table:style-name="ce1">
            <text:p>156472512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26.6567521" table:style-name="ce1">
            <text:p>156472512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55.2514701" table:style-name="ce1">
            <text:p>15647251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55.2937131" table:style-name="ce1">
            <text:p>15647251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65.098819" table:style-name="ce1">
            <text:p>1564725165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165.189122" table:style-name="ce1">
            <text:p>156472516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10.0999529" table:style-name="ce1">
            <text:p>156472521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10.185008" table:style-name="ce1">
            <text:p>15647252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15.098254" table:style-name="ce1">
            <text:p>156472521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15.1835389" table:style-name="ce1">
            <text:p>156472521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25.1874771" table:style-name="ce1">
            <text:p>15647252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25.1888001" table:style-name="ce1">
            <text:p>15647252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26.190896" table:style-name="ce1">
            <text:p>1564725226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26.2875161" table:style-name="ce1">
            <text:p>156472522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26.2945681" table:style-name="ce1">
            <text:p>1564725226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26.3920119" table:style-name="ce1">
            <text:p>1564725226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26.487226" table:style-name="ce1">
            <text:p>156472522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124814" table:style-name="ce1">
            <text:p>156472526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2099509" table:style-name="ce1">
            <text:p>156472526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277621" table:style-name="ce1">
            <text:p>156472526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362149" table:style-name="ce1">
            <text:p>156472526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3623221" table:style-name="ce1">
            <text:p>1564725260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4475291" table:style-name="ce1">
            <text:p>156472526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449307" table:style-name="ce1">
            <text:p>1564725260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544389" table:style-name="ce1">
            <text:p>15647252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544786" table:style-name="ce1">
            <text:p>15647252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544873" table:style-name="ce1">
            <text:p>15647252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60.546622" table:style-name="ce1">
            <text:p>156472526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70.0990429" table:style-name="ce1">
            <text:p>1564725270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75.5465" table:style-name="ce1">
            <text:p>156472527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275.631753" table:style-name="ce1">
            <text:p>156472527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05.119736" table:style-name="ce1">
            <text:p>156472530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05.2050481" table:style-name="ce1">
            <text:p>156472530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05.205852" table:style-name="ce1">
            <text:p>1564725305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06.207608" table:style-name="ce1">
            <text:p>156472530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06.3091071" table:style-name="ce1">
            <text:p>156472530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16.0993581" table:style-name="ce1">
            <text:p>156472531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50.098506" table:style-name="ce1">
            <text:p>156472535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50.1846211" table:style-name="ce1">
            <text:p>1564725350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51.1868479" table:style-name="ce1">
            <text:p>156472535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51.3537149" table:style-name="ce1">
            <text:p>156472535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61.0991449" table:style-name="ce1">
            <text:p>156472536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95.113765" table:style-name="ce1">
            <text:p>156472539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395.198889" table:style-name="ce1">
            <text:p>156472539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11.0980229" table:style-name="ce1">
            <text:p>156472541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11.1833" table:style-name="ce1">
            <text:p>156472541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21.0978169" table:style-name="ce1">
            <text:p>156472542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56.114449" table:style-name="ce1">
            <text:p>156472545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56.1997399" table:style-name="ce1">
            <text:p>15647254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56.199892" table:style-name="ce1">
            <text:p>15647254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56.200655" table:style-name="ce1">
            <text:p>1564725456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57.203203" table:style-name="ce1">
            <text:p>156472545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57.304914" table:style-name="ce1">
            <text:p>15647254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67.1020041" table:style-name="ce1">
            <text:p>1564725467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67.2297699" table:style-name="ce1">
            <text:p>15647254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67.2899621" table:style-name="ce1">
            <text:p>1564725467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68.1884861" table:style-name="ce1">
            <text:p>156472546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68.1891379" table:style-name="ce1">
            <text:p>1564725468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68.2823379" table:style-name="ce1">
            <text:p>15647254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68.3799231" table:style-name="ce1">
            <text:p>15647254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68.3808579" table:style-name="ce1">
            <text:p>1564725468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68.5258369" table:style-name="ce1">
            <text:p>156472546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78.09887" table:style-name="ce1">
            <text:p>156472547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78.184257" table:style-name="ce1">
            <text:p>156472547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478.486371" table:style-name="ce1">
            <text:p>156472547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01.098449" table:style-name="ce1">
            <text:p>156472550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01.1836381" table:style-name="ce1">
            <text:p>156472550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38.099551" table:style-name="ce1">
            <text:p>156472553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38.18487" table:style-name="ce1">
            <text:p>15647255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699289" table:style-name="ce1">
            <text:p>1564725555</text:p>
          </table:table-cell>
          <table:table-cell office:value-type="float" office:value="268" table:style-name="ce1">
            <text:p>26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72264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734621" table:style-name="ce1">
            <text:p>1564725555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75759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77291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78830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805369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81276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81902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82535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84569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51839" table:style-name="ce1">
            <text:p>1564725555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57621" table:style-name="ce1">
            <text:p>156472555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6261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7192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76389" table:style-name="ce1">
            <text:p>1564725555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80499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8510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88949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9248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9611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2999799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006489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010221" table:style-name="ce1">
            <text:p>156472555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013999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07292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082659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0898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093851" table:style-name="ce1">
            <text:p>156472555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09838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2539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358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4012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4398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4769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5118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5519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62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65791" table:style-name="ce1">
            <text:p>156472555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6956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7353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775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8581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187671" table:style-name="ce1">
            <text:p>156472555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597901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5989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59946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599889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60045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600919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60148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60189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602281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3602691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448936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449007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449039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4554639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4557309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5.4590061" table:style-name="ce1">
            <text:p>15647255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6.4581239" table:style-name="ce1">
            <text:p>1564725556</text:p>
          </table:table-cell>
          <table:table-cell office:value-type="float" office:value="257" table:style-name="ce1">
            <text:p>2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6.4588161" table:style-name="ce1">
            <text:p>156472555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6.459301" table:style-name="ce1">
            <text:p>156472555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6.5620561" table:style-name="ce1">
            <text:p>15647255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6.6551311" table:style-name="ce1">
            <text:p>15647255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6.6559579" table:style-name="ce1">
            <text:p>1564725557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6.662776" table:style-name="ce1">
            <text:p>1564725557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6.797626" table:style-name="ce1">
            <text:p>15647255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6.8528559" table:style-name="ce1">
            <text:p>15647255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8.2477479" table:style-name="ce1">
            <text:p>15647255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8.249023" table:style-name="ce1">
            <text:p>15647255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8.571789" table:style-name="ce1">
            <text:p>156472555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58.5732379" table:style-name="ce1">
            <text:p>156472555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1.183845" table:style-name="ce1">
            <text:p>15647255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1.185993" table:style-name="ce1">
            <text:p>156472556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1.276011" table:style-name="ce1">
            <text:p>15647255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1.27632" table:style-name="ce1">
            <text:p>1564725561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1.3728099" table:style-name="ce1">
            <text:p>15647255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1.3734541" table:style-name="ce1">
            <text:p>1564725561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1.5057809" table:style-name="ce1">
            <text:p>156472556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2.536752" table:style-name="ce1">
            <text:p>1564725563</text:p>
          </table:table-cell>
          <table:table-cell office:value-type="float" office:value="257" table:style-name="ce1">
            <text:p>2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2.634376" table:style-name="ce1">
            <text:p>15647255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2.6351769" table:style-name="ce1">
            <text:p>1564725563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2.6367891" table:style-name="ce1">
            <text:p>1564725563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2.7210469" table:style-name="ce1">
            <text:p>15647255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2.7367079" table:style-name="ce1">
            <text:p>15647255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2.8778839" table:style-name="ce1">
            <text:p>15647255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3.3052509" table:style-name="ce1">
            <text:p>15647255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3.3058779" table:style-name="ce1">
            <text:p>15647255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6.81038" table:style-name="ce1">
            <text:p>15647255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6.8106811" table:style-name="ce1">
            <text:p>15647255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6.812453" table:style-name="ce1">
            <text:p>15647255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7.788434" table:style-name="ce1">
            <text:p>15647255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67.789948" table:style-name="ce1">
            <text:p>15647255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72.7240119" table:style-name="ce1">
            <text:p>1564725573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73.247499" table:style-name="ce1">
            <text:p>156472557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73.249315" table:style-name="ce1">
            <text:p>156472557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73.249871" table:style-name="ce1">
            <text:p>156472557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74.297859" table:style-name="ce1">
            <text:p>156472557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74.341934" table:style-name="ce1">
            <text:p>156472557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78.9793861" table:style-name="ce1">
            <text:p>156472557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78.9812989" table:style-name="ce1">
            <text:p>156472557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79.934016" table:style-name="ce1">
            <text:p>15647255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79.9358971" table:style-name="ce1">
            <text:p>15647255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84.0984931" table:style-name="ce1">
            <text:p>1564725584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85.1383719" table:style-name="ce1">
            <text:p>156472558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85.1398079" table:style-name="ce1">
            <text:p>156472558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85.1404171" table:style-name="ce1">
            <text:p>156472558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86.747577" table:style-name="ce1">
            <text:p>156472558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86.7996421" table:style-name="ce1">
            <text:p>156472558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0990651" table:style-name="ce1">
            <text:p>1564725597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18964" table:style-name="ce1">
            <text:p>156472559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1904111" table:style-name="ce1">
            <text:p>156472559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0676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0776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0872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0990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060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135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208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278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322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365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407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44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495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536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584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625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666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708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749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792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832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873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914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958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1999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040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082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12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168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210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252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29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335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376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41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45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5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541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58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624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665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707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750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791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832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874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916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95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2998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03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080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122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16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204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246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28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32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3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41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453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494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535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576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617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659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702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743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784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825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867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90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95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3991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032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073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112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153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194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235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276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317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359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400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45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503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533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557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45909" table:style-name="ce1">
            <text:p>1564725598</text:p>
          </table:table-cell>
          <table:table-cell office:value-type="float" office:value="816" table:style-name="ce1">
            <text:p>8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5058" table:style-name="ce1">
            <text:p>1564725598</text:p>
          </table:table-cell>
          <table:table-cell office:value-type="float" office:value="348" table:style-name="ce1">
            <text:p>3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54161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6169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652" table:style-name="ce1">
            <text:p>1564725598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69451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781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81901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85589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89771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939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897889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90163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904939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590626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463551" table:style-name="ce1">
            <text:p>156472559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46383" table:style-name="ce1">
            <text:p>156472559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54385" table:style-name="ce1">
            <text:p>156472559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8805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889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8923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8954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8998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031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068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096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134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160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188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22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247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289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316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342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37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402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425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461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4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51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562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604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645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67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72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764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805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845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888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92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799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0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036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063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089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114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138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164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189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214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238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560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582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59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608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62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64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655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66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681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695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78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834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87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907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945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0982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017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051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08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12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158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193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226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26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29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332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365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401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436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471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1506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055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102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138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173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207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242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27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312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346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38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416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452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47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7.987515" table:style-name="ce1">
            <text:p>1564725598</text:p>
          </table:table-cell>
          <table:table-cell office:value-type="float" office:value="1028" table:style-name="ce1">
            <text:p>102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6953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026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058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087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135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169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19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239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280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3231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362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40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443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4859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527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568" table:style-name="ce1">
            <text:p>156472559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676" table:style-name="ce1">
            <text:p>1564725598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1778231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363821" table:style-name="ce1">
            <text:p>1564725598</text:p>
          </table:table-cell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3645461" table:style-name="ce1">
            <text:p>156472559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756918" table:style-name="ce1">
            <text:p>156472559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598.761919" table:style-name="ce1">
            <text:p>156472559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09.098644" table:style-name="ce1">
            <text:p>156472560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09.1888421" table:style-name="ce1">
            <text:p>15647256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09.1894791" table:style-name="ce1">
            <text:p>156472560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14.725163" table:style-name="ce1">
            <text:p>1564725615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14.7263999" table:style-name="ce1">
            <text:p>156472561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14.815017" table:style-name="ce1">
            <text:p>156472561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14.9174299" table:style-name="ce1">
            <text:p>156472561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14.9670351" table:style-name="ce1">
            <text:p>156472561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25.0991731" table:style-name="ce1">
            <text:p>156472562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1.966553" table:style-name="ce1">
            <text:p>1564725642</text:p>
          </table:table-cell>
          <table:table-cell office:value-type="float" office:value="460" table:style-name="ce1">
            <text:p>4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1.967602" table:style-name="ce1">
            <text:p>1564725642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1.9681571" table:style-name="ce1">
            <text:p>1564725642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2.056282" table:style-name="ce1">
            <text:p>15647256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2.056761" table:style-name="ce1">
            <text:p>15647256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2.0567961" table:style-name="ce1">
            <text:p>15647256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2.0962999" table:style-name="ce1">
            <text:p>15647256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2.101217" table:style-name="ce1">
            <text:p>15647256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2.101934" table:style-name="ce1">
            <text:p>1564725642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2.1457109" table:style-name="ce1">
            <text:p>15647256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2.233829" table:style-name="ce1">
            <text:p>15647256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6.1076839" table:style-name="ce1">
            <text:p>1564725646</text:p>
          </table:table-cell>
          <table:table-cell office:value-type="float" office:value="476" table:style-name="ce1">
            <text:p>47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6.1096189" table:style-name="ce1">
            <text:p>1564725646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6.1105349" table:style-name="ce1">
            <text:p>1564725646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6.2491641" table:style-name="ce1">
            <text:p>15647256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6.249203" table:style-name="ce1">
            <text:p>15647256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6.2547879" table:style-name="ce1">
            <text:p>15647256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6.2549939" table:style-name="ce1">
            <text:p>15647256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7.2565091" table:style-name="ce1">
            <text:p>1564725647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47.400244" table:style-name="ce1">
            <text:p>156472564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57.098793" table:style-name="ce1">
            <text:p>156472565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57.189229" table:style-name="ce1">
            <text:p>15647256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57.4015379" table:style-name="ce1">
            <text:p>156472565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87.1127689" table:style-name="ce1">
            <text:p>156472568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87.2029309" table:style-name="ce1">
            <text:p>156472568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87.2036259" table:style-name="ce1">
            <text:p>1564725687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88.2056" table:style-name="ce1">
            <text:p>156472568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88.357873" table:style-name="ce1">
            <text:p>156472568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98.098412" table:style-name="ce1">
            <text:p>156472569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98.1887159" table:style-name="ce1">
            <text:p>156472569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98.3158209" table:style-name="ce1">
            <text:p>1564725698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99.1904531" table:style-name="ce1">
            <text:p>156472569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99.191097" table:style-name="ce1">
            <text:p>156472569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99.2904429" table:style-name="ce1">
            <text:p>156472569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99.376087" table:style-name="ce1">
            <text:p>156472569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99.376863" table:style-name="ce1">
            <text:p>1564725699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699.521668" table:style-name="ce1">
            <text:p>156472570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09.0981901" table:style-name="ce1">
            <text:p>156472570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09.188329" table:style-name="ce1">
            <text:p>15647257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09.1891379" table:style-name="ce1">
            <text:p>1564725709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09.333576" table:style-name="ce1">
            <text:p>15647257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19.0985291" table:style-name="ce1">
            <text:p>1564725719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19.1895781" table:style-name="ce1">
            <text:p>156472571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20.8822501" table:style-name="ce1">
            <text:p>156472572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20.882643" table:style-name="ce1">
            <text:p>156472572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20.886534" table:style-name="ce1">
            <text:p>156472572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20.8873141" table:style-name="ce1">
            <text:p>156472572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25.9884751" table:style-name="ce1">
            <text:p>156472572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26.029774" table:style-name="ce1">
            <text:p>156472572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31.2565589" table:style-name="ce1">
            <text:p>156472573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31.2586019" table:style-name="ce1">
            <text:p>156472573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36.0987041" table:style-name="ce1">
            <text:p>156472573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36.570292" table:style-name="ce1">
            <text:p>15647257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36.5743761" table:style-name="ce1">
            <text:p>15647257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36.5749769" table:style-name="ce1">
            <text:p>156472573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42.123709" table:style-name="ce1">
            <text:p>15647257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42.1697781" table:style-name="ce1">
            <text:p>15647257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48.144021" table:style-name="ce1">
            <text:p>156472574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48.147423" table:style-name="ce1">
            <text:p>156472574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52.09919" table:style-name="ce1">
            <text:p>1564725752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52.1891911" table:style-name="ce1">
            <text:p>156472575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97.1023569" table:style-name="ce1">
            <text:p>156472579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97.1924331" table:style-name="ce1">
            <text:p>156472579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797.1930361" table:style-name="ce1">
            <text:p>156472579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42.099242" table:style-name="ce1">
            <text:p>156472584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42.229809" table:style-name="ce1">
            <text:p>156472584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0984521" table:style-name="ce1">
            <text:p>156472585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1888609" table:style-name="ce1">
            <text:p>15647258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1889911" table:style-name="ce1">
            <text:p>15647258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1890559" table:style-name="ce1">
            <text:p>15647258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2565911" table:style-name="ce1">
            <text:p>1564725857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341346" table:style-name="ce1">
            <text:p>15647258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3417439" table:style-name="ce1">
            <text:p>1564725857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4271481" table:style-name="ce1">
            <text:p>15647258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428808" table:style-name="ce1">
            <text:p>1564725857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518837" table:style-name="ce1">
            <text:p>15647258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518873" table:style-name="ce1">
            <text:p>15647258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5189509" table:style-name="ce1">
            <text:p>15647258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518971" table:style-name="ce1">
            <text:p>15647258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5190451" table:style-name="ce1">
            <text:p>15647258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60414" table:style-name="ce1">
            <text:p>15647258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7.604996" table:style-name="ce1">
            <text:p>156472585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8.191154" table:style-name="ce1">
            <text:p>1564725858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8.191783" table:style-name="ce1">
            <text:p>1564725858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8.300688" table:style-name="ce1">
            <text:p>15647258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8.3007331" table:style-name="ce1">
            <text:p>15647258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58.3995149" table:style-name="ce1">
            <text:p>15647258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63.700434" table:style-name="ce1">
            <text:p>156472586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63.700779" table:style-name="ce1">
            <text:p>156472586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63.700871" table:style-name="ce1">
            <text:p>156472586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63.7037871" table:style-name="ce1">
            <text:p>156472586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67.7115149" table:style-name="ce1">
            <text:p>15647258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67.7144401" table:style-name="ce1">
            <text:p>15647258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68.302206" table:style-name="ce1">
            <text:p>1564725868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72.606498" table:style-name="ce1">
            <text:p>156472587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872.6915751" table:style-name="ce1">
            <text:p>156472587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2.1167729" table:style-name="ce1">
            <text:p>156472590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2.2083139" table:style-name="ce1">
            <text:p>156472590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2.209229" table:style-name="ce1">
            <text:p>1564725902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3.2126639" table:style-name="ce1">
            <text:p>156472590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3.213299" table:style-name="ce1">
            <text:p>156472590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3.3538671" table:style-name="ce1">
            <text:p>156472590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3.402478" table:style-name="ce1">
            <text:p>156472590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3.403018" table:style-name="ce1">
            <text:p>1564725903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3.55391" table:style-name="ce1">
            <text:p>156472590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6.1188231" table:style-name="ce1">
            <text:p>156472590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6.1218009" table:style-name="ce1">
            <text:p>156472590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7.665427" table:style-name="ce1">
            <text:p>156472590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7.6683421" table:style-name="ce1">
            <text:p>156472590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7.7436881" table:style-name="ce1">
            <text:p>156472590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07.746732" table:style-name="ce1">
            <text:p>156472590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1.5196249" table:style-name="ce1">
            <text:p>156472591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1.523021" table:style-name="ce1">
            <text:p>156472591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1.703954" table:style-name="ce1">
            <text:p>156472591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1.704458" table:style-name="ce1">
            <text:p>156472591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2.7336891" table:style-name="ce1">
            <text:p>15647259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2.73666" table:style-name="ce1">
            <text:p>15647259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3.515269" table:style-name="ce1">
            <text:p>1564725914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5.726155" table:style-name="ce1">
            <text:p>156472591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5.7292609" table:style-name="ce1">
            <text:p>156472591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5.729847" table:style-name="ce1">
            <text:p>156472591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6.7878571" table:style-name="ce1">
            <text:p>156472591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6.8336811" table:style-name="ce1">
            <text:p>156472591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9.7398069" table:style-name="ce1">
            <text:p>156472592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19.7417929" table:style-name="ce1">
            <text:p>156472592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0.505065" table:style-name="ce1">
            <text:p>156472592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0.507998" table:style-name="ce1">
            <text:p>156472592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2.327507" table:style-name="ce1">
            <text:p>156472592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2.3301721" table:style-name="ce1">
            <text:p>156472592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3.8144109" table:style-name="ce1">
            <text:p>156472592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3.814585" table:style-name="ce1">
            <text:p>156472592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6.126044" table:style-name="ce1">
            <text:p>156472592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6.1341331" table:style-name="ce1">
            <text:p>156472592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6.7915101" table:style-name="ce1">
            <text:p>1564725927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7.5040209" table:style-name="ce1">
            <text:p>156472592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7.506954" table:style-name="ce1">
            <text:p>156472592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7.507762" table:style-name="ce1">
            <text:p>156472592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8.065768" table:style-name="ce1">
            <text:p>156472592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28.10973" table:style-name="ce1">
            <text:p>156472592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31.2149" table:style-name="ce1">
            <text:p>156472593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31.2176509" table:style-name="ce1">
            <text:p>156472593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31.2990999" table:style-name="ce1">
            <text:p>156472593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31.3018179" table:style-name="ce1">
            <text:p>156472593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35.3668671" table:style-name="ce1">
            <text:p>156472593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35.3699801" table:style-name="ce1">
            <text:p>156472593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37.060267" table:style-name="ce1">
            <text:p>15647259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37.063123" table:style-name="ce1">
            <text:p>15647259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38.098371" table:style-name="ce1">
            <text:p>1564725938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38.1883919" table:style-name="ce1">
            <text:p>15647259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44.797332" table:style-name="ce1">
            <text:p>156472594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44.8027999" table:style-name="ce1">
            <text:p>156472594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44.8036239" table:style-name="ce1">
            <text:p>156472594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45.805527" table:style-name="ce1">
            <text:p>156472594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45.9537449" table:style-name="ce1">
            <text:p>15647259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56.0988309" table:style-name="ce1">
            <text:p>156472595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56.1891999" table:style-name="ce1">
            <text:p>15647259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56.189841" table:style-name="ce1">
            <text:p>156472595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83.1139209" table:style-name="ce1">
            <text:p>156472598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83.2099781" table:style-name="ce1">
            <text:p>156472598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5993.09882" table:style-name="ce1">
            <text:p>156472599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28.117008" table:style-name="ce1">
            <text:p>156472602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28.249608" table:style-name="ce1">
            <text:p>156472602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43.0982449" table:style-name="ce1">
            <text:p>156472604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43.1897299" table:style-name="ce1">
            <text:p>156472604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88.1173949" table:style-name="ce1">
            <text:p>156472608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88.209451" table:style-name="ce1">
            <text:p>156472608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88.209573" table:style-name="ce1">
            <text:p>156472608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89.213275" table:style-name="ce1">
            <text:p>1564726089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89.214062" table:style-name="ce1">
            <text:p>156472608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89.3165619" table:style-name="ce1">
            <text:p>156472608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89.4213059" table:style-name="ce1">
            <text:p>156472608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99.0991991" table:style-name="ce1">
            <text:p>156472609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99.189707" table:style-name="ce1">
            <text:p>156472609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099.3215301" table:style-name="ce1">
            <text:p>156472609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05.6271131" table:style-name="ce1">
            <text:p>156472610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05.627404" table:style-name="ce1">
            <text:p>156472610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05.6274791" table:style-name="ce1">
            <text:p>156472610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05.627672" table:style-name="ce1">
            <text:p>156472610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05.630383" table:style-name="ce1">
            <text:p>156472610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05.6310551" table:style-name="ce1">
            <text:p>156472610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09.7124641" table:style-name="ce1">
            <text:p>15647261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09.757621" table:style-name="ce1">
            <text:p>15647261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20.0994329" table:style-name="ce1">
            <text:p>1564726120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20.1896701" table:style-name="ce1">
            <text:p>156472612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20.190371" table:style-name="ce1">
            <text:p>156472612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65.109926" table:style-name="ce1">
            <text:p>156472616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65.241744" table:style-name="ce1">
            <text:p>156472616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80.098973" table:style-name="ce1">
            <text:p>156472618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80.189075" table:style-name="ce1">
            <text:p>15647261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81.190757" table:style-name="ce1">
            <text:p>1564726181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81.385644" table:style-name="ce1">
            <text:p>15647261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191.0986209" table:style-name="ce1">
            <text:p>156472619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225.111007" table:style-name="ce1">
            <text:p>156472622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225.2011349" table:style-name="ce1">
            <text:p>15647262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225.201726" table:style-name="ce1">
            <text:p>156472622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270.1112101" table:style-name="ce1">
            <text:p>156472627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270.2417171" table:style-name="ce1">
            <text:p>156472627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285.0981131" table:style-name="ce1">
            <text:p>156472628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285.1876841" table:style-name="ce1">
            <text:p>156472628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30.142499" table:style-name="ce1">
            <text:p>156472633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30.232821" table:style-name="ce1">
            <text:p>156472633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31.2346489" table:style-name="ce1">
            <text:p>1564726331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31.3420429" table:style-name="ce1">
            <text:p>156472633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41.098743" table:style-name="ce1">
            <text:p>156472634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62.8855181" table:style-name="ce1">
            <text:p>15647263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62.8859119" table:style-name="ce1">
            <text:p>15647263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62.8903601" table:style-name="ce1">
            <text:p>15647263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62.8910899" table:style-name="ce1">
            <text:p>1564726363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63.0216711" table:style-name="ce1">
            <text:p>15647263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63.8929701" table:style-name="ce1">
            <text:p>156472636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63.9968979" table:style-name="ce1">
            <text:p>156472636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374.0984621" table:style-name="ce1">
            <text:p>156472637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08.113745" table:style-name="ce1">
            <text:p>156472640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08.2060211" table:style-name="ce1">
            <text:p>156472640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08.206671" table:style-name="ce1">
            <text:p>1564726408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09.208781" table:style-name="ce1">
            <text:p>156472640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09.209435" table:style-name="ce1">
            <text:p>156472640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09.3497159" table:style-name="ce1">
            <text:p>15647264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09.3953049" table:style-name="ce1">
            <text:p>15647264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09.3961079" table:style-name="ce1">
            <text:p>1564726409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09.5456779" table:style-name="ce1">
            <text:p>15647264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19.0986061" table:style-name="ce1">
            <text:p>156472641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098578" table:style-name="ce1">
            <text:p>156472645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1888111" table:style-name="ce1">
            <text:p>156472645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188966" table:style-name="ce1">
            <text:p>156472645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189832" table:style-name="ce1">
            <text:p>156472645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254612" table:style-name="ce1">
            <text:p>1564726453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339139" table:style-name="ce1">
            <text:p>156472645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339268" table:style-name="ce1">
            <text:p>156472645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4239869" table:style-name="ce1">
            <text:p>156472645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424922" table:style-name="ce1">
            <text:p>1564726453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5167899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517189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5172811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5175829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3.5195031" table:style-name="ce1">
            <text:p>156472645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1933889" table:style-name="ce1">
            <text:p>1564726454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2997711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31095" table:style-name="ce1">
            <text:p>1564726454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357939" table:style-name="ce1">
            <text:p>1564726454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3958189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396168" table:style-name="ce1">
            <text:p>1564726454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4490559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4491031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449121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449141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48103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481679" table:style-name="ce1">
            <text:p>1564726454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491045" table:style-name="ce1">
            <text:p>15647264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5332351" table:style-name="ce1">
            <text:p>15647264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533283" table:style-name="ce1">
            <text:p>15647264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5343771" table:style-name="ce1">
            <text:p>156472645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5786819" table:style-name="ce1">
            <text:p>1564726455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6646979" table:style-name="ce1">
            <text:p>156472645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684541" table:style-name="ce1">
            <text:p>15647264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6846671" table:style-name="ce1">
            <text:p>15647264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684952" table:style-name="ce1">
            <text:p>15647264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4.7257919" table:style-name="ce1">
            <text:p>15647264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3653059" table:style-name="ce1">
            <text:p>1564726458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3727779" table:style-name="ce1">
            <text:p>1564726458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3765371" table:style-name="ce1">
            <text:p>1564726458</text:p>
          </table:table-cell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379452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382576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383954" table:style-name="ce1">
            <text:p>1564726458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386316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391625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392452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393889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038739" table:style-name="ce1">
            <text:p>1564726458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04787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0571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06558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07042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08237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08711" table:style-name="ce1">
            <text:p>1564726458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09172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0992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1609" table:style-name="ce1">
            <text:p>1564726458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16533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16894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17264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17655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18409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18782" table:style-name="ce1">
            <text:p>1564726458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19143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19501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19859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0216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0874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12601" table:style-name="ce1">
            <text:p>1564726458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3954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43851" table:style-name="ce1">
            <text:p>1564726458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5569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64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69769" table:style-name="ce1">
            <text:p>1564726458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7674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849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90431" table:style-name="ce1">
            <text:p>1564726458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29724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30356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307261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3189" table:style-name="ce1">
            <text:p>156472645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32663" table:style-name="ce1">
            <text:p>1564726458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32791" table:style-name="ce1">
            <text:p>1564726458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555581" table:style-name="ce1">
            <text:p>15647264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555969" table:style-name="ce1">
            <text:p>15647264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556329" table:style-name="ce1">
            <text:p>15647264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556651" table:style-name="ce1">
            <text:p>15647264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55682" table:style-name="ce1">
            <text:p>15647264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55699" table:style-name="ce1">
            <text:p>15647264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4973919" table:style-name="ce1">
            <text:p>15647264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514924" table:style-name="ce1">
            <text:p>156472645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607641" table:style-name="ce1">
            <text:p>156472645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58.607743" table:style-name="ce1">
            <text:p>156472645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097713" table:style-name="ce1">
            <text:p>1564726464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5586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5704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5792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5868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5925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5987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011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034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068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0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111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145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167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191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222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254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278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327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373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406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437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469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50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548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581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614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659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690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734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768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800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834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867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898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93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6984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016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047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079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110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144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176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209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241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272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304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335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367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398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431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462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495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526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881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925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958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7990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023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054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086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118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149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180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213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244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276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308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33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370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403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434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466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497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52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56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602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653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684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734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767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80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833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864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904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9379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8970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9003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9036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90681" table:style-name="ce1">
            <text:p>1564726464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9101" table:style-name="ce1">
            <text:p>1564726464</text:p>
          </table:table-cell>
          <table:table-cell office:value-type="float" office:value="776" table:style-name="ce1">
            <text:p>77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459245" table:style-name="ce1">
            <text:p>1564726464</text:p>
          </table:table-cell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257649" table:style-name="ce1">
            <text:p>156472646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440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53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57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64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675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71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767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805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844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893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92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295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01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07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138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20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261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32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382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443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503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562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62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68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73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799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86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9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3981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04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10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161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22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28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3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40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45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5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56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6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67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73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78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84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898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4965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026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087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145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20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26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325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385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447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507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567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627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687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74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80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865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93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598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04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09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14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1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251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30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35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413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467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51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86573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603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64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68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720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755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788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82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854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886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92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1967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201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2043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207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2110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2143" table:style-name="ce1">
            <text:p>1564726465</text:p>
          </table:table-cell>
          <table:table-cell office:value-type="float" office:value="920" table:style-name="ce1">
            <text:p>9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4.8923149" table:style-name="ce1">
            <text:p>156472646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0733609" table:style-name="ce1">
            <text:p>156472646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097724" table:style-name="ce1">
            <text:p>156472646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2837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100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148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231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32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395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46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51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596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64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684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7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77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81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853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895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94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398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02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068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1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15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19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237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284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32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368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4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45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49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547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602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718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7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85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90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933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965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4996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030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06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098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13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16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19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228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25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295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3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3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39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42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46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495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52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593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6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665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699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775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812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846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8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91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94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597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012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046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0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11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144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178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21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24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280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313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344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37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44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478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512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545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57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61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64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694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73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77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8079" table:style-name="ce1">
            <text:p>1564726465</text:p>
          </table:table-cell>
          <table:table-cell office:value-type="float" office:value="728" table:style-name="ce1">
            <text:p>72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1069679" table:style-name="ce1">
            <text:p>156472646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37641" table:style-name="ce1">
            <text:p>156472646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7631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7685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771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778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7816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7847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789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7924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795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799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02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048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10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136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16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21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254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295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36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407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445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48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529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568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604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642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68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72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76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7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836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880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908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938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8977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005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044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08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113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15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18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226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268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389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440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47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517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569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615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66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71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75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788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83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87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9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947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49987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019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068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10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140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175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207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24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27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314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34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3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413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44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484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516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55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58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61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658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693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727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761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796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833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869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902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948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59799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6012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60491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6082" table:style-name="ce1">
            <text:p>156472646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61151" table:style-name="ce1">
            <text:p>1564726465</text:p>
          </table:table-cell>
          <table:table-cell office:value-type="float" office:value="776" table:style-name="ce1">
            <text:p>77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3562789" table:style-name="ce1">
            <text:p>156472646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376439" table:style-name="ce1">
            <text:p>15647264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34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45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51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55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58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62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657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68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72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7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79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83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886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92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4968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006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04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086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12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16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20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24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28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320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3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39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43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47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51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55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59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63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67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71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75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791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8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86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91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94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598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03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06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10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136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17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20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24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27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311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34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386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42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45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49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52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56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597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63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66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70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738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77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80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84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87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91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94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698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019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05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0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12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160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19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2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26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30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33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37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40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44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47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51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5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59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62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66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700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7359" table:style-name="ce1">
            <text:p>1564726466</text:p>
          </table:table-cell>
          <table:table-cell office:value-type="float" office:value="760" table:style-name="ce1">
            <text:p>7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597868" table:style-name="ce1">
            <text:p>1564726466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7845631" table:style-name="ce1">
            <text:p>15647264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49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06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13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18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22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25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30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3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36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41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44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47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51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57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6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6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74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78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82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86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90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95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599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0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06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10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16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20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24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280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31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35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42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46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49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53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568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60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640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4667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164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16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1726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177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18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185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188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191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197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00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04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076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13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16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20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23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269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31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34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3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41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44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48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51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54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58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61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6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67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70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77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80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840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876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91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94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297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00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040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07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10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13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169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20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23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26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311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344" table:style-name="ce1">
            <text:p>1564726466</text:p>
          </table:table-cell>
          <table:table-cell office:value-type="float" office:value="696" table:style-name="ce1">
            <text:p>69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5.853524" table:style-name="ce1">
            <text:p>1564726466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3584" table:style-name="ce1">
            <text:p>15647264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02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138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20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23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28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33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36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40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4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49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53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56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619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67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71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75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79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83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87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92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95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59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02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06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09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13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17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23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27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31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34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38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4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456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49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5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57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61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64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68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7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75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78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82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860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896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92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697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001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0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06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09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12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15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19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22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26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31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35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38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42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457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49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53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57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61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64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68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7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75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7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82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860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89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930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796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00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03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07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108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14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177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21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2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28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36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41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449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4859" table:style-name="ce1">
            <text:p>1564726466</text:p>
          </table:table-cell>
          <table:table-cell office:value-type="float" office:value="664" table:style-name="ce1">
            <text:p>66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0986791" table:style-name="ce1">
            <text:p>1564726466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342608" table:style-name="ce1">
            <text:p>15647264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07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197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26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30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33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366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40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43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48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51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55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589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6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66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70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74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78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82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86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90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9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099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1032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106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110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1138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184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23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267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30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33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38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418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45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48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51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56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631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66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721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76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80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840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878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92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958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69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02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05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090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12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157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20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2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27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306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339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37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406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4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47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507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542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579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61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645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68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715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76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797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83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864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897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931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96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7996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03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08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121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154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186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220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253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288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32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355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3879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421" table:style-name="ce1">
            <text:p>1564726466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4549" table:style-name="ce1">
            <text:p>1564726466</text:p>
          </table:table-cell>
          <table:table-cell office:value-type="float" office:value="856" table:style-name="ce1">
            <text:p>8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4086511" table:style-name="ce1">
            <text:p>1564726466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5910981" table:style-name="ce1">
            <text:p>15647264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085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0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04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08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11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1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17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21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24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2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307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33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38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42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45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48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51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550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58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62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66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70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73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77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80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84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87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91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94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198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01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05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090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12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15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19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22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26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29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33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3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40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43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473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50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54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57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61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64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68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717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75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78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82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85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89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92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960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2995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02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06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09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13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168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20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23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27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30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34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37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41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44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4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51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55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59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62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665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700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73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7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80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83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873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90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94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397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401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404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40821" table:style-name="ce1">
            <text:p>1564726467</text:p>
          </table:table-cell>
          <table:table-cell office:value-type="float" office:value="936" table:style-name="ce1">
            <text:p>9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654213" table:style-name="ce1">
            <text:p>1564726467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840414" table:style-name="ce1">
            <text:p>15647264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0915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092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0928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0934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0943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0950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09527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095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0959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0961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478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484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488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493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49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0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04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095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12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18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21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27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3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34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37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4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443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47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50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54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57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62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67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70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73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77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805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83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872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90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93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597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003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037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07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10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138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17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20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23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27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30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338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372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40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4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46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49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52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56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58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62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65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68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71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75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78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8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85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88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93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696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00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03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06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102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13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16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20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23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2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30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33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36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40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43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46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50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53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5761" table:style-name="ce1">
            <text:p>1564726467</text:p>
          </table:table-cell>
          <table:table-cell office:value-type="float" office:value="856" table:style-name="ce1">
            <text:p>8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6.9178131" table:style-name="ce1">
            <text:p>1564726467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002691" table:style-name="ce1">
            <text:p>15647264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59848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5992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5996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003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062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09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13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16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20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23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29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32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35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39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4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46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5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55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59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63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67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747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79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83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87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92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96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099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03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06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102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137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17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20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24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27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31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34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38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41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452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492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5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59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63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675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71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75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79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84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8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92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196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00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04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085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12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16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20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24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28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32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3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40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450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49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53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573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61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64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687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7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7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81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85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94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298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302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306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310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314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318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805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8108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814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821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825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828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83259" table:style-name="ce1">
            <text:p>1564726467</text:p>
          </table:table-cell>
          <table:table-cell office:value-type="float" office:value="840" table:style-name="ce1">
            <text:p>8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168556" table:style-name="ce1">
            <text:p>1564726467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353832" table:style-name="ce1">
            <text:p>156472646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076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095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00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05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10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15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205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25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29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35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40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4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495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54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590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637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68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73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77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82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87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91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196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012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059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105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152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20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25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30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34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39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4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48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53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58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62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67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71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7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80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85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90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94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2993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041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086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13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180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225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27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320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36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41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4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507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55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6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65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70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7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79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84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88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934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398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02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07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11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16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213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259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305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35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398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44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490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537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583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62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676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72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768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814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86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912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4959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5005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5051" table:style-name="ce1">
            <text:p>1564726467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5097" table:style-name="ce1">
            <text:p>1564726467</text:p>
          </table:table-cell>
          <table:table-cell office:value-type="float" office:value="936" table:style-name="ce1">
            <text:p>9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4152391" table:style-name="ce1">
            <text:p>1564726467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06411" table:style-name="ce1">
            <text:p>15647264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554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565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5702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5755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580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584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587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591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594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599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03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073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1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145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16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205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243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27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313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348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384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4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455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4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526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56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595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63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67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72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771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807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842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883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92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96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6995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03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066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10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13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17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210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244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283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31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354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388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426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462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49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53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56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60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6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675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710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746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781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815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851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887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92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95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799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802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68064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3785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38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386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3904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393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3983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016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04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073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1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14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174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213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27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315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36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43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4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505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55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622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741" table:style-name="ce1">
            <text:p>1564726468</text:p>
          </table:table-cell>
          <table:table-cell office:value-type="float" office:value="952" table:style-name="ce1">
            <text:p>95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674921" table:style-name="ce1">
            <text:p>156472646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8556509" table:style-name="ce1">
            <text:p>15647264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13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32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37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435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47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50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56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59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62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67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7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766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81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85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90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5965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004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045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08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12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16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2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25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2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358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405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448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488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52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57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611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652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69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73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77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815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85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89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9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6971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012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05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0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1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18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221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26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30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344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385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424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465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50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547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5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64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681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722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763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805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846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887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928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79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0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041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085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126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167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207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248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28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33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371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41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45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49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535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57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61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65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6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73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780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821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862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95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899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90331" table:style-name="ce1">
            <text:p>1564726468</text:p>
          </table:table-cell>
          <table:table-cell office:value-type="float" office:value="968" table:style-name="ce1">
            <text:p>96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7.919179" table:style-name="ce1">
            <text:p>156472646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063869" table:style-name="ce1">
            <text:p>15647264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280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38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468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532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594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65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71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765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816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87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923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49972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02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1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190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23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2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34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391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44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49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54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59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649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733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790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84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89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0962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006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050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09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138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181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226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2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313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35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40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444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48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532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57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61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66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707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75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794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183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6860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689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694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6992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033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07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114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154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196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238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278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318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35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39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437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47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7522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9009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90569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909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9137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9176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9215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92541" table:style-name="ce1">
            <text:p>1564726468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92929" table:style-name="ce1">
            <text:p>1564726468</text:p>
          </table:table-cell>
          <table:table-cell office:value-type="float" office:value="292" table:style-name="ce1">
            <text:p>29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159472" table:style-name="ce1">
            <text:p>156472646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3385651" table:style-name="ce1">
            <text:p>15647264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3434169" table:style-name="ce1">
            <text:p>1564726468</text:p>
          </table:table-cell>
          <table:table-cell office:value-type="float" office:value="284" table:style-name="ce1">
            <text:p>28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344111" table:style-name="ce1">
            <text:p>156472646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618021" table:style-name="ce1">
            <text:p>156472646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6182079" table:style-name="ce1">
            <text:p>156472646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6576841" table:style-name="ce1">
            <text:p>156472646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8.7495861" table:style-name="ce1">
            <text:p>156472646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9.6879351" table:style-name="ce1">
            <text:p>156472647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9.6886661" table:style-name="ce1">
            <text:p>156472647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9.7724431" table:style-name="ce1">
            <text:p>156472647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69.7732351" table:style-name="ce1">
            <text:p>156472647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98.1146541" table:style-name="ce1">
            <text:p>156472649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498.204792" table:style-name="ce1">
            <text:p>156472649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13.1891999" table:style-name="ce1">
            <text:p>15647265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13.1921959" table:style-name="ce1">
            <text:p>1564726513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13.276957" table:style-name="ce1">
            <text:p>15647265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13.2772379" table:style-name="ce1">
            <text:p>156472651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13.362061" table:style-name="ce1">
            <text:p>15647265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13.362829" table:style-name="ce1">
            <text:p>156472651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13.4482591" table:style-name="ce1">
            <text:p>15647265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23.0991521" table:style-name="ce1">
            <text:p>156472652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58.1127951" table:style-name="ce1">
            <text:p>156472655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58.241724" table:style-name="ce1">
            <text:p>15647265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73.098161" table:style-name="ce1">
            <text:p>156472657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573.1834021" table:style-name="ce1">
            <text:p>156472657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618.138916" table:style-name="ce1">
            <text:p>156472661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618.224561" table:style-name="ce1">
            <text:p>156472661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663.116575" table:style-name="ce1">
            <text:p>156472666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663.201921" table:style-name="ce1">
            <text:p>15647266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673.0984371" table:style-name="ce1">
            <text:p>156472667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679.0983579" table:style-name="ce1">
            <text:p>1564726679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679.183466" table:style-name="ce1">
            <text:p>156472667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679.1911011" table:style-name="ce1">
            <text:p>156472667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689.09884" table:style-name="ce1">
            <text:p>156472668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708.110785" table:style-name="ce1">
            <text:p>156472670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708.196172" table:style-name="ce1">
            <text:p>156472670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708.196898" table:style-name="ce1">
            <text:p>156472670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753.1106801" table:style-name="ce1">
            <text:p>156472675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753.237741" table:style-name="ce1">
            <text:p>156472675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768.0979581" table:style-name="ce1">
            <text:p>156472676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768.183125" table:style-name="ce1">
            <text:p>15647267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08.69209" table:style-name="ce1">
            <text:p>15647268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08.6941409" table:style-name="ce1">
            <text:p>1564726809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08.7841401" table:style-name="ce1">
            <text:p>15647268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08.78459" table:style-name="ce1">
            <text:p>156472680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08.8736219" table:style-name="ce1">
            <text:p>15647268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13.1104839" table:style-name="ce1">
            <text:p>156472681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13.195446" table:style-name="ce1">
            <text:p>15647268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28.1831939" table:style-name="ce1">
            <text:p>156472682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28.185328" table:style-name="ce1">
            <text:p>1564726828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28.2748649" table:style-name="ce1">
            <text:p>156472682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28.274996" table:style-name="ce1">
            <text:p>1564726828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28.3648081" table:style-name="ce1">
            <text:p>156472682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28.3654821" table:style-name="ce1">
            <text:p>156472682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28.497869" table:style-name="ce1">
            <text:p>156472682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38.098978" table:style-name="ce1">
            <text:p>1564726838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73.111146" table:style-name="ce1">
            <text:p>156472687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73.201344" table:style-name="ce1">
            <text:p>156472687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88.0986691" table:style-name="ce1">
            <text:p>156472688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88.1889789" table:style-name="ce1">
            <text:p>156472688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898.09885" table:style-name="ce1">
            <text:p>156472689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8.69502" table:style-name="ce1">
            <text:p>15647269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8.6954861" table:style-name="ce1">
            <text:p>15647269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8.6955659" table:style-name="ce1">
            <text:p>15647269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8.6958461" table:style-name="ce1">
            <text:p>15647269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8.6959181" table:style-name="ce1">
            <text:p>15647269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8.6959791" table:style-name="ce1">
            <text:p>15647269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8.6960361" table:style-name="ce1">
            <text:p>15647269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8.7007279" table:style-name="ce1">
            <text:p>15647269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8.7013299" table:style-name="ce1">
            <text:p>156472690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9.7036009" table:style-name="ce1">
            <text:p>156472691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9.704216" table:style-name="ce1">
            <text:p>1564726910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09.94172" table:style-name="ce1">
            <text:p>15647269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10.087528" table:style-name="ce1">
            <text:p>15647269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10.088433" table:style-name="ce1">
            <text:p>1564726910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10.233748" table:style-name="ce1">
            <text:p>15647269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13.7481711" table:style-name="ce1">
            <text:p>156472691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13.7532499" table:style-name="ce1">
            <text:p>156472691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20.0979359" table:style-name="ce1">
            <text:p>1564726920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20.187501" table:style-name="ce1">
            <text:p>156472692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22.3929019" table:style-name="ce1">
            <text:p>156472692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22.4003439" table:style-name="ce1">
            <text:p>156472692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22.4005029" table:style-name="ce1">
            <text:p>156472692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27.448478" table:style-name="ce1">
            <text:p>156472692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27.4976461" table:style-name="ce1">
            <text:p>156472692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32.8191249" table:style-name="ce1">
            <text:p>156472693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32.8292191" table:style-name="ce1">
            <text:p>156472693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37.447968" table:style-name="ce1">
            <text:p>1564726937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37.9141929" table:style-name="ce1">
            <text:p>15647269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37.9189689" table:style-name="ce1">
            <text:p>15647269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37.9197481" table:style-name="ce1">
            <text:p>156472693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65.1018729" table:style-name="ce1">
            <text:p>156472696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65.2337041" table:style-name="ce1">
            <text:p>156472696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6975.0988009" table:style-name="ce1">
            <text:p>156472697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10.104383" table:style-name="ce1">
            <text:p>156472701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10.1945939" table:style-name="ce1">
            <text:p>15647270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25.098938" table:style-name="ce1">
            <text:p>156472702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25.189306" table:style-name="ce1">
            <text:p>15647270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70.0985079" table:style-name="ce1">
            <text:p>156472707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70.188719" table:style-name="ce1">
            <text:p>156472707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71.1905639" table:style-name="ce1">
            <text:p>1564727071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71.2964611" table:style-name="ce1">
            <text:p>156472707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71.2965901" table:style-name="ce1">
            <text:p>156472707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71.2982931" table:style-name="ce1">
            <text:p>1564727071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71.4617729" table:style-name="ce1">
            <text:p>156472707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81.0988181" table:style-name="ce1">
            <text:p>156472708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96.0988841" table:style-name="ce1">
            <text:p>1564727096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096.195791" table:style-name="ce1">
            <text:p>156472709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06.0984421" table:style-name="ce1">
            <text:p>1564727106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06.192493" table:style-name="ce1">
            <text:p>156472710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30.098242" table:style-name="ce1">
            <text:p>156472713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30.188462" table:style-name="ce1">
            <text:p>156472713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66.1924379" table:style-name="ce1">
            <text:p>15647271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66.194623" table:style-name="ce1">
            <text:p>1564727166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66.2796531" table:style-name="ce1">
            <text:p>15647271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66.2799859" table:style-name="ce1">
            <text:p>156472716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66.365129" table:style-name="ce1">
            <text:p>15647271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66.366708" table:style-name="ce1">
            <text:p>156472716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66.4568851" table:style-name="ce1">
            <text:p>15647271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67.5181229" table:style-name="ce1">
            <text:p>1564727168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67.657701" table:style-name="ce1">
            <text:p>15647271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178.098439" table:style-name="ce1">
            <text:p>156472717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1.111069" table:style-name="ce1">
            <text:p>156472721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1.1963661" table:style-name="ce1">
            <text:p>156472721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1.1971049" table:style-name="ce1">
            <text:p>156472721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2.1983249" table:style-name="ce1">
            <text:p>156472721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2.2996249" table:style-name="ce1">
            <text:p>156472721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3.304168" table:style-name="ce1">
            <text:p>1564727213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3.441772" table:style-name="ce1">
            <text:p>15647272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3.4839499" table:style-name="ce1">
            <text:p>15647272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3.4843199" table:style-name="ce1">
            <text:p>15647272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3.48439" table:style-name="ce1">
            <text:p>15647272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3.484586" table:style-name="ce1">
            <text:p>15647272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3.4846489" table:style-name="ce1">
            <text:p>15647272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3.4847059" table:style-name="ce1">
            <text:p>15647272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3.4884579" table:style-name="ce1">
            <text:p>156472721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8.8376291" table:style-name="ce1">
            <text:p>156472721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18.8424029" table:style-name="ce1">
            <text:p>156472721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20.9561801" table:style-name="ce1">
            <text:p>156472722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20.9612751" table:style-name="ce1">
            <text:p>156472722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23.3978381" table:style-name="ce1">
            <text:p>1564727223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24.287761" table:style-name="ce1">
            <text:p>156472722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24.2929201" table:style-name="ce1">
            <text:p>156472722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24.293551" table:style-name="ce1">
            <text:p>156472722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26.185945" table:style-name="ce1">
            <text:p>156472722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26.233705" table:style-name="ce1">
            <text:p>156472722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31.001158" table:style-name="ce1">
            <text:p>156472723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31.0080781" table:style-name="ce1">
            <text:p>156472723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31.9756429" table:style-name="ce1">
            <text:p>156472723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31.9826069" table:style-name="ce1">
            <text:p>156472723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36.0982599" table:style-name="ce1">
            <text:p>156472723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36.1834681" table:style-name="ce1">
            <text:p>156472723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36.1927381" table:style-name="ce1">
            <text:p>156472723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37.041662" table:style-name="ce1">
            <text:p>15647272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37.049906" table:style-name="ce1">
            <text:p>156472723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42.9128549" table:style-name="ce1">
            <text:p>156472724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42.9618161" table:style-name="ce1">
            <text:p>156472724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53.0989771" table:style-name="ce1">
            <text:p>1564727253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53.1842899" table:style-name="ce1">
            <text:p>156472725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98.0985191" table:style-name="ce1">
            <text:p>156472729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98.183996" table:style-name="ce1">
            <text:p>156472729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98.1846621" table:style-name="ce1">
            <text:p>156472729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99.187005" table:style-name="ce1">
            <text:p>156472729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299.325721" table:style-name="ce1">
            <text:p>156472729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04.693903" table:style-name="ce1">
            <text:p>156472730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04.6983171" table:style-name="ce1">
            <text:p>156472730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09.0997889" table:style-name="ce1">
            <text:p>156472730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09.1849151" table:style-name="ce1">
            <text:p>15647273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09.2841301" table:style-name="ce1">
            <text:p>156472730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09.7324879" table:style-name="ce1">
            <text:p>15647273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09.7370231" table:style-name="ce1">
            <text:p>15647273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09.737545" table:style-name="ce1">
            <text:p>156472731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15.0865071" table:style-name="ce1">
            <text:p>156472731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15.133878" table:style-name="ce1">
            <text:p>156472731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20.2246649" table:style-name="ce1">
            <text:p>156472732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20.2316799" table:style-name="ce1">
            <text:p>156472732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25.098547" table:style-name="ce1">
            <text:p>1564727325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25.2262139" table:style-name="ce1">
            <text:p>15647273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25.237498" table:style-name="ce1">
            <text:p>15647273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25.2381561" table:style-name="ce1">
            <text:p>156472732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43.1112399" table:style-name="ce1">
            <text:p>156472734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43.2377889" table:style-name="ce1">
            <text:p>156472734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53.098217" table:style-name="ce1">
            <text:p>156472735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53.183517" table:style-name="ce1">
            <text:p>156472735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53.1978569" table:style-name="ce1">
            <text:p>156472735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3379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415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4519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5101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542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59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6181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6569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6929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733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7609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8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8279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8551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8939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9309" table:style-name="ce1">
            <text:p>156472736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59681" table:style-name="ce1">
            <text:p>1564727361</text:p>
          </table:table-cell>
          <table:table-cell office:value-type="float" office:value="348" table:style-name="ce1">
            <text:p>3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65751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7597" table:style-name="ce1">
            <text:p>1564727361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685659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718959" table:style-name="ce1">
            <text:p>1564727361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78517" table:style-name="ce1">
            <text:p>1564727361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795019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798829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02429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05941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09539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1328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20289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50549" table:style-name="ce1">
            <text:p>1564727361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5908" table:style-name="ce1">
            <text:p>1564727361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65391" table:style-name="ce1">
            <text:p>1564727361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73111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8348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87261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9079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9453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898309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0194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05519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1265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16391" table:style-name="ce1">
            <text:p>1564727361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22981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2871" table:style-name="ce1">
            <text:p>1564727361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32279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3577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39241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4235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7943571" table:style-name="ce1">
            <text:p>156472736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94577" table:style-name="ce1">
            <text:p>15647273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945843" table:style-name="ce1">
            <text:p>15647273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9476819" table:style-name="ce1">
            <text:p>15647273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9495771" table:style-name="ce1">
            <text:p>15647273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9533639" table:style-name="ce1">
            <text:p>1564727361</text:p>
          </table:table-cell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0.9539909" table:style-name="ce1">
            <text:p>1564727361</text:p>
          </table:table-cell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1.1636219" table:style-name="ce1">
            <text:p>156472736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1.170495" table:style-name="ce1">
            <text:p>15647273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1.2138269" table:style-name="ce1">
            <text:p>156472736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5.7491419" table:style-name="ce1">
            <text:p>15647273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65.753433" table:style-name="ce1">
            <text:p>15647273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71.099299" table:style-name="ce1">
            <text:p>1564727371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6.1795139" table:style-name="ce1">
            <text:p>1564727386</text:p>
          </table:table-cell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6.181411" table:style-name="ce1">
            <text:p>1564727386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6.1816039" table:style-name="ce1">
            <text:p>1564727386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6.2694299" table:style-name="ce1">
            <text:p>156472738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6.3042641" table:style-name="ce1">
            <text:p>156472738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6.3374441" table:style-name="ce1">
            <text:p>156472738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6.3414791" table:style-name="ce1">
            <text:p>1564727386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6.3856449" table:style-name="ce1">
            <text:p>156472738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6.42646" table:style-name="ce1">
            <text:p>156472738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7.339587" table:style-name="ce1">
            <text:p>1564727387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7.340224" table:style-name="ce1">
            <text:p>1564727387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7.4375169" table:style-name="ce1">
            <text:p>156472738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7.537935" table:style-name="ce1">
            <text:p>156472738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7.538779" table:style-name="ce1">
            <text:p>1564727388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87.681679" table:style-name="ce1">
            <text:p>156472738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398.0984869" table:style-name="ce1">
            <text:p>156472739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31.1302519" table:style-name="ce1">
            <text:p>156472743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31.2154269" table:style-name="ce1">
            <text:p>156472743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31.2161391" table:style-name="ce1">
            <text:p>1564727431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32.2182641" table:style-name="ce1">
            <text:p>156472743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32.30335" table:style-name="ce1">
            <text:p>1564727432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32.405242" table:style-name="ce1">
            <text:p>1564727432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32.412061" table:style-name="ce1">
            <text:p>1564727432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32.5176151" table:style-name="ce1">
            <text:p>1564727433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32.6699049" table:style-name="ce1">
            <text:p>156472743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32.727447" table:style-name="ce1">
            <text:p>156472743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43.098706" table:style-name="ce1">
            <text:p>1564727443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73.959744" table:style-name="ce1">
            <text:p>156472747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73.960027" table:style-name="ce1">
            <text:p>156472747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73.964222" table:style-name="ce1">
            <text:p>156472747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73.9648471" table:style-name="ce1">
            <text:p>1564727474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474.0935919" table:style-name="ce1">
            <text:p>156472747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519.1212039" table:style-name="ce1">
            <text:p>156472751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519.2062809" table:style-name="ce1">
            <text:p>156472751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534.0987639" table:style-name="ce1">
            <text:p>156472753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534.183939" table:style-name="ce1">
            <text:p>156472753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579.1148529" table:style-name="ce1">
            <text:p>156472757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579.199908" table:style-name="ce1">
            <text:p>156472757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580.201371" table:style-name="ce1">
            <text:p>1564727580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580.3215389" table:style-name="ce1">
            <text:p>15647275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580.3287389" table:style-name="ce1">
            <text:p>1564727580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580.4343791" table:style-name="ce1">
            <text:p>156472758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624.1250319" table:style-name="ce1">
            <text:p>156472762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624.2104199" table:style-name="ce1">
            <text:p>156472762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634.0988829" table:style-name="ce1">
            <text:p>1564727634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634.211746" table:style-name="ce1">
            <text:p>1564727634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669.1270981" table:style-name="ce1">
            <text:p>156472766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669.213213" table:style-name="ce1">
            <text:p>156472766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669.2215569" table:style-name="ce1">
            <text:p>156472766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669.4396319" table:style-name="ce1">
            <text:p>1564727669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669.539506" table:style-name="ce1">
            <text:p>156472767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14.09846" table:style-name="ce1">
            <text:p>156472771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14.1836259" table:style-name="ce1">
            <text:p>156472771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15.186908" table:style-name="ce1">
            <text:p>1564727715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15.1876531" table:style-name="ce1">
            <text:p>1564727715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15.325774" table:style-name="ce1">
            <text:p>156472771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15.3791151" table:style-name="ce1">
            <text:p>156472771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15.379879" table:style-name="ce1">
            <text:p>1564727715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15.569876" table:style-name="ce1">
            <text:p>156472771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25.0984249" table:style-name="ce1">
            <text:p>1564727725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25.1837251" table:style-name="ce1">
            <text:p>15647277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25.5317099" table:style-name="ce1">
            <text:p>156472772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59.126272" table:style-name="ce1">
            <text:p>156472775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59.211097" table:style-name="ce1">
            <text:p>156472775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74.1842549" table:style-name="ce1">
            <text:p>156472777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74.186192" table:style-name="ce1">
            <text:p>1564727774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74.276073" table:style-name="ce1">
            <text:p>156472777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74.276407" table:style-name="ce1">
            <text:p>1564727774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74.3719571" table:style-name="ce1">
            <text:p>156472777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74.3725121" table:style-name="ce1">
            <text:p>156472777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774.462544" table:style-name="ce1">
            <text:p>1564727774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19.1167679" table:style-name="ce1">
            <text:p>156472781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19.249645" table:style-name="ce1">
            <text:p>156472781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29.0981531" table:style-name="ce1">
            <text:p>156472782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3444" table:style-name="ce1">
            <text:p>15647278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35961" table:style-name="ce1">
            <text:p>15647278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3918" table:style-name="ce1">
            <text:p>15647278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4031" table:style-name="ce1">
            <text:p>15647278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4339" table:style-name="ce1">
            <text:p>15647278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44301" table:style-name="ce1">
            <text:p>15647278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45171" table:style-name="ce1">
            <text:p>15647278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4602" table:style-name="ce1">
            <text:p>15647278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46871" table:style-name="ce1">
            <text:p>15647278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47651" table:style-name="ce1">
            <text:p>15647278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4854021" table:style-name="ce1">
            <text:p>156472784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5729139" table:style-name="ce1">
            <text:p>156472784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5730391" table:style-name="ce1">
            <text:p>156472784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573102" table:style-name="ce1">
            <text:p>156472784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573158" table:style-name="ce1">
            <text:p>156472784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6.5732169" table:style-name="ce1">
            <text:p>156472784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7.486908" table:style-name="ce1">
            <text:p>1564727847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7.584209" table:style-name="ce1">
            <text:p>1564727848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7.729615" table:style-name="ce1">
            <text:p>156472784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7.747426" table:style-name="ce1">
            <text:p>1564727848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7.833926" table:style-name="ce1">
            <text:p>156472784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7.834554" table:style-name="ce1">
            <text:p>1564727848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7.921109" table:style-name="ce1">
            <text:p>156472784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7.9219551" table:style-name="ce1">
            <text:p>1564727848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8.025332" table:style-name="ce1">
            <text:p>156472784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48.0261681" table:style-name="ce1">
            <text:p>156472784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58.0985291" table:style-name="ce1">
            <text:p>1564727858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58.188345" table:style-name="ce1">
            <text:p>156472785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63.0993831" table:style-name="ce1">
            <text:p>15647278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863.1858301" table:style-name="ce1">
            <text:p>15647278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903.111028" table:style-name="ce1">
            <text:p>156472790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903.2010269" table:style-name="ce1">
            <text:p>156472790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903.201612" table:style-name="ce1">
            <text:p>156472790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948.1263959" table:style-name="ce1">
            <text:p>156472794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948.2578681" table:style-name="ce1">
            <text:p>156472794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949.2185359" table:style-name="ce1">
            <text:p>1564727949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949.32058" table:style-name="ce1">
            <text:p>156472794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959.0981951" table:style-name="ce1">
            <text:p>156472795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993.103771" table:style-name="ce1">
            <text:p>156472799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7993.1937311" table:style-name="ce1">
            <text:p>15647279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09.099647" table:style-name="ce1">
            <text:p>1564728009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09.1899581" table:style-name="ce1">
            <text:p>15647280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09.2560611" table:style-name="ce1">
            <text:p>1564728009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09.34077" table:style-name="ce1">
            <text:p>15647280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09.340925" table:style-name="ce1">
            <text:p>156472800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09.4258749" table:style-name="ce1">
            <text:p>156472800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09.4265909" table:style-name="ce1">
            <text:p>1564728009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09.553725" table:style-name="ce1">
            <text:p>15647280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09.569278" table:style-name="ce1">
            <text:p>156472801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09.569854" table:style-name="ce1">
            <text:p>156472801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19.1000249" table:style-name="ce1">
            <text:p>156472801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24.571507" table:style-name="ce1">
            <text:p>15647280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24.656322" table:style-name="ce1">
            <text:p>15647280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1040151" table:style-name="ce1">
            <text:p>156472805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1939299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193964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193979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1939909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1940041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194241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1942551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1942661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194447" table:style-name="ce1">
            <text:p>1564728054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237658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283174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4.2832301" table:style-name="ce1">
            <text:p>15647280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195864" table:style-name="ce1">
            <text:p>1564728055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286736" table:style-name="ce1">
            <text:p>1564728055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3156221" table:style-name="ce1">
            <text:p>15647280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3164351" table:style-name="ce1">
            <text:p>1564728055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4007721" table:style-name="ce1">
            <text:p>15647280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4008939" table:style-name="ce1">
            <text:p>15647280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4250231" table:style-name="ce1">
            <text:p>1564728055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4714611" table:style-name="ce1">
            <text:p>1564728055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510009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510432" table:style-name="ce1">
            <text:p>156472805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548324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557492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5578771" table:style-name="ce1">
            <text:p>156472805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595717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596349" table:style-name="ce1">
            <text:p>1564728056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6444449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646194" table:style-name="ce1">
            <text:p>1564728056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6909499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691339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69142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692254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33727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37946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38013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38065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3811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4913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018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037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049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0599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073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085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0959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1069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152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165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176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75186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781558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823689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823724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823739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823751" table:style-name="ce1">
            <text:p>15647280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55.8242011" table:style-name="ce1">
            <text:p>156472805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65.0984421" table:style-name="ce1">
            <text:p>1564728065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65.188638" table:style-name="ce1">
            <text:p>156472806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66.099026" table:style-name="ce1">
            <text:p>1564728066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66.1840811" table:style-name="ce1">
            <text:p>15647280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70.8255141" table:style-name="ce1">
            <text:p>156472807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70.826479" table:style-name="ce1">
            <text:p>156472807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70.9112909" table:style-name="ce1">
            <text:p>156472807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70.9116199" table:style-name="ce1">
            <text:p>156472807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5281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5435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5601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57121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58101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67439" table:style-name="ce1">
            <text:p>1564728081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69621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7032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7092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715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7172141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8047719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8048999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804961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0.8496809" table:style-name="ce1">
            <text:p>15647280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1.719187" table:style-name="ce1">
            <text:p>156472808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1.719991" table:style-name="ce1">
            <text:p>1564728082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1.8095801" table:style-name="ce1">
            <text:p>156472808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1.81037" table:style-name="ce1">
            <text:p>1564728082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1.9004121" table:style-name="ce1">
            <text:p>1564728082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2.015137" table:style-name="ce1">
            <text:p>156472808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2.1033919" table:style-name="ce1">
            <text:p>156472808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5.755394" table:style-name="ce1">
            <text:p>156472808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5.755681" table:style-name="ce1">
            <text:p>156472808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5.7558429" table:style-name="ce1">
            <text:p>156472808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5.7559979" table:style-name="ce1">
            <text:p>156472808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85.797785" table:style-name="ce1">
            <text:p>156472808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91.362936" table:style-name="ce1">
            <text:p>156472809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91.3630781" table:style-name="ce1">
            <text:p>156472809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91.990365" table:style-name="ce1">
            <text:p>1564728092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92.0807731" table:style-name="ce1">
            <text:p>15647280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96.661706" table:style-name="ce1">
            <text:p>156472809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96.6618431" table:style-name="ce1">
            <text:p>156472809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096.6624551" table:style-name="ce1">
            <text:p>1564728097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137.1188271" table:style-name="ce1">
            <text:p>156472813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137.2496409" table:style-name="ce1">
            <text:p>156472813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157.098326" table:style-name="ce1">
            <text:p>156472815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157.1885729" table:style-name="ce1">
            <text:p>15647281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02.14344" table:style-name="ce1">
            <text:p>156472820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02.233495" table:style-name="ce1">
            <text:p>156472820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12.0981989" table:style-name="ce1">
            <text:p>156472821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47.1119399" table:style-name="ce1">
            <text:p>1564728247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47.2018919" table:style-name="ce1">
            <text:p>156472824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47.2022519" table:style-name="ce1">
            <text:p>1564728247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48.2032299" table:style-name="ce1">
            <text:p>156472824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48.345772" table:style-name="ce1">
            <text:p>156472824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58.0983241" table:style-name="ce1">
            <text:p>1564728258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3683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3758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3793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38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3927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396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01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04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075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130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153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231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28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323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3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404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43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470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50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53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568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60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633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66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69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73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764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79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828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86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895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928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96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4992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026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0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090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122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15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188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221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253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28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317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35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383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41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44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481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518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5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604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638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67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70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736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81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854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88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921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953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598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020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05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086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11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150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184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21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248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28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31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349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38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41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449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48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52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559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590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62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653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685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71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747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779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81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6844" table:style-name="ce1">
            <text:p>1564728263</text:p>
          </table:table-cell>
          <table:table-cell office:value-type="float" office:value="544" table:style-name="ce1">
            <text:p>5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7848" table:style-name="ce1">
            <text:p>1564728263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8477" table:style-name="ce1">
            <text:p>1564728263</text:p>
          </table:table-cell>
          <table:table-cell office:value-type="float" office:value="220" table:style-name="ce1">
            <text:p>2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29218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01459" table:style-name="ce1">
            <text:p>1564728263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104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1913" table:style-name="ce1">
            <text:p>1564728263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2728" table:style-name="ce1">
            <text:p>1564728263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33741" table:style-name="ce1">
            <text:p>1564728263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42901" table:style-name="ce1">
            <text:p>1564728263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5192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6048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7051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7439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8273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8846" table:style-name="ce1">
            <text:p>1564728263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39514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0322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1163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196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2766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3777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4518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535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6006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6775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7142" table:style-name="ce1">
            <text:p>1564728263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8248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862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897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549130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8851061" table:style-name="ce1">
            <text:p>15647282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885231" table:style-name="ce1">
            <text:p>15647282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886966" table:style-name="ce1">
            <text:p>15647282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8870721" table:style-name="ce1">
            <text:p>15647282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182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1994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06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125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180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245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29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35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394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435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47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51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5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60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64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684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72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76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810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85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897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938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2977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021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06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103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144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184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227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2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31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35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39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435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47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51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569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614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65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69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73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7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8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862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904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947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3988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030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071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11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153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195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23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27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3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36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405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447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48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5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57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61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654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695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73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77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8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861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902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944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4987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5028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893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8978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040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0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105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14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17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210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243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274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30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33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369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401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434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466" table:style-name="ce1">
            <text:p>1564728263</text:p>
          </table:table-cell>
          <table:table-cell office:value-type="float" office:value="544" table:style-name="ce1">
            <text:p>5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1993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0260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06691" table:style-name="ce1">
            <text:p>1564728263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0957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1379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1735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2192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2586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3044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3481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378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4102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56589" table:style-name="ce1">
            <text:p>1564728263</text:p>
          </table:table-cell>
          <table:table-cell office:value-type="float" office:value="640" table:style-name="ce1">
            <text:p>6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6012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6377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71741" table:style-name="ce1">
            <text:p>1564728263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7535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85319" table:style-name="ce1">
            <text:p>1564728263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8643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89179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911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2.929223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025629" table:style-name="ce1">
            <text:p>156472826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689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699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026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07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09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139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170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194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244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270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29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33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384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41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43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471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50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54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577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61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64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68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71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753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79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83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883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93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797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009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055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099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13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164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195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22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29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328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3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39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43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498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529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567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601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65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685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734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778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822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854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88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920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95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8984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021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054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086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118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151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185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21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25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28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313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345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376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4091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442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4739" table:style-name="ce1">
            <text:p>1564728263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5061" table:style-name="ce1">
            <text:p>1564728263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129632" table:style-name="ce1">
            <text:p>1564728263</text:p>
          </table:table-cell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318048" table:style-name="ce1">
            <text:p>1564728263</text:p>
          </table:table-cell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3187621" table:style-name="ce1">
            <text:p>1564728263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6309509" table:style-name="ce1">
            <text:p>156472826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635288" table:style-name="ce1">
            <text:p>156472826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648581" table:style-name="ce1">
            <text:p>156472826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678561" table:style-name="ce1">
            <text:p>156472826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695652" table:style-name="ce1">
            <text:p>156472826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63.7850411" table:style-name="ce1">
            <text:p>156472826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74.097898" table:style-name="ce1">
            <text:p>1564728274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1141839" table:style-name="ce1">
            <text:p>156472829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2042871" table:style-name="ce1">
            <text:p>15647282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2050481" table:style-name="ce1">
            <text:p>156472829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2694571" table:style-name="ce1">
            <text:p>1564728292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3539841" table:style-name="ce1">
            <text:p>15647282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3541729" table:style-name="ce1">
            <text:p>1564728292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4394059" table:style-name="ce1">
            <text:p>156472829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4412379" table:style-name="ce1">
            <text:p>1564728292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5338869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534272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534363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5351191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577641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052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1681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2289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2849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3441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4039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4659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5279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588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6471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706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7811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8481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189051" table:style-name="ce1">
            <text:p>156472829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style-name="ro1">
          <table:table-cell office:value-type="float" office:value="1564728292.6248209" table:style-name="ce1">
            <text:p>156472829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tPacket</text:p>
          </table:table-cell>
          <table:table-cell table:number-columns-repeated="16380"/>
        </table:table-row>
        <table:table-row table:number-rows-repeated="1045360" table:style-name="ro1">
          <table:table-cell table:number-columns-repeated="16384"/>
        </table:table-row>
      </table:table>
      <table:table table:name="Tabelle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events.B1:events.E9" table:name="events" table:display-filter-buttons="true" table:on-update-keep-size="false" table:on-update-keep-styles="true" table:refresh-delay="false">
          <table:database-source-sql table:database-name="Provider=Microsoft.Mashup.OleDb.1;Data Source=$Workbook$;Location=events;Extended Properties=&quot;&quot;" table:sql-statement="SELECT * FROM [events]"/>
        </table:database-range>
        <table:database-range table:target-range-address="packets.A1:packets.D3216" table:name="packets" table:display-filter-buttons="true" table:on-update-keep-size="false" table:on-update-keep-styles="true" table:refresh-delay="false">
          <table:database-source-sql table:database-name="Provider=Microsoft.Mashup.OleDb.1;Data Source=$Workbook$;Location=packets;Extended Properties=&quot;&quot;" table:sql-statement="SELECT * FROM [packet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Linus</meta:initial-creator>
    <dc:creator>Linus</dc:creator>
    <meta:creation-date>2022-11-17T23:40:52Z</meta:creation-date>
    <dc:date>2022-11-18T00:35:18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1S0">
      <style:chart-properties chart:symbol-type="named-symbol" chart:symbol-name="x" chart:symbol-width="0.18056in" chart:symbol-height="0.18056in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solid" draw:fill-color="#f4b183" draw:opacity="100%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37.2856692913386pt" svg:width="699.214251968504pt" chart:style-name="Crt0"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local-table.$D$1" chart:values-cell-range-address="local-table.$D$2:.$D$3216" chart:class="chart:scatter" chart:attached-axis="primary-y" chart:style-name="G0S0">
            <chart:domain table:cell-range-address="local-table.$C$2:.$C$3216"/>
            <chart:data-point chart:repeated="3215"/>
          </chart:series>
          <chart:series chart:label-cell-address="local-table.$F$1" chart:values-cell-range-address="local-table.$F$2:.$F$9" chart:class="chart:scatter" chart:attached-axis="secondary-y" chart:style-name="G1S0">
            <chart:domain table:cell-range-address="local-table.$E$2:.$E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/>
              <table:table-cell office:value-type="string">
                <text:p> size</text:p>
              </table:table-cell>
              <table:table-cell/>
              <table:table-cell office:value-type="string">
                <text:p>"Events"</text:p>
              </table:table-cell>
            </table:table-row>
          </table:table-header-rows>
          <table:table-row>
            <table:table-cell office:value-type="float" office:value="1564724700.456193"/>
            <table:table-cell office:value-type="float" office:value="1564724703.7274711"/>
            <table:table-cell office:value-type="float" office:value="1564724700.456193"/>
            <table:table-cell office:value-type="float" office:value="60"/>
            <table:table-cell office:value-type="float" office:value="1564724703.7274711"/>
            <table:table-cell office:value-type="float" office:value="0"/>
          </table:table-row>
          <table:table-row>
            <table:table-cell office:value-type="float" office:value="1564724700.5458491"/>
            <table:table-cell office:value-type="float" office:value="1564725555.3187671"/>
            <table:table-cell office:value-type="float" office:value="1564724700.5458491"/>
            <table:table-cell office:value-type="float" office:value="40"/>
            <table:table-cell office:value-type="float" office:value="1564725555.3187671"/>
            <table:table-cell office:value-type="float" office:value="0"/>
          </table:table-row>
          <table:table-row>
            <table:table-cell office:value-type="float" office:value="1564724700.5616219"/>
            <table:table-cell office:value-type="float" office:value="1564725598.3645461"/>
            <table:table-cell office:value-type="float" office:value="1564724700.5616219"/>
            <table:table-cell office:value-type="float" office:value="204"/>
            <table:table-cell office:value-type="float" office:value="1564725598.3645461"/>
            <table:table-cell office:value-type="float" office:value="0"/>
          </table:table-row>
          <table:table-row>
            <table:table-cell office:value-type="float" office:value="1564724700.652997"/>
            <table:table-cell office:value-type="float" office:value="1564726458.432791"/>
            <table:table-cell office:value-type="float" office:value="1564724700.652997"/>
            <table:table-cell office:value-type="float" office:value="40"/>
            <table:table-cell office:value-type="float" office:value="1564726458.432791"/>
            <table:table-cell office:value-type="float" office:value="0"/>
          </table:table-row>
          <table:table-row>
            <table:table-cell office:value-type="float" office:value="1564724700.654454"/>
            <table:table-cell office:value-type="float" office:value="1564726468.6182079"/>
            <table:table-cell office:value-type="float" office:value="1564724700.654454"/>
            <table:table-cell office:value-type="float" office:value="204"/>
            <table:table-cell office:value-type="float" office:value="1564726468.6182079"/>
            <table:table-cell office:value-type="float" office:value="0"/>
          </table:table-row>
          <table:table-row>
            <table:table-cell office:value-type="float" office:value="1564724700.6549201"/>
            <table:table-cell office:value-type="float" office:value="1564727361.1636219"/>
            <table:table-cell office:value-type="float" office:value="1564724700.6549201"/>
            <table:table-cell office:value-type="float" office:value="140"/>
            <table:table-cell office:value-type="float" office:value="1564727361.1636219"/>
            <table:table-cell office:value-type="float" office:value="0"/>
          </table:table-row>
          <table:table-row>
            <table:table-cell office:value-type="float" office:value="1564724700.750823"/>
            <table:table-cell office:value-type="float" office:value="1564728055.8242011"/>
            <table:table-cell office:value-type="float" office:value="1564724700.750823"/>
            <table:table-cell office:value-type="float" office:value="40"/>
            <table:table-cell office:value-type="float" office:value="1564728055.8242011"/>
            <table:table-cell office:value-type="float" office:value="0"/>
          </table:table-row>
          <table:table-row>
            <table:table-cell office:value-type="float" office:value="1564724700.7523961"/>
            <table:table-cell office:value-type="float" office:value="1564728263.635288"/>
            <table:table-cell office:value-type="float" office:value="1564724700.7523961"/>
            <table:table-cell office:value-type="float" office:value="124"/>
            <table:table-cell office:value-type="float" office:value="1564728263.635288"/>
            <table:table-cell office:value-type="float" office:value="0"/>
          </table:table-row>
          <table:table-row>
            <table:table-cell office:value-type="float" office:value="1564724700.752553"/>
            <table:table-cell/>
            <table:table-cell office:value-type="float" office:value="1564724700.752553"/>
            <table:table-cell office:value-type="float" office:value="172"/>
            <table:table-cell/>
            <table:table-cell office:value-type="float" office:value="0"/>
          </table:table-row>
          <table:table-row>
            <table:table-cell office:value-type="float" office:value="1564724701.089704"/>
            <table:table-cell/>
            <table:table-cell office:value-type="float" office:value="1564724701.089704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3.1575179"/>
            <table:table-cell/>
            <table:table-cell office:value-type="float" office:value="1564724703.15751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7644"/>
            <table:table-cell/>
            <table:table-cell office:value-type="float" office:value="1564724703.15764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7779"/>
            <table:table-cell/>
            <table:table-cell office:value-type="float" office:value="1564724703.1577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78231"/>
            <table:table-cell/>
            <table:table-cell office:value-type="float" office:value="1564724703.15782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7871"/>
            <table:table-cell/>
            <table:table-cell office:value-type="float" office:value="1564724703.1578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79161"/>
            <table:table-cell/>
            <table:table-cell office:value-type="float" office:value="1564724703.15791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79621"/>
            <table:table-cell/>
            <table:table-cell office:value-type="float" office:value="1564724703.15796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0031"/>
            <table:table-cell/>
            <table:table-cell office:value-type="float" office:value="1564724703.15800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047"/>
            <table:table-cell/>
            <table:table-cell office:value-type="float" office:value="1564724703.15804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0901"/>
            <table:table-cell/>
            <table:table-cell office:value-type="float" office:value="1564724703.15809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1321"/>
            <table:table-cell/>
            <table:table-cell office:value-type="float" office:value="1564724703.15813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215"/>
            <table:table-cell/>
            <table:table-cell office:value-type="float" office:value="1564724703.15821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2611"/>
            <table:table-cell/>
            <table:table-cell office:value-type="float" office:value="1564724703.15826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3021"/>
            <table:table-cell/>
            <table:table-cell office:value-type="float" office:value="1564724703.15830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344"/>
            <table:table-cell/>
            <table:table-cell office:value-type="float" office:value="1564724703.15834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386"/>
            <table:table-cell/>
            <table:table-cell office:value-type="float" office:value="1564724703.15838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427"/>
            <table:table-cell/>
            <table:table-cell office:value-type="float" office:value="1564724703.15842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468"/>
            <table:table-cell/>
            <table:table-cell office:value-type="float" office:value="1564724703.1584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5109"/>
            <table:table-cell/>
            <table:table-cell office:value-type="float" office:value="1564724703.1585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5519"/>
            <table:table-cell/>
            <table:table-cell office:value-type="float" office:value="1564724703.15855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6089"/>
            <table:table-cell/>
            <table:table-cell office:value-type="float" office:value="1564724703.15860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658"/>
            <table:table-cell/>
            <table:table-cell office:value-type="float" office:value="1564724703.1586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7"/>
            <table:table-cell/>
            <table:table-cell office:value-type="float" office:value="1564724703.15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7429"/>
            <table:table-cell/>
            <table:table-cell office:value-type="float" office:value="1564724703.1587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798"/>
            <table:table-cell/>
            <table:table-cell office:value-type="float" office:value="1564724703.15879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839"/>
            <table:table-cell/>
            <table:table-cell office:value-type="float" office:value="1564724703.1588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88"/>
            <table:table-cell/>
            <table:table-cell office:value-type="float" office:value="1564724703.1588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9251"/>
            <table:table-cell/>
            <table:table-cell office:value-type="float" office:value="1564724703.15892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89761"/>
            <table:table-cell/>
            <table:table-cell office:value-type="float" office:value="1564724703.15897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014"/>
            <table:table-cell/>
            <table:table-cell office:value-type="float" office:value="1564724703.15901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06"/>
            <table:table-cell/>
            <table:table-cell office:value-type="float" office:value="1564724703.1590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1859"/>
            <table:table-cell/>
            <table:table-cell office:value-type="float" office:value="1564724703.15918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241"/>
            <table:table-cell/>
            <table:table-cell office:value-type="float" office:value="1564724703.1592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276"/>
            <table:table-cell/>
            <table:table-cell office:value-type="float" office:value="1564724703.15927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327"/>
            <table:table-cell/>
            <table:table-cell office:value-type="float" office:value="1564724703.15932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3599"/>
            <table:table-cell/>
            <table:table-cell office:value-type="float" office:value="1564724703.15935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3931"/>
            <table:table-cell/>
            <table:table-cell office:value-type="float" office:value="1564724703.15939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425"/>
            <table:table-cell/>
            <table:table-cell office:value-type="float" office:value="1564724703.15942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4579"/>
            <table:table-cell/>
            <table:table-cell office:value-type="float" office:value="1564724703.15945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4911"/>
            <table:table-cell/>
            <table:table-cell office:value-type="float" office:value="1564724703.15949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5161"/>
            <table:table-cell/>
            <table:table-cell office:value-type="float" office:value="1564724703.15951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5559"/>
            <table:table-cell/>
            <table:table-cell office:value-type="float" office:value="1564724703.15955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6141"/>
            <table:table-cell/>
            <table:table-cell office:value-type="float" office:value="1564724703.15961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663"/>
            <table:table-cell/>
            <table:table-cell office:value-type="float" office:value="1564724703.15966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7109"/>
            <table:table-cell/>
            <table:table-cell office:value-type="float" office:value="1564724703.1597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7569"/>
            <table:table-cell/>
            <table:table-cell office:value-type="float" office:value="1564724703.15975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807"/>
            <table:table-cell/>
            <table:table-cell office:value-type="float" office:value="1564724703.15980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8561"/>
            <table:table-cell/>
            <table:table-cell office:value-type="float" office:value="1564724703.15985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8909"/>
            <table:table-cell/>
            <table:table-cell office:value-type="float" office:value="1564724703.15989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59941"/>
            <table:table-cell/>
            <table:table-cell office:value-type="float" office:value="1564724703.1599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001"/>
            <table:table-cell/>
            <table:table-cell office:value-type="float" office:value="1564724703.1600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0289"/>
            <table:table-cell/>
            <table:table-cell office:value-type="float" office:value="1564724703.16002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064"/>
            <table:table-cell/>
            <table:table-cell office:value-type="float" office:value="1564724703.16006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0921"/>
            <table:table-cell/>
            <table:table-cell office:value-type="float" office:value="1564724703.16009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126"/>
            <table:table-cell/>
            <table:table-cell office:value-type="float" office:value="1564724703.1601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1679"/>
            <table:table-cell/>
            <table:table-cell office:value-type="float" office:value="1564724703.16016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2039"/>
            <table:table-cell/>
            <table:table-cell office:value-type="float" office:value="1564724703.16020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2409"/>
            <table:table-cell/>
            <table:table-cell office:value-type="float" office:value="1564724703.1602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274"/>
            <table:table-cell/>
            <table:table-cell office:value-type="float" office:value="1564724703.16027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3091"/>
            <table:table-cell/>
            <table:table-cell office:value-type="float" office:value="1564724703.16030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342"/>
            <table:table-cell/>
            <table:table-cell office:value-type="float" office:value="1564724703.1603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3761"/>
            <table:table-cell/>
            <table:table-cell office:value-type="float" office:value="1564724703.16037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409"/>
            <table:table-cell/>
            <table:table-cell office:value-type="float" office:value="1564724703.160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4421"/>
            <table:table-cell/>
            <table:table-cell office:value-type="float" office:value="1564724703.16044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475"/>
            <table:table-cell/>
            <table:table-cell office:value-type="float" office:value="1564724703.16047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507"/>
            <table:table-cell/>
            <table:table-cell office:value-type="float" office:value="1564724703.16050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5401"/>
            <table:table-cell/>
            <table:table-cell office:value-type="float" office:value="1564724703.16054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573"/>
            <table:table-cell/>
            <table:table-cell office:value-type="float" office:value="1564724703.1605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6059"/>
            <table:table-cell/>
            <table:table-cell office:value-type="float" office:value="1564724703.16060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645"/>
            <table:table-cell/>
            <table:table-cell office:value-type="float" office:value="1564724703.16064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682"/>
            <table:table-cell/>
            <table:table-cell office:value-type="float" office:value="1564724703.1606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7139"/>
            <table:table-cell/>
            <table:table-cell office:value-type="float" office:value="1564724703.16071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7471"/>
            <table:table-cell/>
            <table:table-cell office:value-type="float" office:value="1564724703.16074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78"/>
            <table:table-cell/>
            <table:table-cell office:value-type="float" office:value="1564724703.1607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8119"/>
            <table:table-cell/>
            <table:table-cell office:value-type="float" office:value="1564724703.16081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846"/>
            <table:table-cell/>
            <table:table-cell office:value-type="float" office:value="1564724703.16084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8779"/>
            <table:table-cell/>
            <table:table-cell office:value-type="float" office:value="1564724703.16087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9111"/>
            <table:table-cell/>
            <table:table-cell office:value-type="float" office:value="1564724703.16091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944"/>
            <table:table-cell/>
            <table:table-cell office:value-type="float" office:value="1564724703.16094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09769"/>
            <table:table-cell/>
            <table:table-cell office:value-type="float" office:value="1564724703.16097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101"/>
            <table:table-cell/>
            <table:table-cell office:value-type="float" office:value="1564724703.161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10429"/>
            <table:table-cell/>
            <table:table-cell office:value-type="float" office:value="1564724703.1610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10761"/>
            <table:table-cell/>
            <table:table-cell office:value-type="float" office:value="1564724703.16107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11149"/>
            <table:table-cell/>
            <table:table-cell office:value-type="float" office:value="1564724703.16111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11531"/>
            <table:table-cell/>
            <table:table-cell office:value-type="float" office:value="1564724703.16115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11919"/>
            <table:table-cell/>
            <table:table-cell office:value-type="float" office:value="1564724703.16119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12301"/>
            <table:table-cell/>
            <table:table-cell office:value-type="float" office:value="1564724703.16123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161268"/>
            <table:table-cell/>
            <table:table-cell office:value-type="float" office:value="1564724703.161268"/>
            <table:table-cell office:value-type="float" office:value="784"/>
            <table:table-cell/>
            <table:table-cell/>
          </table:table-row>
          <table:table-row>
            <table:table-cell office:value-type="float" office:value="1564724703.161494"/>
            <table:table-cell/>
            <table:table-cell office:value-type="float" office:value="1564724703.161494"/>
            <table:table-cell office:value-type="float" office:value="140"/>
            <table:table-cell/>
            <table:table-cell/>
          </table:table-row>
          <table:table-row>
            <table:table-cell office:value-type="float" office:value="1564724703.5190451"/>
            <table:table-cell/>
            <table:table-cell office:value-type="float" office:value="1564724703.5190451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3.5191579"/>
            <table:table-cell/>
            <table:table-cell office:value-type="float" office:value="1564724703.5191579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3.5192201"/>
            <table:table-cell/>
            <table:table-cell office:value-type="float" office:value="1564724703.5192201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3.527426"/>
            <table:table-cell/>
            <table:table-cell office:value-type="float" office:value="1564724703.527426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3.5429969"/>
            <table:table-cell/>
            <table:table-cell office:value-type="float" office:value="1564724703.54299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5434761"/>
            <table:table-cell/>
            <table:table-cell office:value-type="float" office:value="1564724703.54347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5436139"/>
            <table:table-cell/>
            <table:table-cell office:value-type="float" office:value="1564724703.54361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5437851"/>
            <table:table-cell/>
            <table:table-cell office:value-type="float" office:value="1564724703.54378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5438919"/>
            <table:table-cell/>
            <table:table-cell office:value-type="float" office:value="1564724703.54389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5440321"/>
            <table:table-cell/>
            <table:table-cell office:value-type="float" office:value="1564724703.54403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544126"/>
            <table:table-cell/>
            <table:table-cell office:value-type="float" office:value="1564724703.5441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5442221"/>
            <table:table-cell/>
            <table:table-cell office:value-type="float" office:value="1564724703.54422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544292"/>
            <table:table-cell/>
            <table:table-cell office:value-type="float" office:value="1564724703.54429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5444119"/>
            <table:table-cell/>
            <table:table-cell office:value-type="float" office:value="1564724703.54441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4703.544553"/>
            <table:table-cell/>
            <table:table-cell office:value-type="float" office:value="1564724703.544553"/>
            <table:table-cell office:value-type="float" office:value="1444"/>
            <table:table-cell/>
            <table:table-cell/>
          </table:table-row>
          <table:table-row>
            <table:table-cell office:value-type="float" office:value="1564724703.5449171"/>
            <table:table-cell/>
            <table:table-cell office:value-type="float" office:value="1564724703.5449171"/>
            <table:table-cell office:value-type="float" office:value="172"/>
            <table:table-cell/>
            <table:table-cell/>
          </table:table-row>
          <table:table-row>
            <table:table-cell office:value-type="float" office:value="1564724703.7273171"/>
            <table:table-cell/>
            <table:table-cell office:value-type="float" office:value="1564724703.7273171"/>
            <table:table-cell office:value-type="float" office:value="236"/>
            <table:table-cell/>
            <table:table-cell/>
          </table:table-row>
          <table:table-row>
            <table:table-cell office:value-type="float" office:value="1564724703.7274711"/>
            <table:table-cell/>
            <table:table-cell office:value-type="float" office:value="1564724703.72747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4704.0241139"/>
            <table:table-cell/>
            <table:table-cell office:value-type="float" office:value="1564724704.0241139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4.02439"/>
            <table:table-cell/>
            <table:table-cell office:value-type="float" office:value="1564724704.02439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4.0283051"/>
            <table:table-cell/>
            <table:table-cell office:value-type="float" office:value="1564724704.0283051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4.040422"/>
            <table:table-cell/>
            <table:table-cell office:value-type="float" office:value="1564724704.040422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5.223105"/>
            <table:table-cell/>
            <table:table-cell office:value-type="float" office:value="1564724705.223105"/>
            <table:table-cell office:value-type="float" office:value="161"/>
            <table:table-cell/>
            <table:table-cell/>
          </table:table-row>
          <table:table-row>
            <table:table-cell office:value-type="float" office:value="1564724709.014549"/>
            <table:table-cell/>
            <table:table-cell office:value-type="float" office:value="1564724709.014549"/>
            <table:table-cell office:value-type="float" office:value="380"/>
            <table:table-cell/>
            <table:table-cell/>
          </table:table-row>
          <table:table-row>
            <table:table-cell office:value-type="float" office:value="1564724709.0156081"/>
            <table:table-cell/>
            <table:table-cell office:value-type="float" office:value="1564724709.0156081"/>
            <table:table-cell office:value-type="float" office:value="140"/>
            <table:table-cell/>
            <table:table-cell/>
          </table:table-row>
          <table:table-row>
            <table:table-cell office:value-type="float" office:value="1564724709.1491339"/>
            <table:table-cell/>
            <table:table-cell office:value-type="float" office:value="1564724709.1491339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9.1555369"/>
            <table:table-cell/>
            <table:table-cell office:value-type="float" office:value="1564724709.1555369"/>
            <table:table-cell office:value-type="float" office:value="40"/>
            <table:table-cell/>
            <table:table-cell/>
          </table:table-row>
          <table:table-row>
            <table:table-cell office:value-type="float" office:value="1564724709.1572199"/>
            <table:table-cell/>
            <table:table-cell office:value-type="float" office:value="1564724709.1572199"/>
            <table:table-cell office:value-type="float" office:value="129"/>
            <table:table-cell/>
            <table:table-cell/>
          </table:table-row>
          <table:table-row>
            <table:table-cell office:value-type="float" office:value="1564724718.156467"/>
            <table:table-cell/>
            <table:table-cell office:value-type="float" office:value="1564724718.156467"/>
            <table:table-cell office:value-type="float" office:value="40"/>
            <table:table-cell/>
            <table:table-cell/>
          </table:table-row>
          <table:table-row>
            <table:table-cell office:value-type="float" office:value="1564724718.201637"/>
            <table:table-cell/>
            <table:table-cell office:value-type="float" office:value="1564724718.201637"/>
            <table:table-cell office:value-type="float" office:value="40"/>
            <table:table-cell/>
            <table:table-cell/>
          </table:table-row>
          <table:table-row>
            <table:table-cell office:value-type="float" office:value="1564724728.0984321"/>
            <table:table-cell/>
            <table:table-cell office:value-type="float" office:value="1564724728.0984321"/>
            <table:table-cell office:value-type="float" office:value="193"/>
            <table:table-cell/>
            <table:table-cell/>
          </table:table-row>
          <table:table-row>
            <table:table-cell office:value-type="float" office:value="1564724728.1831181"/>
            <table:table-cell/>
            <table:table-cell office:value-type="float" office:value="1564724728.1831181"/>
            <table:table-cell office:value-type="float" office:value="40"/>
            <table:table-cell/>
            <table:table-cell/>
          </table:table-row>
          <table:table-row>
            <table:table-cell office:value-type="float" office:value="1564724773.0992069"/>
            <table:table-cell/>
            <table:table-cell office:value-type="float" office:value="1564724773.0992069"/>
            <table:table-cell office:value-type="float" office:value="129"/>
            <table:table-cell/>
            <table:table-cell/>
          </table:table-row>
          <table:table-row>
            <table:table-cell office:value-type="float" office:value="1564724773.1846099"/>
            <table:table-cell/>
            <table:table-cell office:value-type="float" office:value="1564724773.1846099"/>
            <table:table-cell office:value-type="float" office:value="40"/>
            <table:table-cell/>
            <table:table-cell/>
          </table:table-row>
          <table:table-row>
            <table:table-cell office:value-type="float" office:value="1564724773.1853731"/>
            <table:table-cell/>
            <table:table-cell office:value-type="float" office:value="1564724773.1853731"/>
            <table:table-cell office:value-type="float" office:value="129"/>
            <table:table-cell/>
            <table:table-cell/>
          </table:table-row>
          <table:table-row>
            <table:table-cell office:value-type="float" office:value="1564724818.1122489"/>
            <table:table-cell/>
            <table:table-cell office:value-type="float" office:value="1564724818.1122489"/>
            <table:table-cell office:value-type="float" office:value="129"/>
            <table:table-cell/>
            <table:table-cell/>
          </table:table-row>
          <table:table-row>
            <table:table-cell office:value-type="float" office:value="1564724818.203568"/>
            <table:table-cell/>
            <table:table-cell office:value-type="float" office:value="1564724818.203568"/>
            <table:table-cell office:value-type="float" office:value="225"/>
            <table:table-cell/>
            <table:table-cell/>
          </table:table-row>
          <table:table-row>
            <table:table-cell office:value-type="float" office:value="1564724818.298996"/>
            <table:table-cell/>
            <table:table-cell office:value-type="float" office:value="1564724818.298996"/>
            <table:table-cell office:value-type="float" office:value="129"/>
            <table:table-cell/>
            <table:table-cell/>
          </table:table-row>
          <table:table-row>
            <table:table-cell office:value-type="float" office:value="1564724839.4277129"/>
            <table:table-cell/>
            <table:table-cell office:value-type="float" office:value="1564724839.4277129"/>
            <table:table-cell office:value-type="float" office:value="40"/>
            <table:table-cell/>
            <table:table-cell/>
          </table:table-row>
          <table:table-row>
            <table:table-cell office:value-type="float" office:value="1564724839.42799"/>
            <table:table-cell/>
            <table:table-cell office:value-type="float" office:value="1564724839.42799"/>
            <table:table-cell office:value-type="float" office:value="40"/>
            <table:table-cell/>
            <table:table-cell/>
          </table:table-row>
          <table:table-row>
            <table:table-cell office:value-type="float" office:value="1564724839.4280529"/>
            <table:table-cell/>
            <table:table-cell office:value-type="float" office:value="1564724839.4280529"/>
            <table:table-cell office:value-type="float" office:value="40"/>
            <table:table-cell/>
            <table:table-cell/>
          </table:table-row>
          <table:table-row>
            <table:table-cell office:value-type="float" office:value="1564724839.428086"/>
            <table:table-cell/>
            <table:table-cell office:value-type="float" office:value="1564724839.428086"/>
            <table:table-cell office:value-type="float" office:value="40"/>
            <table:table-cell/>
            <table:table-cell/>
          </table:table-row>
          <table:table-row>
            <table:table-cell office:value-type="float" office:value="1564724839.4281089"/>
            <table:table-cell/>
            <table:table-cell office:value-type="float" office:value="1564724839.4281089"/>
            <table:table-cell office:value-type="float" office:value="40"/>
            <table:table-cell/>
            <table:table-cell/>
          </table:table-row>
          <table:table-row>
            <table:table-cell office:value-type="float" office:value="1564724839.4281261"/>
            <table:table-cell/>
            <table:table-cell office:value-type="float" office:value="1564724839.4281261"/>
            <table:table-cell office:value-type="float" office:value="40"/>
            <table:table-cell/>
            <table:table-cell/>
          </table:table-row>
          <table:table-row>
            <table:table-cell office:value-type="float" office:value="1564724839.428143"/>
            <table:table-cell/>
            <table:table-cell office:value-type="float" office:value="1564724839.428143"/>
            <table:table-cell office:value-type="float" office:value="40"/>
            <table:table-cell/>
            <table:table-cell/>
          </table:table-row>
          <table:table-row>
            <table:table-cell office:value-type="float" office:value="1564724839.473664"/>
            <table:table-cell/>
            <table:table-cell office:value-type="float" office:value="1564724839.473664"/>
            <table:table-cell office:value-type="float" office:value="40"/>
            <table:table-cell/>
            <table:table-cell/>
          </table:table-row>
          <table:table-row>
            <table:table-cell office:value-type="float" office:value="1564724839.473783"/>
            <table:table-cell/>
            <table:table-cell office:value-type="float" office:value="1564724839.473783"/>
            <table:table-cell office:value-type="float" office:value="40"/>
            <table:table-cell/>
            <table:table-cell/>
          </table:table-row>
          <table:table-row>
            <table:table-cell office:value-type="float" office:value="1564724839.5431581"/>
            <table:table-cell/>
            <table:table-cell office:value-type="float" office:value="1564724839.5431581"/>
            <table:table-cell office:value-type="float" office:value="40"/>
            <table:table-cell/>
            <table:table-cell/>
          </table:table-row>
          <table:table-row>
            <table:table-cell office:value-type="float" office:value="1564724839.5459499"/>
            <table:table-cell/>
            <table:table-cell office:value-type="float" office:value="1564724839.5459499"/>
            <table:table-cell office:value-type="float" office:value="40"/>
            <table:table-cell/>
            <table:table-cell/>
          </table:table-row>
          <table:table-row>
            <table:table-cell office:value-type="float" office:value="1564724841.0806389"/>
            <table:table-cell/>
            <table:table-cell office:value-type="float" office:value="1564724841.0806389"/>
            <table:table-cell office:value-type="float" office:value="40"/>
            <table:table-cell/>
            <table:table-cell/>
          </table:table-row>
          <table:table-row>
            <table:table-cell office:value-type="float" office:value="1564724841.0846801"/>
            <table:table-cell/>
            <table:table-cell office:value-type="float" office:value="1564724841.0846801"/>
            <table:table-cell office:value-type="float" office:value="40"/>
            <table:table-cell/>
            <table:table-cell/>
          </table:table-row>
          <table:table-row>
            <table:table-cell office:value-type="float" office:value="1564724842.3945179"/>
            <table:table-cell/>
            <table:table-cell office:value-type="float" office:value="1564724842.3945179"/>
            <table:table-cell office:value-type="float" office:value="40"/>
            <table:table-cell/>
            <table:table-cell/>
          </table:table-row>
          <table:table-row>
            <table:table-cell office:value-type="float" office:value="1564724842.398294"/>
            <table:table-cell/>
            <table:table-cell office:value-type="float" office:value="1564724842.398294"/>
            <table:table-cell office:value-type="float" office:value="40"/>
            <table:table-cell/>
            <table:table-cell/>
          </table:table-row>
          <table:table-row>
            <table:table-cell office:value-type="float" office:value="1564724849.0980401"/>
            <table:table-cell/>
            <table:table-cell office:value-type="float" office:value="1564724849.0980401"/>
            <table:table-cell office:value-type="float" office:value="225"/>
            <table:table-cell/>
            <table:table-cell/>
          </table:table-row>
          <table:table-row>
            <table:table-cell office:value-type="float" office:value="1564724849.1831491"/>
            <table:table-cell/>
            <table:table-cell office:value-type="float" office:value="1564724849.1831491"/>
            <table:table-cell office:value-type="float" office:value="40"/>
            <table:table-cell/>
            <table:table-cell/>
          </table:table-row>
          <table:table-row>
            <table:table-cell office:value-type="float" office:value="1564724894.1438651"/>
            <table:table-cell/>
            <table:table-cell office:value-type="float" office:value="1564724894.1438651"/>
            <table:table-cell office:value-type="float" office:value="129"/>
            <table:table-cell/>
            <table:table-cell/>
          </table:table-row>
          <table:table-row>
            <table:table-cell office:value-type="float" office:value="1564724894.2288809"/>
            <table:table-cell/>
            <table:table-cell office:value-type="float" office:value="1564724894.2288809"/>
            <table:table-cell office:value-type="float" office:value="40"/>
            <table:table-cell/>
            <table:table-cell/>
          </table:table-row>
          <table:table-row>
            <table:table-cell office:value-type="float" office:value="1564724902.0982621"/>
            <table:table-cell/>
            <table:table-cell office:value-type="float" office:value="1564724902.0982621"/>
            <table:table-cell office:value-type="float" office:value="129"/>
            <table:table-cell/>
            <table:table-cell/>
          </table:table-row>
          <table:table-row>
            <table:table-cell office:value-type="float" office:value="1564724902.183038"/>
            <table:table-cell/>
            <table:table-cell office:value-type="float" office:value="1564724902.183038"/>
            <table:table-cell office:value-type="float" office:value="40"/>
            <table:table-cell/>
            <table:table-cell/>
          </table:table-row>
          <table:table-row>
            <table:table-cell office:value-type="float" office:value="1564724903.1844649"/>
            <table:table-cell/>
            <table:table-cell office:value-type="float" office:value="1564724903.1844649"/>
            <table:table-cell office:value-type="float" office:value="209"/>
            <table:table-cell/>
            <table:table-cell/>
          </table:table-row>
          <table:table-row>
            <table:table-cell office:value-type="float" office:value="1564724903.185324"/>
            <table:table-cell/>
            <table:table-cell office:value-type="float" office:value="1564724903.185324"/>
            <table:table-cell office:value-type="float" office:value="145"/>
            <table:table-cell/>
            <table:table-cell/>
          </table:table-row>
          <table:table-row>
            <table:table-cell office:value-type="float" office:value="1564724903.286181"/>
            <table:table-cell/>
            <table:table-cell office:value-type="float" office:value="1564724903.286181"/>
            <table:table-cell office:value-type="float" office:value="40"/>
            <table:table-cell/>
            <table:table-cell/>
          </table:table-row>
          <table:table-row>
            <table:table-cell office:value-type="float" office:value="1564724903.2924891"/>
            <table:table-cell/>
            <table:table-cell office:value-type="float" office:value="1564724903.2924891"/>
            <table:table-cell office:value-type="float" office:value="209"/>
            <table:table-cell/>
            <table:table-cell/>
          </table:table-row>
          <table:table-row>
            <table:table-cell office:value-type="float" office:value="1564724903.3889451"/>
            <table:table-cell/>
            <table:table-cell office:value-type="float" office:value="1564724903.3889451"/>
            <table:table-cell office:value-type="float" office:value="129"/>
            <table:table-cell/>
            <table:table-cell/>
          </table:table-row>
          <table:table-row>
            <table:table-cell office:value-type="float" office:value="1564724903.407299"/>
            <table:table-cell/>
            <table:table-cell office:value-type="float" office:value="1564724903.407299"/>
            <table:table-cell office:value-type="float" office:value="145"/>
            <table:table-cell/>
            <table:table-cell/>
          </table:table-row>
          <table:table-row>
            <table:table-cell office:value-type="float" office:value="1564724903.4830849"/>
            <table:table-cell/>
            <table:table-cell office:value-type="float" office:value="1564724903.4830849"/>
            <table:table-cell office:value-type="float" office:value="209"/>
            <table:table-cell/>
            <table:table-cell/>
          </table:table-row>
          <table:table-row>
            <table:table-cell office:value-type="float" office:value="1564724903.57955"/>
            <table:table-cell/>
            <table:table-cell office:value-type="float" office:value="1564724903.57955"/>
            <table:table-cell office:value-type="float" office:value="129"/>
            <table:table-cell/>
            <table:table-cell/>
          </table:table-row>
          <table:table-row>
            <table:table-cell office:value-type="float" office:value="1564724903.7217669"/>
            <table:table-cell/>
            <table:table-cell office:value-type="float" office:value="1564724903.7217669"/>
            <table:table-cell office:value-type="float" office:value="40"/>
            <table:table-cell/>
            <table:table-cell/>
          </table:table-row>
          <table:table-row>
            <table:table-cell office:value-type="float" office:value="1564724914.0981591"/>
            <table:table-cell/>
            <table:table-cell office:value-type="float" office:value="1564724914.0981591"/>
            <table:table-cell office:value-type="float" office:value="129"/>
            <table:table-cell/>
            <table:table-cell/>
          </table:table-row>
          <table:table-row>
            <table:table-cell office:value-type="float" office:value="1564724947.1301661"/>
            <table:table-cell/>
            <table:table-cell office:value-type="float" office:value="1564724947.1301661"/>
            <table:table-cell office:value-type="float" office:value="129"/>
            <table:table-cell/>
            <table:table-cell/>
          </table:table-row>
          <table:table-row>
            <table:table-cell office:value-type="float" office:value="1564724947.2153649"/>
            <table:table-cell/>
            <table:table-cell office:value-type="float" office:value="1564724947.2153649"/>
            <table:table-cell office:value-type="float" office:value="40"/>
            <table:table-cell/>
            <table:table-cell/>
          </table:table-row>
          <table:table-row>
            <table:table-cell office:value-type="float" office:value="1564724963.098841"/>
            <table:table-cell/>
            <table:table-cell office:value-type="float" office:value="1564724963.098841"/>
            <table:table-cell office:value-type="float" office:value="129"/>
            <table:table-cell/>
            <table:table-cell/>
          </table:table-row>
          <table:table-row>
            <table:table-cell office:value-type="float" office:value="1564724963.1839991"/>
            <table:table-cell/>
            <table:table-cell office:value-type="float" office:value="1564724963.1839991"/>
            <table:table-cell office:value-type="float" office:value="40"/>
            <table:table-cell/>
            <table:table-cell/>
          </table:table-row>
          <table:table-row>
            <table:table-cell office:value-type="float" office:value="1564724976.9129751"/>
            <table:table-cell/>
            <table:table-cell office:value-type="float" office:value="1564724976.9129751"/>
            <table:table-cell office:value-type="float" office:value="40"/>
            <table:table-cell/>
            <table:table-cell/>
          </table:table-row>
          <table:table-row>
            <table:table-cell office:value-type="float" office:value="1564724976.913264"/>
            <table:table-cell/>
            <table:table-cell office:value-type="float" office:value="1564724976.913264"/>
            <table:table-cell office:value-type="float" office:value="40"/>
            <table:table-cell/>
            <table:table-cell/>
          </table:table-row>
          <table:table-row>
            <table:table-cell office:value-type="float" office:value="1564724976.9133611"/>
            <table:table-cell/>
            <table:table-cell office:value-type="float" office:value="1564724976.9133611"/>
            <table:table-cell office:value-type="float" office:value="40"/>
            <table:table-cell/>
            <table:table-cell/>
          </table:table-row>
          <table:table-row>
            <table:table-cell office:value-type="float" office:value="1564724977.9192441"/>
            <table:table-cell/>
            <table:table-cell office:value-type="float" office:value="1564724977.9192441"/>
            <table:table-cell office:value-type="float" office:value="225"/>
            <table:table-cell/>
            <table:table-cell/>
          </table:table-row>
          <table:table-row>
            <table:table-cell office:value-type="float" office:value="1564724978.01314"/>
            <table:table-cell/>
            <table:table-cell office:value-type="float" office:value="1564724978.01314"/>
            <table:table-cell office:value-type="float" office:value="40"/>
            <table:table-cell/>
            <table:table-cell/>
          </table:table-row>
          <table:table-row>
            <table:table-cell office:value-type="float" office:value="1564724983.967066"/>
            <table:table-cell/>
            <table:table-cell office:value-type="float" office:value="1564724983.967066"/>
            <table:table-cell office:value-type="float" office:value="40"/>
            <table:table-cell/>
            <table:table-cell/>
          </table:table-row>
          <table:table-row>
            <table:table-cell office:value-type="float" office:value="1564724983.967231"/>
            <table:table-cell/>
            <table:table-cell office:value-type="float" office:value="1564724983.967231"/>
            <table:table-cell office:value-type="float" office:value="40"/>
            <table:table-cell/>
            <table:table-cell/>
          </table:table-row>
          <table:table-row>
            <table:table-cell office:value-type="float" office:value="1564724987.1822159"/>
            <table:table-cell/>
            <table:table-cell office:value-type="float" office:value="1564724987.1822159"/>
            <table:table-cell office:value-type="float" office:value="40"/>
            <table:table-cell/>
            <table:table-cell/>
          </table:table-row>
          <table:table-row>
            <table:table-cell office:value-type="float" office:value="1564724987.1823909"/>
            <table:table-cell/>
            <table:table-cell office:value-type="float" office:value="1564724987.1823909"/>
            <table:table-cell office:value-type="float" office:value="40"/>
            <table:table-cell/>
            <table:table-cell/>
          </table:table-row>
          <table:table-row>
            <table:table-cell office:value-type="float" office:value="1564724988.015131"/>
            <table:table-cell/>
            <table:table-cell office:value-type="float" office:value="1564724988.015131"/>
            <table:table-cell office:value-type="float" office:value="145"/>
            <table:table-cell/>
            <table:table-cell/>
          </table:table-row>
          <table:table-row>
            <table:table-cell office:value-type="float" office:value="1564724992.9938869"/>
            <table:table-cell/>
            <table:table-cell office:value-type="float" office:value="1564724992.9938869"/>
            <table:table-cell office:value-type="float" office:value="40"/>
            <table:table-cell/>
            <table:table-cell/>
          </table:table-row>
          <table:table-row>
            <table:table-cell office:value-type="float" office:value="1564724992.994318"/>
            <table:table-cell/>
            <table:table-cell office:value-type="float" office:value="1564724992.994318"/>
            <table:table-cell office:value-type="float" office:value="40"/>
            <table:table-cell/>
            <table:table-cell/>
          </table:table-row>
          <table:table-row>
            <table:table-cell office:value-type="float" office:value="1564724992.9949639"/>
            <table:table-cell/>
            <table:table-cell office:value-type="float" office:value="1564724992.9949639"/>
            <table:table-cell office:value-type="float" office:value="145"/>
            <table:table-cell/>
            <table:table-cell/>
          </table:table-row>
          <table:table-row>
            <table:table-cell office:value-type="float" office:value="1564724993.996515"/>
            <table:table-cell/>
            <table:table-cell office:value-type="float" office:value="1564724993.996515"/>
            <table:table-cell office:value-type="float" office:value="193"/>
            <table:table-cell/>
            <table:table-cell/>
          </table:table-row>
          <table:table-row>
            <table:table-cell office:value-type="float" office:value="1564724993.9972739"/>
            <table:table-cell/>
            <table:table-cell office:value-type="float" office:value="1564724993.9972739"/>
            <table:table-cell office:value-type="float" office:value="145"/>
            <table:table-cell/>
            <table:table-cell/>
          </table:table-row>
          <table:table-row>
            <table:table-cell office:value-type="float" office:value="1564724994.092999"/>
            <table:table-cell/>
            <table:table-cell office:value-type="float" office:value="1564724994.092999"/>
            <table:table-cell office:value-type="float" office:value="40"/>
            <table:table-cell/>
            <table:table-cell/>
          </table:table-row>
          <table:table-row>
            <table:table-cell office:value-type="float" office:value="1564724994.1834271"/>
            <table:table-cell/>
            <table:table-cell office:value-type="float" office:value="1564724994.1834271"/>
            <table:table-cell office:value-type="float" office:value="209"/>
            <table:table-cell/>
            <table:table-cell/>
          </table:table-row>
          <table:table-row>
            <table:table-cell office:value-type="float" office:value="1564724994.3378079"/>
            <table:table-cell/>
            <table:table-cell office:value-type="float" office:value="1564724994.3378079"/>
            <table:table-cell office:value-type="float" office:value="40"/>
            <table:table-cell/>
            <table:table-cell/>
          </table:table-row>
          <table:table-row>
            <table:table-cell office:value-type="float" office:value="1564724994.990344"/>
            <table:table-cell/>
            <table:table-cell office:value-type="float" office:value="1564724994.990344"/>
            <table:table-cell office:value-type="float" office:value="40"/>
            <table:table-cell/>
            <table:table-cell/>
          </table:table-row>
          <table:table-row>
            <table:table-cell office:value-type="float" office:value="1564724994.990586"/>
            <table:table-cell/>
            <table:table-cell office:value-type="float" office:value="1564724994.990586"/>
            <table:table-cell office:value-type="float" office:value="40"/>
            <table:table-cell/>
            <table:table-cell/>
          </table:table-row>
          <table:table-row>
            <table:table-cell office:value-type="float" office:value="1564724996.3576081"/>
            <table:table-cell/>
            <table:table-cell office:value-type="float" office:value="1564724996.3576081"/>
            <table:table-cell office:value-type="float" office:value="40"/>
            <table:table-cell/>
            <table:table-cell/>
          </table:table-row>
          <table:table-row>
            <table:table-cell office:value-type="float" office:value="1564724996.3626039"/>
            <table:table-cell/>
            <table:table-cell office:value-type="float" office:value="1564724996.362603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0.3360219"/>
            <table:table-cell/>
            <table:table-cell office:value-type="float" office:value="1564725000.33602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0.3361659"/>
            <table:table-cell/>
            <table:table-cell office:value-type="float" office:value="1564725000.336165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0.9250979"/>
            <table:table-cell/>
            <table:table-cell office:value-type="float" office:value="1564725000.92509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0.9252141"/>
            <table:table-cell/>
            <table:table-cell office:value-type="float" office:value="1564725000.925214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4.298702"/>
            <table:table-cell/>
            <table:table-cell office:value-type="float" office:value="1564725004.298702"/>
            <table:table-cell office:value-type="float" office:value="161"/>
            <table:table-cell/>
            <table:table-cell/>
          </table:table-row>
          <table:table-row>
            <table:table-cell office:value-type="float" office:value="1564725005.023067"/>
            <table:table-cell/>
            <table:table-cell office:value-type="float" office:value="1564725005.023067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5.0231929"/>
            <table:table-cell/>
            <table:table-cell office:value-type="float" office:value="1564725005.023192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5.023823"/>
            <table:table-cell/>
            <table:table-cell office:value-type="float" office:value="1564725005.023823"/>
            <table:table-cell office:value-type="float" office:value="129"/>
            <table:table-cell/>
            <table:table-cell/>
          </table:table-row>
          <table:table-row>
            <table:table-cell office:value-type="float" office:value="1564725005.403451"/>
            <table:table-cell/>
            <table:table-cell office:value-type="float" office:value="1564725005.40345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5.445714"/>
            <table:table-cell/>
            <table:table-cell office:value-type="float" office:value="1564725005.445714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5.4737699"/>
            <table:table-cell/>
            <table:table-cell office:value-type="float" office:value="1564725005.47376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5.4758949"/>
            <table:table-cell/>
            <table:table-cell office:value-type="float" office:value="1564725005.47589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6.6606181"/>
            <table:table-cell/>
            <table:table-cell office:value-type="float" office:value="1564725006.66061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06.663168"/>
            <table:table-cell/>
            <table:table-cell office:value-type="float" office:value="1564725006.663168"/>
            <table:table-cell office:value-type="float" office:value="40"/>
            <table:table-cell/>
            <table:table-cell/>
          </table:table-row>
          <table:table-row>
            <table:table-cell office:value-type="float" office:value="1564725010.8868201"/>
            <table:table-cell/>
            <table:table-cell office:value-type="float" office:value="1564725010.886820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10.8869419"/>
            <table:table-cell/>
            <table:table-cell office:value-type="float" office:value="1564725010.88694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15.3985369"/>
            <table:table-cell/>
            <table:table-cell office:value-type="float" office:value="1564725015.3985369"/>
            <table:table-cell office:value-type="float" office:value="161"/>
            <table:table-cell/>
            <table:table-cell/>
          </table:table-row>
          <table:table-row>
            <table:table-cell office:value-type="float" office:value="1564725015.488203"/>
            <table:table-cell/>
            <table:table-cell office:value-type="float" office:value="1564725015.488203"/>
            <table:table-cell office:value-type="float" office:value="40"/>
            <table:table-cell/>
            <table:table-cell/>
          </table:table-row>
          <table:table-row>
            <table:table-cell office:value-type="float" office:value="1564725015.4888389"/>
            <table:table-cell/>
            <table:table-cell office:value-type="float" office:value="1564725015.488838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036.6638169"/>
            <table:table-cell/>
            <table:table-cell office:value-type="float" office:value="1564725036.663816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6.664232"/>
            <table:table-cell/>
            <table:table-cell office:value-type="float" office:value="1564725036.664232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6.664341"/>
            <table:table-cell/>
            <table:table-cell office:value-type="float" office:value="1564725036.66434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6.6644111"/>
            <table:table-cell/>
            <table:table-cell office:value-type="float" office:value="1564725036.664411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6.7017729"/>
            <table:table-cell/>
            <table:table-cell office:value-type="float" office:value="1564725036.701772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6.7022181"/>
            <table:table-cell/>
            <table:table-cell office:value-type="float" office:value="1564725036.70221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7.703557"/>
            <table:table-cell/>
            <table:table-cell office:value-type="float" office:value="1564725037.703557"/>
            <table:table-cell office:value-type="float" office:value="257"/>
            <table:table-cell/>
            <table:table-cell/>
          </table:table-row>
          <table:table-row>
            <table:table-cell office:value-type="float" office:value="1564725037.7040739"/>
            <table:table-cell/>
            <table:table-cell office:value-type="float" office:value="1564725037.704073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037.7884951"/>
            <table:table-cell/>
            <table:table-cell office:value-type="float" office:value="1564725037.788495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7.7992549"/>
            <table:table-cell/>
            <table:table-cell office:value-type="float" office:value="1564725037.79925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7.879936"/>
            <table:table-cell/>
            <table:table-cell office:value-type="float" office:value="1564725037.879936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7.8806801"/>
            <table:table-cell/>
            <table:table-cell office:value-type="float" office:value="1564725037.8806801"/>
            <table:table-cell office:value-type="float" office:value="209"/>
            <table:table-cell/>
            <table:table-cell/>
          </table:table-row>
          <table:table-row>
            <table:table-cell office:value-type="float" office:value="1564725038.021811"/>
            <table:table-cell/>
            <table:table-cell office:value-type="float" office:value="1564725038.02181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8.725075"/>
            <table:table-cell/>
            <table:table-cell office:value-type="float" office:value="1564725038.725075"/>
            <table:table-cell office:value-type="float" office:value="40"/>
            <table:table-cell/>
            <table:table-cell/>
          </table:table-row>
          <table:table-row>
            <table:table-cell office:value-type="float" office:value="1564725038.726084"/>
            <table:table-cell/>
            <table:table-cell office:value-type="float" office:value="1564725038.726084"/>
            <table:table-cell office:value-type="float" office:value="40"/>
            <table:table-cell/>
            <table:table-cell/>
          </table:table-row>
          <table:table-row>
            <table:table-cell office:value-type="float" office:value="1564725043.8850579"/>
            <table:table-cell/>
            <table:table-cell office:value-type="float" office:value="1564725043.88505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43.8852229"/>
            <table:table-cell/>
            <table:table-cell office:value-type="float" office:value="1564725043.885222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48.098979"/>
            <table:table-cell/>
            <table:table-cell office:value-type="float" office:value="1564725048.09897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051.236119"/>
            <table:table-cell/>
            <table:table-cell office:value-type="float" office:value="1564725051.2361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51.2364249"/>
            <table:table-cell/>
            <table:table-cell office:value-type="float" office:value="1564725051.23642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51.2365191"/>
            <table:table-cell/>
            <table:table-cell office:value-type="float" office:value="1564725051.236519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51.2366121"/>
            <table:table-cell/>
            <table:table-cell office:value-type="float" office:value="1564725051.236612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51.2373669"/>
            <table:table-cell/>
            <table:table-cell office:value-type="float" office:value="1564725051.237366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056.489279"/>
            <table:table-cell/>
            <table:table-cell office:value-type="float" office:value="1564725056.4892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56.529808"/>
            <table:table-cell/>
            <table:table-cell office:value-type="float" office:value="1564725056.529808"/>
            <table:table-cell office:value-type="float" office:value="40"/>
            <table:table-cell/>
            <table:table-cell/>
          </table:table-row>
          <table:table-row>
            <table:table-cell office:value-type="float" office:value="1564725061.665813"/>
            <table:table-cell/>
            <table:table-cell office:value-type="float" office:value="1564725061.665813"/>
            <table:table-cell office:value-type="float" office:value="40"/>
            <table:table-cell/>
            <table:table-cell/>
          </table:table-row>
          <table:table-row>
            <table:table-cell office:value-type="float" office:value="1564725061.6664131"/>
            <table:table-cell/>
            <table:table-cell office:value-type="float" office:value="1564725061.666413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66.4981289"/>
            <table:table-cell/>
            <table:table-cell office:value-type="float" office:value="1564725066.498128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066.6684639"/>
            <table:table-cell/>
            <table:table-cell office:value-type="float" office:value="1564725066.668463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66.669183"/>
            <table:table-cell/>
            <table:table-cell office:value-type="float" office:value="1564725066.669183"/>
            <table:table-cell office:value-type="float" office:value="129"/>
            <table:table-cell/>
            <table:table-cell/>
          </table:table-row>
          <table:table-row>
            <table:table-cell office:value-type="float" office:value="1564725066.673249"/>
            <table:table-cell/>
            <table:table-cell office:value-type="float" office:value="1564725066.6732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66.8213339"/>
            <table:table-cell/>
            <table:table-cell office:value-type="float" office:value="1564725066.821333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66.8658569"/>
            <table:table-cell/>
            <table:table-cell office:value-type="float" office:value="1564725066.865856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77.0990801"/>
            <table:table-cell/>
            <table:table-cell office:value-type="float" office:value="1564725077.0990801"/>
            <table:table-cell office:value-type="float" office:value="193"/>
            <table:table-cell/>
            <table:table-cell/>
          </table:table-row>
          <table:table-row>
            <table:table-cell office:value-type="float" office:value="1564725077.1840219"/>
            <table:table-cell/>
            <table:table-cell office:value-type="float" office:value="1564725077.18402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0234489"/>
            <table:table-cell/>
            <table:table-cell office:value-type="float" office:value="1564725084.02344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0341599"/>
            <table:table-cell/>
            <table:table-cell office:value-type="float" office:value="1564725084.03415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0348001"/>
            <table:table-cell/>
            <table:table-cell office:value-type="float" office:value="1564725084.034800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084.037019"/>
            <table:table-cell/>
            <table:table-cell office:value-type="float" office:value="1564725084.037019"/>
            <table:table-cell office:value-type="float" office:value="60"/>
            <table:table-cell/>
            <table:table-cell/>
          </table:table-row>
          <table:table-row>
            <table:table-cell office:value-type="float" office:value="1564725084.0373189"/>
            <table:table-cell/>
            <table:table-cell office:value-type="float" office:value="1564725084.0373189"/>
            <table:table-cell office:value-type="float" office:value="60"/>
            <table:table-cell/>
            <table:table-cell/>
          </table:table-row>
          <table:table-row>
            <table:table-cell office:value-type="float" office:value="1564725084.0740449"/>
            <table:table-cell/>
            <table:table-cell office:value-type="float" office:value="1564725084.07404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074172"/>
            <table:table-cell/>
            <table:table-cell office:value-type="float" office:value="1564725084.074172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074672"/>
            <table:table-cell/>
            <table:table-cell office:value-type="float" office:value="1564725084.074672"/>
            <table:table-cell office:value-type="float" office:value="145"/>
            <table:table-cell/>
            <table:table-cell/>
          </table:table-row>
          <table:table-row>
            <table:table-cell office:value-type="float" office:value="1564725084.074914"/>
            <table:table-cell/>
            <table:table-cell office:value-type="float" office:value="1564725084.074914"/>
            <table:table-cell office:value-type="float" office:value="145"/>
            <table:table-cell/>
            <table:table-cell/>
          </table:table-row>
          <table:table-row>
            <table:table-cell office:value-type="float" office:value="1564725084.1117589"/>
            <table:table-cell/>
            <table:table-cell office:value-type="float" office:value="1564725084.11175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1121681"/>
            <table:table-cell/>
            <table:table-cell office:value-type="float" office:value="1564725084.11216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112679"/>
            <table:table-cell/>
            <table:table-cell office:value-type="float" office:value="1564725084.1126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1144531"/>
            <table:table-cell/>
            <table:table-cell office:value-type="float" office:value="1564725084.1144531"/>
            <table:table-cell office:value-type="float" office:value="209"/>
            <table:table-cell/>
            <table:table-cell/>
          </table:table-row>
          <table:table-row>
            <table:table-cell office:value-type="float" office:value="1564725084.1629491"/>
            <table:table-cell/>
            <table:table-cell office:value-type="float" office:value="1564725084.1629491"/>
            <table:table-cell office:value-type="float" office:value="193"/>
            <table:table-cell/>
            <table:table-cell/>
          </table:table-row>
          <table:table-row>
            <table:table-cell office:value-type="float" office:value="1564725084.200453"/>
            <table:table-cell/>
            <table:table-cell office:value-type="float" office:value="1564725084.200453"/>
            <table:table-cell office:value-type="float" office:value="129"/>
            <table:table-cell/>
            <table:table-cell/>
          </table:table-row>
          <table:table-row>
            <table:table-cell office:value-type="float" office:value="1564725084.2064691"/>
            <table:table-cell/>
            <table:table-cell office:value-type="float" office:value="1564725084.206469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206574"/>
            <table:table-cell/>
            <table:table-cell office:value-type="float" office:value="1564725084.206574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206841"/>
            <table:table-cell/>
            <table:table-cell office:value-type="float" office:value="1564725084.20684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2069199"/>
            <table:table-cell/>
            <table:table-cell office:value-type="float" office:value="1564725084.20691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237319"/>
            <table:table-cell/>
            <table:table-cell office:value-type="float" office:value="1564725084.2373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84.2777171"/>
            <table:table-cell/>
            <table:table-cell office:value-type="float" office:value="1564725084.27771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141197"/>
            <table:table-cell/>
            <table:table-cell office:value-type="float" office:value="1564725092.141197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181793"/>
            <table:table-cell/>
            <table:table-cell office:value-type="float" office:value="1564725092.181793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1952801"/>
            <table:table-cell/>
            <table:table-cell office:value-type="float" office:value="1564725092.1952801"/>
            <table:table-cell office:value-type="float" office:value="60"/>
            <table:table-cell/>
            <table:table-cell/>
          </table:table-row>
          <table:table-row>
            <table:table-cell office:value-type="float" office:value="1564725092.27987"/>
            <table:table-cell/>
            <table:table-cell office:value-type="float" office:value="1564725092.27987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2800159"/>
            <table:table-cell/>
            <table:table-cell office:value-type="float" office:value="1564725092.280015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092.3650479"/>
            <table:table-cell/>
            <table:table-cell office:value-type="float" office:value="1564725092.36504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3661511"/>
            <table:table-cell/>
            <table:table-cell office:value-type="float" office:value="1564725092.3661511"/>
            <table:table-cell office:value-type="float" office:value="241"/>
            <table:table-cell/>
            <table:table-cell/>
          </table:table-row>
          <table:table-row>
            <table:table-cell office:value-type="float" office:value="1564725092.4600711"/>
            <table:table-cell/>
            <table:table-cell office:value-type="float" office:value="1564725092.460071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4604969"/>
            <table:table-cell/>
            <table:table-cell office:value-type="float" office:value="1564725092.460496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460583"/>
            <table:table-cell/>
            <table:table-cell office:value-type="float" office:value="1564725092.460583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4608121"/>
            <table:table-cell/>
            <table:table-cell office:value-type="float" office:value="1564725092.460812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501878"/>
            <table:table-cell/>
            <table:table-cell office:value-type="float" office:value="1564725092.501878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5443659"/>
            <table:table-cell/>
            <table:table-cell office:value-type="float" office:value="1564725092.544365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544492"/>
            <table:table-cell/>
            <table:table-cell office:value-type="float" office:value="1564725092.544492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5445571"/>
            <table:table-cell/>
            <table:table-cell office:value-type="float" office:value="1564725092.54455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544621"/>
            <table:table-cell/>
            <table:table-cell office:value-type="float" office:value="1564725092.54462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5446801"/>
            <table:table-cell/>
            <table:table-cell office:value-type="float" office:value="1564725092.5446801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5447409"/>
            <table:table-cell/>
            <table:table-cell office:value-type="float" office:value="1564725092.54474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2.5486879"/>
            <table:table-cell/>
            <table:table-cell office:value-type="float" office:value="1564725092.548687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094.0990379"/>
            <table:table-cell/>
            <table:table-cell office:value-type="float" office:value="1564725094.099037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096.664484"/>
            <table:table-cell/>
            <table:table-cell office:value-type="float" office:value="1564725096.664484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6.6652319"/>
            <table:table-cell/>
            <table:table-cell office:value-type="float" office:value="1564725096.66523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9.2401509"/>
            <table:table-cell/>
            <table:table-cell office:value-type="float" office:value="1564725099.24015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099.277241"/>
            <table:table-cell/>
            <table:table-cell office:value-type="float" office:value="1564725099.277241"/>
            <table:table-cell office:value-type="float" office:value="40"/>
            <table:table-cell/>
            <table:table-cell/>
          </table:table-row>
          <table:table-row>
            <table:table-cell office:value-type="float" office:value="1564725100.272223"/>
            <table:table-cell/>
            <table:table-cell office:value-type="float" office:value="1564725100.272223"/>
            <table:table-cell office:value-type="float" office:value="40"/>
            <table:table-cell/>
            <table:table-cell/>
          </table:table-row>
          <table:table-row>
            <table:table-cell office:value-type="float" office:value="1564725100.2730081"/>
            <table:table-cell/>
            <table:table-cell office:value-type="float" office:value="1564725100.27300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102.0984819"/>
            <table:table-cell/>
            <table:table-cell office:value-type="float" office:value="1564725102.0984819"/>
            <table:table-cell office:value-type="float" office:value="161"/>
            <table:table-cell/>
            <table:table-cell/>
          </table:table-row>
          <table:table-row>
            <table:table-cell office:value-type="float" office:value="1564725107.5482769"/>
            <table:table-cell/>
            <table:table-cell office:value-type="float" office:value="1564725107.5482769"/>
            <table:table-cell office:value-type="float" office:value="40"/>
            <table:table-cell/>
            <table:table-cell/>
          </table:table-row>
          <table:table-row>
            <table:table-cell office:value-type="float" office:value="1564725107.633132"/>
            <table:table-cell/>
            <table:table-cell office:value-type="float" office:value="1564725107.633132"/>
            <table:table-cell office:value-type="float" office:value="40"/>
            <table:table-cell/>
            <table:table-cell/>
          </table:table-row>
          <table:table-row>
            <table:table-cell office:value-type="float" office:value="1564725122.098079"/>
            <table:table-cell/>
            <table:table-cell office:value-type="float" office:value="1564725122.09807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122.1831639"/>
            <table:table-cell/>
            <table:table-cell office:value-type="float" office:value="1564725122.1831639"/>
            <table:table-cell office:value-type="float" office:value="40"/>
            <table:table-cell/>
            <table:table-cell/>
          </table:table-row>
          <table:table-row>
            <table:table-cell office:value-type="float" office:value="1564725126.6554351"/>
            <table:table-cell/>
            <table:table-cell office:value-type="float" office:value="1564725126.6554351"/>
            <table:table-cell office:value-type="float" office:value="40"/>
            <table:table-cell/>
            <table:table-cell/>
          </table:table-row>
          <table:table-row>
            <table:table-cell office:value-type="float" office:value="1564725126.656146"/>
            <table:table-cell/>
            <table:table-cell office:value-type="float" office:value="1564725126.656146"/>
            <table:table-cell office:value-type="float" office:value="40"/>
            <table:table-cell/>
            <table:table-cell/>
          </table:table-row>
          <table:table-row>
            <table:table-cell office:value-type="float" office:value="1564725126.6567521"/>
            <table:table-cell/>
            <table:table-cell office:value-type="float" office:value="1564725126.656752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155.2514701"/>
            <table:table-cell/>
            <table:table-cell office:value-type="float" office:value="1564725155.2514701"/>
            <table:table-cell office:value-type="float" office:value="40"/>
            <table:table-cell/>
            <table:table-cell/>
          </table:table-row>
          <table:table-row>
            <table:table-cell office:value-type="float" office:value="1564725155.2937131"/>
            <table:table-cell/>
            <table:table-cell office:value-type="float" office:value="1564725155.2937131"/>
            <table:table-cell office:value-type="float" office:value="40"/>
            <table:table-cell/>
            <table:table-cell/>
          </table:table-row>
          <table:table-row>
            <table:table-cell office:value-type="float" office:value="1564725165.098819"/>
            <table:table-cell/>
            <table:table-cell office:value-type="float" office:value="1564725165.098819"/>
            <table:table-cell office:value-type="float" office:value="193"/>
            <table:table-cell/>
            <table:table-cell/>
          </table:table-row>
          <table:table-row>
            <table:table-cell office:value-type="float" office:value="1564725165.189122"/>
            <table:table-cell/>
            <table:table-cell office:value-type="float" office:value="1564725165.189122"/>
            <table:table-cell office:value-type="float" office:value="40"/>
            <table:table-cell/>
            <table:table-cell/>
          </table:table-row>
          <table:table-row>
            <table:table-cell office:value-type="float" office:value="1564725210.0999529"/>
            <table:table-cell/>
            <table:table-cell office:value-type="float" office:value="1564725210.099952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210.185008"/>
            <table:table-cell/>
            <table:table-cell office:value-type="float" office:value="1564725210.185008"/>
            <table:table-cell office:value-type="float" office:value="40"/>
            <table:table-cell/>
            <table:table-cell/>
          </table:table-row>
          <table:table-row>
            <table:table-cell office:value-type="float" office:value="1564725215.098254"/>
            <table:table-cell/>
            <table:table-cell office:value-type="float" office:value="1564725215.098254"/>
            <table:table-cell office:value-type="float" office:value="129"/>
            <table:table-cell/>
            <table:table-cell/>
          </table:table-row>
          <table:table-row>
            <table:table-cell office:value-type="float" office:value="1564725215.1835389"/>
            <table:table-cell/>
            <table:table-cell office:value-type="float" office:value="1564725215.18353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225.1874771"/>
            <table:table-cell/>
            <table:table-cell office:value-type="float" office:value="1564725225.18747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225.1888001"/>
            <table:table-cell/>
            <table:table-cell office:value-type="float" office:value="1564725225.1888001"/>
            <table:table-cell office:value-type="float" office:value="40"/>
            <table:table-cell/>
            <table:table-cell/>
          </table:table-row>
          <table:table-row>
            <table:table-cell office:value-type="float" office:value="1564725226.190896"/>
            <table:table-cell/>
            <table:table-cell office:value-type="float" office:value="1564725226.190896"/>
            <table:table-cell office:value-type="float" office:value="193"/>
            <table:table-cell/>
            <table:table-cell/>
          </table:table-row>
          <table:table-row>
            <table:table-cell office:value-type="float" office:value="1564725226.2875161"/>
            <table:table-cell/>
            <table:table-cell office:value-type="float" office:value="1564725226.2875161"/>
            <table:table-cell office:value-type="float" office:value="40"/>
            <table:table-cell/>
            <table:table-cell/>
          </table:table-row>
          <table:table-row>
            <table:table-cell office:value-type="float" office:value="1564725226.2945681"/>
            <table:table-cell/>
            <table:table-cell office:value-type="float" office:value="1564725226.2945681"/>
            <table:table-cell office:value-type="float" office:value="209"/>
            <table:table-cell/>
            <table:table-cell/>
          </table:table-row>
          <table:table-row>
            <table:table-cell office:value-type="float" office:value="1564725226.3920119"/>
            <table:table-cell/>
            <table:table-cell office:value-type="float" office:value="1564725226.3920119"/>
            <table:table-cell office:value-type="float" office:value="209"/>
            <table:table-cell/>
            <table:table-cell/>
          </table:table-row>
          <table:table-row>
            <table:table-cell office:value-type="float" office:value="1564725226.487226"/>
            <table:table-cell/>
            <table:table-cell office:value-type="float" office:value="1564725226.487226"/>
            <table:table-cell office:value-type="float" office:value="129"/>
            <table:table-cell/>
            <table:table-cell/>
          </table:table-row>
          <table:table-row>
            <table:table-cell office:value-type="float" office:value="1564725260.124814"/>
            <table:table-cell/>
            <table:table-cell office:value-type="float" office:value="1564725260.124814"/>
            <table:table-cell office:value-type="float" office:value="129"/>
            <table:table-cell/>
            <table:table-cell/>
          </table:table-row>
          <table:table-row>
            <table:table-cell office:value-type="float" office:value="1564725260.2099509"/>
            <table:table-cell/>
            <table:table-cell office:value-type="float" office:value="1564725260.20995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260.277621"/>
            <table:table-cell/>
            <table:table-cell office:value-type="float" office:value="1564725260.277621"/>
            <table:table-cell office:value-type="float" office:value="60"/>
            <table:table-cell/>
            <table:table-cell/>
          </table:table-row>
          <table:table-row>
            <table:table-cell office:value-type="float" office:value="1564725260.362149"/>
            <table:table-cell/>
            <table:table-cell office:value-type="float" office:value="1564725260.3621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260.3623221"/>
            <table:table-cell/>
            <table:table-cell office:value-type="float" office:value="1564725260.3623221"/>
            <table:table-cell office:value-type="float" office:value="145"/>
            <table:table-cell/>
            <table:table-cell/>
          </table:table-row>
          <table:table-row>
            <table:table-cell office:value-type="float" office:value="1564725260.4475291"/>
            <table:table-cell/>
            <table:table-cell office:value-type="float" office:value="1564725260.4475291"/>
            <table:table-cell office:value-type="float" office:value="40"/>
            <table:table-cell/>
            <table:table-cell/>
          </table:table-row>
          <table:table-row>
            <table:table-cell office:value-type="float" office:value="1564725260.449307"/>
            <table:table-cell/>
            <table:table-cell office:value-type="float" office:value="1564725260.449307"/>
            <table:table-cell office:value-type="float" office:value="241"/>
            <table:table-cell/>
            <table:table-cell/>
          </table:table-row>
          <table:table-row>
            <table:table-cell office:value-type="float" office:value="1564725260.544389"/>
            <table:table-cell/>
            <table:table-cell office:value-type="float" office:value="1564725260.5443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260.544786"/>
            <table:table-cell/>
            <table:table-cell office:value-type="float" office:value="1564725260.544786"/>
            <table:table-cell office:value-type="float" office:value="40"/>
            <table:table-cell/>
            <table:table-cell/>
          </table:table-row>
          <table:table-row>
            <table:table-cell office:value-type="float" office:value="1564725260.544873"/>
            <table:table-cell/>
            <table:table-cell office:value-type="float" office:value="1564725260.544873"/>
            <table:table-cell office:value-type="float" office:value="40"/>
            <table:table-cell/>
            <table:table-cell/>
          </table:table-row>
          <table:table-row>
            <table:table-cell office:value-type="float" office:value="1564725260.546622"/>
            <table:table-cell/>
            <table:table-cell office:value-type="float" office:value="1564725260.546622"/>
            <table:table-cell office:value-type="float" office:value="129"/>
            <table:table-cell/>
            <table:table-cell/>
          </table:table-row>
          <table:table-row>
            <table:table-cell office:value-type="float" office:value="1564725270.0990429"/>
            <table:table-cell/>
            <table:table-cell office:value-type="float" office:value="1564725270.099042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275.5465"/>
            <table:table-cell/>
            <table:table-cell office:value-type="float" office:value="1564725275.5465"/>
            <table:table-cell office:value-type="float" office:value="40"/>
            <table:table-cell/>
            <table:table-cell/>
          </table:table-row>
          <table:table-row>
            <table:table-cell office:value-type="float" office:value="1564725275.631753"/>
            <table:table-cell/>
            <table:table-cell office:value-type="float" office:value="1564725275.631753"/>
            <table:table-cell office:value-type="float" office:value="40"/>
            <table:table-cell/>
            <table:table-cell/>
          </table:table-row>
          <table:table-row>
            <table:table-cell office:value-type="float" office:value="1564725305.119736"/>
            <table:table-cell/>
            <table:table-cell office:value-type="float" office:value="1564725305.119736"/>
            <table:table-cell office:value-type="float" office:value="129"/>
            <table:table-cell/>
            <table:table-cell/>
          </table:table-row>
          <table:table-row>
            <table:table-cell office:value-type="float" office:value="1564725305.2050481"/>
            <table:table-cell/>
            <table:table-cell office:value-type="float" office:value="1564725305.20504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305.205852"/>
            <table:table-cell/>
            <table:table-cell office:value-type="float" office:value="1564725305.205852"/>
            <table:table-cell office:value-type="float" office:value="145"/>
            <table:table-cell/>
            <table:table-cell/>
          </table:table-row>
          <table:table-row>
            <table:table-cell office:value-type="float" office:value="1564725306.207608"/>
            <table:table-cell/>
            <table:table-cell office:value-type="float" office:value="1564725306.207608"/>
            <table:table-cell office:value-type="float" office:value="129"/>
            <table:table-cell/>
            <table:table-cell/>
          </table:table-row>
          <table:table-row>
            <table:table-cell office:value-type="float" office:value="1564725306.3091071"/>
            <table:table-cell/>
            <table:table-cell office:value-type="float" office:value="1564725306.30910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316.0993581"/>
            <table:table-cell/>
            <table:table-cell office:value-type="float" office:value="1564725316.099358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350.098506"/>
            <table:table-cell/>
            <table:table-cell office:value-type="float" office:value="1564725350.098506"/>
            <table:table-cell office:value-type="float" office:value="129"/>
            <table:table-cell/>
            <table:table-cell/>
          </table:table-row>
          <table:table-row>
            <table:table-cell office:value-type="float" office:value="1564725350.1846211"/>
            <table:table-cell/>
            <table:table-cell office:value-type="float" office:value="1564725350.1846211"/>
            <table:table-cell office:value-type="float" office:value="145"/>
            <table:table-cell/>
            <table:table-cell/>
          </table:table-row>
          <table:table-row>
            <table:table-cell office:value-type="float" office:value="1564725351.1868479"/>
            <table:table-cell/>
            <table:table-cell office:value-type="float" office:value="1564725351.186847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351.3537149"/>
            <table:table-cell/>
            <table:table-cell office:value-type="float" office:value="1564725351.35371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361.0991449"/>
            <table:table-cell/>
            <table:table-cell office:value-type="float" office:value="1564725361.099144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395.113765"/>
            <table:table-cell/>
            <table:table-cell office:value-type="float" office:value="1564725395.113765"/>
            <table:table-cell office:value-type="float" office:value="129"/>
            <table:table-cell/>
            <table:table-cell/>
          </table:table-row>
          <table:table-row>
            <table:table-cell office:value-type="float" office:value="1564725395.198889"/>
            <table:table-cell/>
            <table:table-cell office:value-type="float" office:value="1564725395.1988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411.0980229"/>
            <table:table-cell/>
            <table:table-cell office:value-type="float" office:value="1564725411.098022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411.1833"/>
            <table:table-cell/>
            <table:table-cell office:value-type="float" office:value="1564725411.1833"/>
            <table:table-cell office:value-type="float" office:value="40"/>
            <table:table-cell/>
            <table:table-cell/>
          </table:table-row>
          <table:table-row>
            <table:table-cell office:value-type="float" office:value="1564725421.0978169"/>
            <table:table-cell/>
            <table:table-cell office:value-type="float" office:value="1564725421.097816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456.114449"/>
            <table:table-cell/>
            <table:table-cell office:value-type="float" office:value="1564725456.11444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456.1997399"/>
            <table:table-cell/>
            <table:table-cell office:value-type="float" office:value="1564725456.19973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456.199892"/>
            <table:table-cell/>
            <table:table-cell office:value-type="float" office:value="1564725456.199892"/>
            <table:table-cell office:value-type="float" office:value="40"/>
            <table:table-cell/>
            <table:table-cell/>
          </table:table-row>
          <table:table-row>
            <table:table-cell office:value-type="float" office:value="1564725456.200655"/>
            <table:table-cell/>
            <table:table-cell office:value-type="float" office:value="1564725456.200655"/>
            <table:table-cell office:value-type="float" office:value="161"/>
            <table:table-cell/>
            <table:table-cell/>
          </table:table-row>
          <table:table-row>
            <table:table-cell office:value-type="float" office:value="1564725457.203203"/>
            <table:table-cell/>
            <table:table-cell office:value-type="float" office:value="1564725457.203203"/>
            <table:table-cell office:value-type="float" office:value="129"/>
            <table:table-cell/>
            <table:table-cell/>
          </table:table-row>
          <table:table-row>
            <table:table-cell office:value-type="float" office:value="1564725457.304914"/>
            <table:table-cell/>
            <table:table-cell office:value-type="float" office:value="1564725457.304914"/>
            <table:table-cell office:value-type="float" office:value="40"/>
            <table:table-cell/>
            <table:table-cell/>
          </table:table-row>
          <table:table-row>
            <table:table-cell office:value-type="float" office:value="1564725467.1020041"/>
            <table:table-cell/>
            <table:table-cell office:value-type="float" office:value="1564725467.1020041"/>
            <table:table-cell office:value-type="float" office:value="145"/>
            <table:table-cell/>
            <table:table-cell/>
          </table:table-row>
          <table:table-row>
            <table:table-cell office:value-type="float" office:value="1564725467.2297699"/>
            <table:table-cell/>
            <table:table-cell office:value-type="float" office:value="1564725467.22976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467.2899621"/>
            <table:table-cell/>
            <table:table-cell office:value-type="float" office:value="1564725467.2899621"/>
            <table:table-cell office:value-type="float" office:value="145"/>
            <table:table-cell/>
            <table:table-cell/>
          </table:table-row>
          <table:table-row>
            <table:table-cell office:value-type="float" office:value="1564725468.1884861"/>
            <table:table-cell/>
            <table:table-cell office:value-type="float" office:value="1564725468.188486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468.1891379"/>
            <table:table-cell/>
            <table:table-cell office:value-type="float" office:value="1564725468.189137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468.2823379"/>
            <table:table-cell/>
            <table:table-cell office:value-type="float" office:value="1564725468.28233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468.3799231"/>
            <table:table-cell/>
            <table:table-cell office:value-type="float" office:value="1564725468.3799231"/>
            <table:table-cell office:value-type="float" office:value="40"/>
            <table:table-cell/>
            <table:table-cell/>
          </table:table-row>
          <table:table-row>
            <table:table-cell office:value-type="float" office:value="1564725468.3808579"/>
            <table:table-cell/>
            <table:table-cell office:value-type="float" office:value="1564725468.3808579"/>
            <table:table-cell office:value-type="float" office:value="209"/>
            <table:table-cell/>
            <table:table-cell/>
          </table:table-row>
          <table:table-row>
            <table:table-cell office:value-type="float" office:value="1564725468.5258369"/>
            <table:table-cell/>
            <table:table-cell office:value-type="float" office:value="1564725468.5258369"/>
            <table:table-cell office:value-type="float" office:value="40"/>
            <table:table-cell/>
            <table:table-cell/>
          </table:table-row>
          <table:table-row>
            <table:table-cell office:value-type="float" office:value="1564725478.09887"/>
            <table:table-cell/>
            <table:table-cell office:value-type="float" office:value="1564725478.09887"/>
            <table:table-cell office:value-type="float" office:value="129"/>
            <table:table-cell/>
            <table:table-cell/>
          </table:table-row>
          <table:table-row>
            <table:table-cell office:value-type="float" office:value="1564725478.184257"/>
            <table:table-cell/>
            <table:table-cell office:value-type="float" office:value="1564725478.184257"/>
            <table:table-cell office:value-type="float" office:value="40"/>
            <table:table-cell/>
            <table:table-cell/>
          </table:table-row>
          <table:table-row>
            <table:table-cell office:value-type="float" office:value="1564725478.486371"/>
            <table:table-cell/>
            <table:table-cell office:value-type="float" office:value="1564725478.48637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501.098449"/>
            <table:table-cell/>
            <table:table-cell office:value-type="float" office:value="1564725501.09844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501.1836381"/>
            <table:table-cell/>
            <table:table-cell office:value-type="float" office:value="1564725501.18363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38.099551"/>
            <table:table-cell/>
            <table:table-cell office:value-type="float" office:value="1564725538.09955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538.18487"/>
            <table:table-cell/>
            <table:table-cell office:value-type="float" office:value="1564725538.18487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2699289"/>
            <table:table-cell/>
            <table:table-cell office:value-type="float" office:value="1564725555.2699289"/>
            <table:table-cell office:value-type="float" office:value="268"/>
            <table:table-cell/>
            <table:table-cell/>
          </table:table-row>
          <table:table-row>
            <table:table-cell office:value-type="float" office:value="1564725555.272264"/>
            <table:table-cell/>
            <table:table-cell office:value-type="float" office:value="1564725555.272264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734621"/>
            <table:table-cell/>
            <table:table-cell office:value-type="float" office:value="1564725555.2734621"/>
            <table:table-cell office:value-type="float" office:value="204"/>
            <table:table-cell/>
            <table:table-cell/>
          </table:table-row>
          <table:table-row>
            <table:table-cell office:value-type="float" office:value="1564725555.275759"/>
            <table:table-cell/>
            <table:table-cell office:value-type="float" office:value="1564725555.27575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772911"/>
            <table:table-cell/>
            <table:table-cell office:value-type="float" office:value="1564725555.27729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788301"/>
            <table:table-cell/>
            <table:table-cell office:value-type="float" office:value="1564725555.278830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805369"/>
            <table:table-cell/>
            <table:table-cell office:value-type="float" office:value="1564725555.280536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81276"/>
            <table:table-cell/>
            <table:table-cell office:value-type="float" office:value="1564725555.281276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819021"/>
            <table:table-cell/>
            <table:table-cell office:value-type="float" office:value="1564725555.281902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825351"/>
            <table:table-cell/>
            <table:table-cell office:value-type="float" office:value="1564725555.282535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84569"/>
            <table:table-cell/>
            <table:table-cell office:value-type="float" office:value="1564725555.28456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951839"/>
            <table:table-cell/>
            <table:table-cell office:value-type="float" office:value="1564725555.2951839"/>
            <table:table-cell office:value-type="float" office:value="172"/>
            <table:table-cell/>
            <table:table-cell/>
          </table:table-row>
          <table:table-row>
            <table:table-cell office:value-type="float" office:value="1564725555.2957621"/>
            <table:table-cell/>
            <table:table-cell office:value-type="float" office:value="1564725555.2957621"/>
            <table:table-cell office:value-type="float" office:value="156"/>
            <table:table-cell/>
            <table:table-cell/>
          </table:table-row>
          <table:table-row>
            <table:table-cell office:value-type="float" office:value="1564725555.2962611"/>
            <table:table-cell/>
            <table:table-cell office:value-type="float" office:value="1564725555.29626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971921"/>
            <table:table-cell/>
            <table:table-cell office:value-type="float" office:value="1564725555.297192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976389"/>
            <table:table-cell/>
            <table:table-cell office:value-type="float" office:value="1564725555.2976389"/>
            <table:table-cell office:value-type="float" office:value="172"/>
            <table:table-cell/>
            <table:table-cell/>
          </table:table-row>
          <table:table-row>
            <table:table-cell office:value-type="float" office:value="1564725555.2980499"/>
            <table:table-cell/>
            <table:table-cell office:value-type="float" office:value="1564725555.298049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985101"/>
            <table:table-cell/>
            <table:table-cell office:value-type="float" office:value="1564725555.298510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988949"/>
            <table:table-cell/>
            <table:table-cell office:value-type="float" office:value="1564725555.298894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99248"/>
            <table:table-cell/>
            <table:table-cell office:value-type="float" office:value="1564725555.299248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996111"/>
            <table:table-cell/>
            <table:table-cell office:value-type="float" office:value="1564725555.29961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2999799"/>
            <table:table-cell/>
            <table:table-cell office:value-type="float" office:value="1564725555.299979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006489"/>
            <table:table-cell/>
            <table:table-cell office:value-type="float" office:value="1564725555.300648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010221"/>
            <table:table-cell/>
            <table:table-cell office:value-type="float" office:value="1564725555.3010221"/>
            <table:table-cell office:value-type="float" office:value="156"/>
            <table:table-cell/>
            <table:table-cell/>
          </table:table-row>
          <table:table-row>
            <table:table-cell office:value-type="float" office:value="1564725555.3013999"/>
            <table:table-cell/>
            <table:table-cell office:value-type="float" office:value="1564725555.301399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07292"/>
            <table:table-cell/>
            <table:table-cell office:value-type="float" office:value="1564725555.307292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082659"/>
            <table:table-cell/>
            <table:table-cell office:value-type="float" office:value="1564725555.308265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0898"/>
            <table:table-cell/>
            <table:table-cell office:value-type="float" office:value="1564725555.30898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093851"/>
            <table:table-cell/>
            <table:table-cell office:value-type="float" office:value="1564725555.3093851"/>
            <table:table-cell office:value-type="float" office:value="156"/>
            <table:table-cell/>
            <table:table-cell/>
          </table:table-row>
          <table:table-row>
            <table:table-cell office:value-type="float" office:value="1564725555.3098381"/>
            <table:table-cell/>
            <table:table-cell office:value-type="float" office:value="1564725555.309838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25391"/>
            <table:table-cell/>
            <table:table-cell office:value-type="float" office:value="1564725555.312539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3581"/>
            <table:table-cell/>
            <table:table-cell office:value-type="float" office:value="1564725555.31358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40121"/>
            <table:table-cell/>
            <table:table-cell office:value-type="float" office:value="1564725555.314012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43981"/>
            <table:table-cell/>
            <table:table-cell office:value-type="float" office:value="1564725555.314398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4769"/>
            <table:table-cell/>
            <table:table-cell office:value-type="float" office:value="1564725555.31476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51181"/>
            <table:table-cell/>
            <table:table-cell office:value-type="float" office:value="1564725555.315118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55191"/>
            <table:table-cell/>
            <table:table-cell office:value-type="float" office:value="1564725555.315519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621"/>
            <table:table-cell/>
            <table:table-cell office:value-type="float" office:value="1564725555.3162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65791"/>
            <table:table-cell/>
            <table:table-cell office:value-type="float" office:value="1564725555.3165791"/>
            <table:table-cell office:value-type="float" office:value="156"/>
            <table:table-cell/>
            <table:table-cell/>
          </table:table-row>
          <table:table-row>
            <table:table-cell office:value-type="float" office:value="1564725555.316956"/>
            <table:table-cell/>
            <table:table-cell office:value-type="float" office:value="1564725555.316956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7353"/>
            <table:table-cell/>
            <table:table-cell office:value-type="float" office:value="1564725555.317353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775"/>
            <table:table-cell/>
            <table:table-cell office:value-type="float" office:value="1564725555.31775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85811"/>
            <table:table-cell/>
            <table:table-cell office:value-type="float" office:value="1564725555.31858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187671"/>
            <table:table-cell/>
            <table:table-cell office:value-type="float" office:value="1564725555.318767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55.3597901"/>
            <table:table-cell/>
            <table:table-cell office:value-type="float" office:value="1564725555.359790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35989"/>
            <table:table-cell/>
            <table:table-cell office:value-type="float" office:value="1564725555.359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359946"/>
            <table:table-cell/>
            <table:table-cell office:value-type="float" office:value="1564725555.359946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3599889"/>
            <table:table-cell/>
            <table:table-cell office:value-type="float" office:value="1564725555.35998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360045"/>
            <table:table-cell/>
            <table:table-cell office:value-type="float" office:value="1564725555.360045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3600919"/>
            <table:table-cell/>
            <table:table-cell office:value-type="float" office:value="1564725555.36009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360148"/>
            <table:table-cell/>
            <table:table-cell office:value-type="float" office:value="1564725555.360148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360189"/>
            <table:table-cell/>
            <table:table-cell office:value-type="float" office:value="1564725555.3601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3602281"/>
            <table:table-cell/>
            <table:table-cell office:value-type="float" office:value="1564725555.36022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3602691"/>
            <table:table-cell/>
            <table:table-cell office:value-type="float" office:value="1564725555.360269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448936"/>
            <table:table-cell/>
            <table:table-cell office:value-type="float" office:value="1564725555.448936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449007"/>
            <table:table-cell/>
            <table:table-cell office:value-type="float" office:value="1564725555.449007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449039"/>
            <table:table-cell/>
            <table:table-cell office:value-type="float" office:value="1564725555.44903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4554639"/>
            <table:table-cell/>
            <table:table-cell office:value-type="float" office:value="1564725555.455463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4557309"/>
            <table:table-cell/>
            <table:table-cell office:value-type="float" office:value="1564725555.45573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5.4590061"/>
            <table:table-cell/>
            <table:table-cell office:value-type="float" office:value="1564725555.459006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6.4581239"/>
            <table:table-cell/>
            <table:table-cell office:value-type="float" office:value="1564725556.4581239"/>
            <table:table-cell office:value-type="float" office:value="257"/>
            <table:table-cell/>
            <table:table-cell/>
          </table:table-row>
          <table:table-row>
            <table:table-cell office:value-type="float" office:value="1564725556.4588161"/>
            <table:table-cell/>
            <table:table-cell office:value-type="float" office:value="1564725556.4588161"/>
            <table:table-cell office:value-type="float" office:value="145"/>
            <table:table-cell/>
            <table:table-cell/>
          </table:table-row>
          <table:table-row>
            <table:table-cell office:value-type="float" office:value="1564725556.459301"/>
            <table:table-cell/>
            <table:table-cell office:value-type="float" office:value="1564725556.459301"/>
            <table:table-cell office:value-type="float" office:value="145"/>
            <table:table-cell/>
            <table:table-cell/>
          </table:table-row>
          <table:table-row>
            <table:table-cell office:value-type="float" office:value="1564725556.5620561"/>
            <table:table-cell/>
            <table:table-cell office:value-type="float" office:value="1564725556.562056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6.6551311"/>
            <table:table-cell/>
            <table:table-cell office:value-type="float" office:value="1564725556.655131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6.6559579"/>
            <table:table-cell/>
            <table:table-cell office:value-type="float" office:value="1564725556.6559579"/>
            <table:table-cell office:value-type="float" office:value="209"/>
            <table:table-cell/>
            <table:table-cell/>
          </table:table-row>
          <table:table-row>
            <table:table-cell office:value-type="float" office:value="1564725556.662776"/>
            <table:table-cell/>
            <table:table-cell office:value-type="float" office:value="1564725556.662776"/>
            <table:table-cell office:value-type="float" office:value="209"/>
            <table:table-cell/>
            <table:table-cell/>
          </table:table-row>
          <table:table-row>
            <table:table-cell office:value-type="float" office:value="1564725556.797626"/>
            <table:table-cell/>
            <table:table-cell office:value-type="float" office:value="1564725556.797626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6.8528559"/>
            <table:table-cell/>
            <table:table-cell office:value-type="float" office:value="1564725556.852855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8.2477479"/>
            <table:table-cell/>
            <table:table-cell office:value-type="float" office:value="1564725558.24774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8.249023"/>
            <table:table-cell/>
            <table:table-cell office:value-type="float" office:value="1564725558.249023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8.571789"/>
            <table:table-cell/>
            <table:table-cell office:value-type="float" office:value="1564725558.5717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58.5732379"/>
            <table:table-cell/>
            <table:table-cell office:value-type="float" office:value="1564725558.57323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1.183845"/>
            <table:table-cell/>
            <table:table-cell office:value-type="float" office:value="1564725561.183845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1.185993"/>
            <table:table-cell/>
            <table:table-cell office:value-type="float" office:value="1564725561.185993"/>
            <table:table-cell office:value-type="float" office:value="60"/>
            <table:table-cell/>
            <table:table-cell/>
          </table:table-row>
          <table:table-row>
            <table:table-cell office:value-type="float" office:value="1564725561.276011"/>
            <table:table-cell/>
            <table:table-cell office:value-type="float" office:value="1564725561.27601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1.27632"/>
            <table:table-cell/>
            <table:table-cell office:value-type="float" office:value="1564725561.27632"/>
            <table:table-cell office:value-type="float" office:value="145"/>
            <table:table-cell/>
            <table:table-cell/>
          </table:table-row>
          <table:table-row>
            <table:table-cell office:value-type="float" office:value="1564725561.3728099"/>
            <table:table-cell/>
            <table:table-cell office:value-type="float" office:value="1564725561.37280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1.3734541"/>
            <table:table-cell/>
            <table:table-cell office:value-type="float" office:value="1564725561.3734541"/>
            <table:table-cell office:value-type="float" office:value="209"/>
            <table:table-cell/>
            <table:table-cell/>
          </table:table-row>
          <table:table-row>
            <table:table-cell office:value-type="float" office:value="1564725561.5057809"/>
            <table:table-cell/>
            <table:table-cell office:value-type="float" office:value="1564725561.50578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2.536752"/>
            <table:table-cell/>
            <table:table-cell office:value-type="float" office:value="1564725562.536752"/>
            <table:table-cell office:value-type="float" office:value="257"/>
            <table:table-cell/>
            <table:table-cell/>
          </table:table-row>
          <table:table-row>
            <table:table-cell office:value-type="float" office:value="1564725562.634376"/>
            <table:table-cell/>
            <table:table-cell office:value-type="float" office:value="1564725562.634376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2.6351769"/>
            <table:table-cell/>
            <table:table-cell office:value-type="float" office:value="1564725562.6351769"/>
            <table:table-cell office:value-type="float" office:value="209"/>
            <table:table-cell/>
            <table:table-cell/>
          </table:table-row>
          <table:table-row>
            <table:table-cell office:value-type="float" office:value="1564725562.6367891"/>
            <table:table-cell/>
            <table:table-cell office:value-type="float" office:value="1564725562.6367891"/>
            <table:table-cell office:value-type="float" office:value="209"/>
            <table:table-cell/>
            <table:table-cell/>
          </table:table-row>
          <table:table-row>
            <table:table-cell office:value-type="float" office:value="1564725562.7210469"/>
            <table:table-cell/>
            <table:table-cell office:value-type="float" office:value="1564725562.721046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2.7367079"/>
            <table:table-cell/>
            <table:table-cell office:value-type="float" office:value="1564725562.73670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2.8778839"/>
            <table:table-cell/>
            <table:table-cell office:value-type="float" office:value="1564725562.877883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3.3052509"/>
            <table:table-cell/>
            <table:table-cell office:value-type="float" office:value="1564725563.30525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3.3058779"/>
            <table:table-cell/>
            <table:table-cell office:value-type="float" office:value="1564725563.30587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6.81038"/>
            <table:table-cell/>
            <table:table-cell office:value-type="float" office:value="1564725566.81038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6.8106811"/>
            <table:table-cell/>
            <table:table-cell office:value-type="float" office:value="1564725566.810681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6.812453"/>
            <table:table-cell/>
            <table:table-cell office:value-type="float" office:value="1564725566.812453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7.788434"/>
            <table:table-cell/>
            <table:table-cell office:value-type="float" office:value="1564725567.788434"/>
            <table:table-cell office:value-type="float" office:value="40"/>
            <table:table-cell/>
            <table:table-cell/>
          </table:table-row>
          <table:table-row>
            <table:table-cell office:value-type="float" office:value="1564725567.789948"/>
            <table:table-cell/>
            <table:table-cell office:value-type="float" office:value="1564725567.789948"/>
            <table:table-cell office:value-type="float" office:value="40"/>
            <table:table-cell/>
            <table:table-cell/>
          </table:table-row>
          <table:table-row>
            <table:table-cell office:value-type="float" office:value="1564725572.7240119"/>
            <table:table-cell/>
            <table:table-cell office:value-type="float" office:value="1564725572.7240119"/>
            <table:table-cell office:value-type="float" office:value="177"/>
            <table:table-cell/>
            <table:table-cell/>
          </table:table-row>
          <table:table-row>
            <table:table-cell office:value-type="float" office:value="1564725573.247499"/>
            <table:table-cell/>
            <table:table-cell office:value-type="float" office:value="1564725573.2474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73.249315"/>
            <table:table-cell/>
            <table:table-cell office:value-type="float" office:value="1564725573.249315"/>
            <table:table-cell office:value-type="float" office:value="40"/>
            <table:table-cell/>
            <table:table-cell/>
          </table:table-row>
          <table:table-row>
            <table:table-cell office:value-type="float" office:value="1564725573.249871"/>
            <table:table-cell/>
            <table:table-cell office:value-type="float" office:value="1564725573.24987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574.297859"/>
            <table:table-cell/>
            <table:table-cell office:value-type="float" office:value="1564725574.29785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74.341934"/>
            <table:table-cell/>
            <table:table-cell office:value-type="float" office:value="1564725574.341934"/>
            <table:table-cell office:value-type="float" office:value="40"/>
            <table:table-cell/>
            <table:table-cell/>
          </table:table-row>
          <table:table-row>
            <table:table-cell office:value-type="float" office:value="1564725578.9793861"/>
            <table:table-cell/>
            <table:table-cell office:value-type="float" office:value="1564725578.979386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78.9812989"/>
            <table:table-cell/>
            <table:table-cell office:value-type="float" office:value="1564725578.98129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79.934016"/>
            <table:table-cell/>
            <table:table-cell office:value-type="float" office:value="1564725579.934016"/>
            <table:table-cell office:value-type="float" office:value="40"/>
            <table:table-cell/>
            <table:table-cell/>
          </table:table-row>
          <table:table-row>
            <table:table-cell office:value-type="float" office:value="1564725579.9358971"/>
            <table:table-cell/>
            <table:table-cell office:value-type="float" office:value="1564725579.93589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84.0984931"/>
            <table:table-cell/>
            <table:table-cell office:value-type="float" office:value="1564725584.0984931"/>
            <table:table-cell office:value-type="float" office:value="145"/>
            <table:table-cell/>
            <table:table-cell/>
          </table:table-row>
          <table:table-row>
            <table:table-cell office:value-type="float" office:value="1564725585.1383719"/>
            <table:table-cell/>
            <table:table-cell office:value-type="float" office:value="1564725585.13837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85.1398079"/>
            <table:table-cell/>
            <table:table-cell office:value-type="float" office:value="1564725585.13980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585.1404171"/>
            <table:table-cell/>
            <table:table-cell office:value-type="float" office:value="1564725585.140417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586.747577"/>
            <table:table-cell/>
            <table:table-cell office:value-type="float" office:value="1564725586.747577"/>
            <table:table-cell office:value-type="float" office:value="40"/>
            <table:table-cell/>
            <table:table-cell/>
          </table:table-row>
          <table:table-row>
            <table:table-cell office:value-type="float" office:value="1564725586.7996421"/>
            <table:table-cell/>
            <table:table-cell office:value-type="float" office:value="1564725586.799642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97.0990651"/>
            <table:table-cell/>
            <table:table-cell office:value-type="float" office:value="1564725597.0990651"/>
            <table:table-cell office:value-type="float" office:value="193"/>
            <table:table-cell/>
            <table:table-cell/>
          </table:table-row>
          <table:table-row>
            <table:table-cell office:value-type="float" office:value="1564725597.18964"/>
            <table:table-cell/>
            <table:table-cell office:value-type="float" office:value="1564725597.18964"/>
            <table:table-cell office:value-type="float" office:value="40"/>
            <table:table-cell/>
            <table:table-cell/>
          </table:table-row>
          <table:table-row>
            <table:table-cell office:value-type="float" office:value="1564725597.1904111"/>
            <table:table-cell/>
            <table:table-cell office:value-type="float" office:value="1564725597.190411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597.5806761"/>
            <table:table-cell/>
            <table:table-cell office:value-type="float" office:value="1564725597.58067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0776"/>
            <table:table-cell/>
            <table:table-cell office:value-type="float" office:value="1564725597.58077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08721"/>
            <table:table-cell/>
            <table:table-cell office:value-type="float" office:value="1564725597.58087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09901"/>
            <table:table-cell/>
            <table:table-cell office:value-type="float" office:value="1564725597.58099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0609"/>
            <table:table-cell/>
            <table:table-cell office:value-type="float" office:value="1564725597.58106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135"/>
            <table:table-cell/>
            <table:table-cell office:value-type="float" office:value="1564725597.58113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208"/>
            <table:table-cell/>
            <table:table-cell office:value-type="float" office:value="1564725597.58120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2781"/>
            <table:table-cell/>
            <table:table-cell office:value-type="float" office:value="1564725597.58127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322"/>
            <table:table-cell/>
            <table:table-cell office:value-type="float" office:value="1564725597.5813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3651"/>
            <table:table-cell/>
            <table:table-cell office:value-type="float" office:value="1564725597.58136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4071"/>
            <table:table-cell/>
            <table:table-cell office:value-type="float" office:value="1564725597.58140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449"/>
            <table:table-cell/>
            <table:table-cell office:value-type="float" office:value="1564725597.581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495"/>
            <table:table-cell/>
            <table:table-cell office:value-type="float" office:value="1564725597.5814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5361"/>
            <table:table-cell/>
            <table:table-cell office:value-type="float" office:value="1564725597.58153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584"/>
            <table:table-cell/>
            <table:table-cell office:value-type="float" office:value="1564725597.58158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6259"/>
            <table:table-cell/>
            <table:table-cell office:value-type="float" office:value="1564725597.58162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6669"/>
            <table:table-cell/>
            <table:table-cell office:value-type="float" office:value="1564725597.58166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708"/>
            <table:table-cell/>
            <table:table-cell office:value-type="float" office:value="1564725597.58170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7499"/>
            <table:table-cell/>
            <table:table-cell office:value-type="float" office:value="1564725597.58174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7921"/>
            <table:table-cell/>
            <table:table-cell office:value-type="float" office:value="1564725597.58179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8329"/>
            <table:table-cell/>
            <table:table-cell office:value-type="float" office:value="1564725597.58183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8739"/>
            <table:table-cell/>
            <table:table-cell office:value-type="float" office:value="1564725597.58187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9149"/>
            <table:table-cell/>
            <table:table-cell office:value-type="float" office:value="1564725597.58191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9581"/>
            <table:table-cell/>
            <table:table-cell office:value-type="float" office:value="1564725597.58195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19991"/>
            <table:table-cell/>
            <table:table-cell office:value-type="float" office:value="1564725597.58199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0401"/>
            <table:table-cell/>
            <table:table-cell office:value-type="float" office:value="1564725597.58204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082"/>
            <table:table-cell/>
            <table:table-cell office:value-type="float" office:value="1564725597.5820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123"/>
            <table:table-cell/>
            <table:table-cell office:value-type="float" office:value="1564725597.58212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1681"/>
            <table:table-cell/>
            <table:table-cell office:value-type="float" office:value="1564725597.58216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2101"/>
            <table:table-cell/>
            <table:table-cell office:value-type="float" office:value="1564725597.58221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252"/>
            <table:table-cell/>
            <table:table-cell office:value-type="float" office:value="1564725597.5822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293"/>
            <table:table-cell/>
            <table:table-cell office:value-type="float" office:value="1564725597.5822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335"/>
            <table:table-cell/>
            <table:table-cell office:value-type="float" office:value="1564725597.58233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376"/>
            <table:table-cell/>
            <table:table-cell office:value-type="float" office:value="1564725597.58237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417"/>
            <table:table-cell/>
            <table:table-cell office:value-type="float" office:value="1564725597.58241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459"/>
            <table:table-cell/>
            <table:table-cell office:value-type="float" office:value="1564725597.5824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5"/>
            <table:table-cell/>
            <table:table-cell office:value-type="float" office:value="1564725597.582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5419"/>
            <table:table-cell/>
            <table:table-cell office:value-type="float" office:value="1564725597.58254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583"/>
            <table:table-cell/>
            <table:table-cell office:value-type="float" office:value="1564725597.58258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6249"/>
            <table:table-cell/>
            <table:table-cell office:value-type="float" office:value="1564725597.58262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6659"/>
            <table:table-cell/>
            <table:table-cell office:value-type="float" office:value="1564725597.58266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7079"/>
            <table:table-cell/>
            <table:table-cell office:value-type="float" office:value="1564725597.5827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7501"/>
            <table:table-cell/>
            <table:table-cell office:value-type="float" office:value="1564725597.58275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7911"/>
            <table:table-cell/>
            <table:table-cell office:value-type="float" office:value="1564725597.58279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8321"/>
            <table:table-cell/>
            <table:table-cell office:value-type="float" office:value="1564725597.58283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8741"/>
            <table:table-cell/>
            <table:table-cell office:value-type="float" office:value="1564725597.58287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916"/>
            <table:table-cell/>
            <table:table-cell office:value-type="float" office:value="1564725597.5829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957"/>
            <table:table-cell/>
            <table:table-cell office:value-type="float" office:value="1564725597.58295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2998"/>
            <table:table-cell/>
            <table:table-cell office:value-type="float" office:value="1564725597.58299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039"/>
            <table:table-cell/>
            <table:table-cell office:value-type="float" office:value="1564725597.5830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0801"/>
            <table:table-cell/>
            <table:table-cell office:value-type="float" office:value="1564725597.58308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122"/>
            <table:table-cell/>
            <table:table-cell office:value-type="float" office:value="1564725597.5831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163"/>
            <table:table-cell/>
            <table:table-cell office:value-type="float" office:value="1564725597.58316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204"/>
            <table:table-cell/>
            <table:table-cell office:value-type="float" office:value="1564725597.5832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246"/>
            <table:table-cell/>
            <table:table-cell office:value-type="float" office:value="1564725597.58324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287"/>
            <table:table-cell/>
            <table:table-cell office:value-type="float" office:value="1564725597.5832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329"/>
            <table:table-cell/>
            <table:table-cell office:value-type="float" office:value="1564725597.5833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37"/>
            <table:table-cell/>
            <table:table-cell office:value-type="float" office:value="1564725597.583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411"/>
            <table:table-cell/>
            <table:table-cell office:value-type="float" office:value="1564725597.5834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4539"/>
            <table:table-cell/>
            <table:table-cell office:value-type="float" office:value="1564725597.58345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4949"/>
            <table:table-cell/>
            <table:table-cell office:value-type="float" office:value="1564725597.5834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5359"/>
            <table:table-cell/>
            <table:table-cell office:value-type="float" office:value="1564725597.58353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5769"/>
            <table:table-cell/>
            <table:table-cell office:value-type="float" office:value="1564725597.58357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6179"/>
            <table:table-cell/>
            <table:table-cell office:value-type="float" office:value="1564725597.58361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6599"/>
            <table:table-cell/>
            <table:table-cell office:value-type="float" office:value="1564725597.58365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7021"/>
            <table:table-cell/>
            <table:table-cell office:value-type="float" office:value="1564725597.58370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7431"/>
            <table:table-cell/>
            <table:table-cell office:value-type="float" office:value="1564725597.58374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7841"/>
            <table:table-cell/>
            <table:table-cell office:value-type="float" office:value="1564725597.58378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8251"/>
            <table:table-cell/>
            <table:table-cell office:value-type="float" office:value="1564725597.58382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8671"/>
            <table:table-cell/>
            <table:table-cell office:value-type="float" office:value="1564725597.58386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909"/>
            <table:table-cell/>
            <table:table-cell office:value-type="float" office:value="1564725597.5839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95"/>
            <table:table-cell/>
            <table:table-cell office:value-type="float" office:value="1564725597.583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39911"/>
            <table:table-cell/>
            <table:table-cell office:value-type="float" office:value="1564725597.58399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0321"/>
            <table:table-cell/>
            <table:table-cell office:value-type="float" office:value="1564725597.58403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0731"/>
            <table:table-cell/>
            <table:table-cell office:value-type="float" office:value="1564725597.58407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1129"/>
            <table:table-cell/>
            <table:table-cell office:value-type="float" office:value="1564725597.58411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1539"/>
            <table:table-cell/>
            <table:table-cell office:value-type="float" office:value="1564725597.58415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1949"/>
            <table:table-cell/>
            <table:table-cell office:value-type="float" office:value="1564725597.5841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2359"/>
            <table:table-cell/>
            <table:table-cell office:value-type="float" office:value="1564725597.58423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2769"/>
            <table:table-cell/>
            <table:table-cell office:value-type="float" office:value="1564725597.58427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3179"/>
            <table:table-cell/>
            <table:table-cell office:value-type="float" office:value="1564725597.58431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3599"/>
            <table:table-cell/>
            <table:table-cell office:value-type="float" office:value="1564725597.58435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4009"/>
            <table:table-cell/>
            <table:table-cell office:value-type="float" office:value="1564725597.58440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451"/>
            <table:table-cell/>
            <table:table-cell office:value-type="float" office:value="1564725597.5844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5039"/>
            <table:table-cell/>
            <table:table-cell office:value-type="float" office:value="1564725597.58450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5339"/>
            <table:table-cell/>
            <table:table-cell office:value-type="float" office:value="1564725597.58453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5571"/>
            <table:table-cell/>
            <table:table-cell office:value-type="float" office:value="1564725597.58455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5845909"/>
            <table:table-cell/>
            <table:table-cell office:value-type="float" office:value="1564725597.5845909"/>
            <table:table-cell office:value-type="float" office:value="816"/>
            <table:table-cell/>
            <table:table-cell/>
          </table:table-row>
          <table:table-row>
            <table:table-cell office:value-type="float" office:value="1564725597.585058"/>
            <table:table-cell/>
            <table:table-cell office:value-type="float" office:value="1564725597.585058"/>
            <table:table-cell office:value-type="float" office:value="348"/>
            <table:table-cell/>
            <table:table-cell/>
          </table:table-row>
          <table:table-row>
            <table:table-cell office:value-type="float" office:value="1564725597.5854161"/>
            <table:table-cell/>
            <table:table-cell office:value-type="float" office:value="1564725597.585416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86169"/>
            <table:table-cell/>
            <table:table-cell office:value-type="float" office:value="1564725597.58616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8652"/>
            <table:table-cell/>
            <table:table-cell office:value-type="float" office:value="1564725597.58652"/>
            <table:table-cell office:value-type="float" office:value="172"/>
            <table:table-cell/>
            <table:table-cell/>
          </table:table-row>
          <table:table-row>
            <table:table-cell office:value-type="float" office:value="1564725597.5869451"/>
            <table:table-cell/>
            <table:table-cell office:value-type="float" office:value="1564725597.586945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8781"/>
            <table:table-cell/>
            <table:table-cell office:value-type="float" office:value="1564725597.5878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881901"/>
            <table:table-cell/>
            <table:table-cell office:value-type="float" office:value="1564725597.588190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885589"/>
            <table:table-cell/>
            <table:table-cell office:value-type="float" office:value="1564725597.588558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889771"/>
            <table:table-cell/>
            <table:table-cell office:value-type="float" office:value="1564725597.588977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8939"/>
            <table:table-cell/>
            <table:table-cell office:value-type="float" office:value="1564725597.5893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897889"/>
            <table:table-cell/>
            <table:table-cell office:value-type="float" office:value="1564725597.589788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90163"/>
            <table:table-cell/>
            <table:table-cell office:value-type="float" office:value="1564725597.590163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904939"/>
            <table:table-cell/>
            <table:table-cell office:value-type="float" office:value="1564725597.590493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590626"/>
            <table:table-cell/>
            <table:table-cell office:value-type="float" office:value="1564725597.590626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7.9463551"/>
            <table:table-cell/>
            <table:table-cell office:value-type="float" office:value="1564725597.9463551"/>
            <table:table-cell office:value-type="float" office:value="40"/>
            <table:table-cell/>
            <table:table-cell/>
          </table:table-row>
          <table:table-row>
            <table:table-cell office:value-type="float" office:value="1564725597.946383"/>
            <table:table-cell/>
            <table:table-cell office:value-type="float" office:value="1564725597.946383"/>
            <table:table-cell office:value-type="float" office:value="40"/>
            <table:table-cell/>
            <table:table-cell/>
          </table:table-row>
          <table:table-row>
            <table:table-cell office:value-type="float" office:value="1564725597.954385"/>
            <table:table-cell/>
            <table:table-cell office:value-type="float" office:value="1564725597.954385"/>
            <table:table-cell office:value-type="float" office:value="40"/>
            <table:table-cell/>
            <table:table-cell/>
          </table:table-row>
          <table:table-row>
            <table:table-cell office:value-type="float" office:value="1564725597.9788051"/>
            <table:table-cell/>
            <table:table-cell office:value-type="float" office:value="1564725597.9788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8893"/>
            <table:table-cell/>
            <table:table-cell office:value-type="float" office:value="1564725597.9788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89231"/>
            <table:table-cell/>
            <table:table-cell office:value-type="float" office:value="1564725597.97892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89541"/>
            <table:table-cell/>
            <table:table-cell office:value-type="float" office:value="1564725597.9789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89989"/>
            <table:table-cell/>
            <table:table-cell office:value-type="float" office:value="1564725597.97899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0311"/>
            <table:table-cell/>
            <table:table-cell office:value-type="float" office:value="1564725597.97903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068"/>
            <table:table-cell/>
            <table:table-cell office:value-type="float" office:value="1564725597.9790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0969"/>
            <table:table-cell/>
            <table:table-cell office:value-type="float" office:value="1564725597.97909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1341"/>
            <table:table-cell/>
            <table:table-cell office:value-type="float" office:value="1564725597.9791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1601"/>
            <table:table-cell/>
            <table:table-cell office:value-type="float" office:value="1564725597.97916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188"/>
            <table:table-cell/>
            <table:table-cell office:value-type="float" office:value="1564725597.97918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223"/>
            <table:table-cell/>
            <table:table-cell office:value-type="float" office:value="1564725597.97922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2471"/>
            <table:table-cell/>
            <table:table-cell office:value-type="float" office:value="1564725597.97924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2891"/>
            <table:table-cell/>
            <table:table-cell office:value-type="float" office:value="1564725597.97928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3169"/>
            <table:table-cell/>
            <table:table-cell office:value-type="float" office:value="1564725597.97931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342"/>
            <table:table-cell/>
            <table:table-cell office:value-type="float" office:value="1564725597.9793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377"/>
            <table:table-cell/>
            <table:table-cell office:value-type="float" office:value="1564725597.9793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4021"/>
            <table:table-cell/>
            <table:table-cell office:value-type="float" office:value="1564725597.97940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4259"/>
            <table:table-cell/>
            <table:table-cell office:value-type="float" office:value="1564725597.97942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4619"/>
            <table:table-cell/>
            <table:table-cell office:value-type="float" office:value="1564725597.97946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49"/>
            <table:table-cell/>
            <table:table-cell office:value-type="float" office:value="1564725597.97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517"/>
            <table:table-cell/>
            <table:table-cell office:value-type="float" office:value="1564725597.97951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562"/>
            <table:table-cell/>
            <table:table-cell office:value-type="float" office:value="1564725597.97956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604"/>
            <table:table-cell/>
            <table:table-cell office:value-type="float" office:value="1564725597.9796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645"/>
            <table:table-cell/>
            <table:table-cell office:value-type="float" office:value="1564725597.97964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677"/>
            <table:table-cell/>
            <table:table-cell office:value-type="float" office:value="1564725597.9796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723"/>
            <table:table-cell/>
            <table:table-cell office:value-type="float" office:value="1564725597.97972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7649"/>
            <table:table-cell/>
            <table:table-cell office:value-type="float" office:value="1564725597.97976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805"/>
            <table:table-cell/>
            <table:table-cell office:value-type="float" office:value="1564725597.97980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845"/>
            <table:table-cell/>
            <table:table-cell office:value-type="float" office:value="1564725597.97984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888"/>
            <table:table-cell/>
            <table:table-cell office:value-type="float" office:value="1564725597.97988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929"/>
            <table:table-cell/>
            <table:table-cell office:value-type="float" office:value="1564725597.9799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7997"/>
            <table:table-cell/>
            <table:table-cell office:value-type="float" office:value="1564725597.9799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01"/>
            <table:table-cell/>
            <table:table-cell office:value-type="float" office:value="1564725597.980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036"/>
            <table:table-cell/>
            <table:table-cell office:value-type="float" office:value="1564725597.98003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0639"/>
            <table:table-cell/>
            <table:table-cell office:value-type="float" office:value="1564725597.98006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0899"/>
            <table:table-cell/>
            <table:table-cell office:value-type="float" office:value="1564725597.98008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114"/>
            <table:table-cell/>
            <table:table-cell office:value-type="float" office:value="1564725597.98011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1381"/>
            <table:table-cell/>
            <table:table-cell office:value-type="float" office:value="1564725597.9801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1641"/>
            <table:table-cell/>
            <table:table-cell office:value-type="float" office:value="1564725597.98016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1891"/>
            <table:table-cell/>
            <table:table-cell office:value-type="float" office:value="1564725597.98018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2141"/>
            <table:table-cell/>
            <table:table-cell office:value-type="float" office:value="1564725597.98021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2389"/>
            <table:table-cell/>
            <table:table-cell office:value-type="float" office:value="1564725597.98023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5601"/>
            <table:table-cell/>
            <table:table-cell office:value-type="float" office:value="1564725597.98056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582"/>
            <table:table-cell/>
            <table:table-cell office:value-type="float" office:value="1564725597.9805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597"/>
            <table:table-cell/>
            <table:table-cell office:value-type="float" office:value="1564725597.98059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6089"/>
            <table:table-cell/>
            <table:table-cell office:value-type="float" office:value="1564725597.98060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629"/>
            <table:table-cell/>
            <table:table-cell office:value-type="float" office:value="1564725597.980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643"/>
            <table:table-cell/>
            <table:table-cell office:value-type="float" office:value="1564725597.98064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6559"/>
            <table:table-cell/>
            <table:table-cell office:value-type="float" office:value="1564725597.98065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669"/>
            <table:table-cell/>
            <table:table-cell office:value-type="float" office:value="1564725597.9806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6819"/>
            <table:table-cell/>
            <table:table-cell office:value-type="float" office:value="1564725597.98068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695"/>
            <table:table-cell/>
            <table:table-cell office:value-type="float" office:value="1564725597.9806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783"/>
            <table:table-cell/>
            <table:table-cell office:value-type="float" office:value="1564725597.98078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834"/>
            <table:table-cell/>
            <table:table-cell office:value-type="float" office:value="1564725597.9808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871"/>
            <table:table-cell/>
            <table:table-cell office:value-type="float" office:value="1564725597.9808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9079"/>
            <table:table-cell/>
            <table:table-cell office:value-type="float" office:value="1564725597.9809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9451"/>
            <table:table-cell/>
            <table:table-cell office:value-type="float" office:value="1564725597.98094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09821"/>
            <table:table-cell/>
            <table:table-cell office:value-type="float" office:value="1564725597.98098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0171"/>
            <table:table-cell/>
            <table:table-cell office:value-type="float" office:value="1564725597.98101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0519"/>
            <table:table-cell/>
            <table:table-cell office:value-type="float" office:value="1564725597.98105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087"/>
            <table:table-cell/>
            <table:table-cell office:value-type="float" office:value="1564725597.9810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123"/>
            <table:table-cell/>
            <table:table-cell office:value-type="float" office:value="1564725597.98112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158"/>
            <table:table-cell/>
            <table:table-cell office:value-type="float" office:value="1564725597.9811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1931"/>
            <table:table-cell/>
            <table:table-cell office:value-type="float" office:value="1564725597.98119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2269"/>
            <table:table-cell/>
            <table:table-cell office:value-type="float" office:value="1564725597.98122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261"/>
            <table:table-cell/>
            <table:table-cell office:value-type="float" office:value="1564725597.981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297"/>
            <table:table-cell/>
            <table:table-cell office:value-type="float" office:value="1564725597.98129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3321"/>
            <table:table-cell/>
            <table:table-cell office:value-type="float" office:value="1564725597.98133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3659"/>
            <table:table-cell/>
            <table:table-cell office:value-type="float" office:value="1564725597.98136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4019"/>
            <table:table-cell/>
            <table:table-cell office:value-type="float" office:value="1564725597.98140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436"/>
            <table:table-cell/>
            <table:table-cell office:value-type="float" office:value="1564725597.98143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4711"/>
            <table:table-cell/>
            <table:table-cell office:value-type="float" office:value="1564725597.98147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15061"/>
            <table:table-cell/>
            <table:table-cell office:value-type="float" office:value="1564725597.98150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0551"/>
            <table:table-cell/>
            <table:table-cell office:value-type="float" office:value="1564725597.98705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102"/>
            <table:table-cell/>
            <table:table-cell office:value-type="float" office:value="1564725597.98710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138"/>
            <table:table-cell/>
            <table:table-cell office:value-type="float" office:value="1564725597.9871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1731"/>
            <table:table-cell/>
            <table:table-cell office:value-type="float" office:value="1564725597.98717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2079"/>
            <table:table-cell/>
            <table:table-cell office:value-type="float" office:value="1564725597.9872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2429"/>
            <table:table-cell/>
            <table:table-cell office:value-type="float" office:value="1564725597.9872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277"/>
            <table:table-cell/>
            <table:table-cell office:value-type="float" office:value="1564725597.9872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3121"/>
            <table:table-cell/>
            <table:table-cell office:value-type="float" office:value="1564725597.98731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3469"/>
            <table:table-cell/>
            <table:table-cell office:value-type="float" office:value="1564725597.98734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381"/>
            <table:table-cell/>
            <table:table-cell office:value-type="float" office:value="1564725597.987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416"/>
            <table:table-cell/>
            <table:table-cell office:value-type="float" office:value="1564725597.9874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452"/>
            <table:table-cell/>
            <table:table-cell office:value-type="float" office:value="1564725597.9874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479"/>
            <table:table-cell/>
            <table:table-cell office:value-type="float" office:value="1564725597.9874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7.987515"/>
            <table:table-cell/>
            <table:table-cell office:value-type="float" office:value="1564725597.987515"/>
            <table:table-cell office:value-type="float" office:value="1028"/>
            <table:table-cell/>
            <table:table-cell/>
          </table:table-row>
          <table:table-row>
            <table:table-cell office:value-type="float" office:value="1564725598.1769531"/>
            <table:table-cell/>
            <table:table-cell office:value-type="float" office:value="1564725598.17695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026"/>
            <table:table-cell/>
            <table:table-cell office:value-type="float" office:value="1564725598.1770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058"/>
            <table:table-cell/>
            <table:table-cell office:value-type="float" office:value="1564725598.1770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0871"/>
            <table:table-cell/>
            <table:table-cell office:value-type="float" office:value="1564725598.17708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1359"/>
            <table:table-cell/>
            <table:table-cell office:value-type="float" office:value="1564725598.17713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1691"/>
            <table:table-cell/>
            <table:table-cell office:value-type="float" office:value="1564725598.1771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197"/>
            <table:table-cell/>
            <table:table-cell office:value-type="float" office:value="1564725598.17719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2399"/>
            <table:table-cell/>
            <table:table-cell office:value-type="float" office:value="1564725598.17723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2809"/>
            <table:table-cell/>
            <table:table-cell office:value-type="float" office:value="1564725598.17728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3231"/>
            <table:table-cell/>
            <table:table-cell office:value-type="float" office:value="1564725598.17732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3629"/>
            <table:table-cell/>
            <table:table-cell office:value-type="float" office:value="1564725598.1773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403"/>
            <table:table-cell/>
            <table:table-cell office:value-type="float" office:value="1564725598.1774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443"/>
            <table:table-cell/>
            <table:table-cell office:value-type="float" office:value="1564725598.17744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4859"/>
            <table:table-cell/>
            <table:table-cell office:value-type="float" office:value="1564725598.17748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527"/>
            <table:table-cell/>
            <table:table-cell office:value-type="float" office:value="1564725598.17752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568"/>
            <table:table-cell/>
            <table:table-cell office:value-type="float" office:value="1564725598.1775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5598.177676"/>
            <table:table-cell/>
            <table:table-cell office:value-type="float" office:value="1564725598.177676"/>
            <table:table-cell office:value-type="float" office:value="124"/>
            <table:table-cell/>
            <table:table-cell/>
          </table:table-row>
          <table:table-row>
            <table:table-cell office:value-type="float" office:value="1564725598.1778231"/>
            <table:table-cell/>
            <table:table-cell office:value-type="float" office:value="1564725598.177823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8.363821"/>
            <table:table-cell/>
            <table:table-cell office:value-type="float" office:value="1564725598.363821"/>
            <table:table-cell office:value-type="float" office:value="236"/>
            <table:table-cell/>
            <table:table-cell/>
          </table:table-row>
          <table:table-row>
            <table:table-cell office:value-type="float" office:value="1564725598.3645461"/>
            <table:table-cell/>
            <table:table-cell office:value-type="float" office:value="1564725598.364546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598.756918"/>
            <table:table-cell/>
            <table:table-cell office:value-type="float" office:value="1564725598.756918"/>
            <table:table-cell office:value-type="float" office:value="40"/>
            <table:table-cell/>
            <table:table-cell/>
          </table:table-row>
          <table:table-row>
            <table:table-cell office:value-type="float" office:value="1564725598.761919"/>
            <table:table-cell/>
            <table:table-cell office:value-type="float" office:value="1564725598.7619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09.098644"/>
            <table:table-cell/>
            <table:table-cell office:value-type="float" office:value="1564725609.098644"/>
            <table:table-cell office:value-type="float" office:value="129"/>
            <table:table-cell/>
            <table:table-cell/>
          </table:table-row>
          <table:table-row>
            <table:table-cell office:value-type="float" office:value="1564725609.1888421"/>
            <table:table-cell/>
            <table:table-cell office:value-type="float" office:value="1564725609.1888421"/>
            <table:table-cell office:value-type="float" office:value="40"/>
            <table:table-cell/>
            <table:table-cell/>
          </table:table-row>
          <table:table-row>
            <table:table-cell office:value-type="float" office:value="1564725609.1894791"/>
            <table:table-cell/>
            <table:table-cell office:value-type="float" office:value="1564725609.189479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614.725163"/>
            <table:table-cell/>
            <table:table-cell office:value-type="float" office:value="1564725614.725163"/>
            <table:table-cell office:value-type="float" office:value="204"/>
            <table:table-cell/>
            <table:table-cell/>
          </table:table-row>
          <table:table-row>
            <table:table-cell office:value-type="float" office:value="1564725614.7263999"/>
            <table:table-cell/>
            <table:table-cell office:value-type="float" office:value="1564725614.726399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614.815017"/>
            <table:table-cell/>
            <table:table-cell office:value-type="float" office:value="1564725614.815017"/>
            <table:table-cell office:value-type="float" office:value="40"/>
            <table:table-cell/>
            <table:table-cell/>
          </table:table-row>
          <table:table-row>
            <table:table-cell office:value-type="float" office:value="1564725614.9174299"/>
            <table:table-cell/>
            <table:table-cell office:value-type="float" office:value="1564725614.91742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14.9670351"/>
            <table:table-cell/>
            <table:table-cell office:value-type="float" office:value="1564725614.9670351"/>
            <table:table-cell office:value-type="float" office:value="40"/>
            <table:table-cell/>
            <table:table-cell/>
          </table:table-row>
          <table:table-row>
            <table:table-cell office:value-type="float" office:value="1564725625.0991731"/>
            <table:table-cell/>
            <table:table-cell office:value-type="float" office:value="1564725625.099173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641.966553"/>
            <table:table-cell/>
            <table:table-cell office:value-type="float" office:value="1564725641.966553"/>
            <table:table-cell office:value-type="float" office:value="460"/>
            <table:table-cell/>
            <table:table-cell/>
          </table:table-row>
          <table:table-row>
            <table:table-cell office:value-type="float" office:value="1564725641.967602"/>
            <table:table-cell/>
            <table:table-cell office:value-type="float" office:value="1564725641.967602"/>
            <table:table-cell office:value-type="float" office:value="172"/>
            <table:table-cell/>
            <table:table-cell/>
          </table:table-row>
          <table:table-row>
            <table:table-cell office:value-type="float" office:value="1564725641.9681571"/>
            <table:table-cell/>
            <table:table-cell office:value-type="float" office:value="1564725641.9681571"/>
            <table:table-cell office:value-type="float" office:value="140"/>
            <table:table-cell/>
            <table:table-cell/>
          </table:table-row>
          <table:table-row>
            <table:table-cell office:value-type="float" office:value="1564725642.056282"/>
            <table:table-cell/>
            <table:table-cell office:value-type="float" office:value="1564725642.056282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2.056761"/>
            <table:table-cell/>
            <table:table-cell office:value-type="float" office:value="1564725642.056761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2.0567961"/>
            <table:table-cell/>
            <table:table-cell office:value-type="float" office:value="1564725642.0567961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2.0962999"/>
            <table:table-cell/>
            <table:table-cell office:value-type="float" office:value="1564725642.09629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2.101217"/>
            <table:table-cell/>
            <table:table-cell office:value-type="float" office:value="1564725642.101217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2.101934"/>
            <table:table-cell/>
            <table:table-cell office:value-type="float" office:value="1564725642.101934"/>
            <table:table-cell office:value-type="float" office:value="193"/>
            <table:table-cell/>
            <table:table-cell/>
          </table:table-row>
          <table:table-row>
            <table:table-cell office:value-type="float" office:value="1564725642.1457109"/>
            <table:table-cell/>
            <table:table-cell office:value-type="float" office:value="1564725642.14571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2.233829"/>
            <table:table-cell/>
            <table:table-cell office:value-type="float" office:value="1564725642.23382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6.1076839"/>
            <table:table-cell/>
            <table:table-cell office:value-type="float" office:value="1564725646.1076839"/>
            <table:table-cell office:value-type="float" office:value="476"/>
            <table:table-cell/>
            <table:table-cell/>
          </table:table-row>
          <table:table-row>
            <table:table-cell office:value-type="float" office:value="1564725646.1096189"/>
            <table:table-cell/>
            <table:table-cell office:value-type="float" office:value="1564725646.1096189"/>
            <table:table-cell office:value-type="float" office:value="156"/>
            <table:table-cell/>
            <table:table-cell/>
          </table:table-row>
          <table:table-row>
            <table:table-cell office:value-type="float" office:value="1564725646.1105349"/>
            <table:table-cell/>
            <table:table-cell office:value-type="float" office:value="1564725646.1105349"/>
            <table:table-cell office:value-type="float" office:value="140"/>
            <table:table-cell/>
            <table:table-cell/>
          </table:table-row>
          <table:table-row>
            <table:table-cell office:value-type="float" office:value="1564725646.2491641"/>
            <table:table-cell/>
            <table:table-cell office:value-type="float" office:value="1564725646.2491641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6.249203"/>
            <table:table-cell/>
            <table:table-cell office:value-type="float" office:value="1564725646.249203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6.2547879"/>
            <table:table-cell/>
            <table:table-cell office:value-type="float" office:value="1564725646.25478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6.2549939"/>
            <table:table-cell/>
            <table:table-cell office:value-type="float" office:value="1564725646.254993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47.2565091"/>
            <table:table-cell/>
            <table:table-cell office:value-type="float" office:value="1564725647.2565091"/>
            <table:table-cell office:value-type="float" office:value="209"/>
            <table:table-cell/>
            <table:table-cell/>
          </table:table-row>
          <table:table-row>
            <table:table-cell office:value-type="float" office:value="1564725647.400244"/>
            <table:table-cell/>
            <table:table-cell office:value-type="float" office:value="1564725647.400244"/>
            <table:table-cell office:value-type="float" office:value="40"/>
            <table:table-cell/>
            <table:table-cell/>
          </table:table-row>
          <table:table-row>
            <table:table-cell office:value-type="float" office:value="1564725657.098793"/>
            <table:table-cell/>
            <table:table-cell office:value-type="float" office:value="1564725657.098793"/>
            <table:table-cell office:value-type="float" office:value="129"/>
            <table:table-cell/>
            <table:table-cell/>
          </table:table-row>
          <table:table-row>
            <table:table-cell office:value-type="float" office:value="1564725657.189229"/>
            <table:table-cell/>
            <table:table-cell office:value-type="float" office:value="1564725657.18922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57.4015379"/>
            <table:table-cell/>
            <table:table-cell office:value-type="float" office:value="1564725657.401537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687.1127689"/>
            <table:table-cell/>
            <table:table-cell office:value-type="float" office:value="1564725687.112768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687.2029309"/>
            <table:table-cell/>
            <table:table-cell office:value-type="float" office:value="1564725687.20293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87.2036259"/>
            <table:table-cell/>
            <table:table-cell office:value-type="float" office:value="1564725687.203625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688.2056"/>
            <table:table-cell/>
            <table:table-cell office:value-type="float" office:value="1564725688.2056"/>
            <table:table-cell office:value-type="float" office:value="129"/>
            <table:table-cell/>
            <table:table-cell/>
          </table:table-row>
          <table:table-row>
            <table:table-cell office:value-type="float" office:value="1564725688.357873"/>
            <table:table-cell/>
            <table:table-cell office:value-type="float" office:value="1564725688.357873"/>
            <table:table-cell office:value-type="float" office:value="40"/>
            <table:table-cell/>
            <table:table-cell/>
          </table:table-row>
          <table:table-row>
            <table:table-cell office:value-type="float" office:value="1564725698.098412"/>
            <table:table-cell/>
            <table:table-cell office:value-type="float" office:value="1564725698.098412"/>
            <table:table-cell office:value-type="float" office:value="129"/>
            <table:table-cell/>
            <table:table-cell/>
          </table:table-row>
          <table:table-row>
            <table:table-cell office:value-type="float" office:value="1564725698.1887159"/>
            <table:table-cell/>
            <table:table-cell office:value-type="float" office:value="1564725698.188715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98.3158209"/>
            <table:table-cell/>
            <table:table-cell office:value-type="float" office:value="1564725698.315820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699.1904531"/>
            <table:table-cell/>
            <table:table-cell office:value-type="float" office:value="1564725699.190453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699.191097"/>
            <table:table-cell/>
            <table:table-cell office:value-type="float" office:value="1564725699.191097"/>
            <table:table-cell office:value-type="float" office:value="145"/>
            <table:table-cell/>
            <table:table-cell/>
          </table:table-row>
          <table:table-row>
            <table:table-cell office:value-type="float" office:value="1564725699.2904429"/>
            <table:table-cell/>
            <table:table-cell office:value-type="float" office:value="1564725699.2904429"/>
            <table:table-cell office:value-type="float" office:value="40"/>
            <table:table-cell/>
            <table:table-cell/>
          </table:table-row>
          <table:table-row>
            <table:table-cell office:value-type="float" office:value="1564725699.376087"/>
            <table:table-cell/>
            <table:table-cell office:value-type="float" office:value="1564725699.376087"/>
            <table:table-cell office:value-type="float" office:value="40"/>
            <table:table-cell/>
            <table:table-cell/>
          </table:table-row>
          <table:table-row>
            <table:table-cell office:value-type="float" office:value="1564725699.376863"/>
            <table:table-cell/>
            <table:table-cell office:value-type="float" office:value="1564725699.376863"/>
            <table:table-cell office:value-type="float" office:value="209"/>
            <table:table-cell/>
            <table:table-cell/>
          </table:table-row>
          <table:table-row>
            <table:table-cell office:value-type="float" office:value="1564725699.521668"/>
            <table:table-cell/>
            <table:table-cell office:value-type="float" office:value="1564725699.521668"/>
            <table:table-cell office:value-type="float" office:value="40"/>
            <table:table-cell/>
            <table:table-cell/>
          </table:table-row>
          <table:table-row>
            <table:table-cell office:value-type="float" office:value="1564725709.0981901"/>
            <table:table-cell/>
            <table:table-cell office:value-type="float" office:value="1564725709.098190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709.188329"/>
            <table:table-cell/>
            <table:table-cell office:value-type="float" office:value="1564725709.188329"/>
            <table:table-cell office:value-type="float" office:value="40"/>
            <table:table-cell/>
            <table:table-cell/>
          </table:table-row>
          <table:table-row>
            <table:table-cell office:value-type="float" office:value="1564725709.1891379"/>
            <table:table-cell/>
            <table:table-cell office:value-type="float" office:value="1564725709.1891379"/>
            <table:table-cell office:value-type="float" office:value="209"/>
            <table:table-cell/>
            <table:table-cell/>
          </table:table-row>
          <table:table-row>
            <table:table-cell office:value-type="float" office:value="1564725709.333576"/>
            <table:table-cell/>
            <table:table-cell office:value-type="float" office:value="1564725709.333576"/>
            <table:table-cell office:value-type="float" office:value="40"/>
            <table:table-cell/>
            <table:table-cell/>
          </table:table-row>
          <table:table-row>
            <table:table-cell office:value-type="float" office:value="1564725719.0985291"/>
            <table:table-cell/>
            <table:table-cell office:value-type="float" office:value="1564725719.0985291"/>
            <table:table-cell office:value-type="float" office:value="193"/>
            <table:table-cell/>
            <table:table-cell/>
          </table:table-row>
          <table:table-row>
            <table:table-cell office:value-type="float" office:value="1564725719.1895781"/>
            <table:table-cell/>
            <table:table-cell office:value-type="float" office:value="1564725719.18957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720.8822501"/>
            <table:table-cell/>
            <table:table-cell office:value-type="float" office:value="1564725720.8822501"/>
            <table:table-cell office:value-type="float" office:value="40"/>
            <table:table-cell/>
            <table:table-cell/>
          </table:table-row>
          <table:table-row>
            <table:table-cell office:value-type="float" office:value="1564725720.882643"/>
            <table:table-cell/>
            <table:table-cell office:value-type="float" office:value="1564725720.882643"/>
            <table:table-cell office:value-type="float" office:value="40"/>
            <table:table-cell/>
            <table:table-cell/>
          </table:table-row>
          <table:table-row>
            <table:table-cell office:value-type="float" office:value="1564725720.886534"/>
            <table:table-cell/>
            <table:table-cell office:value-type="float" office:value="1564725720.886534"/>
            <table:table-cell office:value-type="float" office:value="40"/>
            <table:table-cell/>
            <table:table-cell/>
          </table:table-row>
          <table:table-row>
            <table:table-cell office:value-type="float" office:value="1564725720.8873141"/>
            <table:table-cell/>
            <table:table-cell office:value-type="float" office:value="1564725720.887314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725.9884751"/>
            <table:table-cell/>
            <table:table-cell office:value-type="float" office:value="1564725725.9884751"/>
            <table:table-cell office:value-type="float" office:value="40"/>
            <table:table-cell/>
            <table:table-cell/>
          </table:table-row>
          <table:table-row>
            <table:table-cell office:value-type="float" office:value="1564725726.029774"/>
            <table:table-cell/>
            <table:table-cell office:value-type="float" office:value="1564725726.029774"/>
            <table:table-cell office:value-type="float" office:value="40"/>
            <table:table-cell/>
            <table:table-cell/>
          </table:table-row>
          <table:table-row>
            <table:table-cell office:value-type="float" office:value="1564725731.2565589"/>
            <table:table-cell/>
            <table:table-cell office:value-type="float" office:value="1564725731.2565589"/>
            <table:table-cell office:value-type="float" office:value="40"/>
            <table:table-cell/>
            <table:table-cell/>
          </table:table-row>
          <table:table-row>
            <table:table-cell office:value-type="float" office:value="1564725731.2586019"/>
            <table:table-cell/>
            <table:table-cell office:value-type="float" office:value="1564725731.25860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736.0987041"/>
            <table:table-cell/>
            <table:table-cell office:value-type="float" office:value="1564725736.0987041"/>
            <table:table-cell office:value-type="float" office:value="145"/>
            <table:table-cell/>
            <table:table-cell/>
          </table:table-row>
          <table:table-row>
            <table:table-cell office:value-type="float" office:value="1564725736.570292"/>
            <table:table-cell/>
            <table:table-cell office:value-type="float" office:value="1564725736.570292"/>
            <table:table-cell office:value-type="float" office:value="40"/>
            <table:table-cell/>
            <table:table-cell/>
          </table:table-row>
          <table:table-row>
            <table:table-cell office:value-type="float" office:value="1564725736.5743761"/>
            <table:table-cell/>
            <table:table-cell office:value-type="float" office:value="1564725736.5743761"/>
            <table:table-cell office:value-type="float" office:value="40"/>
            <table:table-cell/>
            <table:table-cell/>
          </table:table-row>
          <table:table-row>
            <table:table-cell office:value-type="float" office:value="1564725736.5749769"/>
            <table:table-cell/>
            <table:table-cell office:value-type="float" office:value="1564725736.574976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742.123709"/>
            <table:table-cell/>
            <table:table-cell office:value-type="float" office:value="1564725742.1237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742.1697781"/>
            <table:table-cell/>
            <table:table-cell office:value-type="float" office:value="1564725742.16977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748.144021"/>
            <table:table-cell/>
            <table:table-cell office:value-type="float" office:value="1564725748.144021"/>
            <table:table-cell office:value-type="float" office:value="40"/>
            <table:table-cell/>
            <table:table-cell/>
          </table:table-row>
          <table:table-row>
            <table:table-cell office:value-type="float" office:value="1564725748.147423"/>
            <table:table-cell/>
            <table:table-cell office:value-type="float" office:value="1564725748.147423"/>
            <table:table-cell office:value-type="float" office:value="40"/>
            <table:table-cell/>
            <table:table-cell/>
          </table:table-row>
          <table:table-row>
            <table:table-cell office:value-type="float" office:value="1564725752.09919"/>
            <table:table-cell/>
            <table:table-cell office:value-type="float" office:value="1564725752.09919"/>
            <table:table-cell office:value-type="float" office:value="193"/>
            <table:table-cell/>
            <table:table-cell/>
          </table:table-row>
          <table:table-row>
            <table:table-cell office:value-type="float" office:value="1564725752.1891911"/>
            <table:table-cell/>
            <table:table-cell office:value-type="float" office:value="1564725752.1891911"/>
            <table:table-cell office:value-type="float" office:value="40"/>
            <table:table-cell/>
            <table:table-cell/>
          </table:table-row>
          <table:table-row>
            <table:table-cell office:value-type="float" office:value="1564725797.1023569"/>
            <table:table-cell/>
            <table:table-cell office:value-type="float" office:value="1564725797.102356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797.1924331"/>
            <table:table-cell/>
            <table:table-cell office:value-type="float" office:value="1564725797.1924331"/>
            <table:table-cell office:value-type="float" office:value="40"/>
            <table:table-cell/>
            <table:table-cell/>
          </table:table-row>
          <table:table-row>
            <table:table-cell office:value-type="float" office:value="1564725797.1930361"/>
            <table:table-cell/>
            <table:table-cell office:value-type="float" office:value="1564725797.193036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842.099242"/>
            <table:table-cell/>
            <table:table-cell office:value-type="float" office:value="1564725842.099242"/>
            <table:table-cell office:value-type="float" office:value="129"/>
            <table:table-cell/>
            <table:table-cell/>
          </table:table-row>
          <table:table-row>
            <table:table-cell office:value-type="float" office:value="1564725842.229809"/>
            <table:table-cell/>
            <table:table-cell office:value-type="float" office:value="1564725842.2298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0984521"/>
            <table:table-cell/>
            <table:table-cell office:value-type="float" office:value="1564725857.098452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857.1888609"/>
            <table:table-cell/>
            <table:table-cell office:value-type="float" office:value="1564725857.18886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1889911"/>
            <table:table-cell/>
            <table:table-cell office:value-type="float" office:value="1564725857.1889911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1890559"/>
            <table:table-cell/>
            <table:table-cell office:value-type="float" office:value="1564725857.1890559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2565911"/>
            <table:table-cell/>
            <table:table-cell office:value-type="float" office:value="1564725857.2565911"/>
            <table:table-cell office:value-type="float" office:value="60"/>
            <table:table-cell/>
            <table:table-cell/>
          </table:table-row>
          <table:table-row>
            <table:table-cell office:value-type="float" office:value="1564725857.341346"/>
            <table:table-cell/>
            <table:table-cell office:value-type="float" office:value="1564725857.341346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3417439"/>
            <table:table-cell/>
            <table:table-cell office:value-type="float" office:value="1564725857.341743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857.4271481"/>
            <table:table-cell/>
            <table:table-cell office:value-type="float" office:value="1564725857.42714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428808"/>
            <table:table-cell/>
            <table:table-cell office:value-type="float" office:value="1564725857.428808"/>
            <table:table-cell office:value-type="float" office:value="241"/>
            <table:table-cell/>
            <table:table-cell/>
          </table:table-row>
          <table:table-row>
            <table:table-cell office:value-type="float" office:value="1564725857.518837"/>
            <table:table-cell/>
            <table:table-cell office:value-type="float" office:value="1564725857.518837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518873"/>
            <table:table-cell/>
            <table:table-cell office:value-type="float" office:value="1564725857.518873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5189509"/>
            <table:table-cell/>
            <table:table-cell office:value-type="float" office:value="1564725857.51895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518971"/>
            <table:table-cell/>
            <table:table-cell office:value-type="float" office:value="1564725857.5189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5190451"/>
            <table:table-cell/>
            <table:table-cell office:value-type="float" office:value="1564725857.5190451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60414"/>
            <table:table-cell/>
            <table:table-cell office:value-type="float" office:value="1564725857.60414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7.604996"/>
            <table:table-cell/>
            <table:table-cell office:value-type="float" office:value="1564725857.604996"/>
            <table:table-cell office:value-type="float" office:value="129"/>
            <table:table-cell/>
            <table:table-cell/>
          </table:table-row>
          <table:table-row>
            <table:table-cell office:value-type="float" office:value="1564725858.191154"/>
            <table:table-cell/>
            <table:table-cell office:value-type="float" office:value="1564725858.191154"/>
            <table:table-cell office:value-type="float" office:value="225"/>
            <table:table-cell/>
            <table:table-cell/>
          </table:table-row>
          <table:table-row>
            <table:table-cell office:value-type="float" office:value="1564725858.191783"/>
            <table:table-cell/>
            <table:table-cell office:value-type="float" office:value="1564725858.191783"/>
            <table:table-cell office:value-type="float" office:value="145"/>
            <table:table-cell/>
            <table:table-cell/>
          </table:table-row>
          <table:table-row>
            <table:table-cell office:value-type="float" office:value="1564725858.300688"/>
            <table:table-cell/>
            <table:table-cell office:value-type="float" office:value="1564725858.300688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8.3007331"/>
            <table:table-cell/>
            <table:table-cell office:value-type="float" office:value="1564725858.3007331"/>
            <table:table-cell office:value-type="float" office:value="40"/>
            <table:table-cell/>
            <table:table-cell/>
          </table:table-row>
          <table:table-row>
            <table:table-cell office:value-type="float" office:value="1564725858.3995149"/>
            <table:table-cell/>
            <table:table-cell office:value-type="float" office:value="1564725858.39951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863.700434"/>
            <table:table-cell/>
            <table:table-cell office:value-type="float" office:value="1564725863.700434"/>
            <table:table-cell office:value-type="float" office:value="40"/>
            <table:table-cell/>
            <table:table-cell/>
          </table:table-row>
          <table:table-row>
            <table:table-cell office:value-type="float" office:value="1564725863.700779"/>
            <table:table-cell/>
            <table:table-cell office:value-type="float" office:value="1564725863.7007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863.700871"/>
            <table:table-cell/>
            <table:table-cell office:value-type="float" office:value="1564725863.7008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863.7037871"/>
            <table:table-cell/>
            <table:table-cell office:value-type="float" office:value="1564725863.70378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867.7115149"/>
            <table:table-cell/>
            <table:table-cell office:value-type="float" office:value="1564725867.71151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867.7144401"/>
            <table:table-cell/>
            <table:table-cell office:value-type="float" office:value="1564725867.7144401"/>
            <table:table-cell office:value-type="float" office:value="40"/>
            <table:table-cell/>
            <table:table-cell/>
          </table:table-row>
          <table:table-row>
            <table:table-cell office:value-type="float" office:value="1564725868.302206"/>
            <table:table-cell/>
            <table:table-cell office:value-type="float" office:value="1564725868.302206"/>
            <table:table-cell office:value-type="float" office:value="161"/>
            <table:table-cell/>
            <table:table-cell/>
          </table:table-row>
          <table:table-row>
            <table:table-cell office:value-type="float" office:value="1564725872.606498"/>
            <table:table-cell/>
            <table:table-cell office:value-type="float" office:value="1564725872.606498"/>
            <table:table-cell office:value-type="float" office:value="40"/>
            <table:table-cell/>
            <table:table-cell/>
          </table:table-row>
          <table:table-row>
            <table:table-cell office:value-type="float" office:value="1564725872.6915751"/>
            <table:table-cell/>
            <table:table-cell office:value-type="float" office:value="1564725872.691575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02.1167729"/>
            <table:table-cell/>
            <table:table-cell office:value-type="float" office:value="1564725902.116772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902.2083139"/>
            <table:table-cell/>
            <table:table-cell office:value-type="float" office:value="1564725902.208313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02.209229"/>
            <table:table-cell/>
            <table:table-cell office:value-type="float" office:value="1564725902.20922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903.2126639"/>
            <table:table-cell/>
            <table:table-cell office:value-type="float" office:value="1564725903.212663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903.213299"/>
            <table:table-cell/>
            <table:table-cell office:value-type="float" office:value="1564725903.213299"/>
            <table:table-cell office:value-type="float" office:value="145"/>
            <table:table-cell/>
            <table:table-cell/>
          </table:table-row>
          <table:table-row>
            <table:table-cell office:value-type="float" office:value="1564725903.3538671"/>
            <table:table-cell/>
            <table:table-cell office:value-type="float" office:value="1564725903.35386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03.402478"/>
            <table:table-cell/>
            <table:table-cell office:value-type="float" office:value="1564725903.402478"/>
            <table:table-cell office:value-type="float" office:value="40"/>
            <table:table-cell/>
            <table:table-cell/>
          </table:table-row>
          <table:table-row>
            <table:table-cell office:value-type="float" office:value="1564725903.403018"/>
            <table:table-cell/>
            <table:table-cell office:value-type="float" office:value="1564725903.403018"/>
            <table:table-cell office:value-type="float" office:value="209"/>
            <table:table-cell/>
            <table:table-cell/>
          </table:table-row>
          <table:table-row>
            <table:table-cell office:value-type="float" office:value="1564725903.55391"/>
            <table:table-cell/>
            <table:table-cell office:value-type="float" office:value="1564725903.5539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06.1188231"/>
            <table:table-cell/>
            <table:table-cell office:value-type="float" office:value="1564725906.118823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06.1218009"/>
            <table:table-cell/>
            <table:table-cell office:value-type="float" office:value="1564725906.12180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07.665427"/>
            <table:table-cell/>
            <table:table-cell office:value-type="float" office:value="1564725907.665427"/>
            <table:table-cell office:value-type="float" office:value="40"/>
            <table:table-cell/>
            <table:table-cell/>
          </table:table-row>
          <table:table-row>
            <table:table-cell office:value-type="float" office:value="1564725907.6683421"/>
            <table:table-cell/>
            <table:table-cell office:value-type="float" office:value="1564725907.668342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07.7436881"/>
            <table:table-cell/>
            <table:table-cell office:value-type="float" office:value="1564725907.74368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07.746732"/>
            <table:table-cell/>
            <table:table-cell office:value-type="float" office:value="1564725907.746732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1.5196249"/>
            <table:table-cell/>
            <table:table-cell office:value-type="float" office:value="1564725911.51962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1.523021"/>
            <table:table-cell/>
            <table:table-cell office:value-type="float" office:value="1564725911.52302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1.703954"/>
            <table:table-cell/>
            <table:table-cell office:value-type="float" office:value="1564725911.703954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1.704458"/>
            <table:table-cell/>
            <table:table-cell office:value-type="float" office:value="1564725911.704458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2.7336891"/>
            <table:table-cell/>
            <table:table-cell office:value-type="float" office:value="1564725912.733689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2.73666"/>
            <table:table-cell/>
            <table:table-cell office:value-type="float" office:value="1564725912.73666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3.515269"/>
            <table:table-cell/>
            <table:table-cell office:value-type="float" office:value="1564725913.515269"/>
            <table:table-cell office:value-type="float" office:value="193"/>
            <table:table-cell/>
            <table:table-cell/>
          </table:table-row>
          <table:table-row>
            <table:table-cell office:value-type="float" office:value="1564725915.726155"/>
            <table:table-cell/>
            <table:table-cell office:value-type="float" office:value="1564725915.726155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5.7292609"/>
            <table:table-cell/>
            <table:table-cell office:value-type="float" office:value="1564725915.72926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5.729847"/>
            <table:table-cell/>
            <table:table-cell office:value-type="float" office:value="1564725915.729847"/>
            <table:table-cell office:value-type="float" office:value="129"/>
            <table:table-cell/>
            <table:table-cell/>
          </table:table-row>
          <table:table-row>
            <table:table-cell office:value-type="float" office:value="1564725916.7878571"/>
            <table:table-cell/>
            <table:table-cell office:value-type="float" office:value="1564725916.78785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6.8336811"/>
            <table:table-cell/>
            <table:table-cell office:value-type="float" office:value="1564725916.833681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9.7398069"/>
            <table:table-cell/>
            <table:table-cell office:value-type="float" office:value="1564725919.739806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19.7417929"/>
            <table:table-cell/>
            <table:table-cell office:value-type="float" office:value="1564725919.741792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0.505065"/>
            <table:table-cell/>
            <table:table-cell office:value-type="float" office:value="1564725920.505065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0.507998"/>
            <table:table-cell/>
            <table:table-cell office:value-type="float" office:value="1564725920.507998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2.327507"/>
            <table:table-cell/>
            <table:table-cell office:value-type="float" office:value="1564725922.327507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2.3301721"/>
            <table:table-cell/>
            <table:table-cell office:value-type="float" office:value="1564725922.330172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3.8144109"/>
            <table:table-cell/>
            <table:table-cell office:value-type="float" office:value="1564725923.81441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3.814585"/>
            <table:table-cell/>
            <table:table-cell office:value-type="float" office:value="1564725923.814585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6.126044"/>
            <table:table-cell/>
            <table:table-cell office:value-type="float" office:value="1564725926.126044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6.1341331"/>
            <table:table-cell/>
            <table:table-cell office:value-type="float" office:value="1564725926.134133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6.7915101"/>
            <table:table-cell/>
            <table:table-cell office:value-type="float" office:value="1564725926.7915101"/>
            <table:table-cell office:value-type="float" office:value="193"/>
            <table:table-cell/>
            <table:table-cell/>
          </table:table-row>
          <table:table-row>
            <table:table-cell office:value-type="float" office:value="1564725927.5040209"/>
            <table:table-cell/>
            <table:table-cell office:value-type="float" office:value="1564725927.50402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7.506954"/>
            <table:table-cell/>
            <table:table-cell office:value-type="float" office:value="1564725927.506954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7.507762"/>
            <table:table-cell/>
            <table:table-cell office:value-type="float" office:value="1564725927.507762"/>
            <table:table-cell office:value-type="float" office:value="129"/>
            <table:table-cell/>
            <table:table-cell/>
          </table:table-row>
          <table:table-row>
            <table:table-cell office:value-type="float" office:value="1564725928.065768"/>
            <table:table-cell/>
            <table:table-cell office:value-type="float" office:value="1564725928.065768"/>
            <table:table-cell office:value-type="float" office:value="40"/>
            <table:table-cell/>
            <table:table-cell/>
          </table:table-row>
          <table:table-row>
            <table:table-cell office:value-type="float" office:value="1564725928.10973"/>
            <table:table-cell/>
            <table:table-cell office:value-type="float" office:value="1564725928.10973"/>
            <table:table-cell office:value-type="float" office:value="40"/>
            <table:table-cell/>
            <table:table-cell/>
          </table:table-row>
          <table:table-row>
            <table:table-cell office:value-type="float" office:value="1564725931.2149"/>
            <table:table-cell/>
            <table:table-cell office:value-type="float" office:value="1564725931.21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31.2176509"/>
            <table:table-cell/>
            <table:table-cell office:value-type="float" office:value="1564725931.217650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31.2990999"/>
            <table:table-cell/>
            <table:table-cell office:value-type="float" office:value="1564725931.29909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31.3018179"/>
            <table:table-cell/>
            <table:table-cell office:value-type="float" office:value="1564725931.301817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35.3668671"/>
            <table:table-cell/>
            <table:table-cell office:value-type="float" office:value="1564725935.366867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35.3699801"/>
            <table:table-cell/>
            <table:table-cell office:value-type="float" office:value="1564725935.369980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37.060267"/>
            <table:table-cell/>
            <table:table-cell office:value-type="float" office:value="1564725937.060267"/>
            <table:table-cell office:value-type="float" office:value="40"/>
            <table:table-cell/>
            <table:table-cell/>
          </table:table-row>
          <table:table-row>
            <table:table-cell office:value-type="float" office:value="1564725937.063123"/>
            <table:table-cell/>
            <table:table-cell office:value-type="float" office:value="1564725937.063123"/>
            <table:table-cell office:value-type="float" office:value="40"/>
            <table:table-cell/>
            <table:table-cell/>
          </table:table-row>
          <table:table-row>
            <table:table-cell office:value-type="float" office:value="1564725938.098371"/>
            <table:table-cell/>
            <table:table-cell office:value-type="float" office:value="1564725938.098371"/>
            <table:table-cell office:value-type="float" office:value="241"/>
            <table:table-cell/>
            <table:table-cell/>
          </table:table-row>
          <table:table-row>
            <table:table-cell office:value-type="float" office:value="1564725938.1883919"/>
            <table:table-cell/>
            <table:table-cell office:value-type="float" office:value="1564725938.188391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44.797332"/>
            <table:table-cell/>
            <table:table-cell office:value-type="float" office:value="1564725944.797332"/>
            <table:table-cell office:value-type="float" office:value="40"/>
            <table:table-cell/>
            <table:table-cell/>
          </table:table-row>
          <table:table-row>
            <table:table-cell office:value-type="float" office:value="1564725944.8027999"/>
            <table:table-cell/>
            <table:table-cell office:value-type="float" office:value="1564725944.80279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44.8036239"/>
            <table:table-cell/>
            <table:table-cell office:value-type="float" office:value="1564725944.803623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945.805527"/>
            <table:table-cell/>
            <table:table-cell office:value-type="float" office:value="1564725945.805527"/>
            <table:table-cell office:value-type="float" office:value="145"/>
            <table:table-cell/>
            <table:table-cell/>
          </table:table-row>
          <table:table-row>
            <table:table-cell office:value-type="float" office:value="1564725945.9537449"/>
            <table:table-cell/>
            <table:table-cell office:value-type="float" office:value="1564725945.953744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56.0988309"/>
            <table:table-cell/>
            <table:table-cell office:value-type="float" office:value="1564725956.098830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956.1891999"/>
            <table:table-cell/>
            <table:table-cell office:value-type="float" office:value="1564725956.1891999"/>
            <table:table-cell office:value-type="float" office:value="40"/>
            <table:table-cell/>
            <table:table-cell/>
          </table:table-row>
          <table:table-row>
            <table:table-cell office:value-type="float" office:value="1564725956.189841"/>
            <table:table-cell/>
            <table:table-cell office:value-type="float" office:value="1564725956.189841"/>
            <table:table-cell office:value-type="float" office:value="129"/>
            <table:table-cell/>
            <table:table-cell/>
          </table:table-row>
          <table:table-row>
            <table:table-cell office:value-type="float" office:value="1564725983.1139209"/>
            <table:table-cell/>
            <table:table-cell office:value-type="float" office:value="1564725983.1139209"/>
            <table:table-cell office:value-type="float" office:value="129"/>
            <table:table-cell/>
            <table:table-cell/>
          </table:table-row>
          <table:table-row>
            <table:table-cell office:value-type="float" office:value="1564725983.2099781"/>
            <table:table-cell/>
            <table:table-cell office:value-type="float" office:value="1564725983.2099781"/>
            <table:table-cell office:value-type="float" office:value="40"/>
            <table:table-cell/>
            <table:table-cell/>
          </table:table-row>
          <table:table-row>
            <table:table-cell office:value-type="float" office:value="1564725993.09882"/>
            <table:table-cell/>
            <table:table-cell office:value-type="float" office:value="1564725993.09882"/>
            <table:table-cell office:value-type="float" office:value="145"/>
            <table:table-cell/>
            <table:table-cell/>
          </table:table-row>
          <table:table-row>
            <table:table-cell office:value-type="float" office:value="1564726028.117008"/>
            <table:table-cell/>
            <table:table-cell office:value-type="float" office:value="1564726028.117008"/>
            <table:table-cell office:value-type="float" office:value="129"/>
            <table:table-cell/>
            <table:table-cell/>
          </table:table-row>
          <table:table-row>
            <table:table-cell office:value-type="float" office:value="1564726028.249608"/>
            <table:table-cell/>
            <table:table-cell office:value-type="float" office:value="1564726028.249608"/>
            <table:table-cell office:value-type="float" office:value="40"/>
            <table:table-cell/>
            <table:table-cell/>
          </table:table-row>
          <table:table-row>
            <table:table-cell office:value-type="float" office:value="1564726043.0982449"/>
            <table:table-cell/>
            <table:table-cell office:value-type="float" office:value="1564726043.098244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043.1897299"/>
            <table:table-cell/>
            <table:table-cell office:value-type="float" office:value="1564726043.1897299"/>
            <table:table-cell office:value-type="float" office:value="40"/>
            <table:table-cell/>
            <table:table-cell/>
          </table:table-row>
          <table:table-row>
            <table:table-cell office:value-type="float" office:value="1564726088.1173949"/>
            <table:table-cell/>
            <table:table-cell office:value-type="float" office:value="1564726088.117394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088.209451"/>
            <table:table-cell/>
            <table:table-cell office:value-type="float" office:value="1564726088.209451"/>
            <table:table-cell office:value-type="float" office:value="40"/>
            <table:table-cell/>
            <table:table-cell/>
          </table:table-row>
          <table:table-row>
            <table:table-cell office:value-type="float" office:value="1564726088.209573"/>
            <table:table-cell/>
            <table:table-cell office:value-type="float" office:value="1564726088.209573"/>
            <table:table-cell office:value-type="float" office:value="40"/>
            <table:table-cell/>
            <table:table-cell/>
          </table:table-row>
          <table:table-row>
            <table:table-cell office:value-type="float" office:value="1564726089.213275"/>
            <table:table-cell/>
            <table:table-cell office:value-type="float" office:value="1564726089.213275"/>
            <table:table-cell office:value-type="float" office:value="225"/>
            <table:table-cell/>
            <table:table-cell/>
          </table:table-row>
          <table:table-row>
            <table:table-cell office:value-type="float" office:value="1564726089.214062"/>
            <table:table-cell/>
            <table:table-cell office:value-type="float" office:value="1564726089.214062"/>
            <table:table-cell office:value-type="float" office:value="145"/>
            <table:table-cell/>
            <table:table-cell/>
          </table:table-row>
          <table:table-row>
            <table:table-cell office:value-type="float" office:value="1564726089.3165619"/>
            <table:table-cell/>
            <table:table-cell office:value-type="float" office:value="1564726089.3165619"/>
            <table:table-cell office:value-type="float" office:value="40"/>
            <table:table-cell/>
            <table:table-cell/>
          </table:table-row>
          <table:table-row>
            <table:table-cell office:value-type="float" office:value="1564726089.4213059"/>
            <table:table-cell/>
            <table:table-cell office:value-type="float" office:value="1564726089.4213059"/>
            <table:table-cell office:value-type="float" office:value="40"/>
            <table:table-cell/>
            <table:table-cell/>
          </table:table-row>
          <table:table-row>
            <table:table-cell office:value-type="float" office:value="1564726099.0991991"/>
            <table:table-cell/>
            <table:table-cell office:value-type="float" office:value="1564726099.0991991"/>
            <table:table-cell office:value-type="float" office:value="145"/>
            <table:table-cell/>
            <table:table-cell/>
          </table:table-row>
          <table:table-row>
            <table:table-cell office:value-type="float" office:value="1564726099.189707"/>
            <table:table-cell/>
            <table:table-cell office:value-type="float" office:value="1564726099.189707"/>
            <table:table-cell office:value-type="float" office:value="40"/>
            <table:table-cell/>
            <table:table-cell/>
          </table:table-row>
          <table:table-row>
            <table:table-cell office:value-type="float" office:value="1564726099.3215301"/>
            <table:table-cell/>
            <table:table-cell office:value-type="float" office:value="1564726099.321530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105.6271131"/>
            <table:table-cell/>
            <table:table-cell office:value-type="float" office:value="1564726105.6271131"/>
            <table:table-cell office:value-type="float" office:value="40"/>
            <table:table-cell/>
            <table:table-cell/>
          </table:table-row>
          <table:table-row>
            <table:table-cell office:value-type="float" office:value="1564726105.627404"/>
            <table:table-cell/>
            <table:table-cell office:value-type="float" office:value="1564726105.627404"/>
            <table:table-cell office:value-type="float" office:value="40"/>
            <table:table-cell/>
            <table:table-cell/>
          </table:table-row>
          <table:table-row>
            <table:table-cell office:value-type="float" office:value="1564726105.6274791"/>
            <table:table-cell/>
            <table:table-cell office:value-type="float" office:value="1564726105.6274791"/>
            <table:table-cell office:value-type="float" office:value="40"/>
            <table:table-cell/>
            <table:table-cell/>
          </table:table-row>
          <table:table-row>
            <table:table-cell office:value-type="float" office:value="1564726105.627672"/>
            <table:table-cell/>
            <table:table-cell office:value-type="float" office:value="1564726105.627672"/>
            <table:table-cell office:value-type="float" office:value="40"/>
            <table:table-cell/>
            <table:table-cell/>
          </table:table-row>
          <table:table-row>
            <table:table-cell office:value-type="float" office:value="1564726105.630383"/>
            <table:table-cell/>
            <table:table-cell office:value-type="float" office:value="1564726105.630383"/>
            <table:table-cell office:value-type="float" office:value="40"/>
            <table:table-cell/>
            <table:table-cell/>
          </table:table-row>
          <table:table-row>
            <table:table-cell office:value-type="float" office:value="1564726105.6310551"/>
            <table:table-cell/>
            <table:table-cell office:value-type="float" office:value="1564726105.631055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109.7124641"/>
            <table:table-cell/>
            <table:table-cell office:value-type="float" office:value="1564726109.7124641"/>
            <table:table-cell office:value-type="float" office:value="40"/>
            <table:table-cell/>
            <table:table-cell/>
          </table:table-row>
          <table:table-row>
            <table:table-cell office:value-type="float" office:value="1564726109.757621"/>
            <table:table-cell/>
            <table:table-cell office:value-type="float" office:value="1564726109.757621"/>
            <table:table-cell office:value-type="float" office:value="40"/>
            <table:table-cell/>
            <table:table-cell/>
          </table:table-row>
          <table:table-row>
            <table:table-cell office:value-type="float" office:value="1564726120.0994329"/>
            <table:table-cell/>
            <table:table-cell office:value-type="float" office:value="1564726120.0994329"/>
            <table:table-cell office:value-type="float" office:value="193"/>
            <table:table-cell/>
            <table:table-cell/>
          </table:table-row>
          <table:table-row>
            <table:table-cell office:value-type="float" office:value="1564726120.1896701"/>
            <table:table-cell/>
            <table:table-cell office:value-type="float" office:value="1564726120.1896701"/>
            <table:table-cell office:value-type="float" office:value="40"/>
            <table:table-cell/>
            <table:table-cell/>
          </table:table-row>
          <table:table-row>
            <table:table-cell office:value-type="float" office:value="1564726120.190371"/>
            <table:table-cell/>
            <table:table-cell office:value-type="float" office:value="1564726120.19037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165.109926"/>
            <table:table-cell/>
            <table:table-cell office:value-type="float" office:value="1564726165.109926"/>
            <table:table-cell office:value-type="float" office:value="129"/>
            <table:table-cell/>
            <table:table-cell/>
          </table:table-row>
          <table:table-row>
            <table:table-cell office:value-type="float" office:value="1564726165.241744"/>
            <table:table-cell/>
            <table:table-cell office:value-type="float" office:value="1564726165.241744"/>
            <table:table-cell office:value-type="float" office:value="40"/>
            <table:table-cell/>
            <table:table-cell/>
          </table:table-row>
          <table:table-row>
            <table:table-cell office:value-type="float" office:value="1564726180.098973"/>
            <table:table-cell/>
            <table:table-cell office:value-type="float" office:value="1564726180.098973"/>
            <table:table-cell office:value-type="float" office:value="129"/>
            <table:table-cell/>
            <table:table-cell/>
          </table:table-row>
          <table:table-row>
            <table:table-cell office:value-type="float" office:value="1564726180.189075"/>
            <table:table-cell/>
            <table:table-cell office:value-type="float" office:value="1564726180.189075"/>
            <table:table-cell office:value-type="float" office:value="40"/>
            <table:table-cell/>
            <table:table-cell/>
          </table:table-row>
          <table:table-row>
            <table:table-cell office:value-type="float" office:value="1564726181.190757"/>
            <table:table-cell/>
            <table:table-cell office:value-type="float" office:value="1564726181.190757"/>
            <table:table-cell office:value-type="float" office:value="193"/>
            <table:table-cell/>
            <table:table-cell/>
          </table:table-row>
          <table:table-row>
            <table:table-cell office:value-type="float" office:value="1564726181.385644"/>
            <table:table-cell/>
            <table:table-cell office:value-type="float" office:value="1564726181.385644"/>
            <table:table-cell office:value-type="float" office:value="40"/>
            <table:table-cell/>
            <table:table-cell/>
          </table:table-row>
          <table:table-row>
            <table:table-cell office:value-type="float" office:value="1564726191.0986209"/>
            <table:table-cell/>
            <table:table-cell office:value-type="float" office:value="1564726191.098620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225.111007"/>
            <table:table-cell/>
            <table:table-cell office:value-type="float" office:value="1564726225.111007"/>
            <table:table-cell office:value-type="float" office:value="129"/>
            <table:table-cell/>
            <table:table-cell/>
          </table:table-row>
          <table:table-row>
            <table:table-cell office:value-type="float" office:value="1564726225.2011349"/>
            <table:table-cell/>
            <table:table-cell office:value-type="float" office:value="1564726225.2011349"/>
            <table:table-cell office:value-type="float" office:value="40"/>
            <table:table-cell/>
            <table:table-cell/>
          </table:table-row>
          <table:table-row>
            <table:table-cell office:value-type="float" office:value="1564726225.201726"/>
            <table:table-cell/>
            <table:table-cell office:value-type="float" office:value="1564726225.201726"/>
            <table:table-cell office:value-type="float" office:value="129"/>
            <table:table-cell/>
            <table:table-cell/>
          </table:table-row>
          <table:table-row>
            <table:table-cell office:value-type="float" office:value="1564726270.1112101"/>
            <table:table-cell/>
            <table:table-cell office:value-type="float" office:value="1564726270.111210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270.2417171"/>
            <table:table-cell/>
            <table:table-cell office:value-type="float" office:value="1564726270.2417171"/>
            <table:table-cell office:value-type="float" office:value="40"/>
            <table:table-cell/>
            <table:table-cell/>
          </table:table-row>
          <table:table-row>
            <table:table-cell office:value-type="float" office:value="1564726285.0981131"/>
            <table:table-cell/>
            <table:table-cell office:value-type="float" office:value="1564726285.098113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285.1876841"/>
            <table:table-cell/>
            <table:table-cell office:value-type="float" office:value="1564726285.1876841"/>
            <table:table-cell office:value-type="float" office:value="40"/>
            <table:table-cell/>
            <table:table-cell/>
          </table:table-row>
          <table:table-row>
            <table:table-cell office:value-type="float" office:value="1564726330.142499"/>
            <table:table-cell/>
            <table:table-cell office:value-type="float" office:value="1564726330.14249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330.232821"/>
            <table:table-cell/>
            <table:table-cell office:value-type="float" office:value="1564726330.232821"/>
            <table:table-cell office:value-type="float" office:value="40"/>
            <table:table-cell/>
            <table:table-cell/>
          </table:table-row>
          <table:table-row>
            <table:table-cell office:value-type="float" office:value="1564726331.2346489"/>
            <table:table-cell/>
            <table:table-cell office:value-type="float" office:value="1564726331.2346489"/>
            <table:table-cell office:value-type="float" office:value="209"/>
            <table:table-cell/>
            <table:table-cell/>
          </table:table-row>
          <table:table-row>
            <table:table-cell office:value-type="float" office:value="1564726331.3420429"/>
            <table:table-cell/>
            <table:table-cell office:value-type="float" office:value="1564726331.3420429"/>
            <table:table-cell office:value-type="float" office:value="40"/>
            <table:table-cell/>
            <table:table-cell/>
          </table:table-row>
          <table:table-row>
            <table:table-cell office:value-type="float" office:value="1564726341.098743"/>
            <table:table-cell/>
            <table:table-cell office:value-type="float" office:value="1564726341.098743"/>
            <table:table-cell office:value-type="float" office:value="129"/>
            <table:table-cell/>
            <table:table-cell/>
          </table:table-row>
          <table:table-row>
            <table:table-cell office:value-type="float" office:value="1564726362.8855181"/>
            <table:table-cell/>
            <table:table-cell office:value-type="float" office:value="1564726362.8855181"/>
            <table:table-cell office:value-type="float" office:value="40"/>
            <table:table-cell/>
            <table:table-cell/>
          </table:table-row>
          <table:table-row>
            <table:table-cell office:value-type="float" office:value="1564726362.8859119"/>
            <table:table-cell/>
            <table:table-cell office:value-type="float" office:value="1564726362.8859119"/>
            <table:table-cell office:value-type="float" office:value="40"/>
            <table:table-cell/>
            <table:table-cell/>
          </table:table-row>
          <table:table-row>
            <table:table-cell office:value-type="float" office:value="1564726362.8903601"/>
            <table:table-cell/>
            <table:table-cell office:value-type="float" office:value="1564726362.8903601"/>
            <table:table-cell office:value-type="float" office:value="40"/>
            <table:table-cell/>
            <table:table-cell/>
          </table:table-row>
          <table:table-row>
            <table:table-cell office:value-type="float" office:value="1564726362.8910899"/>
            <table:table-cell/>
            <table:table-cell office:value-type="float" office:value="1564726362.8910899"/>
            <table:table-cell office:value-type="float" office:value="193"/>
            <table:table-cell/>
            <table:table-cell/>
          </table:table-row>
          <table:table-row>
            <table:table-cell office:value-type="float" office:value="1564726363.0216711"/>
            <table:table-cell/>
            <table:table-cell office:value-type="float" office:value="1564726363.0216711"/>
            <table:table-cell office:value-type="float" office:value="40"/>
            <table:table-cell/>
            <table:table-cell/>
          </table:table-row>
          <table:table-row>
            <table:table-cell office:value-type="float" office:value="1564726363.8929701"/>
            <table:table-cell/>
            <table:table-cell office:value-type="float" office:value="1564726363.892970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363.9968979"/>
            <table:table-cell/>
            <table:table-cell office:value-type="float" office:value="1564726363.9968979"/>
            <table:table-cell office:value-type="float" office:value="40"/>
            <table:table-cell/>
            <table:table-cell/>
          </table:table-row>
          <table:table-row>
            <table:table-cell office:value-type="float" office:value="1564726374.0984621"/>
            <table:table-cell/>
            <table:table-cell office:value-type="float" office:value="1564726374.098462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08.113745"/>
            <table:table-cell/>
            <table:table-cell office:value-type="float" office:value="1564726408.113745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08.2060211"/>
            <table:table-cell/>
            <table:table-cell office:value-type="float" office:value="1564726408.206021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08.206671"/>
            <table:table-cell/>
            <table:table-cell office:value-type="float" office:value="1564726408.206671"/>
            <table:table-cell office:value-type="float" office:value="145"/>
            <table:table-cell/>
            <table:table-cell/>
          </table:table-row>
          <table:table-row>
            <table:table-cell office:value-type="float" office:value="1564726409.208781"/>
            <table:table-cell/>
            <table:table-cell office:value-type="float" office:value="1564726409.20878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09.209435"/>
            <table:table-cell/>
            <table:table-cell office:value-type="float" office:value="1564726409.209435"/>
            <table:table-cell office:value-type="float" office:value="145"/>
            <table:table-cell/>
            <table:table-cell/>
          </table:table-row>
          <table:table-row>
            <table:table-cell office:value-type="float" office:value="1564726409.3497159"/>
            <table:table-cell/>
            <table:table-cell office:value-type="float" office:value="1564726409.349715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09.3953049"/>
            <table:table-cell/>
            <table:table-cell office:value-type="float" office:value="1564726409.395304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09.3961079"/>
            <table:table-cell/>
            <table:table-cell office:value-type="float" office:value="1564726409.3961079"/>
            <table:table-cell office:value-type="float" office:value="209"/>
            <table:table-cell/>
            <table:table-cell/>
          </table:table-row>
          <table:table-row>
            <table:table-cell office:value-type="float" office:value="1564726409.5456779"/>
            <table:table-cell/>
            <table:table-cell office:value-type="float" office:value="1564726409.545677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19.0986061"/>
            <table:table-cell/>
            <table:table-cell office:value-type="float" office:value="1564726419.098606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53.098578"/>
            <table:table-cell/>
            <table:table-cell office:value-type="float" office:value="1564726453.098578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53.1888111"/>
            <table:table-cell/>
            <table:table-cell office:value-type="float" office:value="1564726453.188811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3.188966"/>
            <table:table-cell/>
            <table:table-cell office:value-type="float" office:value="1564726453.188966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3.189832"/>
            <table:table-cell/>
            <table:table-cell office:value-type="float" office:value="1564726453.189832"/>
            <table:table-cell office:value-type="float" office:value="145"/>
            <table:table-cell/>
            <table:table-cell/>
          </table:table-row>
          <table:table-row>
            <table:table-cell office:value-type="float" office:value="1564726453.254612"/>
            <table:table-cell/>
            <table:table-cell office:value-type="float" office:value="1564726453.254612"/>
            <table:table-cell office:value-type="float" office:value="60"/>
            <table:table-cell/>
            <table:table-cell/>
          </table:table-row>
          <table:table-row>
            <table:table-cell office:value-type="float" office:value="1564726453.339139"/>
            <table:table-cell/>
            <table:table-cell office:value-type="float" office:value="1564726453.33913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3.339268"/>
            <table:table-cell/>
            <table:table-cell office:value-type="float" office:value="1564726453.339268"/>
            <table:table-cell office:value-type="float" office:value="145"/>
            <table:table-cell/>
            <table:table-cell/>
          </table:table-row>
          <table:table-row>
            <table:table-cell office:value-type="float" office:value="1564726453.4239869"/>
            <table:table-cell/>
            <table:table-cell office:value-type="float" office:value="1564726453.423986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3.424922"/>
            <table:table-cell/>
            <table:table-cell office:value-type="float" office:value="1564726453.424922"/>
            <table:table-cell office:value-type="float" office:value="241"/>
            <table:table-cell/>
            <table:table-cell/>
          </table:table-row>
          <table:table-row>
            <table:table-cell office:value-type="float" office:value="1564726453.5167899"/>
            <table:table-cell/>
            <table:table-cell office:value-type="float" office:value="1564726453.516789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3.517189"/>
            <table:table-cell/>
            <table:table-cell office:value-type="float" office:value="1564726453.51718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3.5172811"/>
            <table:table-cell/>
            <table:table-cell office:value-type="float" office:value="1564726453.517281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3.5175829"/>
            <table:table-cell/>
            <table:table-cell office:value-type="float" office:value="1564726453.517582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3.5195031"/>
            <table:table-cell/>
            <table:table-cell office:value-type="float" office:value="1564726453.519503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54.1933889"/>
            <table:table-cell/>
            <table:table-cell office:value-type="float" office:value="1564726454.1933889"/>
            <table:table-cell office:value-type="float" office:value="145"/>
            <table:table-cell/>
            <table:table-cell/>
          </table:table-row>
          <table:table-row>
            <table:table-cell office:value-type="float" office:value="1564726454.2997711"/>
            <table:table-cell/>
            <table:table-cell office:value-type="float" office:value="1564726454.299771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31095"/>
            <table:table-cell/>
            <table:table-cell office:value-type="float" office:value="1564726454.31095"/>
            <table:table-cell office:value-type="float" office:value="60"/>
            <table:table-cell/>
            <table:table-cell/>
          </table:table-row>
          <table:table-row>
            <table:table-cell office:value-type="float" office:value="1564726454.357939"/>
            <table:table-cell/>
            <table:table-cell office:value-type="float" office:value="1564726454.357939"/>
            <table:table-cell office:value-type="float" office:value="177"/>
            <table:table-cell/>
            <table:table-cell/>
          </table:table-row>
          <table:table-row>
            <table:table-cell office:value-type="float" office:value="1564726454.3958189"/>
            <table:table-cell/>
            <table:table-cell office:value-type="float" office:value="1564726454.395818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396168"/>
            <table:table-cell/>
            <table:table-cell office:value-type="float" office:value="1564726454.396168"/>
            <table:table-cell office:value-type="float" office:value="145"/>
            <table:table-cell/>
            <table:table-cell/>
          </table:table-row>
          <table:table-row>
            <table:table-cell office:value-type="float" office:value="1564726454.4490559"/>
            <table:table-cell/>
            <table:table-cell office:value-type="float" office:value="1564726454.449055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4491031"/>
            <table:table-cell/>
            <table:table-cell office:value-type="float" office:value="1564726454.449103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449121"/>
            <table:table-cell/>
            <table:table-cell office:value-type="float" office:value="1564726454.44912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449141"/>
            <table:table-cell/>
            <table:table-cell office:value-type="float" office:value="1564726454.44914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48103"/>
            <table:table-cell/>
            <table:table-cell office:value-type="float" office:value="1564726454.48103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481679"/>
            <table:table-cell/>
            <table:table-cell office:value-type="float" office:value="1564726454.481679"/>
            <table:table-cell office:value-type="float" office:value="241"/>
            <table:table-cell/>
            <table:table-cell/>
          </table:table-row>
          <table:table-row>
            <table:table-cell office:value-type="float" office:value="1564726454.491045"/>
            <table:table-cell/>
            <table:table-cell office:value-type="float" office:value="1564726454.491045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5332351"/>
            <table:table-cell/>
            <table:table-cell office:value-type="float" office:value="1564726454.533235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533283"/>
            <table:table-cell/>
            <table:table-cell office:value-type="float" office:value="1564726454.533283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5343771"/>
            <table:table-cell/>
            <table:table-cell office:value-type="float" office:value="1564726454.534377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54.5786819"/>
            <table:table-cell/>
            <table:table-cell office:value-type="float" office:value="1564726454.5786819"/>
            <table:table-cell office:value-type="float" office:value="209"/>
            <table:table-cell/>
            <table:table-cell/>
          </table:table-row>
          <table:table-row>
            <table:table-cell office:value-type="float" office:value="1564726454.6646979"/>
            <table:table-cell/>
            <table:table-cell office:value-type="float" office:value="1564726454.664697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54.684541"/>
            <table:table-cell/>
            <table:table-cell office:value-type="float" office:value="1564726454.68454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6846671"/>
            <table:table-cell/>
            <table:table-cell office:value-type="float" office:value="1564726454.684667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684952"/>
            <table:table-cell/>
            <table:table-cell office:value-type="float" office:value="1564726454.684952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4.7257919"/>
            <table:table-cell/>
            <table:table-cell office:value-type="float" office:value="1564726454.725791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8.3653059"/>
            <table:table-cell/>
            <table:table-cell office:value-type="float" office:value="1564726458.3653059"/>
            <table:table-cell office:value-type="float" office:value="204"/>
            <table:table-cell/>
            <table:table-cell/>
          </table:table-row>
          <table:table-row>
            <table:table-cell office:value-type="float" office:value="1564726458.3727779"/>
            <table:table-cell/>
            <table:table-cell office:value-type="float" office:value="1564726458.3727779"/>
            <table:table-cell office:value-type="float" office:value="156"/>
            <table:table-cell/>
            <table:table-cell/>
          </table:table-row>
          <table:table-row>
            <table:table-cell office:value-type="float" office:value="1564726458.3765371"/>
            <table:table-cell/>
            <table:table-cell office:value-type="float" office:value="1564726458.3765371"/>
            <table:table-cell office:value-type="float" office:value="236"/>
            <table:table-cell/>
            <table:table-cell/>
          </table:table-row>
          <table:table-row>
            <table:table-cell office:value-type="float" office:value="1564726458.379452"/>
            <table:table-cell/>
            <table:table-cell office:value-type="float" office:value="1564726458.379452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382576"/>
            <table:table-cell/>
            <table:table-cell office:value-type="float" office:value="1564726458.382576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383954"/>
            <table:table-cell/>
            <table:table-cell office:value-type="float" office:value="1564726458.383954"/>
            <table:table-cell office:value-type="float" office:value="156"/>
            <table:table-cell/>
            <table:table-cell/>
          </table:table-row>
          <table:table-row>
            <table:table-cell office:value-type="float" office:value="1564726458.3863161"/>
            <table:table-cell/>
            <table:table-cell office:value-type="float" office:value="1564726458.386316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3916259"/>
            <table:table-cell/>
            <table:table-cell office:value-type="float" office:value="1564726458.391625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392452"/>
            <table:table-cell/>
            <table:table-cell office:value-type="float" office:value="1564726458.392452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3938899"/>
            <table:table-cell/>
            <table:table-cell office:value-type="float" office:value="1564726458.393889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038739"/>
            <table:table-cell/>
            <table:table-cell office:value-type="float" office:value="1564726458.4038739"/>
            <table:table-cell office:value-type="float" office:value="156"/>
            <table:table-cell/>
            <table:table-cell/>
          </table:table-row>
          <table:table-row>
            <table:table-cell office:value-type="float" office:value="1564726458.4047871"/>
            <table:table-cell/>
            <table:table-cell office:value-type="float" office:value="1564726458.404787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05719"/>
            <table:table-cell/>
            <table:table-cell office:value-type="float" office:value="1564726458.40571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06558"/>
            <table:table-cell/>
            <table:table-cell office:value-type="float" office:value="1564726458.406558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07042"/>
            <table:table-cell/>
            <table:table-cell office:value-type="float" office:value="1564726458.407042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08237"/>
            <table:table-cell/>
            <table:table-cell office:value-type="float" office:value="1564726458.408237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08711"/>
            <table:table-cell/>
            <table:table-cell office:value-type="float" office:value="1564726458.408711"/>
            <table:table-cell office:value-type="float" office:value="172"/>
            <table:table-cell/>
            <table:table-cell/>
          </table:table-row>
          <table:table-row>
            <table:table-cell office:value-type="float" office:value="1564726458.4091721"/>
            <table:table-cell/>
            <table:table-cell office:value-type="float" office:value="1564726458.409172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09929"/>
            <table:table-cell/>
            <table:table-cell office:value-type="float" office:value="1564726458.40992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1609"/>
            <table:table-cell/>
            <table:table-cell office:value-type="float" office:value="1564726458.41609"/>
            <table:table-cell office:value-type="float" office:value="156"/>
            <table:table-cell/>
            <table:table-cell/>
          </table:table-row>
          <table:table-row>
            <table:table-cell office:value-type="float" office:value="1564726458.416533"/>
            <table:table-cell/>
            <table:table-cell office:value-type="float" office:value="1564726458.416533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168949"/>
            <table:table-cell/>
            <table:table-cell office:value-type="float" office:value="1564726458.416894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172649"/>
            <table:table-cell/>
            <table:table-cell office:value-type="float" office:value="1564726458.417264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176559"/>
            <table:table-cell/>
            <table:table-cell office:value-type="float" office:value="1564726458.417655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184091"/>
            <table:table-cell/>
            <table:table-cell office:value-type="float" office:value="1564726458.418409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18782"/>
            <table:table-cell/>
            <table:table-cell office:value-type="float" office:value="1564726458.418782"/>
            <table:table-cell office:value-type="float" office:value="172"/>
            <table:table-cell/>
            <table:table-cell/>
          </table:table-row>
          <table:table-row>
            <table:table-cell office:value-type="float" office:value="1564726458.4191439"/>
            <table:table-cell/>
            <table:table-cell office:value-type="float" office:value="1564726458.419143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195011"/>
            <table:table-cell/>
            <table:table-cell office:value-type="float" office:value="1564726458.41950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198599"/>
            <table:table-cell/>
            <table:table-cell office:value-type="float" office:value="1564726458.419859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202161"/>
            <table:table-cell/>
            <table:table-cell office:value-type="float" office:value="1564726458.420216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208741"/>
            <table:table-cell/>
            <table:table-cell office:value-type="float" office:value="1564726458.420874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212601"/>
            <table:table-cell/>
            <table:table-cell office:value-type="float" office:value="1564726458.4212601"/>
            <table:table-cell office:value-type="float" office:value="156"/>
            <table:table-cell/>
            <table:table-cell/>
          </table:table-row>
          <table:table-row>
            <table:table-cell office:value-type="float" office:value="1564726458.423954"/>
            <table:table-cell/>
            <table:table-cell office:value-type="float" office:value="1564726458.423954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243851"/>
            <table:table-cell/>
            <table:table-cell office:value-type="float" office:value="1564726458.4243851"/>
            <table:table-cell office:value-type="float" office:value="156"/>
            <table:table-cell/>
            <table:table-cell/>
          </table:table-row>
          <table:table-row>
            <table:table-cell office:value-type="float" office:value="1564726458.4255691"/>
            <table:table-cell/>
            <table:table-cell office:value-type="float" office:value="1564726458.425569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2641"/>
            <table:table-cell/>
            <table:table-cell office:value-type="float" office:value="1564726458.4264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269769"/>
            <table:table-cell/>
            <table:table-cell office:value-type="float" office:value="1564726458.4269769"/>
            <table:table-cell office:value-type="float" office:value="156"/>
            <table:table-cell/>
            <table:table-cell/>
          </table:table-row>
          <table:table-row>
            <table:table-cell office:value-type="float" office:value="1564726458.4276741"/>
            <table:table-cell/>
            <table:table-cell office:value-type="float" office:value="1564726458.427674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28499"/>
            <table:table-cell/>
            <table:table-cell office:value-type="float" office:value="1564726458.42849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290431"/>
            <table:table-cell/>
            <table:table-cell office:value-type="float" office:value="1564726458.4290431"/>
            <table:table-cell office:value-type="float" office:value="156"/>
            <table:table-cell/>
            <table:table-cell/>
          </table:table-row>
          <table:table-row>
            <table:table-cell office:value-type="float" office:value="1564726458.429724"/>
            <table:table-cell/>
            <table:table-cell office:value-type="float" office:value="1564726458.429724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30356"/>
            <table:table-cell/>
            <table:table-cell office:value-type="float" office:value="1564726458.430356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307261"/>
            <table:table-cell/>
            <table:table-cell office:value-type="float" office:value="1564726458.430726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3189"/>
            <table:table-cell/>
            <table:table-cell office:value-type="float" office:value="1564726458.4318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58.432663"/>
            <table:table-cell/>
            <table:table-cell office:value-type="float" office:value="1564726458.432663"/>
            <table:table-cell office:value-type="float" office:value="172"/>
            <table:table-cell/>
            <table:table-cell/>
          </table:table-row>
          <table:table-row>
            <table:table-cell office:value-type="float" office:value="1564726458.432791"/>
            <table:table-cell/>
            <table:table-cell office:value-type="float" office:value="1564726458.432791"/>
            <table:table-cell office:value-type="float" office:value="156"/>
            <table:table-cell/>
            <table:table-cell/>
          </table:table-row>
          <table:table-row>
            <table:table-cell office:value-type="float" office:value="1564726458.4555581"/>
            <table:table-cell/>
            <table:table-cell office:value-type="float" office:value="1564726458.455558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8.4555969"/>
            <table:table-cell/>
            <table:table-cell office:value-type="float" office:value="1564726458.455596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8.4556329"/>
            <table:table-cell/>
            <table:table-cell office:value-type="float" office:value="1564726458.455632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8.4556651"/>
            <table:table-cell/>
            <table:table-cell office:value-type="float" office:value="1564726458.455665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8.455682"/>
            <table:table-cell/>
            <table:table-cell office:value-type="float" office:value="1564726458.455682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8.455699"/>
            <table:table-cell/>
            <table:table-cell office:value-type="float" office:value="1564726458.45569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8.4973919"/>
            <table:table-cell/>
            <table:table-cell office:value-type="float" office:value="1564726458.497391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8.514924"/>
            <table:table-cell/>
            <table:table-cell office:value-type="float" office:value="1564726458.514924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8.607641"/>
            <table:table-cell/>
            <table:table-cell office:value-type="float" office:value="1564726458.60764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58.607743"/>
            <table:table-cell/>
            <table:table-cell office:value-type="float" office:value="1564726458.607743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4.097713"/>
            <table:table-cell/>
            <table:table-cell office:value-type="float" office:value="1564726464.097713"/>
            <table:table-cell office:value-type="float" office:value="161"/>
            <table:table-cell/>
            <table:table-cell/>
          </table:table-row>
          <table:table-row>
            <table:table-cell office:value-type="float" office:value="1564726464.455586"/>
            <table:table-cell/>
            <table:table-cell office:value-type="float" office:value="1564726464.45558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5704"/>
            <table:table-cell/>
            <table:table-cell office:value-type="float" office:value="1564726464.4557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5792"/>
            <table:table-cell/>
            <table:table-cell office:value-type="float" office:value="1564726464.45579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5868"/>
            <table:table-cell/>
            <table:table-cell office:value-type="float" office:value="1564726464.4558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59259"/>
            <table:table-cell/>
            <table:table-cell office:value-type="float" office:value="1564726464.45592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5987"/>
            <table:table-cell/>
            <table:table-cell office:value-type="float" office:value="1564726464.4559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0111"/>
            <table:table-cell/>
            <table:table-cell office:value-type="float" office:value="1564726464.45601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0349"/>
            <table:table-cell/>
            <table:table-cell office:value-type="float" office:value="1564726464.45603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068"/>
            <table:table-cell/>
            <table:table-cell office:value-type="float" office:value="1564726464.4560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09"/>
            <table:table-cell/>
            <table:table-cell office:value-type="float" office:value="1564726464.456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1119"/>
            <table:table-cell/>
            <table:table-cell office:value-type="float" office:value="1564726464.45611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145"/>
            <table:table-cell/>
            <table:table-cell office:value-type="float" office:value="1564726464.45614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1679"/>
            <table:table-cell/>
            <table:table-cell office:value-type="float" office:value="1564726464.45616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1911"/>
            <table:table-cell/>
            <table:table-cell office:value-type="float" office:value="1564726464.45619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2221"/>
            <table:table-cell/>
            <table:table-cell office:value-type="float" office:value="1564726464.45622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254"/>
            <table:table-cell/>
            <table:table-cell office:value-type="float" office:value="1564726464.45625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2781"/>
            <table:table-cell/>
            <table:table-cell office:value-type="float" office:value="1564726464.45627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3279"/>
            <table:table-cell/>
            <table:table-cell office:value-type="float" office:value="1564726464.45632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373"/>
            <table:table-cell/>
            <table:table-cell office:value-type="float" office:value="1564726464.4563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4061"/>
            <table:table-cell/>
            <table:table-cell office:value-type="float" office:value="1564726464.45640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4371"/>
            <table:table-cell/>
            <table:table-cell office:value-type="float" office:value="1564726464.45643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4691"/>
            <table:table-cell/>
            <table:table-cell office:value-type="float" office:value="1564726464.4564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501"/>
            <table:table-cell/>
            <table:table-cell office:value-type="float" office:value="1564726464.4565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5489"/>
            <table:table-cell/>
            <table:table-cell office:value-type="float" office:value="1564726464.45654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5811"/>
            <table:table-cell/>
            <table:table-cell office:value-type="float" office:value="1564726464.45658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614"/>
            <table:table-cell/>
            <table:table-cell office:value-type="float" office:value="1564726464.45661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6591"/>
            <table:table-cell/>
            <table:table-cell office:value-type="float" office:value="1564726464.45665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6901"/>
            <table:table-cell/>
            <table:table-cell office:value-type="float" office:value="1564726464.45669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7349"/>
            <table:table-cell/>
            <table:table-cell office:value-type="float" office:value="1564726464.45673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768"/>
            <table:table-cell/>
            <table:table-cell office:value-type="float" office:value="1564726464.4567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8009"/>
            <table:table-cell/>
            <table:table-cell office:value-type="float" office:value="1564726464.45680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8341"/>
            <table:table-cell/>
            <table:table-cell office:value-type="float" office:value="1564726464.4568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867"/>
            <table:table-cell/>
            <table:table-cell office:value-type="float" office:value="1564726464.4568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8989"/>
            <table:table-cell/>
            <table:table-cell office:value-type="float" office:value="1564726464.45689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939"/>
            <table:table-cell/>
            <table:table-cell office:value-type="float" office:value="1564726464.4569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6984"/>
            <table:table-cell/>
            <table:table-cell office:value-type="float" office:value="1564726464.45698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016"/>
            <table:table-cell/>
            <table:table-cell office:value-type="float" office:value="1564726464.4570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0479"/>
            <table:table-cell/>
            <table:table-cell office:value-type="float" office:value="1564726464.45704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0799"/>
            <table:table-cell/>
            <table:table-cell office:value-type="float" office:value="1564726464.45707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1109"/>
            <table:table-cell/>
            <table:table-cell office:value-type="float" office:value="1564726464.4571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144"/>
            <table:table-cell/>
            <table:table-cell office:value-type="float" office:value="1564726464.45714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176"/>
            <table:table-cell/>
            <table:table-cell office:value-type="float" office:value="1564726464.45717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2091"/>
            <table:table-cell/>
            <table:table-cell office:value-type="float" office:value="1564726464.45720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2411"/>
            <table:table-cell/>
            <table:table-cell office:value-type="float" office:value="1564726464.45724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2721"/>
            <table:table-cell/>
            <table:table-cell office:value-type="float" office:value="1564726464.45727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304"/>
            <table:table-cell/>
            <table:table-cell office:value-type="float" office:value="1564726464.4573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3359"/>
            <table:table-cell/>
            <table:table-cell office:value-type="float" office:value="1564726464.45733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3679"/>
            <table:table-cell/>
            <table:table-cell office:value-type="float" office:value="1564726464.45736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3989"/>
            <table:table-cell/>
            <table:table-cell office:value-type="float" office:value="1564726464.45739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4311"/>
            <table:table-cell/>
            <table:table-cell office:value-type="float" office:value="1564726464.45743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4621"/>
            <table:table-cell/>
            <table:table-cell office:value-type="float" office:value="1564726464.45746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495"/>
            <table:table-cell/>
            <table:table-cell office:value-type="float" office:value="1564726464.4574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5269"/>
            <table:table-cell/>
            <table:table-cell office:value-type="float" office:value="1564726464.45752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8819"/>
            <table:table-cell/>
            <table:table-cell office:value-type="float" office:value="1564726464.45788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9251"/>
            <table:table-cell/>
            <table:table-cell office:value-type="float" office:value="1564726464.45792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9589"/>
            <table:table-cell/>
            <table:table-cell office:value-type="float" office:value="1564726464.45795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79909"/>
            <table:table-cell/>
            <table:table-cell office:value-type="float" office:value="1564726464.45799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0231"/>
            <table:table-cell/>
            <table:table-cell office:value-type="float" office:value="1564726464.45802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0541"/>
            <table:table-cell/>
            <table:table-cell office:value-type="float" office:value="1564726464.4580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086"/>
            <table:table-cell/>
            <table:table-cell office:value-type="float" office:value="1564726464.45808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118"/>
            <table:table-cell/>
            <table:table-cell office:value-type="float" office:value="1564726464.45811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1499"/>
            <table:table-cell/>
            <table:table-cell office:value-type="float" office:value="1564726464.45814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1809"/>
            <table:table-cell/>
            <table:table-cell office:value-type="float" office:value="1564726464.45818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2131"/>
            <table:table-cell/>
            <table:table-cell office:value-type="float" office:value="1564726464.45821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2441"/>
            <table:table-cell/>
            <table:table-cell office:value-type="float" office:value="1564726464.45824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276"/>
            <table:table-cell/>
            <table:table-cell office:value-type="float" office:value="1564726464.45827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308"/>
            <table:table-cell/>
            <table:table-cell office:value-type="float" office:value="1564726464.45830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339"/>
            <table:table-cell/>
            <table:table-cell office:value-type="float" office:value="1564726464.4583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3709"/>
            <table:table-cell/>
            <table:table-cell office:value-type="float" office:value="1564726464.45837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4031"/>
            <table:table-cell/>
            <table:table-cell office:value-type="float" office:value="1564726464.45840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4341"/>
            <table:table-cell/>
            <table:table-cell office:value-type="float" office:value="1564726464.4584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4661"/>
            <table:table-cell/>
            <table:table-cell office:value-type="float" office:value="1564726464.45846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497"/>
            <table:table-cell/>
            <table:table-cell office:value-type="float" office:value="1564726464.45849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529"/>
            <table:table-cell/>
            <table:table-cell office:value-type="float" office:value="1564726464.4585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569"/>
            <table:table-cell/>
            <table:table-cell office:value-type="float" office:value="1564726464.4585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602"/>
            <table:table-cell/>
            <table:table-cell office:value-type="float" office:value="1564726464.45860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653"/>
            <table:table-cell/>
            <table:table-cell office:value-type="float" office:value="1564726464.4586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6849"/>
            <table:table-cell/>
            <table:table-cell office:value-type="float" office:value="1564726464.45868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734"/>
            <table:table-cell/>
            <table:table-cell office:value-type="float" office:value="1564726464.4587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7679"/>
            <table:table-cell/>
            <table:table-cell office:value-type="float" office:value="1564726464.45876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801"/>
            <table:table-cell/>
            <table:table-cell office:value-type="float" office:value="1564726464.4588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833"/>
            <table:table-cell/>
            <table:table-cell office:value-type="float" office:value="1564726464.45883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8649"/>
            <table:table-cell/>
            <table:table-cell office:value-type="float" office:value="1564726464.45886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904"/>
            <table:table-cell/>
            <table:table-cell office:value-type="float" office:value="1564726464.4589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9379"/>
            <table:table-cell/>
            <table:table-cell office:value-type="float" office:value="1564726464.45893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89701"/>
            <table:table-cell/>
            <table:table-cell office:value-type="float" office:value="1564726464.45897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9003"/>
            <table:table-cell/>
            <table:table-cell office:value-type="float" office:value="1564726464.4590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90361"/>
            <table:table-cell/>
            <table:table-cell office:value-type="float" office:value="1564726464.45903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90681"/>
            <table:table-cell/>
            <table:table-cell office:value-type="float" office:value="1564726464.45906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459101"/>
            <table:table-cell/>
            <table:table-cell office:value-type="float" office:value="1564726464.459101"/>
            <table:table-cell office:value-type="float" office:value="776"/>
            <table:table-cell/>
            <table:table-cell/>
          </table:table-row>
          <table:table-row>
            <table:table-cell office:value-type="float" office:value="1564726464.459245"/>
            <table:table-cell/>
            <table:table-cell office:value-type="float" office:value="1564726464.459245"/>
            <table:table-cell office:value-type="float" office:value="236"/>
            <table:table-cell/>
            <table:table-cell/>
          </table:table-row>
          <table:table-row>
            <table:table-cell office:value-type="float" office:value="1564726464.8257649"/>
            <table:table-cell/>
            <table:table-cell office:value-type="float" office:value="1564726464.825764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4.8824401"/>
            <table:table-cell/>
            <table:table-cell office:value-type="float" office:value="1564726464.88244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5381"/>
            <table:table-cell/>
            <table:table-cell office:value-type="float" office:value="1564726464.8825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576"/>
            <table:table-cell/>
            <table:table-cell office:value-type="float" office:value="1564726464.88257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6461"/>
            <table:table-cell/>
            <table:table-cell office:value-type="float" office:value="1564726464.88264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6759"/>
            <table:table-cell/>
            <table:table-cell office:value-type="float" office:value="1564726464.88267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7181"/>
            <table:table-cell/>
            <table:table-cell office:value-type="float" office:value="1564726464.88271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767"/>
            <table:table-cell/>
            <table:table-cell office:value-type="float" office:value="1564726464.8827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8051"/>
            <table:table-cell/>
            <table:table-cell office:value-type="float" office:value="1564726464.8828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844"/>
            <table:table-cell/>
            <table:table-cell office:value-type="float" office:value="1564726464.88284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8931"/>
            <table:table-cell/>
            <table:table-cell office:value-type="float" office:value="1564726464.88289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9241"/>
            <table:table-cell/>
            <table:table-cell office:value-type="float" office:value="1564726464.88292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29529"/>
            <table:table-cell/>
            <table:table-cell office:value-type="float" office:value="1564726464.88295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0161"/>
            <table:table-cell/>
            <table:table-cell office:value-type="float" office:value="1564726464.88301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0781"/>
            <table:table-cell/>
            <table:table-cell office:value-type="float" office:value="1564726464.88307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1389"/>
            <table:table-cell/>
            <table:table-cell office:value-type="float" office:value="1564726464.88313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2009"/>
            <table:table-cell/>
            <table:table-cell office:value-type="float" office:value="1564726464.88320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2619"/>
            <table:table-cell/>
            <table:table-cell office:value-type="float" office:value="1564726464.88326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322"/>
            <table:table-cell/>
            <table:table-cell office:value-type="float" office:value="1564726464.8833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3821"/>
            <table:table-cell/>
            <table:table-cell office:value-type="float" office:value="1564726464.88338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4431"/>
            <table:table-cell/>
            <table:table-cell office:value-type="float" office:value="1564726464.88344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503"/>
            <table:table-cell/>
            <table:table-cell office:value-type="float" office:value="1564726464.8835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5621"/>
            <table:table-cell/>
            <table:table-cell office:value-type="float" office:value="1564726464.88356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621"/>
            <table:table-cell/>
            <table:table-cell office:value-type="float" office:value="1564726464.8836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6811"/>
            <table:table-cell/>
            <table:table-cell office:value-type="float" office:value="1564726464.88368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7399"/>
            <table:table-cell/>
            <table:table-cell office:value-type="float" office:value="1564726464.88373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7991"/>
            <table:table-cell/>
            <table:table-cell office:value-type="float" office:value="1564726464.88379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8611"/>
            <table:table-cell/>
            <table:table-cell office:value-type="float" office:value="1564726464.88386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92"/>
            <table:table-cell/>
            <table:table-cell office:value-type="float" office:value="1564726464.8839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39819"/>
            <table:table-cell/>
            <table:table-cell office:value-type="float" office:value="1564726464.88398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0411"/>
            <table:table-cell/>
            <table:table-cell office:value-type="float" office:value="1564726464.88404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1009"/>
            <table:table-cell/>
            <table:table-cell office:value-type="float" office:value="1564726464.88410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1619"/>
            <table:table-cell/>
            <table:table-cell office:value-type="float" office:value="1564726464.88416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2211"/>
            <table:table-cell/>
            <table:table-cell office:value-type="float" office:value="1564726464.8842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2809"/>
            <table:table-cell/>
            <table:table-cell office:value-type="float" office:value="1564726464.88428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341"/>
            <table:table-cell/>
            <table:table-cell office:value-type="float" office:value="1564726464.884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4011"/>
            <table:table-cell/>
            <table:table-cell office:value-type="float" office:value="1564726464.88440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4509"/>
            <table:table-cell/>
            <table:table-cell office:value-type="float" office:value="1564726464.88445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511"/>
            <table:table-cell/>
            <table:table-cell office:value-type="float" office:value="1564726464.8845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5611"/>
            <table:table-cell/>
            <table:table-cell office:value-type="float" office:value="1564726464.88456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62"/>
            <table:table-cell/>
            <table:table-cell office:value-type="float" office:value="1564726464.8846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67"/>
            <table:table-cell/>
            <table:table-cell office:value-type="float" office:value="1564726464.884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7311"/>
            <table:table-cell/>
            <table:table-cell office:value-type="float" office:value="1564726464.88473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7809"/>
            <table:table-cell/>
            <table:table-cell office:value-type="float" office:value="1564726464.88478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84"/>
            <table:table-cell/>
            <table:table-cell office:value-type="float" office:value="1564726464.8848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8989"/>
            <table:table-cell/>
            <table:table-cell office:value-type="float" office:value="1564726464.88489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49659"/>
            <table:table-cell/>
            <table:table-cell office:value-type="float" office:value="1564726464.88496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0269"/>
            <table:table-cell/>
            <table:table-cell office:value-type="float" office:value="1564726464.88502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087"/>
            <table:table-cell/>
            <table:table-cell office:value-type="float" office:value="1564726464.8850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1459"/>
            <table:table-cell/>
            <table:table-cell office:value-type="float" office:value="1564726464.88514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206"/>
            <table:table-cell/>
            <table:table-cell office:value-type="float" office:value="1564726464.88520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2661"/>
            <table:table-cell/>
            <table:table-cell office:value-type="float" office:value="1564726464.88526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3259"/>
            <table:table-cell/>
            <table:table-cell office:value-type="float" office:value="1564726464.88532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385"/>
            <table:table-cell/>
            <table:table-cell office:value-type="float" office:value="1564726464.88538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447"/>
            <table:table-cell/>
            <table:table-cell office:value-type="float" office:value="1564726464.88544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5071"/>
            <table:table-cell/>
            <table:table-cell office:value-type="float" office:value="1564726464.88550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5679"/>
            <table:table-cell/>
            <table:table-cell office:value-type="float" office:value="1564726464.88556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627"/>
            <table:table-cell/>
            <table:table-cell office:value-type="float" office:value="1564726464.88562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6871"/>
            <table:table-cell/>
            <table:table-cell office:value-type="float" office:value="1564726464.88568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746"/>
            <table:table-cell/>
            <table:table-cell office:value-type="float" office:value="1564726464.88574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8061"/>
            <table:table-cell/>
            <table:table-cell office:value-type="float" office:value="1564726464.88580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865"/>
            <table:table-cell/>
            <table:table-cell office:value-type="float" office:value="1564726464.88586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9329"/>
            <table:table-cell/>
            <table:table-cell office:value-type="float" office:value="1564726464.88593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59861"/>
            <table:table-cell/>
            <table:table-cell office:value-type="float" office:value="1564726464.88598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04"/>
            <table:table-cell/>
            <table:table-cell office:value-type="float" office:value="1564726464.886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0929"/>
            <table:table-cell/>
            <table:table-cell office:value-type="float" office:value="1564726464.88609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1461"/>
            <table:table-cell/>
            <table:table-cell office:value-type="float" office:value="1564726464.88614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199"/>
            <table:table-cell/>
            <table:table-cell office:value-type="float" office:value="1564726464.8861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2519"/>
            <table:table-cell/>
            <table:table-cell office:value-type="float" office:value="1564726464.88625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306"/>
            <table:table-cell/>
            <table:table-cell office:value-type="float" office:value="1564726464.88630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3599"/>
            <table:table-cell/>
            <table:table-cell office:value-type="float" office:value="1564726464.88635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4131"/>
            <table:table-cell/>
            <table:table-cell office:value-type="float" office:value="1564726464.88641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467"/>
            <table:table-cell/>
            <table:table-cell office:value-type="float" office:value="1564726464.8864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5199"/>
            <table:table-cell/>
            <table:table-cell office:value-type="float" office:value="1564726464.88651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865731"/>
            <table:table-cell/>
            <table:table-cell office:value-type="float" office:value="1564726464.88657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6039"/>
            <table:table-cell/>
            <table:table-cell office:value-type="float" office:value="1564726464.89160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649"/>
            <table:table-cell/>
            <table:table-cell office:value-type="float" office:value="1564726464.8916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6841"/>
            <table:table-cell/>
            <table:table-cell office:value-type="float" office:value="1564726464.89168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7201"/>
            <table:table-cell/>
            <table:table-cell office:value-type="float" office:value="1564726464.89172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7551"/>
            <table:table-cell/>
            <table:table-cell office:value-type="float" office:value="1564726464.89175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788"/>
            <table:table-cell/>
            <table:table-cell office:value-type="float" office:value="1564726464.89178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8209"/>
            <table:table-cell/>
            <table:table-cell office:value-type="float" office:value="1564726464.89182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854"/>
            <table:table-cell/>
            <table:table-cell office:value-type="float" office:value="1564726464.89185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8869"/>
            <table:table-cell/>
            <table:table-cell office:value-type="float" office:value="1564726464.89188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922"/>
            <table:table-cell/>
            <table:table-cell office:value-type="float" office:value="1564726464.8919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19671"/>
            <table:table-cell/>
            <table:table-cell office:value-type="float" office:value="1564726464.89196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20109"/>
            <table:table-cell/>
            <table:table-cell office:value-type="float" office:value="1564726464.8920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20431"/>
            <table:table-cell/>
            <table:table-cell office:value-type="float" office:value="1564726464.89204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2076"/>
            <table:table-cell/>
            <table:table-cell office:value-type="float" office:value="1564726464.89207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21101"/>
            <table:table-cell/>
            <table:table-cell office:value-type="float" office:value="1564726464.89211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4.892143"/>
            <table:table-cell/>
            <table:table-cell office:value-type="float" office:value="1564726464.892143"/>
            <table:table-cell office:value-type="float" office:value="920"/>
            <table:table-cell/>
            <table:table-cell/>
          </table:table-row>
          <table:table-row>
            <table:table-cell office:value-type="float" office:value="1564726464.8923149"/>
            <table:table-cell/>
            <table:table-cell office:value-type="float" office:value="1564726464.892314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5.0733609"/>
            <table:table-cell/>
            <table:table-cell office:value-type="float" office:value="1564726465.073360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5.097724"/>
            <table:table-cell/>
            <table:table-cell office:value-type="float" office:value="1564726465.097724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65.1028371"/>
            <table:table-cell/>
            <table:table-cell office:value-type="float" office:value="1564726465.10283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1001"/>
            <table:table-cell/>
            <table:table-cell office:value-type="float" office:value="1564726465.10310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148"/>
            <table:table-cell/>
            <table:table-cell office:value-type="float" office:value="1564726465.10314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2319"/>
            <table:table-cell/>
            <table:table-cell office:value-type="float" office:value="1564726465.10323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3261"/>
            <table:table-cell/>
            <table:table-cell office:value-type="float" office:value="1564726465.1033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3959"/>
            <table:table-cell/>
            <table:table-cell office:value-type="float" office:value="1564726465.10339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466"/>
            <table:table-cell/>
            <table:table-cell office:value-type="float" office:value="1564726465.10346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519"/>
            <table:table-cell/>
            <table:table-cell office:value-type="float" office:value="1564726465.1035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5969"/>
            <table:table-cell/>
            <table:table-cell office:value-type="float" office:value="1564726465.10359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6429"/>
            <table:table-cell/>
            <table:table-cell office:value-type="float" office:value="1564726465.1036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6849"/>
            <table:table-cell/>
            <table:table-cell office:value-type="float" office:value="1564726465.10368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729"/>
            <table:table-cell/>
            <table:table-cell office:value-type="float" office:value="1564726465.1037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771"/>
            <table:table-cell/>
            <table:table-cell office:value-type="float" office:value="1564726465.1037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8129"/>
            <table:table-cell/>
            <table:table-cell office:value-type="float" office:value="1564726465.10381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8539"/>
            <table:table-cell/>
            <table:table-cell office:value-type="float" office:value="1564726465.10385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8959"/>
            <table:table-cell/>
            <table:table-cell office:value-type="float" office:value="1564726465.10389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94"/>
            <table:table-cell/>
            <table:table-cell office:value-type="float" office:value="1564726465.1039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39829"/>
            <table:table-cell/>
            <table:table-cell office:value-type="float" office:value="1564726465.10398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0261"/>
            <table:table-cell/>
            <table:table-cell office:value-type="float" office:value="1564726465.1040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068"/>
            <table:table-cell/>
            <table:table-cell office:value-type="float" office:value="1564726465.1040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109"/>
            <table:table-cell/>
            <table:table-cell office:value-type="float" office:value="1564726465.104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1541"/>
            <table:table-cell/>
            <table:table-cell office:value-type="float" office:value="1564726465.1041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1961"/>
            <table:table-cell/>
            <table:table-cell office:value-type="float" office:value="1564726465.10419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2371"/>
            <table:table-cell/>
            <table:table-cell office:value-type="float" office:value="1564726465.10423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284"/>
            <table:table-cell/>
            <table:table-cell office:value-type="float" office:value="1564726465.10428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326"/>
            <table:table-cell/>
            <table:table-cell office:value-type="float" office:value="1564726465.1043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368"/>
            <table:table-cell/>
            <table:table-cell office:value-type="float" office:value="1564726465.1043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409"/>
            <table:table-cell/>
            <table:table-cell office:value-type="float" office:value="1564726465.104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45"/>
            <table:table-cell/>
            <table:table-cell office:value-type="float" office:value="1564726465.1044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4941"/>
            <table:table-cell/>
            <table:table-cell office:value-type="float" office:value="1564726465.10449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547"/>
            <table:table-cell/>
            <table:table-cell office:value-type="float" office:value="1564726465.10454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6021"/>
            <table:table-cell/>
            <table:table-cell office:value-type="float" office:value="1564726465.10460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718"/>
            <table:table-cell/>
            <table:table-cell office:value-type="float" office:value="1564726465.10471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799"/>
            <table:table-cell/>
            <table:table-cell office:value-type="float" office:value="1564726465.1047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852"/>
            <table:table-cell/>
            <table:table-cell office:value-type="float" office:value="1564726465.1048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9011"/>
            <table:table-cell/>
            <table:table-cell office:value-type="float" office:value="1564726465.10490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933"/>
            <table:table-cell/>
            <table:table-cell office:value-type="float" office:value="1564726465.10493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965"/>
            <table:table-cell/>
            <table:table-cell office:value-type="float" office:value="1564726465.10496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49969"/>
            <table:table-cell/>
            <table:table-cell office:value-type="float" office:value="1564726465.10499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0301"/>
            <table:table-cell/>
            <table:table-cell office:value-type="float" office:value="1564726465.10503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062"/>
            <table:table-cell/>
            <table:table-cell office:value-type="float" office:value="1564726465.10506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098"/>
            <table:table-cell/>
            <table:table-cell office:value-type="float" office:value="1564726465.10509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1309"/>
            <table:table-cell/>
            <table:table-cell office:value-type="float" office:value="1564726465.10513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1641"/>
            <table:table-cell/>
            <table:table-cell office:value-type="float" office:value="1564726465.10516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196"/>
            <table:table-cell/>
            <table:table-cell office:value-type="float" office:value="1564726465.10519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2289"/>
            <table:table-cell/>
            <table:table-cell office:value-type="float" office:value="1564726465.10522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2599"/>
            <table:table-cell/>
            <table:table-cell office:value-type="float" office:value="1564726465.10525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2959"/>
            <table:table-cell/>
            <table:table-cell office:value-type="float" office:value="1564726465.10529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329"/>
            <table:table-cell/>
            <table:table-cell office:value-type="float" office:value="1564726465.1053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361"/>
            <table:table-cell/>
            <table:table-cell office:value-type="float" office:value="1564726465.1053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3929"/>
            <table:table-cell/>
            <table:table-cell office:value-type="float" office:value="1564726465.10539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4261"/>
            <table:table-cell/>
            <table:table-cell office:value-type="float" office:value="1564726465.1054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4609"/>
            <table:table-cell/>
            <table:table-cell office:value-type="float" office:value="1564726465.10546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495"/>
            <table:table-cell/>
            <table:table-cell office:value-type="float" office:value="1564726465.1054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5281"/>
            <table:table-cell/>
            <table:table-cell office:value-type="float" office:value="1564726465.10552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5939"/>
            <table:table-cell/>
            <table:table-cell office:value-type="float" office:value="1564726465.10559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629"/>
            <table:table-cell/>
            <table:table-cell office:value-type="float" office:value="1564726465.105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665"/>
            <table:table-cell/>
            <table:table-cell office:value-type="float" office:value="1564726465.10566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6991"/>
            <table:table-cell/>
            <table:table-cell office:value-type="float" office:value="1564726465.10569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7751"/>
            <table:table-cell/>
            <table:table-cell office:value-type="float" office:value="1564726465.10577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8121"/>
            <table:table-cell/>
            <table:table-cell office:value-type="float" office:value="1564726465.10581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8469"/>
            <table:table-cell/>
            <table:table-cell office:value-type="float" office:value="1564726465.10584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881"/>
            <table:table-cell/>
            <table:table-cell office:value-type="float" office:value="1564726465.1058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9141"/>
            <table:table-cell/>
            <table:table-cell office:value-type="float" office:value="1564726465.10591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9461"/>
            <table:table-cell/>
            <table:table-cell office:value-type="float" office:value="1564726465.10594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5979"/>
            <table:table-cell/>
            <table:table-cell office:value-type="float" office:value="1564726465.1059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0121"/>
            <table:table-cell/>
            <table:table-cell office:value-type="float" office:value="1564726465.10601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0469"/>
            <table:table-cell/>
            <table:table-cell office:value-type="float" office:value="1564726465.10604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081"/>
            <table:table-cell/>
            <table:table-cell office:value-type="float" office:value="1564726465.1060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112"/>
            <table:table-cell/>
            <table:table-cell office:value-type="float" office:value="1564726465.10611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1449"/>
            <table:table-cell/>
            <table:table-cell office:value-type="float" office:value="1564726465.1061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178"/>
            <table:table-cell/>
            <table:table-cell office:value-type="float" office:value="1564726465.10617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2109"/>
            <table:table-cell/>
            <table:table-cell office:value-type="float" office:value="1564726465.1062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246"/>
            <table:table-cell/>
            <table:table-cell office:value-type="float" office:value="1564726465.10624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2801"/>
            <table:table-cell/>
            <table:table-cell office:value-type="float" office:value="1564726465.10628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313"/>
            <table:table-cell/>
            <table:table-cell office:value-type="float" office:value="1564726465.10631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3449"/>
            <table:table-cell/>
            <table:table-cell office:value-type="float" office:value="1564726465.1063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3781"/>
            <table:table-cell/>
            <table:table-cell office:value-type="float" office:value="1564726465.10637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41"/>
            <table:table-cell/>
            <table:table-cell office:value-type="float" office:value="1564726465.106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446"/>
            <table:table-cell/>
            <table:table-cell office:value-type="float" office:value="1564726465.10644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4789"/>
            <table:table-cell/>
            <table:table-cell office:value-type="float" office:value="1564726465.10647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5121"/>
            <table:table-cell/>
            <table:table-cell office:value-type="float" office:value="1564726465.10651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545"/>
            <table:table-cell/>
            <table:table-cell office:value-type="float" office:value="1564726465.10654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5781"/>
            <table:table-cell/>
            <table:table-cell office:value-type="float" office:value="1564726465.10657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612"/>
            <table:table-cell/>
            <table:table-cell office:value-type="float" office:value="1564726465.10661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6461"/>
            <table:table-cell/>
            <table:table-cell office:value-type="float" office:value="1564726465.10664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694"/>
            <table:table-cell/>
            <table:table-cell office:value-type="float" office:value="1564726465.10669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739"/>
            <table:table-cell/>
            <table:table-cell office:value-type="float" office:value="1564726465.1067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7729"/>
            <table:table-cell/>
            <table:table-cell office:value-type="float" office:value="1564726465.10677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1068079"/>
            <table:table-cell/>
            <table:table-cell office:value-type="float" office:value="1564726465.1068079"/>
            <table:table-cell office:value-type="float" office:value="728"/>
            <table:table-cell/>
            <table:table-cell/>
          </table:table-row>
          <table:table-row>
            <table:table-cell office:value-type="float" office:value="1564726465.1069679"/>
            <table:table-cell/>
            <table:table-cell office:value-type="float" office:value="1564726465.106967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5.337641"/>
            <table:table-cell/>
            <table:table-cell office:value-type="float" office:value="1564726465.33764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5.3476319"/>
            <table:table-cell/>
            <table:table-cell office:value-type="float" office:value="1564726465.34763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76851"/>
            <table:table-cell/>
            <table:table-cell office:value-type="float" office:value="1564726465.34768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77199"/>
            <table:table-cell/>
            <table:table-cell office:value-type="float" office:value="1564726465.34771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77809"/>
            <table:table-cell/>
            <table:table-cell office:value-type="float" office:value="1564726465.34778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78169"/>
            <table:table-cell/>
            <table:table-cell office:value-type="float" office:value="1564726465.34781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7847"/>
            <table:table-cell/>
            <table:table-cell office:value-type="float" office:value="1564726465.34784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7892"/>
            <table:table-cell/>
            <table:table-cell office:value-type="float" office:value="1564726465.34789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7924"/>
            <table:table-cell/>
            <table:table-cell office:value-type="float" office:value="1564726465.34792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79509"/>
            <table:table-cell/>
            <table:table-cell office:value-type="float" office:value="1564726465.34795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79941"/>
            <table:table-cell/>
            <table:table-cell office:value-type="float" office:value="1564726465.34799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0229"/>
            <table:table-cell/>
            <table:table-cell office:value-type="float" office:value="1564726465.34802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0489"/>
            <table:table-cell/>
            <table:table-cell office:value-type="float" office:value="1564726465.34804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1081"/>
            <table:table-cell/>
            <table:table-cell office:value-type="float" office:value="1564726465.34810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1369"/>
            <table:table-cell/>
            <table:table-cell office:value-type="float" office:value="1564726465.34813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1629"/>
            <table:table-cell/>
            <table:table-cell office:value-type="float" office:value="1564726465.3481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2111"/>
            <table:table-cell/>
            <table:table-cell office:value-type="float" office:value="1564726465.34821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2549"/>
            <table:table-cell/>
            <table:table-cell office:value-type="float" office:value="1564726465.34825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2959"/>
            <table:table-cell/>
            <table:table-cell office:value-type="float" office:value="1564726465.34829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3641"/>
            <table:table-cell/>
            <table:table-cell office:value-type="float" office:value="1564726465.34836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407"/>
            <table:table-cell/>
            <table:table-cell office:value-type="float" office:value="1564726465.34840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4459"/>
            <table:table-cell/>
            <table:table-cell office:value-type="float" office:value="1564726465.34844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4881"/>
            <table:table-cell/>
            <table:table-cell office:value-type="float" office:value="1564726465.34848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5291"/>
            <table:table-cell/>
            <table:table-cell office:value-type="float" office:value="1564726465.34852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568"/>
            <table:table-cell/>
            <table:table-cell office:value-type="float" office:value="1564726465.3485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6049"/>
            <table:table-cell/>
            <table:table-cell office:value-type="float" office:value="1564726465.34860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6421"/>
            <table:table-cell/>
            <table:table-cell office:value-type="float" office:value="1564726465.34864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6841"/>
            <table:table-cell/>
            <table:table-cell office:value-type="float" office:value="1564726465.34868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7229"/>
            <table:table-cell/>
            <table:table-cell office:value-type="float" office:value="1564726465.34872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7611"/>
            <table:table-cell/>
            <table:table-cell office:value-type="float" office:value="1564726465.34876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799"/>
            <table:table-cell/>
            <table:table-cell office:value-type="float" office:value="1564726465.3487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8369"/>
            <table:table-cell/>
            <table:table-cell office:value-type="float" office:value="1564726465.34883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8801"/>
            <table:table-cell/>
            <table:table-cell office:value-type="float" office:value="1564726465.34888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9089"/>
            <table:table-cell/>
            <table:table-cell office:value-type="float" office:value="1564726465.34890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938"/>
            <table:table-cell/>
            <table:table-cell office:value-type="float" office:value="1564726465.3489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89771"/>
            <table:table-cell/>
            <table:table-cell office:value-type="float" office:value="1564726465.34897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005"/>
            <table:table-cell/>
            <table:table-cell office:value-type="float" office:value="1564726465.34900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0441"/>
            <table:table-cell/>
            <table:table-cell office:value-type="float" office:value="1564726465.34904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086"/>
            <table:table-cell/>
            <table:table-cell office:value-type="float" office:value="1564726465.34908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1139"/>
            <table:table-cell/>
            <table:table-cell office:value-type="float" office:value="1564726465.34911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1509"/>
            <table:table-cell/>
            <table:table-cell office:value-type="float" office:value="1564726465.34915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1881"/>
            <table:table-cell/>
            <table:table-cell office:value-type="float" office:value="1564726465.34918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226"/>
            <table:table-cell/>
            <table:table-cell office:value-type="float" office:value="1564726465.3492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2689"/>
            <table:table-cell/>
            <table:table-cell office:value-type="float" office:value="1564726465.34926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3891"/>
            <table:table-cell/>
            <table:table-cell office:value-type="float" office:value="1564726465.34938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4401"/>
            <table:table-cell/>
            <table:table-cell office:value-type="float" office:value="1564726465.34944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4799"/>
            <table:table-cell/>
            <table:table-cell office:value-type="float" office:value="1564726465.34947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5171"/>
            <table:table-cell/>
            <table:table-cell office:value-type="float" office:value="1564726465.34951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5691"/>
            <table:table-cell/>
            <table:table-cell office:value-type="float" office:value="1564726465.3495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6151"/>
            <table:table-cell/>
            <table:table-cell office:value-type="float" office:value="1564726465.34961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6699"/>
            <table:table-cell/>
            <table:table-cell office:value-type="float" office:value="1564726465.34966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7109"/>
            <table:table-cell/>
            <table:table-cell office:value-type="float" office:value="1564726465.3497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751"/>
            <table:table-cell/>
            <table:table-cell office:value-type="float" office:value="1564726465.3497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7889"/>
            <table:table-cell/>
            <table:table-cell office:value-type="float" office:value="1564726465.34978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8311"/>
            <table:table-cell/>
            <table:table-cell office:value-type="float" office:value="1564726465.34983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8709"/>
            <table:table-cell/>
            <table:table-cell office:value-type="float" office:value="1564726465.34987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91"/>
            <table:table-cell/>
            <table:table-cell office:value-type="float" office:value="1564726465.349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9479"/>
            <table:table-cell/>
            <table:table-cell office:value-type="float" office:value="1564726465.34994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49987"/>
            <table:table-cell/>
            <table:table-cell office:value-type="float" office:value="1564726465.3499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0191"/>
            <table:table-cell/>
            <table:table-cell office:value-type="float" office:value="1564726465.35501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0689"/>
            <table:table-cell/>
            <table:table-cell office:value-type="float" office:value="1564726465.35506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1061"/>
            <table:table-cell/>
            <table:table-cell office:value-type="float" office:value="1564726465.35510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1409"/>
            <table:table-cell/>
            <table:table-cell office:value-type="float" office:value="1564726465.3551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175"/>
            <table:table-cell/>
            <table:table-cell office:value-type="float" office:value="1564726465.35517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2079"/>
            <table:table-cell/>
            <table:table-cell office:value-type="float" office:value="1564726465.3552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2411"/>
            <table:table-cell/>
            <table:table-cell office:value-type="float" office:value="1564726465.35524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279"/>
            <table:table-cell/>
            <table:table-cell office:value-type="float" office:value="1564726465.3552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314"/>
            <table:table-cell/>
            <table:table-cell office:value-type="float" office:value="1564726465.35531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3481"/>
            <table:table-cell/>
            <table:table-cell office:value-type="float" office:value="1564726465.35534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381"/>
            <table:table-cell/>
            <table:table-cell office:value-type="float" office:value="1564726465.355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4139"/>
            <table:table-cell/>
            <table:table-cell office:value-type="float" office:value="1564726465.35541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449"/>
            <table:table-cell/>
            <table:table-cell office:value-type="float" office:value="1564726465.355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484"/>
            <table:table-cell/>
            <table:table-cell office:value-type="float" office:value="1564726465.35548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5169"/>
            <table:table-cell/>
            <table:table-cell office:value-type="float" office:value="1564726465.35551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552"/>
            <table:table-cell/>
            <table:table-cell office:value-type="float" office:value="1564726465.3555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5861"/>
            <table:table-cell/>
            <table:table-cell office:value-type="float" office:value="1564726465.35558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619"/>
            <table:table-cell/>
            <table:table-cell office:value-type="float" office:value="1564726465.3556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6581"/>
            <table:table-cell/>
            <table:table-cell office:value-type="float" office:value="1564726465.35565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6931"/>
            <table:table-cell/>
            <table:table-cell office:value-type="float" office:value="1564726465.35569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7279"/>
            <table:table-cell/>
            <table:table-cell office:value-type="float" office:value="1564726465.35572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7611"/>
            <table:table-cell/>
            <table:table-cell office:value-type="float" office:value="1564726465.35576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7961"/>
            <table:table-cell/>
            <table:table-cell office:value-type="float" office:value="1564726465.35579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8331"/>
            <table:table-cell/>
            <table:table-cell office:value-type="float" office:value="1564726465.35583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8691"/>
            <table:table-cell/>
            <table:table-cell office:value-type="float" office:value="1564726465.3558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9029"/>
            <table:table-cell/>
            <table:table-cell office:value-type="float" office:value="1564726465.35590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948"/>
            <table:table-cell/>
            <table:table-cell office:value-type="float" office:value="1564726465.35594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59799"/>
            <table:table-cell/>
            <table:table-cell office:value-type="float" office:value="1564726465.35597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60121"/>
            <table:table-cell/>
            <table:table-cell office:value-type="float" office:value="1564726465.35601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60491"/>
            <table:table-cell/>
            <table:table-cell office:value-type="float" office:value="1564726465.35604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6082"/>
            <table:table-cell/>
            <table:table-cell office:value-type="float" office:value="1564726465.3560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3561151"/>
            <table:table-cell/>
            <table:table-cell office:value-type="float" office:value="1564726465.3561151"/>
            <table:table-cell office:value-type="float" office:value="776"/>
            <table:table-cell/>
            <table:table-cell/>
          </table:table-row>
          <table:table-row>
            <table:table-cell office:value-type="float" office:value="1564726465.3562789"/>
            <table:table-cell/>
            <table:table-cell office:value-type="float" office:value="1564726465.356278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5.5376439"/>
            <table:table-cell/>
            <table:table-cell office:value-type="float" office:value="1564726465.537643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5.5943429"/>
            <table:table-cell/>
            <table:table-cell office:value-type="float" office:value="1564726465.5943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455"/>
            <table:table-cell/>
            <table:table-cell office:value-type="float" office:value="1564726465.59445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517"/>
            <table:table-cell/>
            <table:table-cell office:value-type="float" office:value="1564726465.59451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553"/>
            <table:table-cell/>
            <table:table-cell office:value-type="float" office:value="1564726465.5945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5821"/>
            <table:table-cell/>
            <table:table-cell office:value-type="float" office:value="1564726465.59458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624"/>
            <table:table-cell/>
            <table:table-cell office:value-type="float" office:value="1564726465.59462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6579"/>
            <table:table-cell/>
            <table:table-cell office:value-type="float" office:value="1564726465.59465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6889"/>
            <table:table-cell/>
            <table:table-cell office:value-type="float" office:value="1564726465.59468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7289"/>
            <table:table-cell/>
            <table:table-cell office:value-type="float" office:value="1564726465.59472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759"/>
            <table:table-cell/>
            <table:table-cell office:value-type="float" office:value="1564726465.5947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799"/>
            <table:table-cell/>
            <table:table-cell office:value-type="float" office:value="1564726465.5947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8391"/>
            <table:table-cell/>
            <table:table-cell office:value-type="float" office:value="1564726465.59483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8861"/>
            <table:table-cell/>
            <table:table-cell office:value-type="float" office:value="1564726465.59488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928"/>
            <table:table-cell/>
            <table:table-cell office:value-type="float" office:value="1564726465.59492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49681"/>
            <table:table-cell/>
            <table:table-cell office:value-type="float" office:value="1564726465.59496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0069"/>
            <table:table-cell/>
            <table:table-cell office:value-type="float" office:value="1564726465.59500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046"/>
            <table:table-cell/>
            <table:table-cell office:value-type="float" office:value="1564726465.59504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0861"/>
            <table:table-cell/>
            <table:table-cell office:value-type="float" office:value="1564726465.59508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125"/>
            <table:table-cell/>
            <table:table-cell office:value-type="float" office:value="1564726465.59512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1641"/>
            <table:table-cell/>
            <table:table-cell office:value-type="float" office:value="1564726465.59516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2041"/>
            <table:table-cell/>
            <table:table-cell office:value-type="float" office:value="1564726465.59520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243"/>
            <table:table-cell/>
            <table:table-cell office:value-type="float" office:value="1564726465.59524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2821"/>
            <table:table-cell/>
            <table:table-cell office:value-type="float" office:value="1564726465.59528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3209"/>
            <table:table-cell/>
            <table:table-cell office:value-type="float" office:value="1564726465.59532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36"/>
            <table:table-cell/>
            <table:table-cell office:value-type="float" office:value="1564726465.5953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3989"/>
            <table:table-cell/>
            <table:table-cell office:value-type="float" office:value="1564726465.59539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438"/>
            <table:table-cell/>
            <table:table-cell office:value-type="float" office:value="1564726465.5954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4771"/>
            <table:table-cell/>
            <table:table-cell office:value-type="float" office:value="1564726465.59547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516"/>
            <table:table-cell/>
            <table:table-cell office:value-type="float" office:value="1564726465.5955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556"/>
            <table:table-cell/>
            <table:table-cell office:value-type="float" office:value="1564726465.59555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5949"/>
            <table:table-cell/>
            <table:table-cell office:value-type="float" office:value="1564726465.5955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634"/>
            <table:table-cell/>
            <table:table-cell office:value-type="float" office:value="1564726465.5956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674"/>
            <table:table-cell/>
            <table:table-cell office:value-type="float" office:value="1564726465.59567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7119"/>
            <table:table-cell/>
            <table:table-cell office:value-type="float" office:value="1564726465.59571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752"/>
            <table:table-cell/>
            <table:table-cell office:value-type="float" office:value="1564726465.5957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7911"/>
            <table:table-cell/>
            <table:table-cell office:value-type="float" office:value="1564726465.59579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82"/>
            <table:table-cell/>
            <table:table-cell office:value-type="float" office:value="1564726465.595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8619"/>
            <table:table-cell/>
            <table:table-cell office:value-type="float" office:value="1564726465.59586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9139"/>
            <table:table-cell/>
            <table:table-cell office:value-type="float" office:value="1564726465.59591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9489"/>
            <table:table-cell/>
            <table:table-cell office:value-type="float" office:value="1564726465.59594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5984"/>
            <table:table-cell/>
            <table:table-cell office:value-type="float" office:value="1564726465.59598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0319"/>
            <table:table-cell/>
            <table:table-cell office:value-type="float" office:value="1564726465.59603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067"/>
            <table:table-cell/>
            <table:table-cell office:value-type="float" office:value="1564726465.5960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101"/>
            <table:table-cell/>
            <table:table-cell office:value-type="float" office:value="1564726465.5961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1361"/>
            <table:table-cell/>
            <table:table-cell office:value-type="float" office:value="1564726465.59613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1721"/>
            <table:table-cell/>
            <table:table-cell office:value-type="float" office:value="1564726465.59617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2059"/>
            <table:table-cell/>
            <table:table-cell office:value-type="float" office:value="1564726465.59620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242"/>
            <table:table-cell/>
            <table:table-cell office:value-type="float" office:value="1564726465.5962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277"/>
            <table:table-cell/>
            <table:table-cell office:value-type="float" office:value="1564726465.5962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3111"/>
            <table:table-cell/>
            <table:table-cell office:value-type="float" office:value="1564726465.59631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3471"/>
            <table:table-cell/>
            <table:table-cell office:value-type="float" office:value="1564726465.59634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3869"/>
            <table:table-cell/>
            <table:table-cell office:value-type="float" office:value="1564726465.59638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422"/>
            <table:table-cell/>
            <table:table-cell office:value-type="float" office:value="1564726465.5964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458"/>
            <table:table-cell/>
            <table:table-cell office:value-type="float" office:value="1564726465.5964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493"/>
            <table:table-cell/>
            <table:table-cell office:value-type="float" office:value="1564726465.5964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5271"/>
            <table:table-cell/>
            <table:table-cell office:value-type="float" office:value="1564726465.59652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5619"/>
            <table:table-cell/>
            <table:table-cell office:value-type="float" office:value="1564726465.59656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5979"/>
            <table:table-cell/>
            <table:table-cell office:value-type="float" office:value="1564726465.59659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632"/>
            <table:table-cell/>
            <table:table-cell office:value-type="float" office:value="1564726465.59663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6671"/>
            <table:table-cell/>
            <table:table-cell office:value-type="float" office:value="1564726465.59666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7031"/>
            <table:table-cell/>
            <table:table-cell office:value-type="float" office:value="1564726465.59670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7381"/>
            <table:table-cell/>
            <table:table-cell office:value-type="float" office:value="1564726465.5967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7729"/>
            <table:table-cell/>
            <table:table-cell office:value-type="float" office:value="1564726465.59677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807"/>
            <table:table-cell/>
            <table:table-cell office:value-type="float" office:value="1564726465.59680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8421"/>
            <table:table-cell/>
            <table:table-cell office:value-type="float" office:value="1564726465.59684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8771"/>
            <table:table-cell/>
            <table:table-cell office:value-type="float" office:value="1564726465.59687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9119"/>
            <table:table-cell/>
            <table:table-cell office:value-type="float" office:value="1564726465.59691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9491"/>
            <table:table-cell/>
            <table:table-cell office:value-type="float" office:value="1564726465.59694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69839"/>
            <table:table-cell/>
            <table:table-cell office:value-type="float" office:value="1564726465.59698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0199"/>
            <table:table-cell/>
            <table:table-cell office:value-type="float" office:value="1564726465.59701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055"/>
            <table:table-cell/>
            <table:table-cell office:value-type="float" office:value="1564726465.59705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09"/>
            <table:table-cell/>
            <table:table-cell office:value-type="float" office:value="1564726465.597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1251"/>
            <table:table-cell/>
            <table:table-cell office:value-type="float" office:value="1564726465.59712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1601"/>
            <table:table-cell/>
            <table:table-cell office:value-type="float" office:value="1564726465.59716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1949"/>
            <table:table-cell/>
            <table:table-cell office:value-type="float" office:value="1564726465.5971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23"/>
            <table:table-cell/>
            <table:table-cell office:value-type="float" office:value="1564726465.5972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266"/>
            <table:table-cell/>
            <table:table-cell office:value-type="float" office:value="1564726465.59726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302"/>
            <table:table-cell/>
            <table:table-cell office:value-type="float" office:value="1564726465.59730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337"/>
            <table:table-cell/>
            <table:table-cell office:value-type="float" office:value="1564726465.5973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3721"/>
            <table:table-cell/>
            <table:table-cell office:value-type="float" office:value="1564726465.59737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4071"/>
            <table:table-cell/>
            <table:table-cell office:value-type="float" office:value="1564726465.59740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4419"/>
            <table:table-cell/>
            <table:table-cell office:value-type="float" office:value="1564726465.59744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477"/>
            <table:table-cell/>
            <table:table-cell office:value-type="float" office:value="1564726465.5974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513"/>
            <table:table-cell/>
            <table:table-cell office:value-type="float" office:value="1564726465.59751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549"/>
            <table:table-cell/>
            <table:table-cell office:value-type="float" office:value="1564726465.5975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5931"/>
            <table:table-cell/>
            <table:table-cell office:value-type="float" office:value="1564726465.59759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6291"/>
            <table:table-cell/>
            <table:table-cell office:value-type="float" office:value="1564726465.59762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6651"/>
            <table:table-cell/>
            <table:table-cell office:value-type="float" office:value="1564726465.59766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7001"/>
            <table:table-cell/>
            <table:table-cell office:value-type="float" office:value="1564726465.59770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5977359"/>
            <table:table-cell/>
            <table:table-cell office:value-type="float" office:value="1564726465.5977359"/>
            <table:table-cell office:value-type="float" office:value="760"/>
            <table:table-cell/>
            <table:table-cell/>
          </table:table-row>
          <table:table-row>
            <table:table-cell office:value-type="float" office:value="1564726465.597868"/>
            <table:table-cell/>
            <table:table-cell office:value-type="float" office:value="1564726465.597868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5.7845631"/>
            <table:table-cell/>
            <table:table-cell office:value-type="float" office:value="1564726465.784563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5.844949"/>
            <table:table-cell/>
            <table:table-cell office:value-type="float" office:value="1564726465.844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0689"/>
            <table:table-cell/>
            <table:table-cell office:value-type="float" office:value="1564726465.84506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135"/>
            <table:table-cell/>
            <table:table-cell office:value-type="float" office:value="1564726465.84513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1891"/>
            <table:table-cell/>
            <table:table-cell office:value-type="float" office:value="1564726465.84518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2251"/>
            <table:table-cell/>
            <table:table-cell office:value-type="float" office:value="1564726465.84522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258"/>
            <table:table-cell/>
            <table:table-cell office:value-type="float" office:value="1564726465.8452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3059"/>
            <table:table-cell/>
            <table:table-cell office:value-type="float" office:value="1564726465.84530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34"/>
            <table:table-cell/>
            <table:table-cell office:value-type="float" office:value="1564726465.845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3691"/>
            <table:table-cell/>
            <table:table-cell office:value-type="float" office:value="1564726465.8453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417"/>
            <table:table-cell/>
            <table:table-cell office:value-type="float" office:value="1564726465.84541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4471"/>
            <table:table-cell/>
            <table:table-cell office:value-type="float" office:value="1564726465.84544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475"/>
            <table:table-cell/>
            <table:table-cell office:value-type="float" office:value="1564726465.84547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516"/>
            <table:table-cell/>
            <table:table-cell office:value-type="float" office:value="1564726465.8455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576"/>
            <table:table-cell/>
            <table:table-cell office:value-type="float" office:value="1564726465.84557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619"/>
            <table:table-cell/>
            <table:table-cell office:value-type="float" office:value="1564726465.8456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66"/>
            <table:table-cell/>
            <table:table-cell office:value-type="float" office:value="1564726465.8456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7"/>
            <table:table-cell/>
            <table:table-cell office:value-type="float" office:value="1564726465.845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742"/>
            <table:table-cell/>
            <table:table-cell office:value-type="float" office:value="1564726465.8457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783"/>
            <table:table-cell/>
            <table:table-cell office:value-type="float" office:value="1564726465.84578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823"/>
            <table:table-cell/>
            <table:table-cell office:value-type="float" office:value="1564726465.84582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8641"/>
            <table:table-cell/>
            <table:table-cell office:value-type="float" office:value="1564726465.84586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907"/>
            <table:table-cell/>
            <table:table-cell office:value-type="float" office:value="1564726465.84590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957"/>
            <table:table-cell/>
            <table:table-cell office:value-type="float" office:value="1564726465.84595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5993"/>
            <table:table-cell/>
            <table:table-cell office:value-type="float" office:value="1564726465.8459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029"/>
            <table:table-cell/>
            <table:table-cell office:value-type="float" office:value="1564726465.8460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0691"/>
            <table:table-cell/>
            <table:table-cell office:value-type="float" office:value="1564726465.8460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1051"/>
            <table:table-cell/>
            <table:table-cell office:value-type="float" office:value="1564726465.8461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1649"/>
            <table:table-cell/>
            <table:table-cell office:value-type="float" office:value="1564726465.84616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2059"/>
            <table:table-cell/>
            <table:table-cell office:value-type="float" office:value="1564726465.84620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2429"/>
            <table:table-cell/>
            <table:table-cell office:value-type="float" office:value="1564726465.8462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2801"/>
            <table:table-cell/>
            <table:table-cell office:value-type="float" office:value="1564726465.84628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3171"/>
            <table:table-cell/>
            <table:table-cell office:value-type="float" office:value="1564726465.84631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3531"/>
            <table:table-cell/>
            <table:table-cell office:value-type="float" office:value="1564726465.84635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39"/>
            <table:table-cell/>
            <table:table-cell office:value-type="float" office:value="1564726465.846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426"/>
            <table:table-cell/>
            <table:table-cell office:value-type="float" office:value="1564726465.8464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462"/>
            <table:table-cell/>
            <table:table-cell office:value-type="float" office:value="1564726465.84646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4971"/>
            <table:table-cell/>
            <table:table-cell office:value-type="float" office:value="1564726465.84649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5331"/>
            <table:table-cell/>
            <table:table-cell office:value-type="float" office:value="1564726465.84653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5681"/>
            <table:table-cell/>
            <table:table-cell office:value-type="float" office:value="1564726465.84656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6041"/>
            <table:table-cell/>
            <table:table-cell office:value-type="float" office:value="1564726465.84660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6401"/>
            <table:table-cell/>
            <table:table-cell office:value-type="float" office:value="1564726465.84664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466771"/>
            <table:table-cell/>
            <table:table-cell office:value-type="float" office:value="1564726465.84667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1645"/>
            <table:table-cell/>
            <table:table-cell office:value-type="float" office:value="1564726465.85164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1691"/>
            <table:table-cell/>
            <table:table-cell office:value-type="float" office:value="1564726465.851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17261"/>
            <table:table-cell/>
            <table:table-cell office:value-type="float" office:value="1564726465.8517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1773"/>
            <table:table-cell/>
            <table:table-cell office:value-type="float" office:value="1564726465.8517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1819"/>
            <table:table-cell/>
            <table:table-cell office:value-type="float" office:value="1564726465.8518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18519"/>
            <table:table-cell/>
            <table:table-cell office:value-type="float" office:value="1564726465.85185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18851"/>
            <table:table-cell/>
            <table:table-cell office:value-type="float" office:value="1564726465.85188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1918"/>
            <table:table-cell/>
            <table:table-cell office:value-type="float" office:value="1564726465.85191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19771"/>
            <table:table-cell/>
            <table:table-cell office:value-type="float" office:value="1564726465.85197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0091"/>
            <table:table-cell/>
            <table:table-cell office:value-type="float" office:value="1564726465.85200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042"/>
            <table:table-cell/>
            <table:table-cell office:value-type="float" office:value="1564726465.8520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0761"/>
            <table:table-cell/>
            <table:table-cell office:value-type="float" office:value="1564726465.85207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1359"/>
            <table:table-cell/>
            <table:table-cell office:value-type="float" office:value="1564726465.85213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169"/>
            <table:table-cell/>
            <table:table-cell office:value-type="float" office:value="1564726465.8521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2029"/>
            <table:table-cell/>
            <table:table-cell office:value-type="float" office:value="1564726465.85220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236"/>
            <table:table-cell/>
            <table:table-cell office:value-type="float" office:value="1564726465.85223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2699"/>
            <table:table-cell/>
            <table:table-cell office:value-type="float" office:value="1564726465.85226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314"/>
            <table:table-cell/>
            <table:table-cell office:value-type="float" office:value="1564726465.85231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3459"/>
            <table:table-cell/>
            <table:table-cell office:value-type="float" office:value="1564726465.85234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38"/>
            <table:table-cell/>
            <table:table-cell office:value-type="float" office:value="1564726465.852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4129"/>
            <table:table-cell/>
            <table:table-cell office:value-type="float" office:value="1564726465.85241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448"/>
            <table:table-cell/>
            <table:table-cell office:value-type="float" office:value="1564726465.85244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4821"/>
            <table:table-cell/>
            <table:table-cell office:value-type="float" office:value="1564726465.85248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5159"/>
            <table:table-cell/>
            <table:table-cell office:value-type="float" office:value="1564726465.85251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5491"/>
            <table:table-cell/>
            <table:table-cell office:value-type="float" office:value="1564726465.85254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582"/>
            <table:table-cell/>
            <table:table-cell office:value-type="float" office:value="1564726465.8525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6151"/>
            <table:table-cell/>
            <table:table-cell office:value-type="float" office:value="1564726465.85261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649"/>
            <table:table-cell/>
            <table:table-cell office:value-type="float" office:value="1564726465.8526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674"/>
            <table:table-cell/>
            <table:table-cell office:value-type="float" office:value="1564726465.85267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7091"/>
            <table:table-cell/>
            <table:table-cell office:value-type="float" office:value="1564726465.85270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777"/>
            <table:table-cell/>
            <table:table-cell office:value-type="float" office:value="1564726465.8527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809"/>
            <table:table-cell/>
            <table:table-cell office:value-type="float" office:value="1564726465.8528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8409"/>
            <table:table-cell/>
            <table:table-cell office:value-type="float" office:value="1564726465.8528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8769"/>
            <table:table-cell/>
            <table:table-cell office:value-type="float" office:value="1564726465.85287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911"/>
            <table:table-cell/>
            <table:table-cell office:value-type="float" office:value="1564726465.8529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9429"/>
            <table:table-cell/>
            <table:table-cell office:value-type="float" office:value="1564726465.8529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29749"/>
            <table:table-cell/>
            <table:table-cell office:value-type="float" office:value="1564726465.85297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008"/>
            <table:table-cell/>
            <table:table-cell office:value-type="float" office:value="1564726465.85300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0409"/>
            <table:table-cell/>
            <table:table-cell office:value-type="float" office:value="1564726465.8530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0729"/>
            <table:table-cell/>
            <table:table-cell office:value-type="float" office:value="1564726465.85307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106"/>
            <table:table-cell/>
            <table:table-cell office:value-type="float" office:value="1564726465.85310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138"/>
            <table:table-cell/>
            <table:table-cell office:value-type="float" office:value="1564726465.8531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1699"/>
            <table:table-cell/>
            <table:table-cell office:value-type="float" office:value="1564726465.85316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2021"/>
            <table:table-cell/>
            <table:table-cell office:value-type="float" office:value="1564726465.85320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2341"/>
            <table:table-cell/>
            <table:table-cell office:value-type="float" office:value="1564726465.8532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266"/>
            <table:table-cell/>
            <table:table-cell office:value-type="float" office:value="1564726465.85326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3111"/>
            <table:table-cell/>
            <table:table-cell office:value-type="float" office:value="1564726465.85331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5.853344"/>
            <table:table-cell/>
            <table:table-cell office:value-type="float" office:value="1564726465.853344"/>
            <table:table-cell office:value-type="float" office:value="696"/>
            <table:table-cell/>
            <table:table-cell/>
          </table:table-row>
          <table:table-row>
            <table:table-cell office:value-type="float" office:value="1564726465.853524"/>
            <table:table-cell/>
            <table:table-cell office:value-type="float" office:value="1564726465.853524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6.03584"/>
            <table:table-cell/>
            <table:table-cell office:value-type="float" office:value="1564726466.03584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6.095022"/>
            <table:table-cell/>
            <table:table-cell office:value-type="float" office:value="1564726466.0950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1381"/>
            <table:table-cell/>
            <table:table-cell office:value-type="float" office:value="1564726466.0951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2041"/>
            <table:table-cell/>
            <table:table-cell office:value-type="float" office:value="1564726466.09520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238"/>
            <table:table-cell/>
            <table:table-cell office:value-type="float" office:value="1564726466.0952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283"/>
            <table:table-cell/>
            <table:table-cell office:value-type="float" office:value="1564726466.09528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335"/>
            <table:table-cell/>
            <table:table-cell office:value-type="float" office:value="1564726466.09533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367"/>
            <table:table-cell/>
            <table:table-cell office:value-type="float" office:value="1564726466.0953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4089"/>
            <table:table-cell/>
            <table:table-cell office:value-type="float" office:value="1564726466.09540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449"/>
            <table:table-cell/>
            <table:table-cell office:value-type="float" office:value="1564726466.095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495"/>
            <table:table-cell/>
            <table:table-cell office:value-type="float" office:value="1564726466.0954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5341"/>
            <table:table-cell/>
            <table:table-cell office:value-type="float" office:value="1564726466.0955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5639"/>
            <table:table-cell/>
            <table:table-cell office:value-type="float" office:value="1564726466.09556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6199"/>
            <table:table-cell/>
            <table:table-cell office:value-type="float" office:value="1564726466.09561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6731"/>
            <table:table-cell/>
            <table:table-cell office:value-type="float" office:value="1564726466.09567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7141"/>
            <table:table-cell/>
            <table:table-cell office:value-type="float" office:value="1564726466.09571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7539"/>
            <table:table-cell/>
            <table:table-cell office:value-type="float" office:value="1564726466.09575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7949"/>
            <table:table-cell/>
            <table:table-cell office:value-type="float" office:value="1564726466.0957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835"/>
            <table:table-cell/>
            <table:table-cell office:value-type="float" office:value="1564726466.09583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875"/>
            <table:table-cell/>
            <table:table-cell office:value-type="float" office:value="1564726466.09587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926"/>
            <table:table-cell/>
            <table:table-cell office:value-type="float" office:value="1564726466.0959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953"/>
            <table:table-cell/>
            <table:table-cell office:value-type="float" office:value="1564726466.0959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5989"/>
            <table:table-cell/>
            <table:table-cell office:value-type="float" office:value="1564726466.0959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0259"/>
            <table:table-cell/>
            <table:table-cell office:value-type="float" office:value="1564726466.09602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061"/>
            <table:table-cell/>
            <table:table-cell office:value-type="float" office:value="1564726466.0960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096"/>
            <table:table-cell/>
            <table:table-cell office:value-type="float" office:value="1564726466.09609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137"/>
            <table:table-cell/>
            <table:table-cell office:value-type="float" office:value="1564726466.0961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173"/>
            <table:table-cell/>
            <table:table-cell office:value-type="float" office:value="1564726466.0961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2341"/>
            <table:table-cell/>
            <table:table-cell office:value-type="float" office:value="1564726466.0962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2751"/>
            <table:table-cell/>
            <table:table-cell office:value-type="float" office:value="1564726466.09627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312"/>
            <table:table-cell/>
            <table:table-cell office:value-type="float" office:value="1564726466.09631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3471"/>
            <table:table-cell/>
            <table:table-cell office:value-type="float" office:value="1564726466.09634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384"/>
            <table:table-cell/>
            <table:table-cell office:value-type="float" office:value="1564726466.09638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42"/>
            <table:table-cell/>
            <table:table-cell office:value-type="float" office:value="1564726466.096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4561"/>
            <table:table-cell/>
            <table:table-cell office:value-type="float" office:value="1564726466.09645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4921"/>
            <table:table-cell/>
            <table:table-cell office:value-type="float" office:value="1564726466.09649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54"/>
            <table:table-cell/>
            <table:table-cell office:value-type="float" office:value="1564726466.0965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575"/>
            <table:table-cell/>
            <table:table-cell office:value-type="float" office:value="1564726466.09657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611"/>
            <table:table-cell/>
            <table:table-cell office:value-type="float" office:value="1564726466.0966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647"/>
            <table:table-cell/>
            <table:table-cell office:value-type="float" office:value="1564726466.09664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683"/>
            <table:table-cell/>
            <table:table-cell office:value-type="float" office:value="1564726466.09668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719"/>
            <table:table-cell/>
            <table:table-cell office:value-type="float" office:value="1564726466.0967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7541"/>
            <table:table-cell/>
            <table:table-cell office:value-type="float" office:value="1564726466.0967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7889"/>
            <table:table-cell/>
            <table:table-cell office:value-type="float" office:value="1564726466.09678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8249"/>
            <table:table-cell/>
            <table:table-cell office:value-type="float" office:value="1564726466.09682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8609"/>
            <table:table-cell/>
            <table:table-cell office:value-type="float" office:value="1564726466.09686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8969"/>
            <table:table-cell/>
            <table:table-cell office:value-type="float" office:value="1564726466.09689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926"/>
            <table:table-cell/>
            <table:table-cell office:value-type="float" office:value="1564726466.0969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69739"/>
            <table:table-cell/>
            <table:table-cell office:value-type="float" office:value="1564726466.09697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0011"/>
            <table:table-cell/>
            <table:table-cell office:value-type="float" office:value="1564726466.09700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029"/>
            <table:table-cell/>
            <table:table-cell office:value-type="float" office:value="1564726466.0970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0671"/>
            <table:table-cell/>
            <table:table-cell office:value-type="float" office:value="1564726466.09706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0931"/>
            <table:table-cell/>
            <table:table-cell office:value-type="float" office:value="1564726466.09709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122"/>
            <table:table-cell/>
            <table:table-cell office:value-type="float" office:value="1564726466.0971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157"/>
            <table:table-cell/>
            <table:table-cell office:value-type="float" office:value="1564726466.09715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192"/>
            <table:table-cell/>
            <table:table-cell office:value-type="float" office:value="1564726466.09719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2271"/>
            <table:table-cell/>
            <table:table-cell office:value-type="float" office:value="1564726466.09722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2631"/>
            <table:table-cell/>
            <table:table-cell office:value-type="float" office:value="1564726466.09726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29"/>
            <table:table-cell/>
            <table:table-cell office:value-type="float" office:value="1564726466.097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317"/>
            <table:table-cell/>
            <table:table-cell office:value-type="float" office:value="1564726466.09731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352"/>
            <table:table-cell/>
            <table:table-cell office:value-type="float" office:value="1564726466.0973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3871"/>
            <table:table-cell/>
            <table:table-cell office:value-type="float" office:value="1564726466.09738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4231"/>
            <table:table-cell/>
            <table:table-cell office:value-type="float" office:value="1564726466.09742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4579"/>
            <table:table-cell/>
            <table:table-cell office:value-type="float" office:value="1564726466.09745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4929"/>
            <table:table-cell/>
            <table:table-cell office:value-type="float" office:value="1564726466.09749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533"/>
            <table:table-cell/>
            <table:table-cell office:value-type="float" office:value="1564726466.09753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578"/>
            <table:table-cell/>
            <table:table-cell office:value-type="float" office:value="1564726466.09757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6131"/>
            <table:table-cell/>
            <table:table-cell office:value-type="float" office:value="1564726466.09761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6491"/>
            <table:table-cell/>
            <table:table-cell office:value-type="float" office:value="1564726466.09764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6839"/>
            <table:table-cell/>
            <table:table-cell office:value-type="float" office:value="1564726466.09768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719"/>
            <table:table-cell/>
            <table:table-cell office:value-type="float" office:value="1564726466.0977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755"/>
            <table:table-cell/>
            <table:table-cell office:value-type="float" office:value="1564726466.09775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79"/>
            <table:table-cell/>
            <table:table-cell office:value-type="float" office:value="1564726466.097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8251"/>
            <table:table-cell/>
            <table:table-cell office:value-type="float" office:value="1564726466.09782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8601"/>
            <table:table-cell/>
            <table:table-cell office:value-type="float" office:value="1564726466.09786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8949"/>
            <table:table-cell/>
            <table:table-cell office:value-type="float" office:value="1564726466.0978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9309"/>
            <table:table-cell/>
            <table:table-cell office:value-type="float" office:value="1564726466.09793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7966"/>
            <table:table-cell/>
            <table:table-cell office:value-type="float" office:value="1564726466.09796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002"/>
            <table:table-cell/>
            <table:table-cell office:value-type="float" office:value="1564726466.09800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037"/>
            <table:table-cell/>
            <table:table-cell office:value-type="float" office:value="1564726466.0980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0721"/>
            <table:table-cell/>
            <table:table-cell office:value-type="float" office:value="1564726466.09807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1081"/>
            <table:table-cell/>
            <table:table-cell office:value-type="float" office:value="1564726466.09810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1431"/>
            <table:table-cell/>
            <table:table-cell office:value-type="float" office:value="1564726466.09814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1779"/>
            <table:table-cell/>
            <table:table-cell office:value-type="float" office:value="1564726466.09817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2139"/>
            <table:table-cell/>
            <table:table-cell office:value-type="float" office:value="1564726466.09821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249"/>
            <table:table-cell/>
            <table:table-cell office:value-type="float" office:value="1564726466.0982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284"/>
            <table:table-cell/>
            <table:table-cell office:value-type="float" office:value="1564726466.09828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362"/>
            <table:table-cell/>
            <table:table-cell office:value-type="float" office:value="1564726466.09836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412"/>
            <table:table-cell/>
            <table:table-cell office:value-type="float" office:value="1564726466.09841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4499"/>
            <table:table-cell/>
            <table:table-cell office:value-type="float" office:value="1564726466.09844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0984859"/>
            <table:table-cell/>
            <table:table-cell office:value-type="float" office:value="1564726466.0984859"/>
            <table:table-cell office:value-type="float" office:value="664"/>
            <table:table-cell/>
            <table:table-cell/>
          </table:table-row>
          <table:table-row>
            <table:table-cell office:value-type="float" office:value="1564726466.0986791"/>
            <table:table-cell/>
            <table:table-cell office:value-type="float" office:value="1564726466.098679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6.342608"/>
            <table:table-cell/>
            <table:table-cell office:value-type="float" office:value="1564726466.342608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6.4000759"/>
            <table:table-cell/>
            <table:table-cell office:value-type="float" office:value="1564726466.40007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197"/>
            <table:table-cell/>
            <table:table-cell office:value-type="float" office:value="1564726466.40019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265"/>
            <table:table-cell/>
            <table:table-cell office:value-type="float" office:value="1564726466.40026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3019"/>
            <table:table-cell/>
            <table:table-cell office:value-type="float" office:value="1564726466.40030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3329"/>
            <table:table-cell/>
            <table:table-cell office:value-type="float" office:value="1564726466.40033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3661"/>
            <table:table-cell/>
            <table:table-cell office:value-type="float" office:value="1564726466.40036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408"/>
            <table:table-cell/>
            <table:table-cell office:value-type="float" office:value="1564726466.40040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4359"/>
            <table:table-cell/>
            <table:table-cell office:value-type="float" office:value="1564726466.40043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481"/>
            <table:table-cell/>
            <table:table-cell office:value-type="float" office:value="1564726466.4004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511"/>
            <table:table-cell/>
            <table:table-cell office:value-type="float" office:value="1564726466.4005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552"/>
            <table:table-cell/>
            <table:table-cell office:value-type="float" office:value="1564726466.4005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5899"/>
            <table:table-cell/>
            <table:table-cell office:value-type="float" office:value="1564726466.40058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62"/>
            <table:table-cell/>
            <table:table-cell office:value-type="float" office:value="1564726466.4006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6629"/>
            <table:table-cell/>
            <table:table-cell office:value-type="float" office:value="1564726466.4006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7039"/>
            <table:table-cell/>
            <table:table-cell office:value-type="float" office:value="1564726466.40070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744"/>
            <table:table-cell/>
            <table:table-cell office:value-type="float" office:value="1564726466.40074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7831"/>
            <table:table-cell/>
            <table:table-cell office:value-type="float" office:value="1564726466.40078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8231"/>
            <table:table-cell/>
            <table:table-cell office:value-type="float" office:value="1564726466.40082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8629"/>
            <table:table-cell/>
            <table:table-cell office:value-type="float" office:value="1564726466.4008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902"/>
            <table:table-cell/>
            <table:table-cell office:value-type="float" office:value="1564726466.40090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95"/>
            <table:table-cell/>
            <table:table-cell office:value-type="float" office:value="1564726466.400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09991"/>
            <table:table-cell/>
            <table:table-cell office:value-type="float" office:value="1564726466.40099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10329"/>
            <table:table-cell/>
            <table:table-cell office:value-type="float" office:value="1564726466.40103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1068"/>
            <table:table-cell/>
            <table:table-cell office:value-type="float" office:value="1564726466.4010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1103"/>
            <table:table-cell/>
            <table:table-cell office:value-type="float" office:value="1564726466.4011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11381"/>
            <table:table-cell/>
            <table:table-cell office:value-type="float" office:value="1564726466.4011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1849"/>
            <table:table-cell/>
            <table:table-cell office:value-type="float" office:value="1564726466.40618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2321"/>
            <table:table-cell/>
            <table:table-cell office:value-type="float" office:value="1564726466.40623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2679"/>
            <table:table-cell/>
            <table:table-cell office:value-type="float" office:value="1564726466.40626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3051"/>
            <table:table-cell/>
            <table:table-cell office:value-type="float" office:value="1564726466.4063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3389"/>
            <table:table-cell/>
            <table:table-cell office:value-type="float" office:value="1564726466.40633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3859"/>
            <table:table-cell/>
            <table:table-cell office:value-type="float" office:value="1564726466.40638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4181"/>
            <table:table-cell/>
            <table:table-cell office:value-type="float" office:value="1564726466.40641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4519"/>
            <table:table-cell/>
            <table:table-cell office:value-type="float" office:value="1564726466.40645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4851"/>
            <table:table-cell/>
            <table:table-cell office:value-type="float" office:value="1564726466.40648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5189"/>
            <table:table-cell/>
            <table:table-cell office:value-type="float" office:value="1564726466.40651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565"/>
            <table:table-cell/>
            <table:table-cell office:value-type="float" office:value="1564726466.40656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6"/>
            <table:table-cell/>
            <table:table-cell office:value-type="float" office:value="1564726466.406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6319"/>
            <table:table-cell/>
            <table:table-cell office:value-type="float" office:value="1564726466.40663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666"/>
            <table:table-cell/>
            <table:table-cell office:value-type="float" office:value="1564726466.40666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7211"/>
            <table:table-cell/>
            <table:table-cell office:value-type="float" office:value="1564726466.4067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7659"/>
            <table:table-cell/>
            <table:table-cell office:value-type="float" office:value="1564726466.40676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805"/>
            <table:table-cell/>
            <table:table-cell office:value-type="float" office:value="1564726466.40680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8401"/>
            <table:table-cell/>
            <table:table-cell office:value-type="float" office:value="1564726466.40684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8789"/>
            <table:table-cell/>
            <table:table-cell office:value-type="float" office:value="1564726466.40687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925"/>
            <table:table-cell/>
            <table:table-cell office:value-type="float" office:value="1564726466.40692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9581"/>
            <table:table-cell/>
            <table:table-cell office:value-type="float" office:value="1564726466.40695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6991"/>
            <table:table-cell/>
            <table:table-cell office:value-type="float" office:value="1564726466.4069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0239"/>
            <table:table-cell/>
            <table:table-cell office:value-type="float" office:value="1564726466.40702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058"/>
            <table:table-cell/>
            <table:table-cell office:value-type="float" office:value="1564726466.4070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0909"/>
            <table:table-cell/>
            <table:table-cell office:value-type="float" office:value="1564726466.40709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125"/>
            <table:table-cell/>
            <table:table-cell office:value-type="float" office:value="1564726466.40712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1579"/>
            <table:table-cell/>
            <table:table-cell office:value-type="float" office:value="1564726466.40715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2051"/>
            <table:table-cell/>
            <table:table-cell office:value-type="float" office:value="1564726466.4072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239"/>
            <table:table-cell/>
            <table:table-cell office:value-type="float" office:value="1564726466.4072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2721"/>
            <table:table-cell/>
            <table:table-cell office:value-type="float" office:value="1564726466.40727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306"/>
            <table:table-cell/>
            <table:table-cell office:value-type="float" office:value="1564726466.40730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3391"/>
            <table:table-cell/>
            <table:table-cell office:value-type="float" office:value="1564726466.40733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373"/>
            <table:table-cell/>
            <table:table-cell office:value-type="float" office:value="1564726466.4073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4061"/>
            <table:table-cell/>
            <table:table-cell office:value-type="float" office:value="1564726466.40740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439"/>
            <table:table-cell/>
            <table:table-cell office:value-type="float" office:value="1564726466.4074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475"/>
            <table:table-cell/>
            <table:table-cell office:value-type="float" office:value="1564726466.40747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5079"/>
            <table:table-cell/>
            <table:table-cell office:value-type="float" office:value="1564726466.4075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542"/>
            <table:table-cell/>
            <table:table-cell office:value-type="float" office:value="1564726466.4075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5799"/>
            <table:table-cell/>
            <table:table-cell office:value-type="float" office:value="1564726466.40757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613"/>
            <table:table-cell/>
            <table:table-cell office:value-type="float" office:value="1564726466.40761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6459"/>
            <table:table-cell/>
            <table:table-cell office:value-type="float" office:value="1564726466.40764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681"/>
            <table:table-cell/>
            <table:table-cell office:value-type="float" office:value="1564726466.4076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7151"/>
            <table:table-cell/>
            <table:table-cell office:value-type="float" office:value="1564726466.40771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764"/>
            <table:table-cell/>
            <table:table-cell office:value-type="float" office:value="1564726466.40776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7971"/>
            <table:table-cell/>
            <table:table-cell office:value-type="float" office:value="1564726466.40779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831"/>
            <table:table-cell/>
            <table:table-cell office:value-type="float" office:value="1564726466.4078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8641"/>
            <table:table-cell/>
            <table:table-cell office:value-type="float" office:value="1564726466.40786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8979"/>
            <table:table-cell/>
            <table:table-cell office:value-type="float" office:value="1564726466.40789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9311"/>
            <table:table-cell/>
            <table:table-cell office:value-type="float" office:value="1564726466.40793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964"/>
            <table:table-cell/>
            <table:table-cell office:value-type="float" office:value="1564726466.40796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79969"/>
            <table:table-cell/>
            <table:table-cell office:value-type="float" office:value="1564726466.40799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03"/>
            <table:table-cell/>
            <table:table-cell office:value-type="float" office:value="1564726466.408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088"/>
            <table:table-cell/>
            <table:table-cell office:value-type="float" office:value="1564726466.40808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1211"/>
            <table:table-cell/>
            <table:table-cell office:value-type="float" office:value="1564726466.4081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154"/>
            <table:table-cell/>
            <table:table-cell office:value-type="float" office:value="1564726466.40815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1869"/>
            <table:table-cell/>
            <table:table-cell office:value-type="float" office:value="1564726466.40818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2201"/>
            <table:table-cell/>
            <table:table-cell office:value-type="float" office:value="1564726466.40822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2539"/>
            <table:table-cell/>
            <table:table-cell office:value-type="float" office:value="1564726466.40825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288"/>
            <table:table-cell/>
            <table:table-cell office:value-type="float" office:value="1564726466.40828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3221"/>
            <table:table-cell/>
            <table:table-cell office:value-type="float" office:value="1564726466.40832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355"/>
            <table:table-cell/>
            <table:table-cell office:value-type="float" office:value="1564726466.40835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3879"/>
            <table:table-cell/>
            <table:table-cell office:value-type="float" office:value="1564726466.40838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421"/>
            <table:table-cell/>
            <table:table-cell office:value-type="float" office:value="1564726466.4084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4084549"/>
            <table:table-cell/>
            <table:table-cell office:value-type="float" office:value="1564726466.4084549"/>
            <table:table-cell office:value-type="float" office:value="856"/>
            <table:table-cell/>
            <table:table-cell/>
          </table:table-row>
          <table:table-row>
            <table:table-cell office:value-type="float" office:value="1564726466.4086511"/>
            <table:table-cell/>
            <table:table-cell office:value-type="float" office:value="1564726466.40865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6.5910981"/>
            <table:table-cell/>
            <table:table-cell office:value-type="float" office:value="1564726466.591098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6.6508541"/>
            <table:table-cell/>
            <table:table-cell office:value-type="float" office:value="1564726466.6508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099"/>
            <table:table-cell/>
            <table:table-cell office:value-type="float" office:value="1564726466.650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0479"/>
            <table:table-cell/>
            <table:table-cell office:value-type="float" office:value="1564726466.65104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082"/>
            <table:table-cell/>
            <table:table-cell office:value-type="float" office:value="1564726466.6510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1199"/>
            <table:table-cell/>
            <table:table-cell office:value-type="float" office:value="1564726466.65111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15"/>
            <table:table-cell/>
            <table:table-cell office:value-type="float" office:value="1564726466.6511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1769"/>
            <table:table-cell/>
            <table:table-cell office:value-type="float" office:value="1564726466.65117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216"/>
            <table:table-cell/>
            <table:table-cell office:value-type="float" office:value="1564726466.6512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243"/>
            <table:table-cell/>
            <table:table-cell office:value-type="float" office:value="1564726466.65124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269"/>
            <table:table-cell/>
            <table:table-cell office:value-type="float" office:value="1564726466.6512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3071"/>
            <table:table-cell/>
            <table:table-cell office:value-type="float" office:value="1564726466.65130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334"/>
            <table:table-cell/>
            <table:table-cell office:value-type="float" office:value="1564726466.6513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382"/>
            <table:table-cell/>
            <table:table-cell office:value-type="float" office:value="1564726466.6513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4211"/>
            <table:table-cell/>
            <table:table-cell office:value-type="float" office:value="1564726466.6514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458"/>
            <table:table-cell/>
            <table:table-cell office:value-type="float" office:value="1564726466.6514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485"/>
            <table:table-cell/>
            <table:table-cell office:value-type="float" office:value="1564726466.65148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5131"/>
            <table:table-cell/>
            <table:table-cell office:value-type="float" office:value="1564726466.65151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5501"/>
            <table:table-cell/>
            <table:table-cell office:value-type="float" office:value="1564726466.65155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5861"/>
            <table:table-cell/>
            <table:table-cell office:value-type="float" office:value="1564726466.65158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6211"/>
            <table:table-cell/>
            <table:table-cell office:value-type="float" office:value="1564726466.6516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6681"/>
            <table:table-cell/>
            <table:table-cell office:value-type="float" office:value="1564726466.65166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7019"/>
            <table:table-cell/>
            <table:table-cell office:value-type="float" office:value="1564726466.65170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737"/>
            <table:table-cell/>
            <table:table-cell office:value-type="float" office:value="1564726466.6517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773"/>
            <table:table-cell/>
            <table:table-cell office:value-type="float" office:value="1564726466.6517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808"/>
            <table:table-cell/>
            <table:table-cell office:value-type="float" office:value="1564726466.65180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8431"/>
            <table:table-cell/>
            <table:table-cell office:value-type="float" office:value="1564726466.65184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8781"/>
            <table:table-cell/>
            <table:table-cell office:value-type="float" office:value="1564726466.65187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9129"/>
            <table:table-cell/>
            <table:table-cell office:value-type="float" office:value="1564726466.65191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948"/>
            <table:table-cell/>
            <table:table-cell office:value-type="float" office:value="1564726466.65194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1983"/>
            <table:table-cell/>
            <table:table-cell office:value-type="float" office:value="1564726466.65198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0181"/>
            <table:table-cell/>
            <table:table-cell office:value-type="float" office:value="1564726466.65201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055"/>
            <table:table-cell/>
            <table:table-cell office:value-type="float" office:value="1564726466.65205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0901"/>
            <table:table-cell/>
            <table:table-cell office:value-type="float" office:value="1564726466.65209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1249"/>
            <table:table-cell/>
            <table:table-cell office:value-type="float" office:value="1564726466.65212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1599"/>
            <table:table-cell/>
            <table:table-cell office:value-type="float" office:value="1564726466.65215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195"/>
            <table:table-cell/>
            <table:table-cell office:value-type="float" office:value="1564726466.6521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2219"/>
            <table:table-cell/>
            <table:table-cell office:value-type="float" office:value="1564726466.65222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2629"/>
            <table:table-cell/>
            <table:table-cell office:value-type="float" office:value="1564726466.6522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2999"/>
            <table:table-cell/>
            <table:table-cell office:value-type="float" office:value="1564726466.65229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3349"/>
            <table:table-cell/>
            <table:table-cell office:value-type="float" office:value="1564726466.65233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37"/>
            <table:table-cell/>
            <table:table-cell office:value-type="float" office:value="1564726466.652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405"/>
            <table:table-cell/>
            <table:table-cell office:value-type="float" office:value="1564726466.65240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4391"/>
            <table:table-cell/>
            <table:table-cell office:value-type="float" office:value="1564726466.65243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4739"/>
            <table:table-cell/>
            <table:table-cell office:value-type="float" office:value="1564726466.65247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508"/>
            <table:table-cell/>
            <table:table-cell office:value-type="float" office:value="1564726466.65250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5431"/>
            <table:table-cell/>
            <table:table-cell office:value-type="float" office:value="1564726466.65254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5781"/>
            <table:table-cell/>
            <table:table-cell office:value-type="float" office:value="1564726466.65257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6129"/>
            <table:table-cell/>
            <table:table-cell office:value-type="float" office:value="1564726466.65261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647"/>
            <table:table-cell/>
            <table:table-cell office:value-type="float" office:value="1564726466.65264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6811"/>
            <table:table-cell/>
            <table:table-cell office:value-type="float" office:value="1564726466.65268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7171"/>
            <table:table-cell/>
            <table:table-cell office:value-type="float" office:value="1564726466.65271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7519"/>
            <table:table-cell/>
            <table:table-cell office:value-type="float" office:value="1564726466.65275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787"/>
            <table:table-cell/>
            <table:table-cell office:value-type="float" office:value="1564726466.6527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8211"/>
            <table:table-cell/>
            <table:table-cell office:value-type="float" office:value="1564726466.6528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8561"/>
            <table:table-cell/>
            <table:table-cell office:value-type="float" office:value="1564726466.65285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8909"/>
            <table:table-cell/>
            <table:table-cell office:value-type="float" office:value="1564726466.65289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926"/>
            <table:table-cell/>
            <table:table-cell office:value-type="float" office:value="1564726466.6529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9601"/>
            <table:table-cell/>
            <table:table-cell office:value-type="float" office:value="1564726466.65296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29951"/>
            <table:table-cell/>
            <table:table-cell office:value-type="float" office:value="1564726466.65299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0299"/>
            <table:table-cell/>
            <table:table-cell office:value-type="float" office:value="1564726466.65302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064"/>
            <table:table-cell/>
            <table:table-cell office:value-type="float" office:value="1564726466.65306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0991"/>
            <table:table-cell/>
            <table:table-cell office:value-type="float" office:value="1564726466.65309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1341"/>
            <table:table-cell/>
            <table:table-cell office:value-type="float" office:value="1564726466.6531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1689"/>
            <table:table-cell/>
            <table:table-cell office:value-type="float" office:value="1564726466.65316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204"/>
            <table:table-cell/>
            <table:table-cell office:value-type="float" office:value="1564726466.6532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2381"/>
            <table:table-cell/>
            <table:table-cell office:value-type="float" office:value="1564726466.6532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2731"/>
            <table:table-cell/>
            <table:table-cell office:value-type="float" office:value="1564726466.65327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3079"/>
            <table:table-cell/>
            <table:table-cell office:value-type="float" office:value="1564726466.6533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342"/>
            <table:table-cell/>
            <table:table-cell office:value-type="float" office:value="1564726466.6533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3761"/>
            <table:table-cell/>
            <table:table-cell office:value-type="float" office:value="1564726466.65337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4109"/>
            <table:table-cell/>
            <table:table-cell office:value-type="float" office:value="1564726466.6534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446"/>
            <table:table-cell/>
            <table:table-cell office:value-type="float" office:value="1564726466.65344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481"/>
            <table:table-cell/>
            <table:table-cell office:value-type="float" office:value="1564726466.6534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5161"/>
            <table:table-cell/>
            <table:table-cell office:value-type="float" office:value="1564726466.65351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5511"/>
            <table:table-cell/>
            <table:table-cell office:value-type="float" office:value="1564726466.65355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594"/>
            <table:table-cell/>
            <table:table-cell office:value-type="float" office:value="1564726466.65359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6291"/>
            <table:table-cell/>
            <table:table-cell office:value-type="float" office:value="1564726466.65362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6651"/>
            <table:table-cell/>
            <table:table-cell office:value-type="float" office:value="1564726466.65366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7001"/>
            <table:table-cell/>
            <table:table-cell office:value-type="float" office:value="1564726466.65370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7349"/>
            <table:table-cell/>
            <table:table-cell office:value-type="float" office:value="1564726466.65373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77"/>
            <table:table-cell/>
            <table:table-cell office:value-type="float" office:value="1564726466.653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8041"/>
            <table:table-cell/>
            <table:table-cell office:value-type="float" office:value="1564726466.65380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8391"/>
            <table:table-cell/>
            <table:table-cell office:value-type="float" office:value="1564726466.65383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8739"/>
            <table:table-cell/>
            <table:table-cell office:value-type="float" office:value="1564726466.65387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908"/>
            <table:table-cell/>
            <table:table-cell office:value-type="float" office:value="1564726466.65390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9431"/>
            <table:table-cell/>
            <table:table-cell office:value-type="float" office:value="1564726466.65394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39769"/>
            <table:table-cell/>
            <table:table-cell office:value-type="float" office:value="1564726466.65397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4012"/>
            <table:table-cell/>
            <table:table-cell office:value-type="float" office:value="1564726466.65401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4047"/>
            <table:table-cell/>
            <table:table-cell office:value-type="float" office:value="1564726466.65404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6540821"/>
            <table:table-cell/>
            <table:table-cell office:value-type="float" office:value="1564726466.6540821"/>
            <table:table-cell office:value-type="float" office:value="936"/>
            <table:table-cell/>
            <table:table-cell/>
          </table:table-row>
          <table:table-row>
            <table:table-cell office:value-type="float" office:value="1564726466.654213"/>
            <table:table-cell/>
            <table:table-cell office:value-type="float" office:value="1564726466.654213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6.840414"/>
            <table:table-cell/>
            <table:table-cell office:value-type="float" office:value="1564726466.840414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6.909158"/>
            <table:table-cell/>
            <table:table-cell office:value-type="float" office:value="1564726466.9091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0923"/>
            <table:table-cell/>
            <table:table-cell office:value-type="float" office:value="1564726466.9092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092841"/>
            <table:table-cell/>
            <table:table-cell office:value-type="float" office:value="1564726466.90928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093449"/>
            <table:table-cell/>
            <table:table-cell office:value-type="float" office:value="1564726466.9093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094329"/>
            <table:table-cell/>
            <table:table-cell office:value-type="float" office:value="1564726466.90943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095011"/>
            <table:table-cell/>
            <table:table-cell office:value-type="float" office:value="1564726466.90950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095271"/>
            <table:table-cell/>
            <table:table-cell office:value-type="float" office:value="1564726466.90952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0957"/>
            <table:table-cell/>
            <table:table-cell office:value-type="float" office:value="1564726466.9095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095931"/>
            <table:table-cell/>
            <table:table-cell office:value-type="float" office:value="1564726466.90959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09616"/>
            <table:table-cell/>
            <table:table-cell office:value-type="float" office:value="1564726466.9096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47861"/>
            <table:table-cell/>
            <table:table-cell office:value-type="float" office:value="1564726466.91478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48469"/>
            <table:table-cell/>
            <table:table-cell office:value-type="float" office:value="1564726466.91484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48879"/>
            <table:table-cell/>
            <table:table-cell office:value-type="float" office:value="1564726466.91488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49361"/>
            <table:table-cell/>
            <table:table-cell office:value-type="float" office:value="1564726466.91493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4969"/>
            <table:table-cell/>
            <table:table-cell office:value-type="float" office:value="1564726466.9149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009"/>
            <table:table-cell/>
            <table:table-cell office:value-type="float" office:value="1564726466.9150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0431"/>
            <table:table-cell/>
            <table:table-cell office:value-type="float" office:value="1564726466.91504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0951"/>
            <table:table-cell/>
            <table:table-cell office:value-type="float" office:value="1564726466.91509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127"/>
            <table:table-cell/>
            <table:table-cell office:value-type="float" office:value="1564726466.91512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1869"/>
            <table:table-cell/>
            <table:table-cell office:value-type="float" office:value="1564726466.91518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2181"/>
            <table:table-cell/>
            <table:table-cell office:value-type="float" office:value="1564726466.91521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278"/>
            <table:table-cell/>
            <table:table-cell office:value-type="float" office:value="1564726466.91527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309"/>
            <table:table-cell/>
            <table:table-cell office:value-type="float" office:value="1564726466.9153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344"/>
            <table:table-cell/>
            <table:table-cell office:value-type="float" office:value="1564726466.91534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3781"/>
            <table:table-cell/>
            <table:table-cell office:value-type="float" office:value="1564726466.91537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411"/>
            <table:table-cell/>
            <table:table-cell office:value-type="float" office:value="1564726466.9154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4439"/>
            <table:table-cell/>
            <table:table-cell office:value-type="float" office:value="1564726466.91544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477"/>
            <table:table-cell/>
            <table:table-cell office:value-type="float" office:value="1564726466.9154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5099"/>
            <table:table-cell/>
            <table:table-cell office:value-type="float" office:value="1564726466.91550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544"/>
            <table:table-cell/>
            <table:table-cell office:value-type="float" office:value="1564726466.91554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5779"/>
            <table:table-cell/>
            <table:table-cell office:value-type="float" office:value="1564726466.91557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622"/>
            <table:table-cell/>
            <table:table-cell office:value-type="float" office:value="1564726466.9156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6711"/>
            <table:table-cell/>
            <table:table-cell office:value-type="float" office:value="1564726466.91567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704"/>
            <table:table-cell/>
            <table:table-cell office:value-type="float" office:value="1564726466.9157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7381"/>
            <table:table-cell/>
            <table:table-cell office:value-type="float" office:value="1564726466.9157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772"/>
            <table:table-cell/>
            <table:table-cell office:value-type="float" office:value="1564726466.91577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8051"/>
            <table:table-cell/>
            <table:table-cell office:value-type="float" office:value="1564726466.9158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838"/>
            <table:table-cell/>
            <table:table-cell office:value-type="float" office:value="1564726466.9158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8721"/>
            <table:table-cell/>
            <table:table-cell office:value-type="float" office:value="1564726466.91587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905"/>
            <table:table-cell/>
            <table:table-cell office:value-type="float" office:value="1564726466.91590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9391"/>
            <table:table-cell/>
            <table:table-cell office:value-type="float" office:value="1564726466.91593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5972"/>
            <table:table-cell/>
            <table:table-cell office:value-type="float" office:value="1564726466.91597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0039"/>
            <table:table-cell/>
            <table:table-cell office:value-type="float" office:value="1564726466.91600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0371"/>
            <table:table-cell/>
            <table:table-cell office:value-type="float" office:value="1564726466.91603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0709"/>
            <table:table-cell/>
            <table:table-cell office:value-type="float" office:value="1564726466.91607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105"/>
            <table:table-cell/>
            <table:table-cell office:value-type="float" office:value="1564726466.91610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1389"/>
            <table:table-cell/>
            <table:table-cell office:value-type="float" office:value="1564726466.91613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173"/>
            <table:table-cell/>
            <table:table-cell office:value-type="float" office:value="1564726466.9161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2049"/>
            <table:table-cell/>
            <table:table-cell office:value-type="float" office:value="1564726466.91620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2381"/>
            <table:table-cell/>
            <table:table-cell office:value-type="float" office:value="1564726466.9162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2719"/>
            <table:table-cell/>
            <table:table-cell office:value-type="float" office:value="1564726466.91627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306"/>
            <table:table-cell/>
            <table:table-cell office:value-type="float" office:value="1564726466.91630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3389"/>
            <table:table-cell/>
            <table:table-cell office:value-type="float" office:value="1564726466.91633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3721"/>
            <table:table-cell/>
            <table:table-cell office:value-type="float" office:value="1564726466.91637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405"/>
            <table:table-cell/>
            <table:table-cell office:value-type="float" office:value="1564726466.91640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429"/>
            <table:table-cell/>
            <table:table-cell office:value-type="float" office:value="1564726466.916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4629"/>
            <table:table-cell/>
            <table:table-cell office:value-type="float" office:value="1564726466.9164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496"/>
            <table:table-cell/>
            <table:table-cell office:value-type="float" office:value="1564726466.91649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5299"/>
            <table:table-cell/>
            <table:table-cell office:value-type="float" office:value="1564726466.91652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563"/>
            <table:table-cell/>
            <table:table-cell office:value-type="float" office:value="1564726466.91656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5881"/>
            <table:table-cell/>
            <table:table-cell office:value-type="float" office:value="1564726466.91658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621"/>
            <table:table-cell/>
            <table:table-cell office:value-type="float" office:value="1564726466.9166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6541"/>
            <table:table-cell/>
            <table:table-cell office:value-type="float" office:value="1564726466.9166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687"/>
            <table:table-cell/>
            <table:table-cell office:value-type="float" office:value="1564726466.9166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7199"/>
            <table:table-cell/>
            <table:table-cell office:value-type="float" office:value="1564726466.91671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754"/>
            <table:table-cell/>
            <table:table-cell office:value-type="float" office:value="1564726466.91675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786"/>
            <table:table-cell/>
            <table:table-cell office:value-type="float" office:value="1564726466.91678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82"/>
            <table:table-cell/>
            <table:table-cell office:value-type="float" office:value="1564726466.916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853"/>
            <table:table-cell/>
            <table:table-cell office:value-type="float" office:value="1564726466.9168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8849"/>
            <table:table-cell/>
            <table:table-cell office:value-type="float" office:value="1564726466.91688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934"/>
            <table:table-cell/>
            <table:table-cell office:value-type="float" office:value="1564726466.9169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69691"/>
            <table:table-cell/>
            <table:table-cell office:value-type="float" office:value="1564726466.9169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002"/>
            <table:table-cell/>
            <table:table-cell office:value-type="float" office:value="1564726466.91700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0361"/>
            <table:table-cell/>
            <table:table-cell office:value-type="float" office:value="1564726466.91703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0699"/>
            <table:table-cell/>
            <table:table-cell office:value-type="float" office:value="1564726466.91706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1021"/>
            <table:table-cell/>
            <table:table-cell office:value-type="float" office:value="1564726466.91710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136"/>
            <table:table-cell/>
            <table:table-cell office:value-type="float" office:value="1564726466.91713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1691"/>
            <table:table-cell/>
            <table:table-cell office:value-type="float" office:value="1564726466.9171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2029"/>
            <table:table-cell/>
            <table:table-cell office:value-type="float" office:value="1564726466.91720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2361"/>
            <table:table-cell/>
            <table:table-cell office:value-type="float" office:value="1564726466.91723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269"/>
            <table:table-cell/>
            <table:table-cell office:value-type="float" office:value="1564726466.9172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3019"/>
            <table:table-cell/>
            <table:table-cell office:value-type="float" office:value="1564726466.91730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335"/>
            <table:table-cell/>
            <table:table-cell office:value-type="float" office:value="1564726466.91733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367"/>
            <table:table-cell/>
            <table:table-cell office:value-type="float" office:value="1564726466.9173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4011"/>
            <table:table-cell/>
            <table:table-cell office:value-type="float" office:value="1564726466.91740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434"/>
            <table:table-cell/>
            <table:table-cell office:value-type="float" office:value="1564726466.9174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4681"/>
            <table:table-cell/>
            <table:table-cell office:value-type="float" office:value="1564726466.91746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5019"/>
            <table:table-cell/>
            <table:table-cell office:value-type="float" office:value="1564726466.91750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5341"/>
            <table:table-cell/>
            <table:table-cell office:value-type="float" office:value="1564726466.9175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6.9175761"/>
            <table:table-cell/>
            <table:table-cell office:value-type="float" office:value="1564726466.9175761"/>
            <table:table-cell office:value-type="float" office:value="856"/>
            <table:table-cell/>
            <table:table-cell/>
          </table:table-row>
          <table:table-row>
            <table:table-cell office:value-type="float" office:value="1564726466.9178131"/>
            <table:table-cell/>
            <table:table-cell office:value-type="float" office:value="1564726466.917813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7.1002691"/>
            <table:table-cell/>
            <table:table-cell office:value-type="float" office:value="1564726467.100269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7.1598489"/>
            <table:table-cell/>
            <table:table-cell office:value-type="float" office:value="1564726467.15984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599269"/>
            <table:table-cell/>
            <table:table-cell office:value-type="float" office:value="1564726467.15992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59965"/>
            <table:table-cell/>
            <table:table-cell office:value-type="float" office:value="1564726467.15996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0039"/>
            <table:table-cell/>
            <table:table-cell office:value-type="float" office:value="1564726467.16000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0621"/>
            <table:table-cell/>
            <table:table-cell office:value-type="float" office:value="1564726467.16006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0931"/>
            <table:table-cell/>
            <table:table-cell office:value-type="float" office:value="1564726467.16009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1391"/>
            <table:table-cell/>
            <table:table-cell office:value-type="float" office:value="1564726467.16013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167"/>
            <table:table-cell/>
            <table:table-cell office:value-type="float" office:value="1564726467.1601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2061"/>
            <table:table-cell/>
            <table:table-cell office:value-type="float" office:value="1564726467.16020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2399"/>
            <table:table-cell/>
            <table:table-cell office:value-type="float" office:value="1564726467.16023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2969"/>
            <table:table-cell/>
            <table:table-cell office:value-type="float" office:value="1564726467.16029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327"/>
            <table:table-cell/>
            <table:table-cell office:value-type="float" office:value="1564726467.16032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357"/>
            <table:table-cell/>
            <table:table-cell office:value-type="float" office:value="1564726467.16035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398"/>
            <table:table-cell/>
            <table:table-cell office:value-type="float" office:value="1564726467.16039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429"/>
            <table:table-cell/>
            <table:table-cell office:value-type="float" office:value="1564726467.160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4691"/>
            <table:table-cell/>
            <table:table-cell office:value-type="float" office:value="1564726467.1604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511"/>
            <table:table-cell/>
            <table:table-cell office:value-type="float" office:value="1564726467.1605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5511"/>
            <table:table-cell/>
            <table:table-cell office:value-type="float" office:value="1564726467.16055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5909"/>
            <table:table-cell/>
            <table:table-cell office:value-type="float" office:value="1564726467.16059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6309"/>
            <table:table-cell/>
            <table:table-cell office:value-type="float" office:value="1564726467.16063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675"/>
            <table:table-cell/>
            <table:table-cell office:value-type="float" office:value="1564726467.16067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7471"/>
            <table:table-cell/>
            <table:table-cell office:value-type="float" office:value="1564726467.16074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7931"/>
            <table:table-cell/>
            <table:table-cell office:value-type="float" office:value="1564726467.16079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8341"/>
            <table:table-cell/>
            <table:table-cell office:value-type="float" office:value="1564726467.1608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8729"/>
            <table:table-cell/>
            <table:table-cell office:value-type="float" office:value="1564726467.16087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9249"/>
            <table:table-cell/>
            <table:table-cell office:value-type="float" office:value="1564726467.16092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9609"/>
            <table:table-cell/>
            <table:table-cell office:value-type="float" office:value="1564726467.16096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0996"/>
            <table:table-cell/>
            <table:table-cell office:value-type="float" office:value="1564726467.16099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032"/>
            <table:table-cell/>
            <table:table-cell office:value-type="float" office:value="1564726467.16103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067"/>
            <table:table-cell/>
            <table:table-cell office:value-type="float" office:value="1564726467.1610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1021"/>
            <table:table-cell/>
            <table:table-cell office:value-type="float" office:value="1564726467.16110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1371"/>
            <table:table-cell/>
            <table:table-cell office:value-type="float" office:value="1564726467.16113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1731"/>
            <table:table-cell/>
            <table:table-cell office:value-type="float" office:value="1564726467.16117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2079"/>
            <table:table-cell/>
            <table:table-cell office:value-type="float" office:value="1564726467.1612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243"/>
            <table:table-cell/>
            <table:table-cell office:value-type="float" office:value="1564726467.16124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278"/>
            <table:table-cell/>
            <table:table-cell office:value-type="float" office:value="1564726467.16127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3131"/>
            <table:table-cell/>
            <table:table-cell office:value-type="float" office:value="1564726467.16131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3469"/>
            <table:table-cell/>
            <table:table-cell office:value-type="float" office:value="1564726467.16134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382"/>
            <table:table-cell/>
            <table:table-cell office:value-type="float" office:value="1564726467.1613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417"/>
            <table:table-cell/>
            <table:table-cell office:value-type="float" office:value="1564726467.16141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4521"/>
            <table:table-cell/>
            <table:table-cell office:value-type="float" office:value="1564726467.16145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4921"/>
            <table:table-cell/>
            <table:table-cell office:value-type="float" office:value="1564726467.16149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54"/>
            <table:table-cell/>
            <table:table-cell office:value-type="float" office:value="1564726467.1615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592"/>
            <table:table-cell/>
            <table:table-cell office:value-type="float" office:value="1564726467.16159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634"/>
            <table:table-cell/>
            <table:table-cell office:value-type="float" office:value="1564726467.1616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6759"/>
            <table:table-cell/>
            <table:table-cell office:value-type="float" office:value="1564726467.16167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7169"/>
            <table:table-cell/>
            <table:table-cell office:value-type="float" office:value="1564726467.16171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7579"/>
            <table:table-cell/>
            <table:table-cell office:value-type="float" office:value="1564726467.16175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7999"/>
            <table:table-cell/>
            <table:table-cell office:value-type="float" office:value="1564726467.16179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8409"/>
            <table:table-cell/>
            <table:table-cell office:value-type="float" office:value="1564726467.1618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881"/>
            <table:table-cell/>
            <table:table-cell office:value-type="float" office:value="1564726467.1618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9229"/>
            <table:table-cell/>
            <table:table-cell office:value-type="float" office:value="1564726467.16192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1963"/>
            <table:table-cell/>
            <table:table-cell office:value-type="float" office:value="1564726467.16196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004"/>
            <table:table-cell/>
            <table:table-cell office:value-type="float" office:value="1564726467.1620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045"/>
            <table:table-cell/>
            <table:table-cell office:value-type="float" office:value="1564726467.16204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0851"/>
            <table:table-cell/>
            <table:table-cell office:value-type="float" office:value="1564726467.16208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1261"/>
            <table:table-cell/>
            <table:table-cell office:value-type="float" office:value="1564726467.1621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1661"/>
            <table:table-cell/>
            <table:table-cell office:value-type="float" office:value="1564726467.16216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2069"/>
            <table:table-cell/>
            <table:table-cell office:value-type="float" office:value="1564726467.16220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2469"/>
            <table:table-cell/>
            <table:table-cell office:value-type="float" office:value="1564726467.16224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288"/>
            <table:table-cell/>
            <table:table-cell office:value-type="float" office:value="1564726467.16228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328"/>
            <table:table-cell/>
            <table:table-cell office:value-type="float" office:value="1564726467.16232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369"/>
            <table:table-cell/>
            <table:table-cell office:value-type="float" office:value="1564726467.1623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4091"/>
            <table:table-cell/>
            <table:table-cell office:value-type="float" office:value="1564726467.16240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4501"/>
            <table:table-cell/>
            <table:table-cell office:value-type="float" office:value="1564726467.16245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4911"/>
            <table:table-cell/>
            <table:table-cell office:value-type="float" office:value="1564726467.16249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5309"/>
            <table:table-cell/>
            <table:table-cell office:value-type="float" office:value="1564726467.16253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5731"/>
            <table:table-cell/>
            <table:table-cell office:value-type="float" office:value="1564726467.16257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6129"/>
            <table:table-cell/>
            <table:table-cell office:value-type="float" office:value="1564726467.16261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643"/>
            <table:table-cell/>
            <table:table-cell office:value-type="float" office:value="1564726467.16264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6871"/>
            <table:table-cell/>
            <table:table-cell office:value-type="float" office:value="1564726467.16268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729"/>
            <table:table-cell/>
            <table:table-cell office:value-type="float" office:value="1564726467.1627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77"/>
            <table:table-cell/>
            <table:table-cell office:value-type="float" office:value="1564726467.162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812"/>
            <table:table-cell/>
            <table:table-cell office:value-type="float" office:value="1564726467.16281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853"/>
            <table:table-cell/>
            <table:table-cell office:value-type="float" office:value="1564726467.1628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9"/>
            <table:table-cell/>
            <table:table-cell office:value-type="float" office:value="1564726467.1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9419"/>
            <table:table-cell/>
            <table:table-cell office:value-type="float" office:value="1564726467.16294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2982"/>
            <table:table-cell/>
            <table:table-cell office:value-type="float" office:value="1564726467.1629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3023"/>
            <table:table-cell/>
            <table:table-cell office:value-type="float" office:value="1564726467.16302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3064"/>
            <table:table-cell/>
            <table:table-cell office:value-type="float" office:value="1564726467.16306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3105"/>
            <table:table-cell/>
            <table:table-cell office:value-type="float" office:value="1564726467.16310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3146"/>
            <table:table-cell/>
            <table:table-cell office:value-type="float" office:value="1564726467.16314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3187"/>
            <table:table-cell/>
            <table:table-cell office:value-type="float" office:value="1564726467.1631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80591"/>
            <table:table-cell/>
            <table:table-cell office:value-type="float" office:value="1564726467.16805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81089"/>
            <table:table-cell/>
            <table:table-cell office:value-type="float" office:value="1564726467.16810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8148"/>
            <table:table-cell/>
            <table:table-cell office:value-type="float" office:value="1564726467.16814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8216"/>
            <table:table-cell/>
            <table:table-cell office:value-type="float" office:value="1564726467.1682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82529"/>
            <table:table-cell/>
            <table:table-cell office:value-type="float" office:value="1564726467.16825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82899"/>
            <table:table-cell/>
            <table:table-cell office:value-type="float" office:value="1564726467.16828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1683259"/>
            <table:table-cell/>
            <table:table-cell office:value-type="float" office:value="1564726467.1683259"/>
            <table:table-cell office:value-type="float" office:value="840"/>
            <table:table-cell/>
            <table:table-cell/>
          </table:table-row>
          <table:table-row>
            <table:table-cell office:value-type="float" office:value="1564726467.168556"/>
            <table:table-cell/>
            <table:table-cell office:value-type="float" office:value="1564726467.168556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7.353832"/>
            <table:table-cell/>
            <table:table-cell office:value-type="float" office:value="1564726467.353832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7.410768"/>
            <table:table-cell/>
            <table:table-cell office:value-type="float" office:value="1564726467.4107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0953"/>
            <table:table-cell/>
            <table:table-cell office:value-type="float" office:value="1564726467.4109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0019"/>
            <table:table-cell/>
            <table:table-cell office:value-type="float" office:value="1564726467.41100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056"/>
            <table:table-cell/>
            <table:table-cell office:value-type="float" office:value="1564726467.41105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108"/>
            <table:table-cell/>
            <table:table-cell office:value-type="float" office:value="1564726467.41110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159"/>
            <table:table-cell/>
            <table:table-cell office:value-type="float" office:value="1564726467.4111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2051"/>
            <table:table-cell/>
            <table:table-cell office:value-type="float" office:value="1564726467.4112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253"/>
            <table:table-cell/>
            <table:table-cell office:value-type="float" office:value="1564726467.4112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2999"/>
            <table:table-cell/>
            <table:table-cell office:value-type="float" office:value="1564726467.41129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3519"/>
            <table:table-cell/>
            <table:table-cell office:value-type="float" office:value="1564726467.41135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401"/>
            <table:table-cell/>
            <table:table-cell office:value-type="float" office:value="1564726467.4114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449"/>
            <table:table-cell/>
            <table:table-cell office:value-type="float" office:value="1564726467.411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4959"/>
            <table:table-cell/>
            <table:table-cell office:value-type="float" office:value="1564726467.41149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5429"/>
            <table:table-cell/>
            <table:table-cell office:value-type="float" office:value="1564726467.4115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5901"/>
            <table:table-cell/>
            <table:table-cell office:value-type="float" office:value="1564726467.41159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6371"/>
            <table:table-cell/>
            <table:table-cell office:value-type="float" office:value="1564726467.41163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684"/>
            <table:table-cell/>
            <table:table-cell office:value-type="float" office:value="1564726467.41168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732"/>
            <table:table-cell/>
            <table:table-cell office:value-type="float" office:value="1564726467.41173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778"/>
            <table:table-cell/>
            <table:table-cell office:value-type="float" office:value="1564726467.41177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8249"/>
            <table:table-cell/>
            <table:table-cell office:value-type="float" office:value="1564726467.41182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8719"/>
            <table:table-cell/>
            <table:table-cell office:value-type="float" office:value="1564726467.41187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9179"/>
            <table:table-cell/>
            <table:table-cell office:value-type="float" office:value="1564726467.41191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19661"/>
            <table:table-cell/>
            <table:table-cell office:value-type="float" office:value="1564726467.41196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0121"/>
            <table:table-cell/>
            <table:table-cell office:value-type="float" office:value="1564726467.41201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0591"/>
            <table:table-cell/>
            <table:table-cell office:value-type="float" office:value="1564726467.41205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1051"/>
            <table:table-cell/>
            <table:table-cell office:value-type="float" office:value="1564726467.4121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1521"/>
            <table:table-cell/>
            <table:table-cell office:value-type="float" office:value="1564726467.41215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2069"/>
            <table:table-cell/>
            <table:table-cell office:value-type="float" office:value="1564726467.41220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2541"/>
            <table:table-cell/>
            <table:table-cell office:value-type="float" office:value="1564726467.4122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3011"/>
            <table:table-cell/>
            <table:table-cell office:value-type="float" office:value="1564726467.41230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348"/>
            <table:table-cell/>
            <table:table-cell office:value-type="float" office:value="1564726467.41234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395"/>
            <table:table-cell/>
            <table:table-cell office:value-type="float" office:value="1564726467.4123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441"/>
            <table:table-cell/>
            <table:table-cell office:value-type="float" office:value="1564726467.4124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488"/>
            <table:table-cell/>
            <table:table-cell office:value-type="float" office:value="1564726467.41248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534"/>
            <table:table-cell/>
            <table:table-cell office:value-type="float" office:value="1564726467.4125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581"/>
            <table:table-cell/>
            <table:table-cell office:value-type="float" office:value="1564726467.4125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6279"/>
            <table:table-cell/>
            <table:table-cell office:value-type="float" office:value="1564726467.41262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674"/>
            <table:table-cell/>
            <table:table-cell office:value-type="float" office:value="1564726467.41267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7109"/>
            <table:table-cell/>
            <table:table-cell office:value-type="float" office:value="1564726467.4127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761"/>
            <table:table-cell/>
            <table:table-cell office:value-type="float" office:value="1564726467.4127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8079"/>
            <table:table-cell/>
            <table:table-cell office:value-type="float" office:value="1564726467.4128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854"/>
            <table:table-cell/>
            <table:table-cell office:value-type="float" office:value="1564726467.41285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9009"/>
            <table:table-cell/>
            <table:table-cell office:value-type="float" office:value="1564726467.41290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9479"/>
            <table:table-cell/>
            <table:table-cell office:value-type="float" office:value="1564726467.41294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29939"/>
            <table:table-cell/>
            <table:table-cell office:value-type="float" office:value="1564726467.41299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0411"/>
            <table:table-cell/>
            <table:table-cell office:value-type="float" office:value="1564726467.41304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0869"/>
            <table:table-cell/>
            <table:table-cell office:value-type="float" office:value="1564726467.41308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1341"/>
            <table:table-cell/>
            <table:table-cell office:value-type="float" office:value="1564726467.4131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1801"/>
            <table:table-cell/>
            <table:table-cell office:value-type="float" office:value="1564726467.41318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2259"/>
            <table:table-cell/>
            <table:table-cell office:value-type="float" office:value="1564726467.41322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274"/>
            <table:table-cell/>
            <table:table-cell office:value-type="float" office:value="1564726467.41327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3201"/>
            <table:table-cell/>
            <table:table-cell office:value-type="float" office:value="1564726467.41332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367"/>
            <table:table-cell/>
            <table:table-cell office:value-type="float" office:value="1564726467.4133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413"/>
            <table:table-cell/>
            <table:table-cell office:value-type="float" office:value="1564726467.41341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46"/>
            <table:table-cell/>
            <table:table-cell office:value-type="float" office:value="1564726467.4134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5079"/>
            <table:table-cell/>
            <table:table-cell office:value-type="float" office:value="1564726467.4135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554"/>
            <table:table-cell/>
            <table:table-cell office:value-type="float" office:value="1564726467.41355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609"/>
            <table:table-cell/>
            <table:table-cell office:value-type="float" office:value="1564726467.4136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655"/>
            <table:table-cell/>
            <table:table-cell office:value-type="float" office:value="1564726467.41365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703"/>
            <table:table-cell/>
            <table:table-cell office:value-type="float" office:value="1564726467.4137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749"/>
            <table:table-cell/>
            <table:table-cell office:value-type="float" office:value="1564726467.4137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795"/>
            <table:table-cell/>
            <table:table-cell office:value-type="float" office:value="1564726467.4137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841"/>
            <table:table-cell/>
            <table:table-cell office:value-type="float" office:value="1564726467.4138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887"/>
            <table:table-cell/>
            <table:table-cell office:value-type="float" office:value="1564726467.4138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934"/>
            <table:table-cell/>
            <table:table-cell office:value-type="float" office:value="1564726467.4139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398"/>
            <table:table-cell/>
            <table:table-cell office:value-type="float" office:value="1564726467.4139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026"/>
            <table:table-cell/>
            <table:table-cell office:value-type="float" office:value="1564726467.4140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073"/>
            <table:table-cell/>
            <table:table-cell office:value-type="float" office:value="1564726467.4140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119"/>
            <table:table-cell/>
            <table:table-cell office:value-type="float" office:value="1564726467.4141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166"/>
            <table:table-cell/>
            <table:table-cell office:value-type="float" office:value="1564726467.41416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2139"/>
            <table:table-cell/>
            <table:table-cell office:value-type="float" office:value="1564726467.41421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2599"/>
            <table:table-cell/>
            <table:table-cell office:value-type="float" office:value="1564726467.41425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3059"/>
            <table:table-cell/>
            <table:table-cell office:value-type="float" office:value="1564726467.41430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3529"/>
            <table:table-cell/>
            <table:table-cell office:value-type="float" office:value="1564726467.41435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3989"/>
            <table:table-cell/>
            <table:table-cell office:value-type="float" office:value="1564726467.41439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4449"/>
            <table:table-cell/>
            <table:table-cell office:value-type="float" office:value="1564726467.4144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4909"/>
            <table:table-cell/>
            <table:table-cell office:value-type="float" office:value="1564726467.41449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537"/>
            <table:table-cell/>
            <table:table-cell office:value-type="float" office:value="1564726467.4145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583"/>
            <table:table-cell/>
            <table:table-cell office:value-type="float" office:value="1564726467.41458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629"/>
            <table:table-cell/>
            <table:table-cell office:value-type="float" office:value="1564726467.414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676"/>
            <table:table-cell/>
            <table:table-cell office:value-type="float" office:value="1564726467.41467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722"/>
            <table:table-cell/>
            <table:table-cell office:value-type="float" office:value="1564726467.4147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7689"/>
            <table:table-cell/>
            <table:table-cell office:value-type="float" office:value="1564726467.41476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8149"/>
            <table:table-cell/>
            <table:table-cell office:value-type="float" office:value="1564726467.41481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861"/>
            <table:table-cell/>
            <table:table-cell office:value-type="float" office:value="1564726467.4148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912"/>
            <table:table-cell/>
            <table:table-cell office:value-type="float" office:value="1564726467.41491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4959"/>
            <table:table-cell/>
            <table:table-cell office:value-type="float" office:value="1564726467.4149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5005"/>
            <table:table-cell/>
            <table:table-cell office:value-type="float" office:value="1564726467.41500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5051"/>
            <table:table-cell/>
            <table:table-cell office:value-type="float" office:value="1564726467.415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415097"/>
            <table:table-cell/>
            <table:table-cell office:value-type="float" office:value="1564726467.415097"/>
            <table:table-cell office:value-type="float" office:value="936"/>
            <table:table-cell/>
            <table:table-cell/>
          </table:table-row>
          <table:table-row>
            <table:table-cell office:value-type="float" office:value="1564726467.4152391"/>
            <table:table-cell/>
            <table:table-cell office:value-type="float" office:value="1564726467.415239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7.606411"/>
            <table:table-cell/>
            <table:table-cell office:value-type="float" office:value="1564726467.60641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7.6655409"/>
            <table:table-cell/>
            <table:table-cell office:value-type="float" office:value="1564726467.6655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5657"/>
            <table:table-cell/>
            <table:table-cell office:value-type="float" office:value="1564726467.66565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57021"/>
            <table:table-cell/>
            <table:table-cell office:value-type="float" office:value="1564726467.66570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5755"/>
            <table:table-cell/>
            <table:table-cell office:value-type="float" office:value="1564726467.66575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5803"/>
            <table:table-cell/>
            <table:table-cell office:value-type="float" office:value="1564726467.6658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5848"/>
            <table:table-cell/>
            <table:table-cell office:value-type="float" office:value="1564726467.66584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5879"/>
            <table:table-cell/>
            <table:table-cell office:value-type="float" office:value="1564726467.6658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59191"/>
            <table:table-cell/>
            <table:table-cell office:value-type="float" office:value="1564726467.66591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5947"/>
            <table:table-cell/>
            <table:table-cell office:value-type="float" office:value="1564726467.66594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59999"/>
            <table:table-cell/>
            <table:table-cell office:value-type="float" office:value="1564726467.66599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0399"/>
            <table:table-cell/>
            <table:table-cell office:value-type="float" office:value="1564726467.66603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0731"/>
            <table:table-cell/>
            <table:table-cell office:value-type="float" office:value="1564726467.66607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11"/>
            <table:table-cell/>
            <table:table-cell office:value-type="float" office:value="1564726467.666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1451"/>
            <table:table-cell/>
            <table:table-cell office:value-type="float" office:value="1564726467.66614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1699"/>
            <table:table-cell/>
            <table:table-cell office:value-type="float" office:value="1564726467.66616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2059"/>
            <table:table-cell/>
            <table:table-cell office:value-type="float" office:value="1564726467.66620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2431"/>
            <table:table-cell/>
            <table:table-cell office:value-type="float" office:value="1564726467.66624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2791"/>
            <table:table-cell/>
            <table:table-cell office:value-type="float" office:value="1564726467.66627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3139"/>
            <table:table-cell/>
            <table:table-cell office:value-type="float" office:value="1564726467.66631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3489"/>
            <table:table-cell/>
            <table:table-cell office:value-type="float" office:value="1564726467.66634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3849"/>
            <table:table-cell/>
            <table:table-cell office:value-type="float" office:value="1564726467.66638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42"/>
            <table:table-cell/>
            <table:table-cell office:value-type="float" office:value="1564726467.666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455"/>
            <table:table-cell/>
            <table:table-cell office:value-type="float" office:value="1564726467.66645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491"/>
            <table:table-cell/>
            <table:table-cell office:value-type="float" office:value="1564726467.6664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5261"/>
            <table:table-cell/>
            <table:table-cell office:value-type="float" office:value="1564726467.6665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5609"/>
            <table:table-cell/>
            <table:table-cell office:value-type="float" office:value="1564726467.66656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5959"/>
            <table:table-cell/>
            <table:table-cell office:value-type="float" office:value="1564726467.66659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631"/>
            <table:table-cell/>
            <table:table-cell office:value-type="float" office:value="1564726467.6666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672"/>
            <table:table-cell/>
            <table:table-cell office:value-type="float" office:value="1564726467.66667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7299"/>
            <table:table-cell/>
            <table:table-cell office:value-type="float" office:value="1564726467.66672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7719"/>
            <table:table-cell/>
            <table:table-cell office:value-type="float" office:value="1564726467.66677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8079"/>
            <table:table-cell/>
            <table:table-cell office:value-type="float" office:value="1564726467.6668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8429"/>
            <table:table-cell/>
            <table:table-cell office:value-type="float" office:value="1564726467.66684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8839"/>
            <table:table-cell/>
            <table:table-cell office:value-type="float" office:value="1564726467.66688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924"/>
            <table:table-cell/>
            <table:table-cell office:value-type="float" office:value="1564726467.66692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96"/>
            <table:table-cell/>
            <table:table-cell office:value-type="float" office:value="1564726467.6669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6995"/>
            <table:table-cell/>
            <table:table-cell office:value-type="float" office:value="1564726467.6669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031"/>
            <table:table-cell/>
            <table:table-cell office:value-type="float" office:value="1564726467.6670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0661"/>
            <table:table-cell/>
            <table:table-cell office:value-type="float" office:value="1564726467.66706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1009"/>
            <table:table-cell/>
            <table:table-cell office:value-type="float" office:value="1564726467.66710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1369"/>
            <table:table-cell/>
            <table:table-cell office:value-type="float" office:value="1564726467.66713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172"/>
            <table:table-cell/>
            <table:table-cell office:value-type="float" office:value="1564726467.66717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2101"/>
            <table:table-cell/>
            <table:table-cell office:value-type="float" office:value="1564726467.66721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2449"/>
            <table:table-cell/>
            <table:table-cell office:value-type="float" office:value="1564726467.6672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2831"/>
            <table:table-cell/>
            <table:table-cell office:value-type="float" office:value="1564726467.66728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3191"/>
            <table:table-cell/>
            <table:table-cell office:value-type="float" office:value="1564726467.66731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3541"/>
            <table:table-cell/>
            <table:table-cell office:value-type="float" office:value="1564726467.6673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3889"/>
            <table:table-cell/>
            <table:table-cell office:value-type="float" office:value="1564726467.66738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4261"/>
            <table:table-cell/>
            <table:table-cell office:value-type="float" office:value="1564726467.6674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4621"/>
            <table:table-cell/>
            <table:table-cell office:value-type="float" office:value="1564726467.66746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4969"/>
            <table:table-cell/>
            <table:table-cell office:value-type="float" office:value="1564726467.66749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532"/>
            <table:table-cell/>
            <table:table-cell office:value-type="float" office:value="1564726467.66753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567"/>
            <table:table-cell/>
            <table:table-cell office:value-type="float" office:value="1564726467.6675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603"/>
            <table:table-cell/>
            <table:table-cell office:value-type="float" office:value="1564726467.6676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64"/>
            <table:table-cell/>
            <table:table-cell office:value-type="float" office:value="1564726467.6676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675"/>
            <table:table-cell/>
            <table:table-cell office:value-type="float" office:value="1564726467.66767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7101"/>
            <table:table-cell/>
            <table:table-cell office:value-type="float" office:value="1564726467.66771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7461"/>
            <table:table-cell/>
            <table:table-cell office:value-type="float" office:value="1564726467.66774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7811"/>
            <table:table-cell/>
            <table:table-cell office:value-type="float" office:value="1564726467.66778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8159"/>
            <table:table-cell/>
            <table:table-cell office:value-type="float" office:value="1564726467.66781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8519"/>
            <table:table-cell/>
            <table:table-cell office:value-type="float" office:value="1564726467.66785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8879"/>
            <table:table-cell/>
            <table:table-cell office:value-type="float" office:value="1564726467.66788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923"/>
            <table:table-cell/>
            <table:table-cell office:value-type="float" office:value="1564726467.66792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958"/>
            <table:table-cell/>
            <table:table-cell office:value-type="float" office:value="1564726467.6679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7994"/>
            <table:table-cell/>
            <table:table-cell office:value-type="float" office:value="1564726467.66799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80291"/>
            <table:table-cell/>
            <table:table-cell office:value-type="float" office:value="1564726467.66802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680641"/>
            <table:table-cell/>
            <table:table-cell office:value-type="float" office:value="1564726467.66806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37859"/>
            <table:table-cell/>
            <table:table-cell office:value-type="float" office:value="1564726467.67378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384"/>
            <table:table-cell/>
            <table:table-cell office:value-type="float" office:value="1564726467.6738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3867"/>
            <table:table-cell/>
            <table:table-cell office:value-type="float" office:value="1564726467.6738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39049"/>
            <table:table-cell/>
            <table:table-cell office:value-type="float" office:value="1564726467.67390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3938"/>
            <table:table-cell/>
            <table:table-cell office:value-type="float" office:value="1564726467.6739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39831"/>
            <table:table-cell/>
            <table:table-cell office:value-type="float" office:value="1564726467.67398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016"/>
            <table:table-cell/>
            <table:table-cell office:value-type="float" office:value="1564726467.6740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041"/>
            <table:table-cell/>
            <table:table-cell office:value-type="float" office:value="1564726467.6740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0739"/>
            <table:table-cell/>
            <table:table-cell office:value-type="float" office:value="1564726467.67407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109"/>
            <table:table-cell/>
            <table:table-cell office:value-type="float" office:value="1564726467.674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1409"/>
            <table:table-cell/>
            <table:table-cell office:value-type="float" office:value="1564726467.6741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1741"/>
            <table:table-cell/>
            <table:table-cell office:value-type="float" office:value="1564726467.67417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2139"/>
            <table:table-cell/>
            <table:table-cell office:value-type="float" office:value="1564726467.67421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278"/>
            <table:table-cell/>
            <table:table-cell office:value-type="float" office:value="1564726467.67427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3159"/>
            <table:table-cell/>
            <table:table-cell office:value-type="float" office:value="1564726467.67431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3691"/>
            <table:table-cell/>
            <table:table-cell office:value-type="float" office:value="1564726467.67436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432"/>
            <table:table-cell/>
            <table:table-cell office:value-type="float" office:value="1564726467.67443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469"/>
            <table:table-cell/>
            <table:table-cell office:value-type="float" office:value="1564726467.6744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5059"/>
            <table:table-cell/>
            <table:table-cell office:value-type="float" office:value="1564726467.67450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557"/>
            <table:table-cell/>
            <table:table-cell office:value-type="float" office:value="1564726467.67455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6221"/>
            <table:table-cell/>
            <table:table-cell office:value-type="float" office:value="1564726467.67462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7"/>
            <table:table-cell/>
            <table:table-cell office:value-type="float" office:value="1564726467.674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674741"/>
            <table:table-cell/>
            <table:table-cell office:value-type="float" office:value="1564726467.674741"/>
            <table:table-cell office:value-type="float" office:value="952"/>
            <table:table-cell/>
            <table:table-cell/>
          </table:table-row>
          <table:table-row>
            <table:table-cell office:value-type="float" office:value="1564726467.674921"/>
            <table:table-cell/>
            <table:table-cell office:value-type="float" office:value="1564726467.67492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7.8556509"/>
            <table:table-cell/>
            <table:table-cell office:value-type="float" office:value="1564726467.855650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7.915133"/>
            <table:table-cell/>
            <table:table-cell office:value-type="float" office:value="1564726467.91513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329"/>
            <table:table-cell/>
            <table:table-cell office:value-type="float" office:value="1564726467.9153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379"/>
            <table:table-cell/>
            <table:table-cell office:value-type="float" office:value="1564726467.9153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4351"/>
            <table:table-cell/>
            <table:table-cell office:value-type="float" office:value="1564726467.91543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472"/>
            <table:table-cell/>
            <table:table-cell office:value-type="float" office:value="1564726467.91547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503"/>
            <table:table-cell/>
            <table:table-cell office:value-type="float" office:value="1564726467.9155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56"/>
            <table:table-cell/>
            <table:table-cell office:value-type="float" office:value="1564726467.9155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592"/>
            <table:table-cell/>
            <table:table-cell office:value-type="float" office:value="1564726467.91559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622"/>
            <table:table-cell/>
            <table:table-cell office:value-type="float" office:value="1564726467.9156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673"/>
            <table:table-cell/>
            <table:table-cell office:value-type="float" office:value="1564726467.9156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72"/>
            <table:table-cell/>
            <table:table-cell office:value-type="float" office:value="1564726467.9157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766"/>
            <table:table-cell/>
            <table:table-cell office:value-type="float" office:value="1564726467.91576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812"/>
            <table:table-cell/>
            <table:table-cell office:value-type="float" office:value="1564726467.91581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858"/>
            <table:table-cell/>
            <table:table-cell office:value-type="float" office:value="1564726467.9158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9091"/>
            <table:table-cell/>
            <table:table-cell office:value-type="float" office:value="1564726467.91590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59651"/>
            <table:table-cell/>
            <table:table-cell office:value-type="float" office:value="1564726467.91596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0049"/>
            <table:table-cell/>
            <table:table-cell office:value-type="float" office:value="1564726467.91600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0459"/>
            <table:table-cell/>
            <table:table-cell office:value-type="float" office:value="1564726467.91604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0869"/>
            <table:table-cell/>
            <table:table-cell office:value-type="float" office:value="1564726467.91608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127"/>
            <table:table-cell/>
            <table:table-cell office:value-type="float" office:value="1564726467.91612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168"/>
            <table:table-cell/>
            <table:table-cell office:value-type="float" office:value="1564726467.91616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209"/>
            <table:table-cell/>
            <table:table-cell office:value-type="float" office:value="1564726467.9162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25"/>
            <table:table-cell/>
            <table:table-cell office:value-type="float" office:value="1564726467.9162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291"/>
            <table:table-cell/>
            <table:table-cell office:value-type="float" office:value="1564726467.9162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3589"/>
            <table:table-cell/>
            <table:table-cell office:value-type="float" office:value="1564726467.91635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4059"/>
            <table:table-cell/>
            <table:table-cell office:value-type="float" office:value="1564726467.91640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4481"/>
            <table:table-cell/>
            <table:table-cell office:value-type="float" office:value="1564726467.91644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4889"/>
            <table:table-cell/>
            <table:table-cell office:value-type="float" office:value="1564726467.91648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5299"/>
            <table:table-cell/>
            <table:table-cell office:value-type="float" office:value="1564726467.91652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5709"/>
            <table:table-cell/>
            <table:table-cell office:value-type="float" office:value="1564726467.91657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6119"/>
            <table:table-cell/>
            <table:table-cell office:value-type="float" office:value="1564726467.91661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6529"/>
            <table:table-cell/>
            <table:table-cell office:value-type="float" office:value="1564726467.91665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693"/>
            <table:table-cell/>
            <table:table-cell office:value-type="float" office:value="1564726467.9166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734"/>
            <table:table-cell/>
            <table:table-cell office:value-type="float" office:value="1564726467.91673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774"/>
            <table:table-cell/>
            <table:table-cell office:value-type="float" office:value="1564726467.91677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815"/>
            <table:table-cell/>
            <table:table-cell office:value-type="float" office:value="1564726467.91681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857"/>
            <table:table-cell/>
            <table:table-cell office:value-type="float" office:value="1564726467.91685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898"/>
            <table:table-cell/>
            <table:table-cell office:value-type="float" office:value="1564726467.91689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93"/>
            <table:table-cell/>
            <table:table-cell office:value-type="float" office:value="1564726467.916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69719"/>
            <table:table-cell/>
            <table:table-cell office:value-type="float" office:value="1564726467.91697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0129"/>
            <table:table-cell/>
            <table:table-cell office:value-type="float" office:value="1564726467.91701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058"/>
            <table:table-cell/>
            <table:table-cell office:value-type="float" office:value="1564726467.9170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099"/>
            <table:table-cell/>
            <table:table-cell office:value-type="float" office:value="1564726467.9170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14"/>
            <table:table-cell/>
            <table:table-cell office:value-type="float" office:value="1564726467.9171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181"/>
            <table:table-cell/>
            <table:table-cell office:value-type="float" office:value="1564726467.9171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2211"/>
            <table:table-cell/>
            <table:table-cell office:value-type="float" office:value="1564726467.9172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263"/>
            <table:table-cell/>
            <table:table-cell office:value-type="float" office:value="1564726467.91726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304"/>
            <table:table-cell/>
            <table:table-cell office:value-type="float" office:value="1564726467.9173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3441"/>
            <table:table-cell/>
            <table:table-cell office:value-type="float" office:value="1564726467.91734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3851"/>
            <table:table-cell/>
            <table:table-cell office:value-type="float" office:value="1564726467.91738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4249"/>
            <table:table-cell/>
            <table:table-cell office:value-type="float" office:value="1564726467.91742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4659"/>
            <table:table-cell/>
            <table:table-cell office:value-type="float" office:value="1564726467.91746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5069"/>
            <table:table-cell/>
            <table:table-cell office:value-type="float" office:value="1564726467.91750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5479"/>
            <table:table-cell/>
            <table:table-cell office:value-type="float" office:value="1564726467.91754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599"/>
            <table:table-cell/>
            <table:table-cell office:value-type="float" office:value="1564726467.9175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6409"/>
            <table:table-cell/>
            <table:table-cell office:value-type="float" office:value="1564726467.9176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6819"/>
            <table:table-cell/>
            <table:table-cell office:value-type="float" office:value="1564726467.91768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7229"/>
            <table:table-cell/>
            <table:table-cell office:value-type="float" office:value="1564726467.91772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7639"/>
            <table:table-cell/>
            <table:table-cell office:value-type="float" office:value="1564726467.91776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805"/>
            <table:table-cell/>
            <table:table-cell office:value-type="float" office:value="1564726467.91780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846"/>
            <table:table-cell/>
            <table:table-cell office:value-type="float" office:value="1564726467.91784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8879"/>
            <table:table-cell/>
            <table:table-cell office:value-type="float" office:value="1564726467.91788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9289"/>
            <table:table-cell/>
            <table:table-cell office:value-type="float" office:value="1564726467.91792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7969"/>
            <table:table-cell/>
            <table:table-cell office:value-type="float" office:value="1564726467.9179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01"/>
            <table:table-cell/>
            <table:table-cell office:value-type="float" office:value="1564726467.918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0419"/>
            <table:table-cell/>
            <table:table-cell office:value-type="float" office:value="1564726467.91804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0851"/>
            <table:table-cell/>
            <table:table-cell office:value-type="float" office:value="1564726467.91808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1261"/>
            <table:table-cell/>
            <table:table-cell office:value-type="float" office:value="1564726467.9181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1671"/>
            <table:table-cell/>
            <table:table-cell office:value-type="float" office:value="1564726467.91816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2079"/>
            <table:table-cell/>
            <table:table-cell office:value-type="float" office:value="1564726467.9182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2489"/>
            <table:table-cell/>
            <table:table-cell office:value-type="float" office:value="1564726467.91824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2899"/>
            <table:table-cell/>
            <table:table-cell office:value-type="float" office:value="1564726467.91828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3309"/>
            <table:table-cell/>
            <table:table-cell office:value-type="float" office:value="1564726467.91833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3719"/>
            <table:table-cell/>
            <table:table-cell office:value-type="float" office:value="1564726467.91837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412"/>
            <table:table-cell/>
            <table:table-cell office:value-type="float" office:value="1564726467.91841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453"/>
            <table:table-cell/>
            <table:table-cell office:value-type="float" office:value="1564726467.9184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494"/>
            <table:table-cell/>
            <table:table-cell office:value-type="float" office:value="1564726467.91849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5359"/>
            <table:table-cell/>
            <table:table-cell office:value-type="float" office:value="1564726467.91853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577"/>
            <table:table-cell/>
            <table:table-cell office:value-type="float" office:value="1564726467.9185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617"/>
            <table:table-cell/>
            <table:table-cell office:value-type="float" office:value="1564726467.91861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658"/>
            <table:table-cell/>
            <table:table-cell office:value-type="float" office:value="1564726467.9186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699"/>
            <table:table-cell/>
            <table:table-cell office:value-type="float" office:value="1564726467.9186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7391"/>
            <table:table-cell/>
            <table:table-cell office:value-type="float" office:value="1564726467.91873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7801"/>
            <table:table-cell/>
            <table:table-cell office:value-type="float" office:value="1564726467.91878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8211"/>
            <table:table-cell/>
            <table:table-cell office:value-type="float" office:value="1564726467.9188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8621"/>
            <table:table-cell/>
            <table:table-cell office:value-type="float" office:value="1564726467.91886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91"/>
            <table:table-cell/>
            <table:table-cell office:value-type="float" office:value="1564726467.918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951"/>
            <table:table-cell/>
            <table:table-cell office:value-type="float" office:value="1564726467.9189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8993"/>
            <table:table-cell/>
            <table:table-cell office:value-type="float" office:value="1564726467.9189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7.9190331"/>
            <table:table-cell/>
            <table:table-cell office:value-type="float" office:value="1564726467.9190331"/>
            <table:table-cell office:value-type="float" office:value="968"/>
            <table:table-cell/>
            <table:table-cell/>
          </table:table-row>
          <table:table-row>
            <table:table-cell office:value-type="float" office:value="1564726467.919179"/>
            <table:table-cell/>
            <table:table-cell office:value-type="float" office:value="1564726467.919179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8.1063869"/>
            <table:table-cell/>
            <table:table-cell office:value-type="float" office:value="1564726468.1063869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8.1492801"/>
            <table:table-cell/>
            <table:table-cell office:value-type="float" office:value="1564726468.14928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3869"/>
            <table:table-cell/>
            <table:table-cell office:value-type="float" office:value="1564726468.14938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4689"/>
            <table:table-cell/>
            <table:table-cell office:value-type="float" office:value="1564726468.14946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5321"/>
            <table:table-cell/>
            <table:table-cell office:value-type="float" office:value="1564726468.14953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5941"/>
            <table:table-cell/>
            <table:table-cell office:value-type="float" office:value="1564726468.14959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658"/>
            <table:table-cell/>
            <table:table-cell office:value-type="float" office:value="1564726468.1496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713"/>
            <table:table-cell/>
            <table:table-cell office:value-type="float" office:value="1564726468.14971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765"/>
            <table:table-cell/>
            <table:table-cell office:value-type="float" office:value="1564726468.14976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816"/>
            <table:table-cell/>
            <table:table-cell office:value-type="float" office:value="1564726468.1498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873"/>
            <table:table-cell/>
            <table:table-cell office:value-type="float" office:value="1564726468.1498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9231"/>
            <table:table-cell/>
            <table:table-cell office:value-type="float" office:value="1564726468.14992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499729"/>
            <table:table-cell/>
            <table:table-cell office:value-type="float" office:value="1564726468.14997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023"/>
            <table:table-cell/>
            <table:table-cell office:value-type="float" office:value="1564726468.15002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09"/>
            <table:table-cell/>
            <table:table-cell office:value-type="float" office:value="1564726468.150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14"/>
            <table:table-cell/>
            <table:table-cell office:value-type="float" office:value="1564726468.1501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1901"/>
            <table:table-cell/>
            <table:table-cell office:value-type="float" office:value="1564726468.15019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2399"/>
            <table:table-cell/>
            <table:table-cell office:value-type="float" office:value="1564726468.15023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291"/>
            <table:table-cell/>
            <table:table-cell office:value-type="float" office:value="1564726468.1502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341"/>
            <table:table-cell/>
            <table:table-cell office:value-type="float" office:value="1564726468.150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3911"/>
            <table:table-cell/>
            <table:table-cell office:value-type="float" office:value="1564726468.15039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4409"/>
            <table:table-cell/>
            <table:table-cell office:value-type="float" office:value="1564726468.1504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492"/>
            <table:table-cell/>
            <table:table-cell office:value-type="float" office:value="1564726468.15049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542"/>
            <table:table-cell/>
            <table:table-cell office:value-type="float" office:value="1564726468.1505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593"/>
            <table:table-cell/>
            <table:table-cell office:value-type="float" office:value="1564726468.1505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6491"/>
            <table:table-cell/>
            <table:table-cell office:value-type="float" office:value="1564726468.15064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7339"/>
            <table:table-cell/>
            <table:table-cell office:value-type="float" office:value="1564726468.15073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7909"/>
            <table:table-cell/>
            <table:table-cell office:value-type="float" office:value="1564726468.15079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842"/>
            <table:table-cell/>
            <table:table-cell office:value-type="float" office:value="1564726468.1508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8999"/>
            <table:table-cell/>
            <table:table-cell office:value-type="float" office:value="1564726468.15089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09621"/>
            <table:table-cell/>
            <table:table-cell office:value-type="float" office:value="1564726468.15096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006"/>
            <table:table-cell/>
            <table:table-cell office:value-type="float" office:value="1564726468.15100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0501"/>
            <table:table-cell/>
            <table:table-cell office:value-type="float" office:value="1564726468.15105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094"/>
            <table:table-cell/>
            <table:table-cell office:value-type="float" office:value="1564726468.15109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1381"/>
            <table:table-cell/>
            <table:table-cell office:value-type="float" office:value="1564726468.1511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1819"/>
            <table:table-cell/>
            <table:table-cell office:value-type="float" office:value="1564726468.15118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226"/>
            <table:table-cell/>
            <table:table-cell office:value-type="float" office:value="1564726468.1512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269"/>
            <table:table-cell/>
            <table:table-cell office:value-type="float" office:value="1564726468.1512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3131"/>
            <table:table-cell/>
            <table:table-cell office:value-type="float" office:value="1564726468.15131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3569"/>
            <table:table-cell/>
            <table:table-cell office:value-type="float" office:value="1564726468.15135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401"/>
            <table:table-cell/>
            <table:table-cell office:value-type="float" office:value="1564726468.1514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4449"/>
            <table:table-cell/>
            <table:table-cell office:value-type="float" office:value="1564726468.1514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489"/>
            <table:table-cell/>
            <table:table-cell office:value-type="float" office:value="1564726468.1514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5329"/>
            <table:table-cell/>
            <table:table-cell office:value-type="float" office:value="1564726468.15153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577"/>
            <table:table-cell/>
            <table:table-cell office:value-type="float" office:value="1564726468.1515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6199"/>
            <table:table-cell/>
            <table:table-cell office:value-type="float" office:value="1564726468.15161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664"/>
            <table:table-cell/>
            <table:table-cell office:value-type="float" office:value="1564726468.15166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7079"/>
            <table:table-cell/>
            <table:table-cell office:value-type="float" office:value="1564726468.15170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752"/>
            <table:table-cell/>
            <table:table-cell office:value-type="float" office:value="1564726468.1517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7949"/>
            <table:table-cell/>
            <table:table-cell office:value-type="float" office:value="1564726468.1517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1839"/>
            <table:table-cell/>
            <table:table-cell office:value-type="float" office:value="1564726468.1518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68601"/>
            <table:table-cell/>
            <table:table-cell office:value-type="float" office:value="1564726468.15686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68999"/>
            <table:table-cell/>
            <table:table-cell office:value-type="float" office:value="1564726468.15689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6949"/>
            <table:table-cell/>
            <table:table-cell office:value-type="float" office:value="1564726468.156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69929"/>
            <table:table-cell/>
            <table:table-cell office:value-type="float" office:value="1564726468.15699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033"/>
            <table:table-cell/>
            <table:table-cell office:value-type="float" office:value="1564726468.15703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074"/>
            <table:table-cell/>
            <table:table-cell office:value-type="float" office:value="1564726468.15707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114"/>
            <table:table-cell/>
            <table:table-cell office:value-type="float" office:value="1564726468.15711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1541"/>
            <table:table-cell/>
            <table:table-cell office:value-type="float" office:value="1564726468.1571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196"/>
            <table:table-cell/>
            <table:table-cell office:value-type="float" office:value="1564726468.15719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238"/>
            <table:table-cell/>
            <table:table-cell office:value-type="float" office:value="1564726468.1572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2781"/>
            <table:table-cell/>
            <table:table-cell office:value-type="float" office:value="1564726468.15727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3181"/>
            <table:table-cell/>
            <table:table-cell office:value-type="float" office:value="1564726468.15731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357"/>
            <table:table-cell/>
            <table:table-cell office:value-type="float" office:value="1564726468.15735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397"/>
            <table:table-cell/>
            <table:table-cell office:value-type="float" office:value="1564726468.15739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4371"/>
            <table:table-cell/>
            <table:table-cell office:value-type="float" office:value="1564726468.15743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4769"/>
            <table:table-cell/>
            <table:table-cell office:value-type="float" office:value="1564726468.15747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7522"/>
            <table:table-cell/>
            <table:table-cell office:value-type="float" office:value="1564726468.15752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90099"/>
            <table:table-cell/>
            <table:table-cell office:value-type="float" office:value="1564726468.15900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90569"/>
            <table:table-cell/>
            <table:table-cell office:value-type="float" office:value="1564726468.15905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9097"/>
            <table:table-cell/>
            <table:table-cell office:value-type="float" office:value="1564726468.15909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9137"/>
            <table:table-cell/>
            <table:table-cell office:value-type="float" office:value="1564726468.1591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91761"/>
            <table:table-cell/>
            <table:table-cell office:value-type="float" office:value="1564726468.15917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9215"/>
            <table:table-cell/>
            <table:table-cell office:value-type="float" office:value="1564726468.15921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92541"/>
            <table:table-cell/>
            <table:table-cell office:value-type="float" office:value="1564726468.1592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6468.1592929"/>
            <table:table-cell/>
            <table:table-cell office:value-type="float" office:value="1564726468.1592929"/>
            <table:table-cell office:value-type="float" office:value="292"/>
            <table:table-cell/>
            <table:table-cell/>
          </table:table-row>
          <table:table-row>
            <table:table-cell office:value-type="float" office:value="1564726468.159472"/>
            <table:table-cell/>
            <table:table-cell office:value-type="float" office:value="1564726468.159472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8.3385651"/>
            <table:table-cell/>
            <table:table-cell office:value-type="float" office:value="1564726468.338565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8.3434169"/>
            <table:table-cell/>
            <table:table-cell office:value-type="float" office:value="1564726468.3434169"/>
            <table:table-cell office:value-type="float" office:value="284"/>
            <table:table-cell/>
            <table:table-cell/>
          </table:table-row>
          <table:table-row>
            <table:table-cell office:value-type="float" office:value="1564726468.344111"/>
            <table:table-cell/>
            <table:table-cell office:value-type="float" office:value="1564726468.3441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6468.618021"/>
            <table:table-cell/>
            <table:table-cell office:value-type="float" office:value="1564726468.61802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8.6182079"/>
            <table:table-cell/>
            <table:table-cell office:value-type="float" office:value="1564726468.618207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68.6576841"/>
            <table:table-cell/>
            <table:table-cell office:value-type="float" office:value="1564726468.657684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8.7495861"/>
            <table:table-cell/>
            <table:table-cell office:value-type="float" office:value="1564726468.749586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9.6879351"/>
            <table:table-cell/>
            <table:table-cell office:value-type="float" office:value="1564726469.687935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9.6886661"/>
            <table:table-cell/>
            <table:table-cell office:value-type="float" office:value="1564726469.688666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9.7724431"/>
            <table:table-cell/>
            <table:table-cell office:value-type="float" office:value="1564726469.772443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69.7732351"/>
            <table:table-cell/>
            <table:table-cell office:value-type="float" office:value="1564726469.7732351"/>
            <table:table-cell office:value-type="float" office:value="40"/>
            <table:table-cell/>
            <table:table-cell/>
          </table:table-row>
          <table:table-row>
            <table:table-cell office:value-type="float" office:value="1564726498.1146541"/>
            <table:table-cell/>
            <table:table-cell office:value-type="float" office:value="1564726498.114654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498.204792"/>
            <table:table-cell/>
            <table:table-cell office:value-type="float" office:value="1564726498.204792"/>
            <table:table-cell office:value-type="float" office:value="40"/>
            <table:table-cell/>
            <table:table-cell/>
          </table:table-row>
          <table:table-row>
            <table:table-cell office:value-type="float" office:value="1564726513.1891999"/>
            <table:table-cell/>
            <table:table-cell office:value-type="float" office:value="1564726513.1891999"/>
            <table:table-cell office:value-type="float" office:value="40"/>
            <table:table-cell/>
            <table:table-cell/>
          </table:table-row>
          <table:table-row>
            <table:table-cell office:value-type="float" office:value="1564726513.1921959"/>
            <table:table-cell/>
            <table:table-cell office:value-type="float" office:value="1564726513.1921959"/>
            <table:table-cell office:value-type="float" office:value="60"/>
            <table:table-cell/>
            <table:table-cell/>
          </table:table-row>
          <table:table-row>
            <table:table-cell office:value-type="float" office:value="1564726513.276957"/>
            <table:table-cell/>
            <table:table-cell office:value-type="float" office:value="1564726513.276957"/>
            <table:table-cell office:value-type="float" office:value="40"/>
            <table:table-cell/>
            <table:table-cell/>
          </table:table-row>
          <table:table-row>
            <table:table-cell office:value-type="float" office:value="1564726513.2772379"/>
            <table:table-cell/>
            <table:table-cell office:value-type="float" office:value="1564726513.2772379"/>
            <table:table-cell office:value-type="float" office:value="145"/>
            <table:table-cell/>
            <table:table-cell/>
          </table:table-row>
          <table:table-row>
            <table:table-cell office:value-type="float" office:value="1564726513.362061"/>
            <table:table-cell/>
            <table:table-cell office:value-type="float" office:value="1564726513.362061"/>
            <table:table-cell office:value-type="float" office:value="40"/>
            <table:table-cell/>
            <table:table-cell/>
          </table:table-row>
          <table:table-row>
            <table:table-cell office:value-type="float" office:value="1564726513.362829"/>
            <table:table-cell/>
            <table:table-cell office:value-type="float" office:value="1564726513.36282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513.4482591"/>
            <table:table-cell/>
            <table:table-cell office:value-type="float" office:value="1564726513.4482591"/>
            <table:table-cell office:value-type="float" office:value="40"/>
            <table:table-cell/>
            <table:table-cell/>
          </table:table-row>
          <table:table-row>
            <table:table-cell office:value-type="float" office:value="1564726523.0991521"/>
            <table:table-cell/>
            <table:table-cell office:value-type="float" office:value="1564726523.0991521"/>
            <table:table-cell office:value-type="float" office:value="145"/>
            <table:table-cell/>
            <table:table-cell/>
          </table:table-row>
          <table:table-row>
            <table:table-cell office:value-type="float" office:value="1564726558.1127951"/>
            <table:table-cell/>
            <table:table-cell office:value-type="float" office:value="1564726558.112795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558.241724"/>
            <table:table-cell/>
            <table:table-cell office:value-type="float" office:value="1564726558.241724"/>
            <table:table-cell office:value-type="float" office:value="40"/>
            <table:table-cell/>
            <table:table-cell/>
          </table:table-row>
          <table:table-row>
            <table:table-cell office:value-type="float" office:value="1564726573.098161"/>
            <table:table-cell/>
            <table:table-cell office:value-type="float" office:value="1564726573.09816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573.1834021"/>
            <table:table-cell/>
            <table:table-cell office:value-type="float" office:value="1564726573.1834021"/>
            <table:table-cell office:value-type="float" office:value="40"/>
            <table:table-cell/>
            <table:table-cell/>
          </table:table-row>
          <table:table-row>
            <table:table-cell office:value-type="float" office:value="1564726618.138916"/>
            <table:table-cell/>
            <table:table-cell office:value-type="float" office:value="1564726618.138916"/>
            <table:table-cell office:value-type="float" office:value="129"/>
            <table:table-cell/>
            <table:table-cell/>
          </table:table-row>
          <table:table-row>
            <table:table-cell office:value-type="float" office:value="1564726618.224561"/>
            <table:table-cell/>
            <table:table-cell office:value-type="float" office:value="1564726618.224561"/>
            <table:table-cell office:value-type="float" office:value="40"/>
            <table:table-cell/>
            <table:table-cell/>
          </table:table-row>
          <table:table-row>
            <table:table-cell office:value-type="float" office:value="1564726663.116575"/>
            <table:table-cell/>
            <table:table-cell office:value-type="float" office:value="1564726663.116575"/>
            <table:table-cell office:value-type="float" office:value="129"/>
            <table:table-cell/>
            <table:table-cell/>
          </table:table-row>
          <table:table-row>
            <table:table-cell office:value-type="float" office:value="1564726663.201921"/>
            <table:table-cell/>
            <table:table-cell office:value-type="float" office:value="1564726663.201921"/>
            <table:table-cell office:value-type="float" office:value="40"/>
            <table:table-cell/>
            <table:table-cell/>
          </table:table-row>
          <table:table-row>
            <table:table-cell office:value-type="float" office:value="1564726673.0984371"/>
            <table:table-cell/>
            <table:table-cell office:value-type="float" office:value="1564726673.098437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679.0983579"/>
            <table:table-cell/>
            <table:table-cell office:value-type="float" office:value="1564726679.0983579"/>
            <table:table-cell office:value-type="float" office:value="113"/>
            <table:table-cell/>
            <table:table-cell/>
          </table:table-row>
          <table:table-row>
            <table:table-cell office:value-type="float" office:value="1564726679.183466"/>
            <table:table-cell/>
            <table:table-cell office:value-type="float" office:value="1564726679.183466"/>
            <table:table-cell office:value-type="float" office:value="40"/>
            <table:table-cell/>
            <table:table-cell/>
          </table:table-row>
          <table:table-row>
            <table:table-cell office:value-type="float" office:value="1564726679.1911011"/>
            <table:table-cell/>
            <table:table-cell office:value-type="float" office:value="1564726679.1911011"/>
            <table:table-cell office:value-type="float" office:value="40"/>
            <table:table-cell/>
            <table:table-cell/>
          </table:table-row>
          <table:table-row>
            <table:table-cell office:value-type="float" office:value="1564726689.09884"/>
            <table:table-cell/>
            <table:table-cell office:value-type="float" office:value="1564726689.09884"/>
            <table:table-cell office:value-type="float" office:value="145"/>
            <table:table-cell/>
            <table:table-cell/>
          </table:table-row>
          <table:table-row>
            <table:table-cell office:value-type="float" office:value="1564726708.110785"/>
            <table:table-cell/>
            <table:table-cell office:value-type="float" office:value="1564726708.110785"/>
            <table:table-cell office:value-type="float" office:value="129"/>
            <table:table-cell/>
            <table:table-cell/>
          </table:table-row>
          <table:table-row>
            <table:table-cell office:value-type="float" office:value="1564726708.196172"/>
            <table:table-cell/>
            <table:table-cell office:value-type="float" office:value="1564726708.196172"/>
            <table:table-cell office:value-type="float" office:value="40"/>
            <table:table-cell/>
            <table:table-cell/>
          </table:table-row>
          <table:table-row>
            <table:table-cell office:value-type="float" office:value="1564726708.196898"/>
            <table:table-cell/>
            <table:table-cell office:value-type="float" office:value="1564726708.196898"/>
            <table:table-cell office:value-type="float" office:value="129"/>
            <table:table-cell/>
            <table:table-cell/>
          </table:table-row>
          <table:table-row>
            <table:table-cell office:value-type="float" office:value="1564726753.1106801"/>
            <table:table-cell/>
            <table:table-cell office:value-type="float" office:value="1564726753.110680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753.237741"/>
            <table:table-cell/>
            <table:table-cell office:value-type="float" office:value="1564726753.237741"/>
            <table:table-cell office:value-type="float" office:value="40"/>
            <table:table-cell/>
            <table:table-cell/>
          </table:table-row>
          <table:table-row>
            <table:table-cell office:value-type="float" office:value="1564726768.0979581"/>
            <table:table-cell/>
            <table:table-cell office:value-type="float" office:value="1564726768.097958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768.183125"/>
            <table:table-cell/>
            <table:table-cell office:value-type="float" office:value="1564726768.183125"/>
            <table:table-cell office:value-type="float" office:value="40"/>
            <table:table-cell/>
            <table:table-cell/>
          </table:table-row>
          <table:table-row>
            <table:table-cell office:value-type="float" office:value="1564726808.69209"/>
            <table:table-cell/>
            <table:table-cell office:value-type="float" office:value="1564726808.69209"/>
            <table:table-cell office:value-type="float" office:value="40"/>
            <table:table-cell/>
            <table:table-cell/>
          </table:table-row>
          <table:table-row>
            <table:table-cell office:value-type="float" office:value="1564726808.6941409"/>
            <table:table-cell/>
            <table:table-cell office:value-type="float" office:value="1564726808.6941409"/>
            <table:table-cell office:value-type="float" office:value="60"/>
            <table:table-cell/>
            <table:table-cell/>
          </table:table-row>
          <table:table-row>
            <table:table-cell office:value-type="float" office:value="1564726808.7841401"/>
            <table:table-cell/>
            <table:table-cell office:value-type="float" office:value="1564726808.7841401"/>
            <table:table-cell office:value-type="float" office:value="40"/>
            <table:table-cell/>
            <table:table-cell/>
          </table:table-row>
          <table:table-row>
            <table:table-cell office:value-type="float" office:value="1564726808.78459"/>
            <table:table-cell/>
            <table:table-cell office:value-type="float" office:value="1564726808.78459"/>
            <table:table-cell office:value-type="float" office:value="145"/>
            <table:table-cell/>
            <table:table-cell/>
          </table:table-row>
          <table:table-row>
            <table:table-cell office:value-type="float" office:value="1564726808.8736219"/>
            <table:table-cell/>
            <table:table-cell office:value-type="float" office:value="1564726808.8736219"/>
            <table:table-cell office:value-type="float" office:value="40"/>
            <table:table-cell/>
            <table:table-cell/>
          </table:table-row>
          <table:table-row>
            <table:table-cell office:value-type="float" office:value="1564726813.1104839"/>
            <table:table-cell/>
            <table:table-cell office:value-type="float" office:value="1564726813.110483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813.195446"/>
            <table:table-cell/>
            <table:table-cell office:value-type="float" office:value="1564726813.195446"/>
            <table:table-cell office:value-type="float" office:value="40"/>
            <table:table-cell/>
            <table:table-cell/>
          </table:table-row>
          <table:table-row>
            <table:table-cell office:value-type="float" office:value="1564726828.1831939"/>
            <table:table-cell/>
            <table:table-cell office:value-type="float" office:value="1564726828.1831939"/>
            <table:table-cell office:value-type="float" office:value="40"/>
            <table:table-cell/>
            <table:table-cell/>
          </table:table-row>
          <table:table-row>
            <table:table-cell office:value-type="float" office:value="1564726828.185328"/>
            <table:table-cell/>
            <table:table-cell office:value-type="float" office:value="1564726828.185328"/>
            <table:table-cell office:value-type="float" office:value="60"/>
            <table:table-cell/>
            <table:table-cell/>
          </table:table-row>
          <table:table-row>
            <table:table-cell office:value-type="float" office:value="1564726828.2748649"/>
            <table:table-cell/>
            <table:table-cell office:value-type="float" office:value="1564726828.2748649"/>
            <table:table-cell office:value-type="float" office:value="40"/>
            <table:table-cell/>
            <table:table-cell/>
          </table:table-row>
          <table:table-row>
            <table:table-cell office:value-type="float" office:value="1564726828.274996"/>
            <table:table-cell/>
            <table:table-cell office:value-type="float" office:value="1564726828.274996"/>
            <table:table-cell office:value-type="float" office:value="145"/>
            <table:table-cell/>
            <table:table-cell/>
          </table:table-row>
          <table:table-row>
            <table:table-cell office:value-type="float" office:value="1564726828.3648081"/>
            <table:table-cell/>
            <table:table-cell office:value-type="float" office:value="1564726828.3648081"/>
            <table:table-cell office:value-type="float" office:value="40"/>
            <table:table-cell/>
            <table:table-cell/>
          </table:table-row>
          <table:table-row>
            <table:table-cell office:value-type="float" office:value="1564726828.3654821"/>
            <table:table-cell/>
            <table:table-cell office:value-type="float" office:value="1564726828.365482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828.497869"/>
            <table:table-cell/>
            <table:table-cell office:value-type="float" office:value="1564726828.497869"/>
            <table:table-cell office:value-type="float" office:value="40"/>
            <table:table-cell/>
            <table:table-cell/>
          </table:table-row>
          <table:table-row>
            <table:table-cell office:value-type="float" office:value="1564726838.098978"/>
            <table:table-cell/>
            <table:table-cell office:value-type="float" office:value="1564726838.098978"/>
            <table:table-cell office:value-type="float" office:value="145"/>
            <table:table-cell/>
            <table:table-cell/>
          </table:table-row>
          <table:table-row>
            <table:table-cell office:value-type="float" office:value="1564726873.111146"/>
            <table:table-cell/>
            <table:table-cell office:value-type="float" office:value="1564726873.111146"/>
            <table:table-cell office:value-type="float" office:value="129"/>
            <table:table-cell/>
            <table:table-cell/>
          </table:table-row>
          <table:table-row>
            <table:table-cell office:value-type="float" office:value="1564726873.201344"/>
            <table:table-cell/>
            <table:table-cell office:value-type="float" office:value="1564726873.201344"/>
            <table:table-cell office:value-type="float" office:value="40"/>
            <table:table-cell/>
            <table:table-cell/>
          </table:table-row>
          <table:table-row>
            <table:table-cell office:value-type="float" office:value="1564726888.0986691"/>
            <table:table-cell/>
            <table:table-cell office:value-type="float" office:value="1564726888.098669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888.1889789"/>
            <table:table-cell/>
            <table:table-cell office:value-type="float" office:value="1564726888.1889789"/>
            <table:table-cell office:value-type="float" office:value="40"/>
            <table:table-cell/>
            <table:table-cell/>
          </table:table-row>
          <table:table-row>
            <table:table-cell office:value-type="float" office:value="1564726898.09885"/>
            <table:table-cell/>
            <table:table-cell office:value-type="float" office:value="1564726898.09885"/>
            <table:table-cell office:value-type="float" office:value="129"/>
            <table:table-cell/>
            <table:table-cell/>
          </table:table-row>
          <table:table-row>
            <table:table-cell office:value-type="float" office:value="1564726908.69502"/>
            <table:table-cell/>
            <table:table-cell office:value-type="float" office:value="1564726908.69502"/>
            <table:table-cell office:value-type="float" office:value="40"/>
            <table:table-cell/>
            <table:table-cell/>
          </table:table-row>
          <table:table-row>
            <table:table-cell office:value-type="float" office:value="1564726908.6954861"/>
            <table:table-cell/>
            <table:table-cell office:value-type="float" office:value="1564726908.6954861"/>
            <table:table-cell office:value-type="float" office:value="40"/>
            <table:table-cell/>
            <table:table-cell/>
          </table:table-row>
          <table:table-row>
            <table:table-cell office:value-type="float" office:value="1564726908.6955659"/>
            <table:table-cell/>
            <table:table-cell office:value-type="float" office:value="1564726908.6955659"/>
            <table:table-cell office:value-type="float" office:value="40"/>
            <table:table-cell/>
            <table:table-cell/>
          </table:table-row>
          <table:table-row>
            <table:table-cell office:value-type="float" office:value="1564726908.6958461"/>
            <table:table-cell/>
            <table:table-cell office:value-type="float" office:value="1564726908.6958461"/>
            <table:table-cell office:value-type="float" office:value="40"/>
            <table:table-cell/>
            <table:table-cell/>
          </table:table-row>
          <table:table-row>
            <table:table-cell office:value-type="float" office:value="1564726908.6959181"/>
            <table:table-cell/>
            <table:table-cell office:value-type="float" office:value="1564726908.6959181"/>
            <table:table-cell office:value-type="float" office:value="40"/>
            <table:table-cell/>
            <table:table-cell/>
          </table:table-row>
          <table:table-row>
            <table:table-cell office:value-type="float" office:value="1564726908.6959791"/>
            <table:table-cell/>
            <table:table-cell office:value-type="float" office:value="1564726908.6959791"/>
            <table:table-cell office:value-type="float" office:value="40"/>
            <table:table-cell/>
            <table:table-cell/>
          </table:table-row>
          <table:table-row>
            <table:table-cell office:value-type="float" office:value="1564726908.6960361"/>
            <table:table-cell/>
            <table:table-cell office:value-type="float" office:value="1564726908.6960361"/>
            <table:table-cell office:value-type="float" office:value="40"/>
            <table:table-cell/>
            <table:table-cell/>
          </table:table-row>
          <table:table-row>
            <table:table-cell office:value-type="float" office:value="1564726908.7007279"/>
            <table:table-cell/>
            <table:table-cell office:value-type="float" office:value="1564726908.7007279"/>
            <table:table-cell office:value-type="float" office:value="40"/>
            <table:table-cell/>
            <table:table-cell/>
          </table:table-row>
          <table:table-row>
            <table:table-cell office:value-type="float" office:value="1564726908.7013299"/>
            <table:table-cell/>
            <table:table-cell office:value-type="float" office:value="1564726908.7013299"/>
            <table:table-cell office:value-type="float" office:value="145"/>
            <table:table-cell/>
            <table:table-cell/>
          </table:table-row>
          <table:table-row>
            <table:table-cell office:value-type="float" office:value="1564726909.7036009"/>
            <table:table-cell/>
            <table:table-cell office:value-type="float" office:value="1564726909.703600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909.704216"/>
            <table:table-cell/>
            <table:table-cell office:value-type="float" office:value="1564726909.704216"/>
            <table:table-cell office:value-type="float" office:value="145"/>
            <table:table-cell/>
            <table:table-cell/>
          </table:table-row>
          <table:table-row>
            <table:table-cell office:value-type="float" office:value="1564726909.94172"/>
            <table:table-cell/>
            <table:table-cell office:value-type="float" office:value="1564726909.94172"/>
            <table:table-cell office:value-type="float" office:value="40"/>
            <table:table-cell/>
            <table:table-cell/>
          </table:table-row>
          <table:table-row>
            <table:table-cell office:value-type="float" office:value="1564726910.087528"/>
            <table:table-cell/>
            <table:table-cell office:value-type="float" office:value="1564726910.087528"/>
            <table:table-cell office:value-type="float" office:value="40"/>
            <table:table-cell/>
            <table:table-cell/>
          </table:table-row>
          <table:table-row>
            <table:table-cell office:value-type="float" office:value="1564726910.088433"/>
            <table:table-cell/>
            <table:table-cell office:value-type="float" office:value="1564726910.088433"/>
            <table:table-cell office:value-type="float" office:value="209"/>
            <table:table-cell/>
            <table:table-cell/>
          </table:table-row>
          <table:table-row>
            <table:table-cell office:value-type="float" office:value="1564726910.233748"/>
            <table:table-cell/>
            <table:table-cell office:value-type="float" office:value="1564726910.233748"/>
            <table:table-cell office:value-type="float" office:value="40"/>
            <table:table-cell/>
            <table:table-cell/>
          </table:table-row>
          <table:table-row>
            <table:table-cell office:value-type="float" office:value="1564726913.7481711"/>
            <table:table-cell/>
            <table:table-cell office:value-type="float" office:value="1564726913.7481711"/>
            <table:table-cell office:value-type="float" office:value="40"/>
            <table:table-cell/>
            <table:table-cell/>
          </table:table-row>
          <table:table-row>
            <table:table-cell office:value-type="float" office:value="1564726913.7532499"/>
            <table:table-cell/>
            <table:table-cell office:value-type="float" office:value="1564726913.7532499"/>
            <table:table-cell office:value-type="float" office:value="40"/>
            <table:table-cell/>
            <table:table-cell/>
          </table:table-row>
          <table:table-row>
            <table:table-cell office:value-type="float" office:value="1564726920.0979359"/>
            <table:table-cell/>
            <table:table-cell office:value-type="float" office:value="1564726920.0979359"/>
            <table:table-cell office:value-type="float" office:value="193"/>
            <table:table-cell/>
            <table:table-cell/>
          </table:table-row>
          <table:table-row>
            <table:table-cell office:value-type="float" office:value="1564726920.187501"/>
            <table:table-cell/>
            <table:table-cell office:value-type="float" office:value="1564726920.187501"/>
            <table:table-cell office:value-type="float" office:value="40"/>
            <table:table-cell/>
            <table:table-cell/>
          </table:table-row>
          <table:table-row>
            <table:table-cell office:value-type="float" office:value="1564726922.3929019"/>
            <table:table-cell/>
            <table:table-cell office:value-type="float" office:value="1564726922.3929019"/>
            <table:table-cell office:value-type="float" office:value="40"/>
            <table:table-cell/>
            <table:table-cell/>
          </table:table-row>
          <table:table-row>
            <table:table-cell office:value-type="float" office:value="1564726922.4003439"/>
            <table:table-cell/>
            <table:table-cell office:value-type="float" office:value="1564726922.4003439"/>
            <table:table-cell office:value-type="float" office:value="40"/>
            <table:table-cell/>
            <table:table-cell/>
          </table:table-row>
          <table:table-row>
            <table:table-cell office:value-type="float" office:value="1564726922.4005029"/>
            <table:table-cell/>
            <table:table-cell office:value-type="float" office:value="1564726922.400502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927.448478"/>
            <table:table-cell/>
            <table:table-cell office:value-type="float" office:value="1564726927.448478"/>
            <table:table-cell office:value-type="float" office:value="40"/>
            <table:table-cell/>
            <table:table-cell/>
          </table:table-row>
          <table:table-row>
            <table:table-cell office:value-type="float" office:value="1564726927.4976461"/>
            <table:table-cell/>
            <table:table-cell office:value-type="float" office:value="1564726927.4976461"/>
            <table:table-cell office:value-type="float" office:value="40"/>
            <table:table-cell/>
            <table:table-cell/>
          </table:table-row>
          <table:table-row>
            <table:table-cell office:value-type="float" office:value="1564726932.8191249"/>
            <table:table-cell/>
            <table:table-cell office:value-type="float" office:value="1564726932.8191249"/>
            <table:table-cell office:value-type="float" office:value="40"/>
            <table:table-cell/>
            <table:table-cell/>
          </table:table-row>
          <table:table-row>
            <table:table-cell office:value-type="float" office:value="1564726932.8292191"/>
            <table:table-cell/>
            <table:table-cell office:value-type="float" office:value="1564726932.8292191"/>
            <table:table-cell office:value-type="float" office:value="40"/>
            <table:table-cell/>
            <table:table-cell/>
          </table:table-row>
          <table:table-row>
            <table:table-cell office:value-type="float" office:value="1564726937.447968"/>
            <table:table-cell/>
            <table:table-cell office:value-type="float" office:value="1564726937.447968"/>
            <table:table-cell office:value-type="float" office:value="145"/>
            <table:table-cell/>
            <table:table-cell/>
          </table:table-row>
          <table:table-row>
            <table:table-cell office:value-type="float" office:value="1564726937.9141929"/>
            <table:table-cell/>
            <table:table-cell office:value-type="float" office:value="1564726937.9141929"/>
            <table:table-cell office:value-type="float" office:value="40"/>
            <table:table-cell/>
            <table:table-cell/>
          </table:table-row>
          <table:table-row>
            <table:table-cell office:value-type="float" office:value="1564726937.9189689"/>
            <table:table-cell/>
            <table:table-cell office:value-type="float" office:value="1564726937.9189689"/>
            <table:table-cell office:value-type="float" office:value="40"/>
            <table:table-cell/>
            <table:table-cell/>
          </table:table-row>
          <table:table-row>
            <table:table-cell office:value-type="float" office:value="1564726937.9197481"/>
            <table:table-cell/>
            <table:table-cell office:value-type="float" office:value="1564726937.9197481"/>
            <table:table-cell office:value-type="float" office:value="129"/>
            <table:table-cell/>
            <table:table-cell/>
          </table:table-row>
          <table:table-row>
            <table:table-cell office:value-type="float" office:value="1564726965.1018729"/>
            <table:table-cell/>
            <table:table-cell office:value-type="float" office:value="1564726965.1018729"/>
            <table:table-cell office:value-type="float" office:value="129"/>
            <table:table-cell/>
            <table:table-cell/>
          </table:table-row>
          <table:table-row>
            <table:table-cell office:value-type="float" office:value="1564726965.2337041"/>
            <table:table-cell/>
            <table:table-cell office:value-type="float" office:value="1564726965.2337041"/>
            <table:table-cell office:value-type="float" office:value="40"/>
            <table:table-cell/>
            <table:table-cell/>
          </table:table-row>
          <table:table-row>
            <table:table-cell office:value-type="float" office:value="1564726975.0988009"/>
            <table:table-cell/>
            <table:table-cell office:value-type="float" office:value="1564726975.098800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010.104383"/>
            <table:table-cell/>
            <table:table-cell office:value-type="float" office:value="1564727010.104383"/>
            <table:table-cell office:value-type="float" office:value="129"/>
            <table:table-cell/>
            <table:table-cell/>
          </table:table-row>
          <table:table-row>
            <table:table-cell office:value-type="float" office:value="1564727010.1945939"/>
            <table:table-cell/>
            <table:table-cell office:value-type="float" office:value="1564727010.1945939"/>
            <table:table-cell office:value-type="float" office:value="40"/>
            <table:table-cell/>
            <table:table-cell/>
          </table:table-row>
          <table:table-row>
            <table:table-cell office:value-type="float" office:value="1564727025.098938"/>
            <table:table-cell/>
            <table:table-cell office:value-type="float" office:value="1564727025.098938"/>
            <table:table-cell office:value-type="float" office:value="129"/>
            <table:table-cell/>
            <table:table-cell/>
          </table:table-row>
          <table:table-row>
            <table:table-cell office:value-type="float" office:value="1564727025.189306"/>
            <table:table-cell/>
            <table:table-cell office:value-type="float" office:value="1564727025.189306"/>
            <table:table-cell office:value-type="float" office:value="40"/>
            <table:table-cell/>
            <table:table-cell/>
          </table:table-row>
          <table:table-row>
            <table:table-cell office:value-type="float" office:value="1564727070.0985079"/>
            <table:table-cell/>
            <table:table-cell office:value-type="float" office:value="1564727070.098507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070.188719"/>
            <table:table-cell/>
            <table:table-cell office:value-type="float" office:value="1564727070.188719"/>
            <table:table-cell office:value-type="float" office:value="40"/>
            <table:table-cell/>
            <table:table-cell/>
          </table:table-row>
          <table:table-row>
            <table:table-cell office:value-type="float" office:value="1564727071.1905639"/>
            <table:table-cell/>
            <table:table-cell office:value-type="float" office:value="1564727071.1905639"/>
            <table:table-cell office:value-type="float" office:value="241"/>
            <table:table-cell/>
            <table:table-cell/>
          </table:table-row>
          <table:table-row>
            <table:table-cell office:value-type="float" office:value="1564727071.2964611"/>
            <table:table-cell/>
            <table:table-cell office:value-type="float" office:value="1564727071.2964611"/>
            <table:table-cell office:value-type="float" office:value="40"/>
            <table:table-cell/>
            <table:table-cell/>
          </table:table-row>
          <table:table-row>
            <table:table-cell office:value-type="float" office:value="1564727071.2965901"/>
            <table:table-cell/>
            <table:table-cell office:value-type="float" office:value="1564727071.2965901"/>
            <table:table-cell office:value-type="float" office:value="40"/>
            <table:table-cell/>
            <table:table-cell/>
          </table:table-row>
          <table:table-row>
            <table:table-cell office:value-type="float" office:value="1564727071.2982931"/>
            <table:table-cell/>
            <table:table-cell office:value-type="float" office:value="1564727071.2982931"/>
            <table:table-cell office:value-type="float" office:value="209"/>
            <table:table-cell/>
            <table:table-cell/>
          </table:table-row>
          <table:table-row>
            <table:table-cell office:value-type="float" office:value="1564727071.4617729"/>
            <table:table-cell/>
            <table:table-cell office:value-type="float" office:value="1564727071.4617729"/>
            <table:table-cell office:value-type="float" office:value="40"/>
            <table:table-cell/>
            <table:table-cell/>
          </table:table-row>
          <table:table-row>
            <table:table-cell office:value-type="float" office:value="1564727081.0988181"/>
            <table:table-cell/>
            <table:table-cell office:value-type="float" office:value="1564727081.098818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096.0988841"/>
            <table:table-cell/>
            <table:table-cell office:value-type="float" office:value="1564727096.0988841"/>
            <table:table-cell office:value-type="float" office:value="113"/>
            <table:table-cell/>
            <table:table-cell/>
          </table:table-row>
          <table:table-row>
            <table:table-cell office:value-type="float" office:value="1564727096.195791"/>
            <table:table-cell/>
            <table:table-cell office:value-type="float" office:value="1564727096.195791"/>
            <table:table-cell office:value-type="float" office:value="40"/>
            <table:table-cell/>
            <table:table-cell/>
          </table:table-row>
          <table:table-row>
            <table:table-cell office:value-type="float" office:value="1564727106.0984421"/>
            <table:table-cell/>
            <table:table-cell office:value-type="float" office:value="1564727106.0984421"/>
            <table:table-cell office:value-type="float" office:value="193"/>
            <table:table-cell/>
            <table:table-cell/>
          </table:table-row>
          <table:table-row>
            <table:table-cell office:value-type="float" office:value="1564727106.192493"/>
            <table:table-cell/>
            <table:table-cell office:value-type="float" office:value="1564727106.192493"/>
            <table:table-cell office:value-type="float" office:value="40"/>
            <table:table-cell/>
            <table:table-cell/>
          </table:table-row>
          <table:table-row>
            <table:table-cell office:value-type="float" office:value="1564727130.098242"/>
            <table:table-cell/>
            <table:table-cell office:value-type="float" office:value="1564727130.098242"/>
            <table:table-cell office:value-type="float" office:value="129"/>
            <table:table-cell/>
            <table:table-cell/>
          </table:table-row>
          <table:table-row>
            <table:table-cell office:value-type="float" office:value="1564727130.188462"/>
            <table:table-cell/>
            <table:table-cell office:value-type="float" office:value="1564727130.188462"/>
            <table:table-cell office:value-type="float" office:value="40"/>
            <table:table-cell/>
            <table:table-cell/>
          </table:table-row>
          <table:table-row>
            <table:table-cell office:value-type="float" office:value="1564727166.1924379"/>
            <table:table-cell/>
            <table:table-cell office:value-type="float" office:value="1564727166.1924379"/>
            <table:table-cell office:value-type="float" office:value="40"/>
            <table:table-cell/>
            <table:table-cell/>
          </table:table-row>
          <table:table-row>
            <table:table-cell office:value-type="float" office:value="1564727166.194623"/>
            <table:table-cell/>
            <table:table-cell office:value-type="float" office:value="1564727166.194623"/>
            <table:table-cell office:value-type="float" office:value="60"/>
            <table:table-cell/>
            <table:table-cell/>
          </table:table-row>
          <table:table-row>
            <table:table-cell office:value-type="float" office:value="1564727166.2796531"/>
            <table:table-cell/>
            <table:table-cell office:value-type="float" office:value="1564727166.2796531"/>
            <table:table-cell office:value-type="float" office:value="40"/>
            <table:table-cell/>
            <table:table-cell/>
          </table:table-row>
          <table:table-row>
            <table:table-cell office:value-type="float" office:value="1564727166.2799859"/>
            <table:table-cell/>
            <table:table-cell office:value-type="float" office:value="1564727166.2799859"/>
            <table:table-cell office:value-type="float" office:value="145"/>
            <table:table-cell/>
            <table:table-cell/>
          </table:table-row>
          <table:table-row>
            <table:table-cell office:value-type="float" office:value="1564727166.365129"/>
            <table:table-cell/>
            <table:table-cell office:value-type="float" office:value="1564727166.365129"/>
            <table:table-cell office:value-type="float" office:value="40"/>
            <table:table-cell/>
            <table:table-cell/>
          </table:table-row>
          <table:table-row>
            <table:table-cell office:value-type="float" office:value="1564727166.366708"/>
            <table:table-cell/>
            <table:table-cell office:value-type="float" office:value="1564727166.366708"/>
            <table:table-cell office:value-type="float" office:value="129"/>
            <table:table-cell/>
            <table:table-cell/>
          </table:table-row>
          <table:table-row>
            <table:table-cell office:value-type="float" office:value="1564727166.4568851"/>
            <table:table-cell/>
            <table:table-cell office:value-type="float" office:value="1564727166.4568851"/>
            <table:table-cell office:value-type="float" office:value="40"/>
            <table:table-cell/>
            <table:table-cell/>
          </table:table-row>
          <table:table-row>
            <table:table-cell office:value-type="float" office:value="1564727167.5181229"/>
            <table:table-cell/>
            <table:table-cell office:value-type="float" office:value="1564727167.5181229"/>
            <table:table-cell office:value-type="float" office:value="209"/>
            <table:table-cell/>
            <table:table-cell/>
          </table:table-row>
          <table:table-row>
            <table:table-cell office:value-type="float" office:value="1564727167.657701"/>
            <table:table-cell/>
            <table:table-cell office:value-type="float" office:value="1564727167.657701"/>
            <table:table-cell office:value-type="float" office:value="40"/>
            <table:table-cell/>
            <table:table-cell/>
          </table:table-row>
          <table:table-row>
            <table:table-cell office:value-type="float" office:value="1564727178.098439"/>
            <table:table-cell/>
            <table:table-cell office:value-type="float" office:value="1564727178.09843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211.111069"/>
            <table:table-cell/>
            <table:table-cell office:value-type="float" office:value="1564727211.11106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211.1963661"/>
            <table:table-cell/>
            <table:table-cell office:value-type="float" office:value="1564727211.1963661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1.1971049"/>
            <table:table-cell/>
            <table:table-cell office:value-type="float" office:value="1564727211.197104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212.1983249"/>
            <table:table-cell/>
            <table:table-cell office:value-type="float" office:value="1564727212.198324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212.2996249"/>
            <table:table-cell/>
            <table:table-cell office:value-type="float" office:value="1564727212.299624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3.304168"/>
            <table:table-cell/>
            <table:table-cell office:value-type="float" office:value="1564727213.304168"/>
            <table:table-cell office:value-type="float" office:value="225"/>
            <table:table-cell/>
            <table:table-cell/>
          </table:table-row>
          <table:table-row>
            <table:table-cell office:value-type="float" office:value="1564727213.441772"/>
            <table:table-cell/>
            <table:table-cell office:value-type="float" office:value="1564727213.441772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3.4839499"/>
            <table:table-cell/>
            <table:table-cell office:value-type="float" office:value="1564727213.483949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3.4843199"/>
            <table:table-cell/>
            <table:table-cell office:value-type="float" office:value="1564727213.484319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3.48439"/>
            <table:table-cell/>
            <table:table-cell office:value-type="float" office:value="1564727213.4843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3.484586"/>
            <table:table-cell/>
            <table:table-cell office:value-type="float" office:value="1564727213.484586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3.4846489"/>
            <table:table-cell/>
            <table:table-cell office:value-type="float" office:value="1564727213.484648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3.4847059"/>
            <table:table-cell/>
            <table:table-cell office:value-type="float" office:value="1564727213.484705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3.4884579"/>
            <table:table-cell/>
            <table:table-cell office:value-type="float" office:value="1564727213.488457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8.8376291"/>
            <table:table-cell/>
            <table:table-cell office:value-type="float" office:value="1564727218.8376291"/>
            <table:table-cell office:value-type="float" office:value="40"/>
            <table:table-cell/>
            <table:table-cell/>
          </table:table-row>
          <table:table-row>
            <table:table-cell office:value-type="float" office:value="1564727218.8424029"/>
            <table:table-cell/>
            <table:table-cell office:value-type="float" office:value="1564727218.842402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20.9561801"/>
            <table:table-cell/>
            <table:table-cell office:value-type="float" office:value="1564727220.9561801"/>
            <table:table-cell office:value-type="float" office:value="40"/>
            <table:table-cell/>
            <table:table-cell/>
          </table:table-row>
          <table:table-row>
            <table:table-cell office:value-type="float" office:value="1564727220.9612751"/>
            <table:table-cell/>
            <table:table-cell office:value-type="float" office:value="1564727220.9612751"/>
            <table:table-cell office:value-type="float" office:value="40"/>
            <table:table-cell/>
            <table:table-cell/>
          </table:table-row>
          <table:table-row>
            <table:table-cell office:value-type="float" office:value="1564727223.3978381"/>
            <table:table-cell/>
            <table:table-cell office:value-type="float" office:value="1564727223.3978381"/>
            <table:table-cell office:value-type="float" office:value="161"/>
            <table:table-cell/>
            <table:table-cell/>
          </table:table-row>
          <table:table-row>
            <table:table-cell office:value-type="float" office:value="1564727224.287761"/>
            <table:table-cell/>
            <table:table-cell office:value-type="float" office:value="1564727224.287761"/>
            <table:table-cell office:value-type="float" office:value="40"/>
            <table:table-cell/>
            <table:table-cell/>
          </table:table-row>
          <table:table-row>
            <table:table-cell office:value-type="float" office:value="1564727224.2929201"/>
            <table:table-cell/>
            <table:table-cell office:value-type="float" office:value="1564727224.2929201"/>
            <table:table-cell office:value-type="float" office:value="40"/>
            <table:table-cell/>
            <table:table-cell/>
          </table:table-row>
          <table:table-row>
            <table:table-cell office:value-type="float" office:value="1564727224.293551"/>
            <table:table-cell/>
            <table:table-cell office:value-type="float" office:value="1564727224.29355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226.185945"/>
            <table:table-cell/>
            <table:table-cell office:value-type="float" office:value="1564727226.185945"/>
            <table:table-cell office:value-type="float" office:value="40"/>
            <table:table-cell/>
            <table:table-cell/>
          </table:table-row>
          <table:table-row>
            <table:table-cell office:value-type="float" office:value="1564727226.233705"/>
            <table:table-cell/>
            <table:table-cell office:value-type="float" office:value="1564727226.233705"/>
            <table:table-cell office:value-type="float" office:value="40"/>
            <table:table-cell/>
            <table:table-cell/>
          </table:table-row>
          <table:table-row>
            <table:table-cell office:value-type="float" office:value="1564727231.001158"/>
            <table:table-cell/>
            <table:table-cell office:value-type="float" office:value="1564727231.001158"/>
            <table:table-cell office:value-type="float" office:value="40"/>
            <table:table-cell/>
            <table:table-cell/>
          </table:table-row>
          <table:table-row>
            <table:table-cell office:value-type="float" office:value="1564727231.0080781"/>
            <table:table-cell/>
            <table:table-cell office:value-type="float" office:value="1564727231.0080781"/>
            <table:table-cell office:value-type="float" office:value="40"/>
            <table:table-cell/>
            <table:table-cell/>
          </table:table-row>
          <table:table-row>
            <table:table-cell office:value-type="float" office:value="1564727231.9756429"/>
            <table:table-cell/>
            <table:table-cell office:value-type="float" office:value="1564727231.975642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31.9826069"/>
            <table:table-cell/>
            <table:table-cell office:value-type="float" office:value="1564727231.982606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36.0982599"/>
            <table:table-cell/>
            <table:table-cell office:value-type="float" office:value="1564727236.0982599"/>
            <table:table-cell office:value-type="float" office:value="145"/>
            <table:table-cell/>
            <table:table-cell/>
          </table:table-row>
          <table:table-row>
            <table:table-cell office:value-type="float" office:value="1564727236.1834681"/>
            <table:table-cell/>
            <table:table-cell office:value-type="float" office:value="1564727236.1834681"/>
            <table:table-cell office:value-type="float" office:value="40"/>
            <table:table-cell/>
            <table:table-cell/>
          </table:table-row>
          <table:table-row>
            <table:table-cell office:value-type="float" office:value="1564727236.1927381"/>
            <table:table-cell/>
            <table:table-cell office:value-type="float" office:value="1564727236.192738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237.041662"/>
            <table:table-cell/>
            <table:table-cell office:value-type="float" office:value="1564727237.041662"/>
            <table:table-cell office:value-type="float" office:value="40"/>
            <table:table-cell/>
            <table:table-cell/>
          </table:table-row>
          <table:table-row>
            <table:table-cell office:value-type="float" office:value="1564727237.049906"/>
            <table:table-cell/>
            <table:table-cell office:value-type="float" office:value="1564727237.049906"/>
            <table:table-cell office:value-type="float" office:value="129"/>
            <table:table-cell/>
            <table:table-cell/>
          </table:table-row>
          <table:table-row>
            <table:table-cell office:value-type="float" office:value="1564727242.9128549"/>
            <table:table-cell/>
            <table:table-cell office:value-type="float" office:value="1564727242.912854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42.9618161"/>
            <table:table-cell/>
            <table:table-cell office:value-type="float" office:value="1564727242.9618161"/>
            <table:table-cell office:value-type="float" office:value="40"/>
            <table:table-cell/>
            <table:table-cell/>
          </table:table-row>
          <table:table-row>
            <table:table-cell office:value-type="float" office:value="1564727253.0989771"/>
            <table:table-cell/>
            <table:table-cell office:value-type="float" office:value="1564727253.0989771"/>
            <table:table-cell office:value-type="float" office:value="193"/>
            <table:table-cell/>
            <table:table-cell/>
          </table:table-row>
          <table:table-row>
            <table:table-cell office:value-type="float" office:value="1564727253.1842899"/>
            <table:table-cell/>
            <table:table-cell office:value-type="float" office:value="1564727253.1842899"/>
            <table:table-cell office:value-type="float" office:value="40"/>
            <table:table-cell/>
            <table:table-cell/>
          </table:table-row>
          <table:table-row>
            <table:table-cell office:value-type="float" office:value="1564727298.0985191"/>
            <table:table-cell/>
            <table:table-cell office:value-type="float" office:value="1564727298.098519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298.183996"/>
            <table:table-cell/>
            <table:table-cell office:value-type="float" office:value="1564727298.183996"/>
            <table:table-cell office:value-type="float" office:value="40"/>
            <table:table-cell/>
            <table:table-cell/>
          </table:table-row>
          <table:table-row>
            <table:table-cell office:value-type="float" office:value="1564727298.1846621"/>
            <table:table-cell/>
            <table:table-cell office:value-type="float" office:value="1564727298.184662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299.187005"/>
            <table:table-cell/>
            <table:table-cell office:value-type="float" office:value="1564727299.187005"/>
            <table:table-cell office:value-type="float" office:value="129"/>
            <table:table-cell/>
            <table:table-cell/>
          </table:table-row>
          <table:table-row>
            <table:table-cell office:value-type="float" office:value="1564727299.325721"/>
            <table:table-cell/>
            <table:table-cell office:value-type="float" office:value="1564727299.325721"/>
            <table:table-cell office:value-type="float" office:value="40"/>
            <table:table-cell/>
            <table:table-cell/>
          </table:table-row>
          <table:table-row>
            <table:table-cell office:value-type="float" office:value="1564727304.693903"/>
            <table:table-cell/>
            <table:table-cell office:value-type="float" office:value="1564727304.693903"/>
            <table:table-cell office:value-type="float" office:value="40"/>
            <table:table-cell/>
            <table:table-cell/>
          </table:table-row>
          <table:table-row>
            <table:table-cell office:value-type="float" office:value="1564727304.6983171"/>
            <table:table-cell/>
            <table:table-cell office:value-type="float" office:value="1564727304.6983171"/>
            <table:table-cell office:value-type="float" office:value="40"/>
            <table:table-cell/>
            <table:table-cell/>
          </table:table-row>
          <table:table-row>
            <table:table-cell office:value-type="float" office:value="1564727309.0997889"/>
            <table:table-cell/>
            <table:table-cell office:value-type="float" office:value="1564727309.0997889"/>
            <table:table-cell office:value-type="float" office:value="145"/>
            <table:table-cell/>
            <table:table-cell/>
          </table:table-row>
          <table:table-row>
            <table:table-cell office:value-type="float" office:value="1564727309.1849151"/>
            <table:table-cell/>
            <table:table-cell office:value-type="float" office:value="1564727309.1849151"/>
            <table:table-cell office:value-type="float" office:value="40"/>
            <table:table-cell/>
            <table:table-cell/>
          </table:table-row>
          <table:table-row>
            <table:table-cell office:value-type="float" office:value="1564727309.2841301"/>
            <table:table-cell/>
            <table:table-cell office:value-type="float" office:value="1564727309.284130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309.7324879"/>
            <table:table-cell/>
            <table:table-cell office:value-type="float" office:value="1564727309.732487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09.7370231"/>
            <table:table-cell/>
            <table:table-cell office:value-type="float" office:value="1564727309.7370231"/>
            <table:table-cell office:value-type="float" office:value="40"/>
            <table:table-cell/>
            <table:table-cell/>
          </table:table-row>
          <table:table-row>
            <table:table-cell office:value-type="float" office:value="1564727309.737545"/>
            <table:table-cell/>
            <table:table-cell office:value-type="float" office:value="1564727309.737545"/>
            <table:table-cell office:value-type="float" office:value="129"/>
            <table:table-cell/>
            <table:table-cell/>
          </table:table-row>
          <table:table-row>
            <table:table-cell office:value-type="float" office:value="1564727315.0865071"/>
            <table:table-cell/>
            <table:table-cell office:value-type="float" office:value="1564727315.0865071"/>
            <table:table-cell office:value-type="float" office:value="40"/>
            <table:table-cell/>
            <table:table-cell/>
          </table:table-row>
          <table:table-row>
            <table:table-cell office:value-type="float" office:value="1564727315.133878"/>
            <table:table-cell/>
            <table:table-cell office:value-type="float" office:value="1564727315.133878"/>
            <table:table-cell office:value-type="float" office:value="40"/>
            <table:table-cell/>
            <table:table-cell/>
          </table:table-row>
          <table:table-row>
            <table:table-cell office:value-type="float" office:value="1564727320.2246649"/>
            <table:table-cell/>
            <table:table-cell office:value-type="float" office:value="1564727320.224664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20.2316799"/>
            <table:table-cell/>
            <table:table-cell office:value-type="float" office:value="1564727320.231679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25.098547"/>
            <table:table-cell/>
            <table:table-cell office:value-type="float" office:value="1564727325.098547"/>
            <table:table-cell office:value-type="float" office:value="145"/>
            <table:table-cell/>
            <table:table-cell/>
          </table:table-row>
          <table:table-row>
            <table:table-cell office:value-type="float" office:value="1564727325.2262139"/>
            <table:table-cell/>
            <table:table-cell office:value-type="float" office:value="1564727325.226213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25.237498"/>
            <table:table-cell/>
            <table:table-cell office:value-type="float" office:value="1564727325.237498"/>
            <table:table-cell office:value-type="float" office:value="40"/>
            <table:table-cell/>
            <table:table-cell/>
          </table:table-row>
          <table:table-row>
            <table:table-cell office:value-type="float" office:value="1564727325.2381561"/>
            <table:table-cell/>
            <table:table-cell office:value-type="float" office:value="1564727325.238156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343.1112399"/>
            <table:table-cell/>
            <table:table-cell office:value-type="float" office:value="1564727343.111239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343.2377889"/>
            <table:table-cell/>
            <table:table-cell office:value-type="float" office:value="1564727343.237788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53.098217"/>
            <table:table-cell/>
            <table:table-cell office:value-type="float" office:value="1564727353.098217"/>
            <table:table-cell office:value-type="float" office:value="145"/>
            <table:table-cell/>
            <table:table-cell/>
          </table:table-row>
          <table:table-row>
            <table:table-cell office:value-type="float" office:value="1564727353.183517"/>
            <table:table-cell/>
            <table:table-cell office:value-type="float" office:value="1564727353.183517"/>
            <table:table-cell office:value-type="float" office:value="40"/>
            <table:table-cell/>
            <table:table-cell/>
          </table:table-row>
          <table:table-row>
            <table:table-cell office:value-type="float" office:value="1564727353.1978569"/>
            <table:table-cell/>
            <table:table-cell office:value-type="float" office:value="1564727353.197856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360.7653379"/>
            <table:table-cell/>
            <table:table-cell office:value-type="float" office:value="1564727360.76533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415"/>
            <table:table-cell/>
            <table:table-cell office:value-type="float" office:value="1564727360.76541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4519"/>
            <table:table-cell/>
            <table:table-cell office:value-type="float" office:value="1564727360.76545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5101"/>
            <table:table-cell/>
            <table:table-cell office:value-type="float" office:value="1564727360.76551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542"/>
            <table:table-cell/>
            <table:table-cell office:value-type="float" office:value="1564727360.7655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59"/>
            <table:table-cell/>
            <table:table-cell office:value-type="float" office:value="1564727360.765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6181"/>
            <table:table-cell/>
            <table:table-cell office:value-type="float" office:value="1564727360.76561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6569"/>
            <table:table-cell/>
            <table:table-cell office:value-type="float" office:value="1564727360.76565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6929"/>
            <table:table-cell/>
            <table:table-cell office:value-type="float" office:value="1564727360.76569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733"/>
            <table:table-cell/>
            <table:table-cell office:value-type="float" office:value="1564727360.76573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7609"/>
            <table:table-cell/>
            <table:table-cell office:value-type="float" office:value="1564727360.76576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8"/>
            <table:table-cell/>
            <table:table-cell office:value-type="float" office:value="1564727360.765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8279"/>
            <table:table-cell/>
            <table:table-cell office:value-type="float" office:value="1564727360.76582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8551"/>
            <table:table-cell/>
            <table:table-cell office:value-type="float" office:value="1564727360.76585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8939"/>
            <table:table-cell/>
            <table:table-cell office:value-type="float" office:value="1564727360.76589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9309"/>
            <table:table-cell/>
            <table:table-cell office:value-type="float" office:value="1564727360.76593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7360.7659681"/>
            <table:table-cell/>
            <table:table-cell office:value-type="float" office:value="1564727360.7659681"/>
            <table:table-cell office:value-type="float" office:value="348"/>
            <table:table-cell/>
            <table:table-cell/>
          </table:table-row>
          <table:table-row>
            <table:table-cell office:value-type="float" office:value="1564727360.7665751"/>
            <table:table-cell/>
            <table:table-cell office:value-type="float" office:value="1564727360.7665751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67597"/>
            <table:table-cell/>
            <table:table-cell office:value-type="float" office:value="1564727360.767597"/>
            <table:table-cell office:value-type="float" office:value="204"/>
            <table:table-cell/>
            <table:table-cell/>
          </table:table-row>
          <table:table-row>
            <table:table-cell office:value-type="float" office:value="1564727360.7685659"/>
            <table:table-cell/>
            <table:table-cell office:value-type="float" office:value="1564727360.768565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718959"/>
            <table:table-cell/>
            <table:table-cell office:value-type="float" office:value="1564727360.7718959"/>
            <table:table-cell office:value-type="float" office:value="172"/>
            <table:table-cell/>
            <table:table-cell/>
          </table:table-row>
          <table:table-row>
            <table:table-cell office:value-type="float" office:value="1564727360.778517"/>
            <table:table-cell/>
            <table:table-cell office:value-type="float" office:value="1564727360.778517"/>
            <table:table-cell office:value-type="float" office:value="156"/>
            <table:table-cell/>
            <table:table-cell/>
          </table:table-row>
          <table:table-row>
            <table:table-cell office:value-type="float" office:value="1564727360.7795019"/>
            <table:table-cell/>
            <table:table-cell office:value-type="float" office:value="1564727360.779501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798829"/>
            <table:table-cell/>
            <table:table-cell office:value-type="float" office:value="1564727360.779882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02429"/>
            <table:table-cell/>
            <table:table-cell office:value-type="float" office:value="1564727360.780242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05941"/>
            <table:table-cell/>
            <table:table-cell office:value-type="float" office:value="1564727360.7805941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09539"/>
            <table:table-cell/>
            <table:table-cell office:value-type="float" office:value="1564727360.780953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1328"/>
            <table:table-cell/>
            <table:table-cell office:value-type="float" office:value="1564727360.781328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20289"/>
            <table:table-cell/>
            <table:table-cell office:value-type="float" office:value="1564727360.782028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50549"/>
            <table:table-cell/>
            <table:table-cell office:value-type="float" office:value="1564727360.7850549"/>
            <table:table-cell office:value-type="float" office:value="156"/>
            <table:table-cell/>
            <table:table-cell/>
          </table:table-row>
          <table:table-row>
            <table:table-cell office:value-type="float" office:value="1564727360.785908"/>
            <table:table-cell/>
            <table:table-cell office:value-type="float" office:value="1564727360.785908"/>
            <table:table-cell office:value-type="float" office:value="156"/>
            <table:table-cell/>
            <table:table-cell/>
          </table:table-row>
          <table:table-row>
            <table:table-cell office:value-type="float" office:value="1564727360.7865391"/>
            <table:table-cell/>
            <table:table-cell office:value-type="float" office:value="1564727360.7865391"/>
            <table:table-cell office:value-type="float" office:value="156"/>
            <table:table-cell/>
            <table:table-cell/>
          </table:table-row>
          <table:table-row>
            <table:table-cell office:value-type="float" office:value="1564727360.7873111"/>
            <table:table-cell/>
            <table:table-cell office:value-type="float" office:value="1564727360.78731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8348"/>
            <table:table-cell/>
            <table:table-cell office:value-type="float" office:value="1564727360.788348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87261"/>
            <table:table-cell/>
            <table:table-cell office:value-type="float" office:value="1564727360.7887261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9079"/>
            <table:table-cell/>
            <table:table-cell office:value-type="float" office:value="1564727360.78907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9453"/>
            <table:table-cell/>
            <table:table-cell office:value-type="float" office:value="1564727360.789453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898309"/>
            <table:table-cell/>
            <table:table-cell office:value-type="float" office:value="1564727360.789830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90194"/>
            <table:table-cell/>
            <table:table-cell office:value-type="float" office:value="1564727360.790194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905519"/>
            <table:table-cell/>
            <table:table-cell office:value-type="float" office:value="1564727360.790551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91265"/>
            <table:table-cell/>
            <table:table-cell office:value-type="float" office:value="1564727360.791265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916391"/>
            <table:table-cell/>
            <table:table-cell office:value-type="float" office:value="1564727360.7916391"/>
            <table:table-cell office:value-type="float" office:value="156"/>
            <table:table-cell/>
            <table:table-cell/>
          </table:table-row>
          <table:table-row>
            <table:table-cell office:value-type="float" office:value="1564727360.7922981"/>
            <table:table-cell/>
            <table:table-cell office:value-type="float" office:value="1564727360.7922981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92871"/>
            <table:table-cell/>
            <table:table-cell office:value-type="float" office:value="1564727360.792871"/>
            <table:table-cell office:value-type="float" office:value="156"/>
            <table:table-cell/>
            <table:table-cell/>
          </table:table-row>
          <table:table-row>
            <table:table-cell office:value-type="float" office:value="1564727360.7932279"/>
            <table:table-cell/>
            <table:table-cell office:value-type="float" office:value="1564727360.793227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93577"/>
            <table:table-cell/>
            <table:table-cell office:value-type="float" office:value="1564727360.793577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939241"/>
            <table:table-cell/>
            <table:table-cell office:value-type="float" office:value="1564727360.7939241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94235"/>
            <table:table-cell/>
            <table:table-cell office:value-type="float" office:value="1564727360.794235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7943571"/>
            <table:table-cell/>
            <table:table-cell office:value-type="float" office:value="1564727360.7943571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60.94577"/>
            <table:table-cell/>
            <table:table-cell office:value-type="float" office:value="1564727360.94577"/>
            <table:table-cell office:value-type="float" office:value="40"/>
            <table:table-cell/>
            <table:table-cell/>
          </table:table-row>
          <table:table-row>
            <table:table-cell office:value-type="float" office:value="1564727360.945843"/>
            <table:table-cell/>
            <table:table-cell office:value-type="float" office:value="1564727360.945843"/>
            <table:table-cell office:value-type="float" office:value="40"/>
            <table:table-cell/>
            <table:table-cell/>
          </table:table-row>
          <table:table-row>
            <table:table-cell office:value-type="float" office:value="1564727360.9476819"/>
            <table:table-cell/>
            <table:table-cell office:value-type="float" office:value="1564727360.947681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60.9495771"/>
            <table:table-cell/>
            <table:table-cell office:value-type="float" office:value="1564727360.9495771"/>
            <table:table-cell office:value-type="float" office:value="40"/>
            <table:table-cell/>
            <table:table-cell/>
          </table:table-row>
          <table:table-row>
            <table:table-cell office:value-type="float" office:value="1564727360.9533639"/>
            <table:table-cell/>
            <table:table-cell office:value-type="float" office:value="1564727360.9533639"/>
            <table:table-cell office:value-type="float" office:value="236"/>
            <table:table-cell/>
            <table:table-cell/>
          </table:table-row>
          <table:table-row>
            <table:table-cell office:value-type="float" office:value="1564727360.9539909"/>
            <table:table-cell/>
            <table:table-cell office:value-type="float" office:value="1564727360.9539909"/>
            <table:table-cell office:value-type="float" office:value="188"/>
            <table:table-cell/>
            <table:table-cell/>
          </table:table-row>
          <table:table-row>
            <table:table-cell office:value-type="float" office:value="1564727361.1636219"/>
            <table:table-cell/>
            <table:table-cell office:value-type="float" office:value="1564727361.163621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361.170495"/>
            <table:table-cell/>
            <table:table-cell office:value-type="float" office:value="1564727361.170495"/>
            <table:table-cell office:value-type="float" office:value="40"/>
            <table:table-cell/>
            <table:table-cell/>
          </table:table-row>
          <table:table-row>
            <table:table-cell office:value-type="float" office:value="1564727361.2138269"/>
            <table:table-cell/>
            <table:table-cell office:value-type="float" office:value="1564727361.213826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65.7491419"/>
            <table:table-cell/>
            <table:table-cell office:value-type="float" office:value="1564727365.749141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65.753433"/>
            <table:table-cell/>
            <table:table-cell office:value-type="float" office:value="1564727365.753433"/>
            <table:table-cell office:value-type="float" office:value="40"/>
            <table:table-cell/>
            <table:table-cell/>
          </table:table-row>
          <table:table-row>
            <table:table-cell office:value-type="float" office:value="1564727371.099299"/>
            <table:table-cell/>
            <table:table-cell office:value-type="float" office:value="1564727371.099299"/>
            <table:table-cell office:value-type="float" office:value="145"/>
            <table:table-cell/>
            <table:table-cell/>
          </table:table-row>
          <table:table-row>
            <table:table-cell office:value-type="float" office:value="1564727386.1795139"/>
            <table:table-cell/>
            <table:table-cell office:value-type="float" office:value="1564727386.1795139"/>
            <table:table-cell office:value-type="float" office:value="188"/>
            <table:table-cell/>
            <table:table-cell/>
          </table:table-row>
          <table:table-row>
            <table:table-cell office:value-type="float" office:value="1564727386.181411"/>
            <table:table-cell/>
            <table:table-cell office:value-type="float" office:value="1564727386.1814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86.1816039"/>
            <table:table-cell/>
            <table:table-cell office:value-type="float" office:value="1564727386.1816039"/>
            <table:table-cell office:value-type="float" office:value="140"/>
            <table:table-cell/>
            <table:table-cell/>
          </table:table-row>
          <table:table-row>
            <table:table-cell office:value-type="float" office:value="1564727386.2694299"/>
            <table:table-cell/>
            <table:table-cell office:value-type="float" office:value="1564727386.269429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86.3042641"/>
            <table:table-cell/>
            <table:table-cell office:value-type="float" office:value="1564727386.3042641"/>
            <table:table-cell office:value-type="float" office:value="40"/>
            <table:table-cell/>
            <table:table-cell/>
          </table:table-row>
          <table:table-row>
            <table:table-cell office:value-type="float" office:value="1564727386.3374441"/>
            <table:table-cell/>
            <table:table-cell office:value-type="float" office:value="1564727386.3374441"/>
            <table:table-cell office:value-type="float" office:value="40"/>
            <table:table-cell/>
            <table:table-cell/>
          </table:table-row>
          <table:table-row>
            <table:table-cell office:value-type="float" office:value="1564727386.3414791"/>
            <table:table-cell/>
            <table:table-cell office:value-type="float" office:value="1564727386.3414791"/>
            <table:table-cell office:value-type="float" office:value="209"/>
            <table:table-cell/>
            <table:table-cell/>
          </table:table-row>
          <table:table-row>
            <table:table-cell office:value-type="float" office:value="1564727386.3856449"/>
            <table:table-cell/>
            <table:table-cell office:value-type="float" office:value="1564727386.385644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86.42646"/>
            <table:table-cell/>
            <table:table-cell office:value-type="float" office:value="1564727386.42646"/>
            <table:table-cell office:value-type="float" office:value="40"/>
            <table:table-cell/>
            <table:table-cell/>
          </table:table-row>
          <table:table-row>
            <table:table-cell office:value-type="float" office:value="1564727387.339587"/>
            <table:table-cell/>
            <table:table-cell office:value-type="float" office:value="1564727387.339587"/>
            <table:table-cell office:value-type="float" office:value="193"/>
            <table:table-cell/>
            <table:table-cell/>
          </table:table-row>
          <table:table-row>
            <table:table-cell office:value-type="float" office:value="1564727387.340224"/>
            <table:table-cell/>
            <table:table-cell office:value-type="float" office:value="1564727387.340224"/>
            <table:table-cell office:value-type="float" office:value="145"/>
            <table:table-cell/>
            <table:table-cell/>
          </table:table-row>
          <table:table-row>
            <table:table-cell office:value-type="float" office:value="1564727387.4375169"/>
            <table:table-cell/>
            <table:table-cell office:value-type="float" office:value="1564727387.437516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87.537935"/>
            <table:table-cell/>
            <table:table-cell office:value-type="float" office:value="1564727387.537935"/>
            <table:table-cell office:value-type="float" office:value="40"/>
            <table:table-cell/>
            <table:table-cell/>
          </table:table-row>
          <table:table-row>
            <table:table-cell office:value-type="float" office:value="1564727387.538779"/>
            <table:table-cell/>
            <table:table-cell office:value-type="float" office:value="1564727387.538779"/>
            <table:table-cell office:value-type="float" office:value="209"/>
            <table:table-cell/>
            <table:table-cell/>
          </table:table-row>
          <table:table-row>
            <table:table-cell office:value-type="float" office:value="1564727387.681679"/>
            <table:table-cell/>
            <table:table-cell office:value-type="float" office:value="1564727387.681679"/>
            <table:table-cell office:value-type="float" office:value="40"/>
            <table:table-cell/>
            <table:table-cell/>
          </table:table-row>
          <table:table-row>
            <table:table-cell office:value-type="float" office:value="1564727398.0984869"/>
            <table:table-cell/>
            <table:table-cell office:value-type="float" office:value="1564727398.098486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431.1302519"/>
            <table:table-cell/>
            <table:table-cell office:value-type="float" office:value="1564727431.130251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431.2154269"/>
            <table:table-cell/>
            <table:table-cell office:value-type="float" office:value="1564727431.2154269"/>
            <table:table-cell office:value-type="float" office:value="40"/>
            <table:table-cell/>
            <table:table-cell/>
          </table:table-row>
          <table:table-row>
            <table:table-cell office:value-type="float" office:value="1564727431.2161391"/>
            <table:table-cell/>
            <table:table-cell office:value-type="float" office:value="1564727431.2161391"/>
            <table:table-cell office:value-type="float" office:value="145"/>
            <table:table-cell/>
            <table:table-cell/>
          </table:table-row>
          <table:table-row>
            <table:table-cell office:value-type="float" office:value="1564727432.2182641"/>
            <table:table-cell/>
            <table:table-cell office:value-type="float" office:value="1564727432.218264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432.30335"/>
            <table:table-cell/>
            <table:table-cell office:value-type="float" office:value="1564727432.30335"/>
            <table:table-cell office:value-type="float" office:value="161"/>
            <table:table-cell/>
            <table:table-cell/>
          </table:table-row>
          <table:table-row>
            <table:table-cell office:value-type="float" office:value="1564727432.405242"/>
            <table:table-cell/>
            <table:table-cell office:value-type="float" office:value="1564727432.405242"/>
            <table:table-cell office:value-type="float" office:value="209"/>
            <table:table-cell/>
            <table:table-cell/>
          </table:table-row>
          <table:table-row>
            <table:table-cell office:value-type="float" office:value="1564727432.412061"/>
            <table:table-cell/>
            <table:table-cell office:value-type="float" office:value="1564727432.412061"/>
            <table:table-cell office:value-type="float" office:value="145"/>
            <table:table-cell/>
            <table:table-cell/>
          </table:table-row>
          <table:table-row>
            <table:table-cell office:value-type="float" office:value="1564727432.5176151"/>
            <table:table-cell/>
            <table:table-cell office:value-type="float" office:value="1564727432.5176151"/>
            <table:table-cell office:value-type="float" office:value="209"/>
            <table:table-cell/>
            <table:table-cell/>
          </table:table-row>
          <table:table-row>
            <table:table-cell office:value-type="float" office:value="1564727432.6699049"/>
            <table:table-cell/>
            <table:table-cell office:value-type="float" office:value="1564727432.6699049"/>
            <table:table-cell office:value-type="float" office:value="40"/>
            <table:table-cell/>
            <table:table-cell/>
          </table:table-row>
          <table:table-row>
            <table:table-cell office:value-type="float" office:value="1564727432.727447"/>
            <table:table-cell/>
            <table:table-cell office:value-type="float" office:value="1564727432.727447"/>
            <table:table-cell office:value-type="float" office:value="40"/>
            <table:table-cell/>
            <table:table-cell/>
          </table:table-row>
          <table:table-row>
            <table:table-cell office:value-type="float" office:value="1564727443.098706"/>
            <table:table-cell/>
            <table:table-cell office:value-type="float" office:value="1564727443.098706"/>
            <table:table-cell office:value-type="float" office:value="145"/>
            <table:table-cell/>
            <table:table-cell/>
          </table:table-row>
          <table:table-row>
            <table:table-cell office:value-type="float" office:value="1564727473.959744"/>
            <table:table-cell/>
            <table:table-cell office:value-type="float" office:value="1564727473.959744"/>
            <table:table-cell office:value-type="float" office:value="40"/>
            <table:table-cell/>
            <table:table-cell/>
          </table:table-row>
          <table:table-row>
            <table:table-cell office:value-type="float" office:value="1564727473.960027"/>
            <table:table-cell/>
            <table:table-cell office:value-type="float" office:value="1564727473.960027"/>
            <table:table-cell office:value-type="float" office:value="40"/>
            <table:table-cell/>
            <table:table-cell/>
          </table:table-row>
          <table:table-row>
            <table:table-cell office:value-type="float" office:value="1564727473.964222"/>
            <table:table-cell/>
            <table:table-cell office:value-type="float" office:value="1564727473.964222"/>
            <table:table-cell office:value-type="float" office:value="40"/>
            <table:table-cell/>
            <table:table-cell/>
          </table:table-row>
          <table:table-row>
            <table:table-cell office:value-type="float" office:value="1564727473.9648471"/>
            <table:table-cell/>
            <table:table-cell office:value-type="float" office:value="1564727473.9648471"/>
            <table:table-cell office:value-type="float" office:value="193"/>
            <table:table-cell/>
            <table:table-cell/>
          </table:table-row>
          <table:table-row>
            <table:table-cell office:value-type="float" office:value="1564727474.0935919"/>
            <table:table-cell/>
            <table:table-cell office:value-type="float" office:value="1564727474.0935919"/>
            <table:table-cell office:value-type="float" office:value="40"/>
            <table:table-cell/>
            <table:table-cell/>
          </table:table-row>
          <table:table-row>
            <table:table-cell office:value-type="float" office:value="1564727519.1212039"/>
            <table:table-cell/>
            <table:table-cell office:value-type="float" office:value="1564727519.121203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519.2062809"/>
            <table:table-cell/>
            <table:table-cell office:value-type="float" office:value="1564727519.2062809"/>
            <table:table-cell office:value-type="float" office:value="40"/>
            <table:table-cell/>
            <table:table-cell/>
          </table:table-row>
          <table:table-row>
            <table:table-cell office:value-type="float" office:value="1564727534.0987639"/>
            <table:table-cell/>
            <table:table-cell office:value-type="float" office:value="1564727534.098763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534.183939"/>
            <table:table-cell/>
            <table:table-cell office:value-type="float" office:value="1564727534.183939"/>
            <table:table-cell office:value-type="float" office:value="40"/>
            <table:table-cell/>
            <table:table-cell/>
          </table:table-row>
          <table:table-row>
            <table:table-cell office:value-type="float" office:value="1564727579.1148529"/>
            <table:table-cell/>
            <table:table-cell office:value-type="float" office:value="1564727579.114852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579.199908"/>
            <table:table-cell/>
            <table:table-cell office:value-type="float" office:value="1564727579.199908"/>
            <table:table-cell office:value-type="float" office:value="40"/>
            <table:table-cell/>
            <table:table-cell/>
          </table:table-row>
          <table:table-row>
            <table:table-cell office:value-type="float" office:value="1564727580.201371"/>
            <table:table-cell/>
            <table:table-cell office:value-type="float" office:value="1564727580.201371"/>
            <table:table-cell office:value-type="float" office:value="209"/>
            <table:table-cell/>
            <table:table-cell/>
          </table:table-row>
          <table:table-row>
            <table:table-cell office:value-type="float" office:value="1564727580.3215389"/>
            <table:table-cell/>
            <table:table-cell office:value-type="float" office:value="1564727580.3215389"/>
            <table:table-cell office:value-type="float" office:value="40"/>
            <table:table-cell/>
            <table:table-cell/>
          </table:table-row>
          <table:table-row>
            <table:table-cell office:value-type="float" office:value="1564727580.3287389"/>
            <table:table-cell/>
            <table:table-cell office:value-type="float" office:value="1564727580.3287389"/>
            <table:table-cell office:value-type="float" office:value="209"/>
            <table:table-cell/>
            <table:table-cell/>
          </table:table-row>
          <table:table-row>
            <table:table-cell office:value-type="float" office:value="1564727580.4343791"/>
            <table:table-cell/>
            <table:table-cell office:value-type="float" office:value="1564727580.434379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624.1250319"/>
            <table:table-cell/>
            <table:table-cell office:value-type="float" office:value="1564727624.125031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624.2104199"/>
            <table:table-cell/>
            <table:table-cell office:value-type="float" office:value="1564727624.2104199"/>
            <table:table-cell office:value-type="float" office:value="40"/>
            <table:table-cell/>
            <table:table-cell/>
          </table:table-row>
          <table:table-row>
            <table:table-cell office:value-type="float" office:value="1564727634.0988829"/>
            <table:table-cell/>
            <table:table-cell office:value-type="float" office:value="1564727634.0988829"/>
            <table:table-cell office:value-type="float" office:value="145"/>
            <table:table-cell/>
            <table:table-cell/>
          </table:table-row>
          <table:table-row>
            <table:table-cell office:value-type="float" office:value="1564727634.211746"/>
            <table:table-cell/>
            <table:table-cell office:value-type="float" office:value="1564727634.211746"/>
            <table:table-cell office:value-type="float" office:value="145"/>
            <table:table-cell/>
            <table:table-cell/>
          </table:table-row>
          <table:table-row>
            <table:table-cell office:value-type="float" office:value="1564727669.1270981"/>
            <table:table-cell/>
            <table:table-cell office:value-type="float" office:value="1564727669.127098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669.213213"/>
            <table:table-cell/>
            <table:table-cell office:value-type="float" office:value="1564727669.213213"/>
            <table:table-cell office:value-type="float" office:value="145"/>
            <table:table-cell/>
            <table:table-cell/>
          </table:table-row>
          <table:table-row>
            <table:table-cell office:value-type="float" office:value="1564727669.2215569"/>
            <table:table-cell/>
            <table:table-cell office:value-type="float" office:value="1564727669.2215569"/>
            <table:table-cell office:value-type="float" office:value="145"/>
            <table:table-cell/>
            <table:table-cell/>
          </table:table-row>
          <table:table-row>
            <table:table-cell office:value-type="float" office:value="1564727669.4396319"/>
            <table:table-cell/>
            <table:table-cell office:value-type="float" office:value="1564727669.4396319"/>
            <table:table-cell office:value-type="float" office:value="209"/>
            <table:table-cell/>
            <table:table-cell/>
          </table:table-row>
          <table:table-row>
            <table:table-cell office:value-type="float" office:value="1564727669.539506"/>
            <table:table-cell/>
            <table:table-cell office:value-type="float" office:value="1564727669.539506"/>
            <table:table-cell office:value-type="float" office:value="129"/>
            <table:table-cell/>
            <table:table-cell/>
          </table:table-row>
          <table:table-row>
            <table:table-cell office:value-type="float" office:value="1564727714.09846"/>
            <table:table-cell/>
            <table:table-cell office:value-type="float" office:value="1564727714.09846"/>
            <table:table-cell office:value-type="float" office:value="129"/>
            <table:table-cell/>
            <table:table-cell/>
          </table:table-row>
          <table:table-row>
            <table:table-cell office:value-type="float" office:value="1564727714.1836259"/>
            <table:table-cell/>
            <table:table-cell office:value-type="float" office:value="1564727714.1836259"/>
            <table:table-cell office:value-type="float" office:value="40"/>
            <table:table-cell/>
            <table:table-cell/>
          </table:table-row>
          <table:table-row>
            <table:table-cell office:value-type="float" office:value="1564727715.186908"/>
            <table:table-cell/>
            <table:table-cell office:value-type="float" office:value="1564727715.186908"/>
            <table:table-cell office:value-type="float" office:value="225"/>
            <table:table-cell/>
            <table:table-cell/>
          </table:table-row>
          <table:table-row>
            <table:table-cell office:value-type="float" office:value="1564727715.1876531"/>
            <table:table-cell/>
            <table:table-cell office:value-type="float" office:value="1564727715.1876531"/>
            <table:table-cell office:value-type="float" office:value="145"/>
            <table:table-cell/>
            <table:table-cell/>
          </table:table-row>
          <table:table-row>
            <table:table-cell office:value-type="float" office:value="1564727715.325774"/>
            <table:table-cell/>
            <table:table-cell office:value-type="float" office:value="1564727715.325774"/>
            <table:table-cell office:value-type="float" office:value="40"/>
            <table:table-cell/>
            <table:table-cell/>
          </table:table-row>
          <table:table-row>
            <table:table-cell office:value-type="float" office:value="1564727715.3791151"/>
            <table:table-cell/>
            <table:table-cell office:value-type="float" office:value="1564727715.3791151"/>
            <table:table-cell office:value-type="float" office:value="40"/>
            <table:table-cell/>
            <table:table-cell/>
          </table:table-row>
          <table:table-row>
            <table:table-cell office:value-type="float" office:value="1564727715.379879"/>
            <table:table-cell/>
            <table:table-cell office:value-type="float" office:value="1564727715.379879"/>
            <table:table-cell office:value-type="float" office:value="209"/>
            <table:table-cell/>
            <table:table-cell/>
          </table:table-row>
          <table:table-row>
            <table:table-cell office:value-type="float" office:value="1564727715.569876"/>
            <table:table-cell/>
            <table:table-cell office:value-type="float" office:value="1564727715.569876"/>
            <table:table-cell office:value-type="float" office:value="40"/>
            <table:table-cell/>
            <table:table-cell/>
          </table:table-row>
          <table:table-row>
            <table:table-cell office:value-type="float" office:value="1564727725.0984249"/>
            <table:table-cell/>
            <table:table-cell office:value-type="float" office:value="1564727725.098424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725.1837251"/>
            <table:table-cell/>
            <table:table-cell office:value-type="float" office:value="1564727725.1837251"/>
            <table:table-cell office:value-type="float" office:value="40"/>
            <table:table-cell/>
            <table:table-cell/>
          </table:table-row>
          <table:table-row>
            <table:table-cell office:value-type="float" office:value="1564727725.5317099"/>
            <table:table-cell/>
            <table:table-cell office:value-type="float" office:value="1564727725.531709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759.126272"/>
            <table:table-cell/>
            <table:table-cell office:value-type="float" office:value="1564727759.126272"/>
            <table:table-cell office:value-type="float" office:value="129"/>
            <table:table-cell/>
            <table:table-cell/>
          </table:table-row>
          <table:table-row>
            <table:table-cell office:value-type="float" office:value="1564727759.211097"/>
            <table:table-cell/>
            <table:table-cell office:value-type="float" office:value="1564727759.211097"/>
            <table:table-cell office:value-type="float" office:value="40"/>
            <table:table-cell/>
            <table:table-cell/>
          </table:table-row>
          <table:table-row>
            <table:table-cell office:value-type="float" office:value="1564727774.1842549"/>
            <table:table-cell/>
            <table:table-cell office:value-type="float" office:value="1564727774.1842549"/>
            <table:table-cell office:value-type="float" office:value="40"/>
            <table:table-cell/>
            <table:table-cell/>
          </table:table-row>
          <table:table-row>
            <table:table-cell office:value-type="float" office:value="1564727774.186192"/>
            <table:table-cell/>
            <table:table-cell office:value-type="float" office:value="1564727774.186192"/>
            <table:table-cell office:value-type="float" office:value="60"/>
            <table:table-cell/>
            <table:table-cell/>
          </table:table-row>
          <table:table-row>
            <table:table-cell office:value-type="float" office:value="1564727774.276073"/>
            <table:table-cell/>
            <table:table-cell office:value-type="float" office:value="1564727774.276073"/>
            <table:table-cell office:value-type="float" office:value="40"/>
            <table:table-cell/>
            <table:table-cell/>
          </table:table-row>
          <table:table-row>
            <table:table-cell office:value-type="float" office:value="1564727774.276407"/>
            <table:table-cell/>
            <table:table-cell office:value-type="float" office:value="1564727774.276407"/>
            <table:table-cell office:value-type="float" office:value="145"/>
            <table:table-cell/>
            <table:table-cell/>
          </table:table-row>
          <table:table-row>
            <table:table-cell office:value-type="float" office:value="1564727774.3719571"/>
            <table:table-cell/>
            <table:table-cell office:value-type="float" office:value="1564727774.3719571"/>
            <table:table-cell office:value-type="float" office:value="40"/>
            <table:table-cell/>
            <table:table-cell/>
          </table:table-row>
          <table:table-row>
            <table:table-cell office:value-type="float" office:value="1564727774.3725121"/>
            <table:table-cell/>
            <table:table-cell office:value-type="float" office:value="1564727774.372512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774.462544"/>
            <table:table-cell/>
            <table:table-cell office:value-type="float" office:value="1564727774.462544"/>
            <table:table-cell office:value-type="float" office:value="145"/>
            <table:table-cell/>
            <table:table-cell/>
          </table:table-row>
          <table:table-row>
            <table:table-cell office:value-type="float" office:value="1564727819.1167679"/>
            <table:table-cell/>
            <table:table-cell office:value-type="float" office:value="1564727819.116767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819.249645"/>
            <table:table-cell/>
            <table:table-cell office:value-type="float" office:value="1564727819.249645"/>
            <table:table-cell office:value-type="float" office:value="40"/>
            <table:table-cell/>
            <table:table-cell/>
          </table:table-row>
          <table:table-row>
            <table:table-cell office:value-type="float" office:value="1564727829.0981531"/>
            <table:table-cell/>
            <table:table-cell office:value-type="float" office:value="1564727829.098153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846.483444"/>
            <table:table-cell/>
            <table:table-cell office:value-type="float" office:value="1564727846.483444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4835961"/>
            <table:table-cell/>
            <table:table-cell office:value-type="float" office:value="1564727846.4835961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483918"/>
            <table:table-cell/>
            <table:table-cell office:value-type="float" office:value="1564727846.483918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484031"/>
            <table:table-cell/>
            <table:table-cell office:value-type="float" office:value="1564727846.484031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484339"/>
            <table:table-cell/>
            <table:table-cell office:value-type="float" office:value="1564727846.484339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4844301"/>
            <table:table-cell/>
            <table:table-cell office:value-type="float" office:value="1564727846.4844301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4845171"/>
            <table:table-cell/>
            <table:table-cell office:value-type="float" office:value="1564727846.4845171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484602"/>
            <table:table-cell/>
            <table:table-cell office:value-type="float" office:value="1564727846.484602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4846871"/>
            <table:table-cell/>
            <table:table-cell office:value-type="float" office:value="1564727846.4846871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4847651"/>
            <table:table-cell/>
            <table:table-cell office:value-type="float" office:value="1564727846.4847651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4854021"/>
            <table:table-cell/>
            <table:table-cell office:value-type="float" office:value="1564727846.4854021"/>
            <table:table-cell office:value-type="float" office:value="145"/>
            <table:table-cell/>
            <table:table-cell/>
          </table:table-row>
          <table:table-row>
            <table:table-cell office:value-type="float" office:value="1564727846.5729139"/>
            <table:table-cell/>
            <table:table-cell office:value-type="float" office:value="1564727846.5729139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5730391"/>
            <table:table-cell/>
            <table:table-cell office:value-type="float" office:value="1564727846.5730391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573102"/>
            <table:table-cell/>
            <table:table-cell office:value-type="float" office:value="1564727846.573102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573158"/>
            <table:table-cell/>
            <table:table-cell office:value-type="float" office:value="1564727846.573158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6.5732169"/>
            <table:table-cell/>
            <table:table-cell office:value-type="float" office:value="1564727846.5732169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7.486908"/>
            <table:table-cell/>
            <table:table-cell office:value-type="float" office:value="1564727847.486908"/>
            <table:table-cell office:value-type="float" office:value="145"/>
            <table:table-cell/>
            <table:table-cell/>
          </table:table-row>
          <table:table-row>
            <table:table-cell office:value-type="float" office:value="1564727847.584209"/>
            <table:table-cell/>
            <table:table-cell office:value-type="float" office:value="1564727847.584209"/>
            <table:table-cell office:value-type="float" office:value="209"/>
            <table:table-cell/>
            <table:table-cell/>
          </table:table-row>
          <table:table-row>
            <table:table-cell office:value-type="float" office:value="1564727847.729615"/>
            <table:table-cell/>
            <table:table-cell office:value-type="float" office:value="1564727847.729615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7.747426"/>
            <table:table-cell/>
            <table:table-cell office:value-type="float" office:value="1564727847.747426"/>
            <table:table-cell office:value-type="float" office:value="60"/>
            <table:table-cell/>
            <table:table-cell/>
          </table:table-row>
          <table:table-row>
            <table:table-cell office:value-type="float" office:value="1564727847.833926"/>
            <table:table-cell/>
            <table:table-cell office:value-type="float" office:value="1564727847.833926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7.834554"/>
            <table:table-cell/>
            <table:table-cell office:value-type="float" office:value="1564727847.834554"/>
            <table:table-cell office:value-type="float" office:value="145"/>
            <table:table-cell/>
            <table:table-cell/>
          </table:table-row>
          <table:table-row>
            <table:table-cell office:value-type="float" office:value="1564727847.921109"/>
            <table:table-cell/>
            <table:table-cell office:value-type="float" office:value="1564727847.921109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7.9219551"/>
            <table:table-cell/>
            <table:table-cell office:value-type="float" office:value="1564727847.9219551"/>
            <table:table-cell office:value-type="float" office:value="241"/>
            <table:table-cell/>
            <table:table-cell/>
          </table:table-row>
          <table:table-row>
            <table:table-cell office:value-type="float" office:value="1564727848.025332"/>
            <table:table-cell/>
            <table:table-cell office:value-type="float" office:value="1564727848.025332"/>
            <table:table-cell office:value-type="float" office:value="40"/>
            <table:table-cell/>
            <table:table-cell/>
          </table:table-row>
          <table:table-row>
            <table:table-cell office:value-type="float" office:value="1564727848.0261681"/>
            <table:table-cell/>
            <table:table-cell office:value-type="float" office:value="1564727848.026168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858.0985291"/>
            <table:table-cell/>
            <table:table-cell office:value-type="float" office:value="1564727858.0985291"/>
            <table:table-cell office:value-type="float" office:value="193"/>
            <table:table-cell/>
            <table:table-cell/>
          </table:table-row>
          <table:table-row>
            <table:table-cell office:value-type="float" office:value="1564727858.188345"/>
            <table:table-cell/>
            <table:table-cell office:value-type="float" office:value="1564727858.188345"/>
            <table:table-cell office:value-type="float" office:value="40"/>
            <table:table-cell/>
            <table:table-cell/>
          </table:table-row>
          <table:table-row>
            <table:table-cell office:value-type="float" office:value="1564727863.0993831"/>
            <table:table-cell/>
            <table:table-cell office:value-type="float" office:value="1564727863.0993831"/>
            <table:table-cell office:value-type="float" office:value="40"/>
            <table:table-cell/>
            <table:table-cell/>
          </table:table-row>
          <table:table-row>
            <table:table-cell office:value-type="float" office:value="1564727863.1858301"/>
            <table:table-cell/>
            <table:table-cell office:value-type="float" office:value="1564727863.1858301"/>
            <table:table-cell office:value-type="float" office:value="40"/>
            <table:table-cell/>
            <table:table-cell/>
          </table:table-row>
          <table:table-row>
            <table:table-cell office:value-type="float" office:value="1564727903.111028"/>
            <table:table-cell/>
            <table:table-cell office:value-type="float" office:value="1564727903.111028"/>
            <table:table-cell office:value-type="float" office:value="129"/>
            <table:table-cell/>
            <table:table-cell/>
          </table:table-row>
          <table:table-row>
            <table:table-cell office:value-type="float" office:value="1564727903.2010269"/>
            <table:table-cell/>
            <table:table-cell office:value-type="float" office:value="1564727903.2010269"/>
            <table:table-cell office:value-type="float" office:value="40"/>
            <table:table-cell/>
            <table:table-cell/>
          </table:table-row>
          <table:table-row>
            <table:table-cell office:value-type="float" office:value="1564727903.201612"/>
            <table:table-cell/>
            <table:table-cell office:value-type="float" office:value="1564727903.201612"/>
            <table:table-cell office:value-type="float" office:value="129"/>
            <table:table-cell/>
            <table:table-cell/>
          </table:table-row>
          <table:table-row>
            <table:table-cell office:value-type="float" office:value="1564727948.1263959"/>
            <table:table-cell/>
            <table:table-cell office:value-type="float" office:value="1564727948.1263959"/>
            <table:table-cell office:value-type="float" office:value="129"/>
            <table:table-cell/>
            <table:table-cell/>
          </table:table-row>
          <table:table-row>
            <table:table-cell office:value-type="float" office:value="1564727948.2578681"/>
            <table:table-cell/>
            <table:table-cell office:value-type="float" office:value="1564727948.2578681"/>
            <table:table-cell office:value-type="float" office:value="40"/>
            <table:table-cell/>
            <table:table-cell/>
          </table:table-row>
          <table:table-row>
            <table:table-cell office:value-type="float" office:value="1564727949.2185359"/>
            <table:table-cell/>
            <table:table-cell office:value-type="float" office:value="1564727949.2185359"/>
            <table:table-cell office:value-type="float" office:value="193"/>
            <table:table-cell/>
            <table:table-cell/>
          </table:table-row>
          <table:table-row>
            <table:table-cell office:value-type="float" office:value="1564727949.32058"/>
            <table:table-cell/>
            <table:table-cell office:value-type="float" office:value="1564727949.32058"/>
            <table:table-cell office:value-type="float" office:value="40"/>
            <table:table-cell/>
            <table:table-cell/>
          </table:table-row>
          <table:table-row>
            <table:table-cell office:value-type="float" office:value="1564727959.0981951"/>
            <table:table-cell/>
            <table:table-cell office:value-type="float" office:value="1564727959.098195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993.103771"/>
            <table:table-cell/>
            <table:table-cell office:value-type="float" office:value="1564727993.103771"/>
            <table:table-cell office:value-type="float" office:value="129"/>
            <table:table-cell/>
            <table:table-cell/>
          </table:table-row>
          <table:table-row>
            <table:table-cell office:value-type="float" office:value="1564727993.1937311"/>
            <table:table-cell/>
            <table:table-cell office:value-type="float" office:value="1564727993.193731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09.099647"/>
            <table:table-cell/>
            <table:table-cell office:value-type="float" office:value="1564728009.099647"/>
            <table:table-cell office:value-type="float" office:value="129"/>
            <table:table-cell/>
            <table:table-cell/>
          </table:table-row>
          <table:table-row>
            <table:table-cell office:value-type="float" office:value="1564728009.1899581"/>
            <table:table-cell/>
            <table:table-cell office:value-type="float" office:value="1564728009.189958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09.2560611"/>
            <table:table-cell/>
            <table:table-cell office:value-type="float" office:value="1564728009.2560611"/>
            <table:table-cell office:value-type="float" office:value="60"/>
            <table:table-cell/>
            <table:table-cell/>
          </table:table-row>
          <table:table-row>
            <table:table-cell office:value-type="float" office:value="1564728009.34077"/>
            <table:table-cell/>
            <table:table-cell office:value-type="float" office:value="1564728009.34077"/>
            <table:table-cell office:value-type="float" office:value="40"/>
            <table:table-cell/>
            <table:table-cell/>
          </table:table-row>
          <table:table-row>
            <table:table-cell office:value-type="float" office:value="1564728009.340925"/>
            <table:table-cell/>
            <table:table-cell office:value-type="float" office:value="1564728009.340925"/>
            <table:table-cell office:value-type="float" office:value="145"/>
            <table:table-cell/>
            <table:table-cell/>
          </table:table-row>
          <table:table-row>
            <table:table-cell office:value-type="float" office:value="1564728009.4258749"/>
            <table:table-cell/>
            <table:table-cell office:value-type="float" office:value="1564728009.425874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09.4265909"/>
            <table:table-cell/>
            <table:table-cell office:value-type="float" office:value="1564728009.4265909"/>
            <table:table-cell office:value-type="float" office:value="241"/>
            <table:table-cell/>
            <table:table-cell/>
          </table:table-row>
          <table:table-row>
            <table:table-cell office:value-type="float" office:value="1564728009.553725"/>
            <table:table-cell/>
            <table:table-cell office:value-type="float" office:value="1564728009.553725"/>
            <table:table-cell office:value-type="float" office:value="40"/>
            <table:table-cell/>
            <table:table-cell/>
          </table:table-row>
          <table:table-row>
            <table:table-cell office:value-type="float" office:value="1564728009.569278"/>
            <table:table-cell/>
            <table:table-cell office:value-type="float" office:value="1564728009.569278"/>
            <table:table-cell office:value-type="float" office:value="40"/>
            <table:table-cell/>
            <table:table-cell/>
          </table:table-row>
          <table:table-row>
            <table:table-cell office:value-type="float" office:value="1564728009.569854"/>
            <table:table-cell/>
            <table:table-cell office:value-type="float" office:value="1564728009.569854"/>
            <table:table-cell office:value-type="float" office:value="129"/>
            <table:table-cell/>
            <table:table-cell/>
          </table:table-row>
          <table:table-row>
            <table:table-cell office:value-type="float" office:value="1564728019.1000249"/>
            <table:table-cell/>
            <table:table-cell office:value-type="float" office:value="1564728019.1000249"/>
            <table:table-cell office:value-type="float" office:value="145"/>
            <table:table-cell/>
            <table:table-cell/>
          </table:table-row>
          <table:table-row>
            <table:table-cell office:value-type="float" office:value="1564728024.571507"/>
            <table:table-cell/>
            <table:table-cell office:value-type="float" office:value="1564728024.571507"/>
            <table:table-cell office:value-type="float" office:value="40"/>
            <table:table-cell/>
            <table:table-cell/>
          </table:table-row>
          <table:table-row>
            <table:table-cell office:value-type="float" office:value="1564728024.656322"/>
            <table:table-cell/>
            <table:table-cell office:value-type="float" office:value="1564728024.656322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1040151"/>
            <table:table-cell/>
            <table:table-cell office:value-type="float" office:value="1564728054.1040151"/>
            <table:table-cell office:value-type="float" office:value="129"/>
            <table:table-cell/>
            <table:table-cell/>
          </table:table-row>
          <table:table-row>
            <table:table-cell office:value-type="float" office:value="1564728054.1939299"/>
            <table:table-cell/>
            <table:table-cell office:value-type="float" office:value="1564728054.193929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193964"/>
            <table:table-cell/>
            <table:table-cell office:value-type="float" office:value="1564728054.193964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193979"/>
            <table:table-cell/>
            <table:table-cell office:value-type="float" office:value="1564728054.19397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1939909"/>
            <table:table-cell/>
            <table:table-cell office:value-type="float" office:value="1564728054.193990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1940041"/>
            <table:table-cell/>
            <table:table-cell office:value-type="float" office:value="1564728054.194004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194241"/>
            <table:table-cell/>
            <table:table-cell office:value-type="float" office:value="1564728054.19424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1942551"/>
            <table:table-cell/>
            <table:table-cell office:value-type="float" office:value="1564728054.194255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1942661"/>
            <table:table-cell/>
            <table:table-cell office:value-type="float" office:value="1564728054.194266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194447"/>
            <table:table-cell/>
            <table:table-cell office:value-type="float" office:value="1564728054.194447"/>
            <table:table-cell office:value-type="float" office:value="161"/>
            <table:table-cell/>
            <table:table-cell/>
          </table:table-row>
          <table:table-row>
            <table:table-cell office:value-type="float" office:value="1564728054.237658"/>
            <table:table-cell/>
            <table:table-cell office:value-type="float" office:value="1564728054.237658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283174"/>
            <table:table-cell/>
            <table:table-cell office:value-type="float" office:value="1564728054.283174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4.2832301"/>
            <table:table-cell/>
            <table:table-cell office:value-type="float" office:value="1564728054.283230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195864"/>
            <table:table-cell/>
            <table:table-cell office:value-type="float" office:value="1564728055.195864"/>
            <table:table-cell office:value-type="float" office:value="209"/>
            <table:table-cell/>
            <table:table-cell/>
          </table:table-row>
          <table:table-row>
            <table:table-cell office:value-type="float" office:value="1564728055.286736"/>
            <table:table-cell/>
            <table:table-cell office:value-type="float" office:value="1564728055.286736"/>
            <table:table-cell office:value-type="float" office:value="145"/>
            <table:table-cell/>
            <table:table-cell/>
          </table:table-row>
          <table:table-row>
            <table:table-cell office:value-type="float" office:value="1564728055.3156221"/>
            <table:table-cell/>
            <table:table-cell office:value-type="float" office:value="1564728055.315622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3164351"/>
            <table:table-cell/>
            <table:table-cell office:value-type="float" office:value="1564728055.3164351"/>
            <table:table-cell office:value-type="float" office:value="209"/>
            <table:table-cell/>
            <table:table-cell/>
          </table:table-row>
          <table:table-row>
            <table:table-cell office:value-type="float" office:value="1564728055.4007721"/>
            <table:table-cell/>
            <table:table-cell office:value-type="float" office:value="1564728055.400772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4008939"/>
            <table:table-cell/>
            <table:table-cell office:value-type="float" office:value="1564728055.400893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4250231"/>
            <table:table-cell/>
            <table:table-cell office:value-type="float" office:value="1564728055.4250231"/>
            <table:table-cell office:value-type="float" office:value="60"/>
            <table:table-cell/>
            <table:table-cell/>
          </table:table-row>
          <table:table-row>
            <table:table-cell office:value-type="float" office:value="1564728055.4714611"/>
            <table:table-cell/>
            <table:table-cell office:value-type="float" office:value="1564728055.4714611"/>
            <table:table-cell office:value-type="float" office:value="60"/>
            <table:table-cell/>
            <table:table-cell/>
          </table:table-row>
          <table:table-row>
            <table:table-cell office:value-type="float" office:value="1564728055.5100091"/>
            <table:table-cell/>
            <table:table-cell office:value-type="float" office:value="1564728055.510009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510432"/>
            <table:table-cell/>
            <table:table-cell office:value-type="float" office:value="1564728055.510432"/>
            <table:table-cell office:value-type="float" office:value="145"/>
            <table:table-cell/>
            <table:table-cell/>
          </table:table-row>
          <table:table-row>
            <table:table-cell office:value-type="float" office:value="1564728055.5483241"/>
            <table:table-cell/>
            <table:table-cell office:value-type="float" office:value="1564728055.548324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557492"/>
            <table:table-cell/>
            <table:table-cell office:value-type="float" office:value="1564728055.557492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5578771"/>
            <table:table-cell/>
            <table:table-cell office:value-type="float" office:value="1564728055.5578771"/>
            <table:table-cell office:value-type="float" office:value="145"/>
            <table:table-cell/>
            <table:table-cell/>
          </table:table-row>
          <table:table-row>
            <table:table-cell office:value-type="float" office:value="1564728055.595717"/>
            <table:table-cell/>
            <table:table-cell office:value-type="float" office:value="1564728055.595717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596349"/>
            <table:table-cell/>
            <table:table-cell office:value-type="float" office:value="1564728055.596349"/>
            <table:table-cell office:value-type="float" office:value="241"/>
            <table:table-cell/>
            <table:table-cell/>
          </table:table-row>
          <table:table-row>
            <table:table-cell office:value-type="float" office:value="1564728055.6444449"/>
            <table:table-cell/>
            <table:table-cell office:value-type="float" office:value="1564728055.644444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646194"/>
            <table:table-cell/>
            <table:table-cell office:value-type="float" office:value="1564728055.646194"/>
            <table:table-cell office:value-type="float" office:value="241"/>
            <table:table-cell/>
            <table:table-cell/>
          </table:table-row>
          <table:table-row>
            <table:table-cell office:value-type="float" office:value="1564728055.6909499"/>
            <table:table-cell/>
            <table:table-cell office:value-type="float" office:value="1564728055.690949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691339"/>
            <table:table-cell/>
            <table:table-cell office:value-type="float" office:value="1564728055.69133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691421"/>
            <table:table-cell/>
            <table:table-cell office:value-type="float" office:value="1564728055.69142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6922541"/>
            <table:table-cell/>
            <table:table-cell office:value-type="float" office:value="1564728055.692254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33727"/>
            <table:table-cell/>
            <table:table-cell office:value-type="float" office:value="1564728055.733727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37946"/>
            <table:table-cell/>
            <table:table-cell office:value-type="float" office:value="1564728055.737946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38013"/>
            <table:table-cell/>
            <table:table-cell office:value-type="float" office:value="1564728055.738013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38065"/>
            <table:table-cell/>
            <table:table-cell office:value-type="float" office:value="1564728055.738065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38111"/>
            <table:table-cell/>
            <table:table-cell office:value-type="float" office:value="1564728055.73811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49131"/>
            <table:table-cell/>
            <table:table-cell office:value-type="float" office:value="1564728055.774913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018"/>
            <table:table-cell/>
            <table:table-cell office:value-type="float" office:value="1564728055.775018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0371"/>
            <table:table-cell/>
            <table:table-cell office:value-type="float" office:value="1564728055.775037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049"/>
            <table:table-cell/>
            <table:table-cell office:value-type="float" office:value="1564728055.77504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0599"/>
            <table:table-cell/>
            <table:table-cell office:value-type="float" office:value="1564728055.775059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0731"/>
            <table:table-cell/>
            <table:table-cell office:value-type="float" office:value="1564728055.775073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085"/>
            <table:table-cell/>
            <table:table-cell office:value-type="float" office:value="1564728055.775085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0959"/>
            <table:table-cell/>
            <table:table-cell office:value-type="float" office:value="1564728055.775095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1069"/>
            <table:table-cell/>
            <table:table-cell office:value-type="float" office:value="1564728055.775106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152"/>
            <table:table-cell/>
            <table:table-cell office:value-type="float" office:value="1564728055.775152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1651"/>
            <table:table-cell/>
            <table:table-cell office:value-type="float" office:value="1564728055.775165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176"/>
            <table:table-cell/>
            <table:table-cell office:value-type="float" office:value="1564728055.775176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751861"/>
            <table:table-cell/>
            <table:table-cell office:value-type="float" office:value="1564728055.775186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781558"/>
            <table:table-cell/>
            <table:table-cell office:value-type="float" office:value="1564728055.781558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823689"/>
            <table:table-cell/>
            <table:table-cell office:value-type="float" office:value="1564728055.82368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823724"/>
            <table:table-cell/>
            <table:table-cell office:value-type="float" office:value="1564728055.823724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8237391"/>
            <table:table-cell/>
            <table:table-cell office:value-type="float" office:value="1564728055.823739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823751"/>
            <table:table-cell/>
            <table:table-cell office:value-type="float" office:value="1564728055.82375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55.8242011"/>
            <table:table-cell/>
            <table:table-cell office:value-type="float" office:value="1564728055.8242011"/>
            <table:table-cell office:value-type="float" office:value="129"/>
            <table:table-cell/>
            <table:table-cell/>
          </table:table-row>
          <table:table-row>
            <table:table-cell office:value-type="float" office:value="1564728065.0984421"/>
            <table:table-cell/>
            <table:table-cell office:value-type="float" office:value="1564728065.0984421"/>
            <table:table-cell office:value-type="float" office:value="145"/>
            <table:table-cell/>
            <table:table-cell/>
          </table:table-row>
          <table:table-row>
            <table:table-cell office:value-type="float" office:value="1564728065.188638"/>
            <table:table-cell/>
            <table:table-cell office:value-type="float" office:value="1564728065.188638"/>
            <table:table-cell office:value-type="float" office:value="40"/>
            <table:table-cell/>
            <table:table-cell/>
          </table:table-row>
          <table:table-row>
            <table:table-cell office:value-type="float" office:value="1564728066.099026"/>
            <table:table-cell/>
            <table:table-cell office:value-type="float" office:value="1564728066.099026"/>
            <table:table-cell office:value-type="float" office:value="145"/>
            <table:table-cell/>
            <table:table-cell/>
          </table:table-row>
          <table:table-row>
            <table:table-cell office:value-type="float" office:value="1564728066.1840811"/>
            <table:table-cell/>
            <table:table-cell office:value-type="float" office:value="1564728066.184081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70.8255141"/>
            <table:table-cell/>
            <table:table-cell office:value-type="float" office:value="1564728070.825514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70.826479"/>
            <table:table-cell/>
            <table:table-cell office:value-type="float" office:value="1564728070.82647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70.9112909"/>
            <table:table-cell/>
            <table:table-cell office:value-type="float" office:value="1564728070.911290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70.9116199"/>
            <table:table-cell/>
            <table:table-cell office:value-type="float" office:value="1564728070.911619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715281"/>
            <table:table-cell/>
            <table:table-cell office:value-type="float" office:value="1564728080.71528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715435"/>
            <table:table-cell/>
            <table:table-cell office:value-type="float" office:value="1564728080.715435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715601"/>
            <table:table-cell/>
            <table:table-cell office:value-type="float" office:value="1564728080.71560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7157121"/>
            <table:table-cell/>
            <table:table-cell office:value-type="float" office:value="1564728080.715712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7158101"/>
            <table:table-cell/>
            <table:table-cell office:value-type="float" office:value="1564728080.715810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7167439"/>
            <table:table-cell/>
            <table:table-cell office:value-type="float" office:value="1564728080.7167439"/>
            <table:table-cell office:value-type="float" office:value="145"/>
            <table:table-cell/>
            <table:table-cell/>
          </table:table-row>
          <table:table-row>
            <table:table-cell office:value-type="float" office:value="1564728080.7169621"/>
            <table:table-cell/>
            <table:table-cell office:value-type="float" office:value="1564728080.716962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717032"/>
            <table:table-cell/>
            <table:table-cell office:value-type="float" office:value="1564728080.717032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717092"/>
            <table:table-cell/>
            <table:table-cell office:value-type="float" office:value="1564728080.717092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71715"/>
            <table:table-cell/>
            <table:table-cell office:value-type="float" office:value="1564728080.71715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7172141"/>
            <table:table-cell/>
            <table:table-cell office:value-type="float" office:value="1564728080.717214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8047719"/>
            <table:table-cell/>
            <table:table-cell office:value-type="float" office:value="1564728080.804771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8048999"/>
            <table:table-cell/>
            <table:table-cell office:value-type="float" office:value="1564728080.804899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804961"/>
            <table:table-cell/>
            <table:table-cell office:value-type="float" office:value="1564728080.80496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0.8496809"/>
            <table:table-cell/>
            <table:table-cell office:value-type="float" office:value="1564728080.849680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1.719187"/>
            <table:table-cell/>
            <table:table-cell office:value-type="float" office:value="1564728081.719187"/>
            <table:table-cell office:value-type="float" office:value="129"/>
            <table:table-cell/>
            <table:table-cell/>
          </table:table-row>
          <table:table-row>
            <table:table-cell office:value-type="float" office:value="1564728081.719991"/>
            <table:table-cell/>
            <table:table-cell office:value-type="float" office:value="1564728081.719991"/>
            <table:table-cell office:value-type="float" office:value="145"/>
            <table:table-cell/>
            <table:table-cell/>
          </table:table-row>
          <table:table-row>
            <table:table-cell office:value-type="float" office:value="1564728081.8095801"/>
            <table:table-cell/>
            <table:table-cell office:value-type="float" office:value="1564728081.809580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1.81037"/>
            <table:table-cell/>
            <table:table-cell office:value-type="float" office:value="1564728081.81037"/>
            <table:table-cell office:value-type="float" office:value="161"/>
            <table:table-cell/>
            <table:table-cell/>
          </table:table-row>
          <table:table-row>
            <table:table-cell office:value-type="float" office:value="1564728081.9004121"/>
            <table:table-cell/>
            <table:table-cell office:value-type="float" office:value="1564728081.9004121"/>
            <table:table-cell office:value-type="float" office:value="177"/>
            <table:table-cell/>
            <table:table-cell/>
          </table:table-row>
          <table:table-row>
            <table:table-cell office:value-type="float" office:value="1564728082.015137"/>
            <table:table-cell/>
            <table:table-cell office:value-type="float" office:value="1564728082.015137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2.1033919"/>
            <table:table-cell/>
            <table:table-cell office:value-type="float" office:value="1564728082.103391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5.755394"/>
            <table:table-cell/>
            <table:table-cell office:value-type="float" office:value="1564728085.755394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5.755681"/>
            <table:table-cell/>
            <table:table-cell office:value-type="float" office:value="1564728085.75568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5.7558429"/>
            <table:table-cell/>
            <table:table-cell office:value-type="float" office:value="1564728085.755842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5.7559979"/>
            <table:table-cell/>
            <table:table-cell office:value-type="float" office:value="1564728085.7559979"/>
            <table:table-cell office:value-type="float" office:value="40"/>
            <table:table-cell/>
            <table:table-cell/>
          </table:table-row>
          <table:table-row>
            <table:table-cell office:value-type="float" office:value="1564728085.797785"/>
            <table:table-cell/>
            <table:table-cell office:value-type="float" office:value="1564728085.797785"/>
            <table:table-cell office:value-type="float" office:value="40"/>
            <table:table-cell/>
            <table:table-cell/>
          </table:table-row>
          <table:table-row>
            <table:table-cell office:value-type="float" office:value="1564728091.362936"/>
            <table:table-cell/>
            <table:table-cell office:value-type="float" office:value="1564728091.362936"/>
            <table:table-cell office:value-type="float" office:value="40"/>
            <table:table-cell/>
            <table:table-cell/>
          </table:table-row>
          <table:table-row>
            <table:table-cell office:value-type="float" office:value="1564728091.3630781"/>
            <table:table-cell/>
            <table:table-cell office:value-type="float" office:value="1564728091.363078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91.990365"/>
            <table:table-cell/>
            <table:table-cell office:value-type="float" office:value="1564728091.990365"/>
            <table:table-cell office:value-type="float" office:value="225"/>
            <table:table-cell/>
            <table:table-cell/>
          </table:table-row>
          <table:table-row>
            <table:table-cell office:value-type="float" office:value="1564728092.0807731"/>
            <table:table-cell/>
            <table:table-cell office:value-type="float" office:value="1564728092.080773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96.661706"/>
            <table:table-cell/>
            <table:table-cell office:value-type="float" office:value="1564728096.661706"/>
            <table:table-cell office:value-type="float" office:value="40"/>
            <table:table-cell/>
            <table:table-cell/>
          </table:table-row>
          <table:table-row>
            <table:table-cell office:value-type="float" office:value="1564728096.6618431"/>
            <table:table-cell/>
            <table:table-cell office:value-type="float" office:value="1564728096.6618431"/>
            <table:table-cell office:value-type="float" office:value="40"/>
            <table:table-cell/>
            <table:table-cell/>
          </table:table-row>
          <table:table-row>
            <table:table-cell office:value-type="float" office:value="1564728096.6624551"/>
            <table:table-cell/>
            <table:table-cell office:value-type="float" office:value="1564728096.6624551"/>
            <table:table-cell office:value-type="float" office:value="145"/>
            <table:table-cell/>
            <table:table-cell/>
          </table:table-row>
          <table:table-row>
            <table:table-cell office:value-type="float" office:value="1564728137.1188271"/>
            <table:table-cell/>
            <table:table-cell office:value-type="float" office:value="1564728137.1188271"/>
            <table:table-cell office:value-type="float" office:value="129"/>
            <table:table-cell/>
            <table:table-cell/>
          </table:table-row>
          <table:table-row>
            <table:table-cell office:value-type="float" office:value="1564728137.2496409"/>
            <table:table-cell/>
            <table:table-cell office:value-type="float" office:value="1564728137.2496409"/>
            <table:table-cell office:value-type="float" office:value="40"/>
            <table:table-cell/>
            <table:table-cell/>
          </table:table-row>
          <table:table-row>
            <table:table-cell office:value-type="float" office:value="1564728157.098326"/>
            <table:table-cell/>
            <table:table-cell office:value-type="float" office:value="1564728157.098326"/>
            <table:table-cell office:value-type="float" office:value="129"/>
            <table:table-cell/>
            <table:table-cell/>
          </table:table-row>
          <table:table-row>
            <table:table-cell office:value-type="float" office:value="1564728157.1885729"/>
            <table:table-cell/>
            <table:table-cell office:value-type="float" office:value="1564728157.188572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02.14344"/>
            <table:table-cell/>
            <table:table-cell office:value-type="float" office:value="1564728202.14344"/>
            <table:table-cell office:value-type="float" office:value="129"/>
            <table:table-cell/>
            <table:table-cell/>
          </table:table-row>
          <table:table-row>
            <table:table-cell office:value-type="float" office:value="1564728202.233495"/>
            <table:table-cell/>
            <table:table-cell office:value-type="float" office:value="1564728202.233495"/>
            <table:table-cell office:value-type="float" office:value="40"/>
            <table:table-cell/>
            <table:table-cell/>
          </table:table-row>
          <table:table-row>
            <table:table-cell office:value-type="float" office:value="1564728212.0981989"/>
            <table:table-cell/>
            <table:table-cell office:value-type="float" office:value="1564728212.0981989"/>
            <table:table-cell office:value-type="float" office:value="129"/>
            <table:table-cell/>
            <table:table-cell/>
          </table:table-row>
          <table:table-row>
            <table:table-cell office:value-type="float" office:value="1564728247.1119399"/>
            <table:table-cell/>
            <table:table-cell office:value-type="float" office:value="1564728247.1119399"/>
            <table:table-cell office:value-type="float" office:value="129"/>
            <table:table-cell/>
            <table:table-cell/>
          </table:table-row>
          <table:table-row>
            <table:table-cell office:value-type="float" office:value="1564728247.2018919"/>
            <table:table-cell/>
            <table:table-cell office:value-type="float" office:value="1564728247.201891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47.2022519"/>
            <table:table-cell/>
            <table:table-cell office:value-type="float" office:value="1564728247.2022519"/>
            <table:table-cell office:value-type="float" office:value="145"/>
            <table:table-cell/>
            <table:table-cell/>
          </table:table-row>
          <table:table-row>
            <table:table-cell office:value-type="float" office:value="1564728248.2032299"/>
            <table:table-cell/>
            <table:table-cell office:value-type="float" office:value="1564728248.2032299"/>
            <table:table-cell office:value-type="float" office:value="129"/>
            <table:table-cell/>
            <table:table-cell/>
          </table:table-row>
          <table:table-row>
            <table:table-cell office:value-type="float" office:value="1564728248.345772"/>
            <table:table-cell/>
            <table:table-cell office:value-type="float" office:value="1564728248.345772"/>
            <table:table-cell office:value-type="float" office:value="40"/>
            <table:table-cell/>
            <table:table-cell/>
          </table:table-row>
          <table:table-row>
            <table:table-cell office:value-type="float" office:value="1564728258.0983241"/>
            <table:table-cell/>
            <table:table-cell office:value-type="float" office:value="1564728258.0983241"/>
            <table:table-cell office:value-type="float" office:value="129"/>
            <table:table-cell/>
            <table:table-cell/>
          </table:table-row>
          <table:table-row>
            <table:table-cell office:value-type="float" office:value="1564728262.5236831"/>
            <table:table-cell/>
            <table:table-cell office:value-type="float" office:value="1564728262.52368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37589"/>
            <table:table-cell/>
            <table:table-cell office:value-type="float" office:value="1564728262.52375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37939"/>
            <table:table-cell/>
            <table:table-cell office:value-type="float" office:value="1564728262.52379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3869"/>
            <table:table-cell/>
            <table:table-cell office:value-type="float" office:value="1564728262.5238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39279"/>
            <table:table-cell/>
            <table:table-cell office:value-type="float" office:value="1564728262.52392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3963"/>
            <table:table-cell/>
            <table:table-cell office:value-type="float" office:value="1564728262.52396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0159"/>
            <table:table-cell/>
            <table:table-cell office:value-type="float" office:value="1564728262.52401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04"/>
            <table:table-cell/>
            <table:table-cell office:value-type="float" office:value="1564728262.524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075"/>
            <table:table-cell/>
            <table:table-cell office:value-type="float" office:value="1564728262.52407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1301"/>
            <table:table-cell/>
            <table:table-cell office:value-type="float" office:value="1564728262.52413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1539"/>
            <table:table-cell/>
            <table:table-cell office:value-type="float" office:value="1564728262.52415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2319"/>
            <table:table-cell/>
            <table:table-cell office:value-type="float" office:value="1564728262.52423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287"/>
            <table:table-cell/>
            <table:table-cell office:value-type="float" office:value="1564728262.5242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3239"/>
            <table:table-cell/>
            <table:table-cell office:value-type="float" office:value="1564728262.52432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369"/>
            <table:table-cell/>
            <table:table-cell office:value-type="float" office:value="1564728262.5243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404"/>
            <table:table-cell/>
            <table:table-cell office:value-type="float" office:value="1564728262.5244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437"/>
            <table:table-cell/>
            <table:table-cell office:value-type="float" office:value="1564728262.5244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4701"/>
            <table:table-cell/>
            <table:table-cell office:value-type="float" office:value="1564728262.52447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503"/>
            <table:table-cell/>
            <table:table-cell office:value-type="float" office:value="1564728262.5245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5359"/>
            <table:table-cell/>
            <table:table-cell office:value-type="float" office:value="1564728262.52453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5681"/>
            <table:table-cell/>
            <table:table-cell office:value-type="float" office:value="1564728262.52456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601"/>
            <table:table-cell/>
            <table:table-cell office:value-type="float" office:value="1564728262.5246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6339"/>
            <table:table-cell/>
            <table:table-cell office:value-type="float" office:value="1564728262.52463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667"/>
            <table:table-cell/>
            <table:table-cell office:value-type="float" office:value="1564728262.5246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699"/>
            <table:table-cell/>
            <table:table-cell office:value-type="float" office:value="1564728262.5246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7321"/>
            <table:table-cell/>
            <table:table-cell office:value-type="float" office:value="1564728262.52473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7641"/>
            <table:table-cell/>
            <table:table-cell office:value-type="float" office:value="1564728262.52476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797"/>
            <table:table-cell/>
            <table:table-cell office:value-type="float" office:value="1564728262.52479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8289"/>
            <table:table-cell/>
            <table:table-cell office:value-type="float" office:value="1564728262.52482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863"/>
            <table:table-cell/>
            <table:table-cell office:value-type="float" office:value="1564728262.52486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895"/>
            <table:table-cell/>
            <table:table-cell office:value-type="float" office:value="1564728262.5248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9281"/>
            <table:table-cell/>
            <table:table-cell office:value-type="float" office:value="1564728262.52492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961"/>
            <table:table-cell/>
            <table:table-cell office:value-type="float" office:value="1564728262.5249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49929"/>
            <table:table-cell/>
            <table:table-cell office:value-type="float" office:value="1564728262.52499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0261"/>
            <table:table-cell/>
            <table:table-cell office:value-type="float" office:value="1564728262.5250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059"/>
            <table:table-cell/>
            <table:table-cell office:value-type="float" office:value="1564728262.5250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0909"/>
            <table:table-cell/>
            <table:table-cell office:value-type="float" office:value="1564728262.52509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1229"/>
            <table:table-cell/>
            <table:table-cell office:value-type="float" office:value="1564728262.52512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156"/>
            <table:table-cell/>
            <table:table-cell office:value-type="float" office:value="1564728262.52515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1889"/>
            <table:table-cell/>
            <table:table-cell office:value-type="float" office:value="1564728262.52518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2211"/>
            <table:table-cell/>
            <table:table-cell office:value-type="float" office:value="1564728262.5252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2531"/>
            <table:table-cell/>
            <table:table-cell office:value-type="float" office:value="1564728262.52525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286"/>
            <table:table-cell/>
            <table:table-cell office:value-type="float" office:value="1564728262.52528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3179"/>
            <table:table-cell/>
            <table:table-cell office:value-type="float" office:value="1564728262.52531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351"/>
            <table:table-cell/>
            <table:table-cell office:value-type="float" office:value="1564728262.5253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3839"/>
            <table:table-cell/>
            <table:table-cell office:value-type="float" office:value="1564728262.52538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4159"/>
            <table:table-cell/>
            <table:table-cell office:value-type="float" office:value="1564728262.52541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449"/>
            <table:table-cell/>
            <table:table-cell office:value-type="float" office:value="1564728262.525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4819"/>
            <table:table-cell/>
            <table:table-cell office:value-type="float" office:value="1564728262.52548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5189"/>
            <table:table-cell/>
            <table:table-cell office:value-type="float" office:value="1564728262.52551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569"/>
            <table:table-cell/>
            <table:table-cell office:value-type="float" office:value="1564728262.5255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604"/>
            <table:table-cell/>
            <table:table-cell office:value-type="float" office:value="1564728262.52560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6381"/>
            <table:table-cell/>
            <table:table-cell office:value-type="float" office:value="1564728262.5256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671"/>
            <table:table-cell/>
            <table:table-cell office:value-type="float" office:value="1564728262.5256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703"/>
            <table:table-cell/>
            <table:table-cell office:value-type="float" office:value="1564728262.52570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7361"/>
            <table:table-cell/>
            <table:table-cell office:value-type="float" office:value="1564728262.52573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8169"/>
            <table:table-cell/>
            <table:table-cell office:value-type="float" office:value="1564728262.52581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8541"/>
            <table:table-cell/>
            <table:table-cell office:value-type="float" office:value="1564728262.5258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887"/>
            <table:table-cell/>
            <table:table-cell office:value-type="float" office:value="1564728262.52588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9211"/>
            <table:table-cell/>
            <table:table-cell office:value-type="float" office:value="1564728262.5259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9531"/>
            <table:table-cell/>
            <table:table-cell office:value-type="float" office:value="1564728262.52595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59869"/>
            <table:table-cell/>
            <table:table-cell office:value-type="float" office:value="1564728262.52598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0201"/>
            <table:table-cell/>
            <table:table-cell office:value-type="float" office:value="1564728262.52602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053"/>
            <table:table-cell/>
            <table:table-cell office:value-type="float" office:value="1564728262.5260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0861"/>
            <table:table-cell/>
            <table:table-cell office:value-type="float" office:value="1564728262.52608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118"/>
            <table:table-cell/>
            <table:table-cell office:value-type="float" office:value="1564728262.52611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1509"/>
            <table:table-cell/>
            <table:table-cell office:value-type="float" office:value="1564728262.52615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1841"/>
            <table:table-cell/>
            <table:table-cell office:value-type="float" office:value="1564728262.52618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217"/>
            <table:table-cell/>
            <table:table-cell office:value-type="float" office:value="1564728262.52621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2489"/>
            <table:table-cell/>
            <table:table-cell office:value-type="float" office:value="1564728262.52624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283"/>
            <table:table-cell/>
            <table:table-cell office:value-type="float" office:value="1564728262.52628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3159"/>
            <table:table-cell/>
            <table:table-cell office:value-type="float" office:value="1564728262.52631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3491"/>
            <table:table-cell/>
            <table:table-cell office:value-type="float" office:value="1564728262.52634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386"/>
            <table:table-cell/>
            <table:table-cell office:value-type="float" office:value="1564728262.52638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418"/>
            <table:table-cell/>
            <table:table-cell office:value-type="float" office:value="1564728262.52641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4499"/>
            <table:table-cell/>
            <table:table-cell office:value-type="float" office:value="1564728262.52644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4821"/>
            <table:table-cell/>
            <table:table-cell office:value-type="float" office:value="1564728262.52648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5269"/>
            <table:table-cell/>
            <table:table-cell office:value-type="float" office:value="1564728262.52652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5591"/>
            <table:table-cell/>
            <table:table-cell office:value-type="float" office:value="1564728262.52655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5901"/>
            <table:table-cell/>
            <table:table-cell office:value-type="float" office:value="1564728262.52659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6221"/>
            <table:table-cell/>
            <table:table-cell office:value-type="float" office:value="1564728262.52662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6531"/>
            <table:table-cell/>
            <table:table-cell office:value-type="float" office:value="1564728262.52665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685"/>
            <table:table-cell/>
            <table:table-cell office:value-type="float" office:value="1564728262.52668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716"/>
            <table:table-cell/>
            <table:table-cell office:value-type="float" office:value="1564728262.5267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7479"/>
            <table:table-cell/>
            <table:table-cell office:value-type="float" office:value="1564728262.52674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7799"/>
            <table:table-cell/>
            <table:table-cell office:value-type="float" office:value="1564728262.52677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8121"/>
            <table:table-cell/>
            <table:table-cell office:value-type="float" office:value="1564728262.52681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526844"/>
            <table:table-cell/>
            <table:table-cell office:value-type="float" office:value="1564728262.526844"/>
            <table:table-cell office:value-type="float" office:value="544"/>
            <table:table-cell/>
            <table:table-cell/>
          </table:table-row>
          <table:table-row>
            <table:table-cell office:value-type="float" office:value="1564728262.527848"/>
            <table:table-cell/>
            <table:table-cell office:value-type="float" office:value="1564728262.527848"/>
            <table:table-cell office:value-type="float" office:value="172"/>
            <table:table-cell/>
            <table:table-cell/>
          </table:table-row>
          <table:table-row>
            <table:table-cell office:value-type="float" office:value="1564728262.528477"/>
            <table:table-cell/>
            <table:table-cell office:value-type="float" office:value="1564728262.528477"/>
            <table:table-cell office:value-type="float" office:value="220"/>
            <table:table-cell/>
            <table:table-cell/>
          </table:table-row>
          <table:table-row>
            <table:table-cell office:value-type="float" office:value="1564728262.5292189"/>
            <table:table-cell/>
            <table:table-cell office:value-type="float" office:value="1564728262.529218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301459"/>
            <table:table-cell/>
            <table:table-cell office:value-type="float" office:value="1564728262.5301459"/>
            <table:table-cell office:value-type="float" office:value="156"/>
            <table:table-cell/>
            <table:table-cell/>
          </table:table-row>
          <table:table-row>
            <table:table-cell office:value-type="float" office:value="1564728262.53104"/>
            <table:table-cell/>
            <table:table-cell office:value-type="float" office:value="1564728262.53104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31913"/>
            <table:table-cell/>
            <table:table-cell office:value-type="float" office:value="1564728262.531913"/>
            <table:table-cell office:value-type="float" office:value="172"/>
            <table:table-cell/>
            <table:table-cell/>
          </table:table-row>
          <table:table-row>
            <table:table-cell office:value-type="float" office:value="1564728262.532728"/>
            <table:table-cell/>
            <table:table-cell office:value-type="float" office:value="1564728262.532728"/>
            <table:table-cell office:value-type="float" office:value="172"/>
            <table:table-cell/>
            <table:table-cell/>
          </table:table-row>
          <table:table-row>
            <table:table-cell office:value-type="float" office:value="1564728262.5333741"/>
            <table:table-cell/>
            <table:table-cell office:value-type="float" office:value="1564728262.5333741"/>
            <table:table-cell office:value-type="float" office:value="156"/>
            <table:table-cell/>
            <table:table-cell/>
          </table:table-row>
          <table:table-row>
            <table:table-cell office:value-type="float" office:value="1564728262.5342901"/>
            <table:table-cell/>
            <table:table-cell office:value-type="float" office:value="1564728262.5342901"/>
            <table:table-cell office:value-type="float" office:value="156"/>
            <table:table-cell/>
            <table:table-cell/>
          </table:table-row>
          <table:table-row>
            <table:table-cell office:value-type="float" office:value="1564728262.535192"/>
            <table:table-cell/>
            <table:table-cell office:value-type="float" office:value="1564728262.535192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360489"/>
            <table:table-cell/>
            <table:table-cell office:value-type="float" office:value="1564728262.536048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370519"/>
            <table:table-cell/>
            <table:table-cell office:value-type="float" office:value="1564728262.537051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374391"/>
            <table:table-cell/>
            <table:table-cell office:value-type="float" office:value="1564728262.537439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382731"/>
            <table:table-cell/>
            <table:table-cell office:value-type="float" office:value="1564728262.538273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38846"/>
            <table:table-cell/>
            <table:table-cell office:value-type="float" office:value="1564728262.538846"/>
            <table:table-cell office:value-type="float" office:value="172"/>
            <table:table-cell/>
            <table:table-cell/>
          </table:table-row>
          <table:table-row>
            <table:table-cell office:value-type="float" office:value="1564728262.5395141"/>
            <table:table-cell/>
            <table:table-cell office:value-type="float" office:value="1564728262.539514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03221"/>
            <table:table-cell/>
            <table:table-cell office:value-type="float" office:value="1564728262.540322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11639"/>
            <table:table-cell/>
            <table:table-cell office:value-type="float" office:value="1564728262.541163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1961"/>
            <table:table-cell/>
            <table:table-cell office:value-type="float" office:value="1564728262.54196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27661"/>
            <table:table-cell/>
            <table:table-cell office:value-type="float" office:value="1564728262.542766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37779"/>
            <table:table-cell/>
            <table:table-cell office:value-type="float" office:value="1564728262.543777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45189"/>
            <table:table-cell/>
            <table:table-cell office:value-type="float" office:value="1564728262.544518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5351"/>
            <table:table-cell/>
            <table:table-cell office:value-type="float" office:value="1564728262.54535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60069"/>
            <table:table-cell/>
            <table:table-cell office:value-type="float" office:value="1564728262.546006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67751"/>
            <table:table-cell/>
            <table:table-cell office:value-type="float" office:value="1564728262.546775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7142"/>
            <table:table-cell/>
            <table:table-cell office:value-type="float" office:value="1564728262.547142"/>
            <table:table-cell office:value-type="float" office:value="156"/>
            <table:table-cell/>
            <table:table-cell/>
          </table:table-row>
          <table:table-row>
            <table:table-cell office:value-type="float" office:value="1564728262.5482481"/>
            <table:table-cell/>
            <table:table-cell office:value-type="float" office:value="1564728262.548248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862"/>
            <table:table-cell/>
            <table:table-cell office:value-type="float" office:value="1564728262.54862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8979"/>
            <table:table-cell/>
            <table:table-cell office:value-type="float" office:value="1564728262.54897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5491309"/>
            <table:table-cell/>
            <table:table-cell office:value-type="float" office:value="1564728262.549130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8851061"/>
            <table:table-cell/>
            <table:table-cell office:value-type="float" office:value="1564728262.885106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62.885231"/>
            <table:table-cell/>
            <table:table-cell office:value-type="float" office:value="1564728262.88523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62.886966"/>
            <table:table-cell/>
            <table:table-cell office:value-type="float" office:value="1564728262.886966"/>
            <table:table-cell office:value-type="float" office:value="40"/>
            <table:table-cell/>
            <table:table-cell/>
          </table:table-row>
          <table:table-row>
            <table:table-cell office:value-type="float" office:value="1564728262.8870721"/>
            <table:table-cell/>
            <table:table-cell office:value-type="float" office:value="1564728262.887072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62.9118259"/>
            <table:table-cell/>
            <table:table-cell office:value-type="float" office:value="1564728262.91182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1994"/>
            <table:table-cell/>
            <table:table-cell office:value-type="float" office:value="1564728262.91199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066"/>
            <table:table-cell/>
            <table:table-cell office:value-type="float" office:value="1564728262.91206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1251"/>
            <table:table-cell/>
            <table:table-cell office:value-type="float" office:value="1564728262.91212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1809"/>
            <table:table-cell/>
            <table:table-cell office:value-type="float" office:value="1564728262.91218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245"/>
            <table:table-cell/>
            <table:table-cell office:value-type="float" office:value="1564728262.91224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293"/>
            <table:table-cell/>
            <table:table-cell office:value-type="float" office:value="1564728262.9122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3521"/>
            <table:table-cell/>
            <table:table-cell office:value-type="float" office:value="1564728262.91235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394"/>
            <table:table-cell/>
            <table:table-cell office:value-type="float" office:value="1564728262.91239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4351"/>
            <table:table-cell/>
            <table:table-cell office:value-type="float" office:value="1564728262.91243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477"/>
            <table:table-cell/>
            <table:table-cell office:value-type="float" office:value="1564728262.91247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518"/>
            <table:table-cell/>
            <table:table-cell office:value-type="float" office:value="1564728262.91251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559"/>
            <table:table-cell/>
            <table:table-cell office:value-type="float" office:value="1564728262.9125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601"/>
            <table:table-cell/>
            <table:table-cell office:value-type="float" office:value="1564728262.9126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643"/>
            <table:table-cell/>
            <table:table-cell office:value-type="float" office:value="1564728262.91264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6849"/>
            <table:table-cell/>
            <table:table-cell office:value-type="float" office:value="1564728262.91268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7259"/>
            <table:table-cell/>
            <table:table-cell office:value-type="float" office:value="1564728262.91272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7669"/>
            <table:table-cell/>
            <table:table-cell office:value-type="float" office:value="1564728262.91276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8101"/>
            <table:table-cell/>
            <table:table-cell office:value-type="float" office:value="1564728262.91281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852"/>
            <table:table-cell/>
            <table:table-cell office:value-type="float" office:value="1564728262.9128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8971"/>
            <table:table-cell/>
            <table:table-cell office:value-type="float" office:value="1564728262.91289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9381"/>
            <table:table-cell/>
            <table:table-cell office:value-type="float" office:value="1564728262.91293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29779"/>
            <table:table-cell/>
            <table:table-cell office:value-type="float" office:value="1564728262.91297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0211"/>
            <table:table-cell/>
            <table:table-cell office:value-type="float" office:value="1564728262.91302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0621"/>
            <table:table-cell/>
            <table:table-cell office:value-type="float" office:value="1564728262.91306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1031"/>
            <table:table-cell/>
            <table:table-cell office:value-type="float" office:value="1564728262.91310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1441"/>
            <table:table-cell/>
            <table:table-cell office:value-type="float" office:value="1564728262.91314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1849"/>
            <table:table-cell/>
            <table:table-cell office:value-type="float" office:value="1564728262.91318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2271"/>
            <table:table-cell/>
            <table:table-cell office:value-type="float" office:value="1564728262.91322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269"/>
            <table:table-cell/>
            <table:table-cell office:value-type="float" office:value="1564728262.9132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311"/>
            <table:table-cell/>
            <table:table-cell office:value-type="float" office:value="1564728262.9133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352"/>
            <table:table-cell/>
            <table:table-cell office:value-type="float" office:value="1564728262.9133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393"/>
            <table:table-cell/>
            <table:table-cell office:value-type="float" office:value="1564728262.9133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435"/>
            <table:table-cell/>
            <table:table-cell office:value-type="float" office:value="1564728262.91343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476"/>
            <table:table-cell/>
            <table:table-cell office:value-type="float" office:value="1564728262.91347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516"/>
            <table:table-cell/>
            <table:table-cell office:value-type="float" office:value="1564728262.91351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5699"/>
            <table:table-cell/>
            <table:table-cell office:value-type="float" office:value="1564728262.91356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614"/>
            <table:table-cell/>
            <table:table-cell office:value-type="float" office:value="1564728262.91361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656"/>
            <table:table-cell/>
            <table:table-cell office:value-type="float" office:value="1564728262.91365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697"/>
            <table:table-cell/>
            <table:table-cell office:value-type="float" office:value="1564728262.91369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739"/>
            <table:table-cell/>
            <table:table-cell office:value-type="float" office:value="1564728262.9137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78"/>
            <table:table-cell/>
            <table:table-cell office:value-type="float" office:value="1564728262.9137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821"/>
            <table:table-cell/>
            <table:table-cell office:value-type="float" office:value="1564728262.9138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8629"/>
            <table:table-cell/>
            <table:table-cell office:value-type="float" office:value="1564728262.91386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9049"/>
            <table:table-cell/>
            <table:table-cell office:value-type="float" office:value="1564728262.91390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9471"/>
            <table:table-cell/>
            <table:table-cell office:value-type="float" office:value="1564728262.91394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39881"/>
            <table:table-cell/>
            <table:table-cell office:value-type="float" office:value="1564728262.91398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0301"/>
            <table:table-cell/>
            <table:table-cell office:value-type="float" office:value="1564728262.91403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0711"/>
            <table:table-cell/>
            <table:table-cell office:value-type="float" office:value="1564728262.91407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1121"/>
            <table:table-cell/>
            <table:table-cell office:value-type="float" office:value="1564728262.91411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1531"/>
            <table:table-cell/>
            <table:table-cell office:value-type="float" office:value="1564728262.91415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1951"/>
            <table:table-cell/>
            <table:table-cell office:value-type="float" office:value="1564728262.91419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237"/>
            <table:table-cell/>
            <table:table-cell office:value-type="float" office:value="1564728262.9142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279"/>
            <table:table-cell/>
            <table:table-cell office:value-type="float" office:value="1564728262.9142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32"/>
            <table:table-cell/>
            <table:table-cell office:value-type="float" office:value="1564728262.9143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361"/>
            <table:table-cell/>
            <table:table-cell office:value-type="float" office:value="1564728262.9143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4051"/>
            <table:table-cell/>
            <table:table-cell office:value-type="float" office:value="1564728262.9144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4471"/>
            <table:table-cell/>
            <table:table-cell office:value-type="float" office:value="1564728262.91444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489"/>
            <table:table-cell/>
            <table:table-cell office:value-type="float" office:value="1564728262.9144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53"/>
            <table:table-cell/>
            <table:table-cell office:value-type="float" office:value="1564728262.914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572"/>
            <table:table-cell/>
            <table:table-cell office:value-type="float" office:value="1564728262.91457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613"/>
            <table:table-cell/>
            <table:table-cell office:value-type="float" office:value="1564728262.91461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654"/>
            <table:table-cell/>
            <table:table-cell office:value-type="float" office:value="1564728262.91465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695"/>
            <table:table-cell/>
            <table:table-cell office:value-type="float" office:value="1564728262.9146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736"/>
            <table:table-cell/>
            <table:table-cell office:value-type="float" office:value="1564728262.91473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778"/>
            <table:table-cell/>
            <table:table-cell office:value-type="float" office:value="1564728262.91477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82"/>
            <table:table-cell/>
            <table:table-cell office:value-type="float" office:value="1564728262.914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8619"/>
            <table:table-cell/>
            <table:table-cell office:value-type="float" office:value="1564728262.91486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9029"/>
            <table:table-cell/>
            <table:table-cell office:value-type="float" office:value="1564728262.914902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9449"/>
            <table:table-cell/>
            <table:table-cell office:value-type="float" office:value="1564728262.9149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49871"/>
            <table:table-cell/>
            <table:table-cell office:value-type="float" office:value="1564728262.91498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50281"/>
            <table:table-cell/>
            <table:table-cell office:value-type="float" office:value="1564728262.91502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8937"/>
            <table:table-cell/>
            <table:table-cell office:value-type="float" office:value="1564728262.91893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89789"/>
            <table:table-cell/>
            <table:table-cell office:value-type="float" office:value="1564728262.91897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0409"/>
            <table:table-cell/>
            <table:table-cell office:value-type="float" office:value="1564728262.91904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07"/>
            <table:table-cell/>
            <table:table-cell office:value-type="float" office:value="1564728262.9190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1051"/>
            <table:table-cell/>
            <table:table-cell office:value-type="float" office:value="1564728262.91910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148"/>
            <table:table-cell/>
            <table:table-cell office:value-type="float" office:value="1564728262.91914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179"/>
            <table:table-cell/>
            <table:table-cell office:value-type="float" office:value="1564728262.91917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2109"/>
            <table:table-cell/>
            <table:table-cell office:value-type="float" office:value="1564728262.91921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2431"/>
            <table:table-cell/>
            <table:table-cell office:value-type="float" office:value="1564728262.919243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2741"/>
            <table:table-cell/>
            <table:table-cell office:value-type="float" office:value="1564728262.91927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306"/>
            <table:table-cell/>
            <table:table-cell office:value-type="float" office:value="1564728262.91930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338"/>
            <table:table-cell/>
            <table:table-cell office:value-type="float" office:value="1564728262.9193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3699"/>
            <table:table-cell/>
            <table:table-cell office:value-type="float" office:value="1564728262.91936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4019"/>
            <table:table-cell/>
            <table:table-cell office:value-type="float" office:value="1564728262.91940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4341"/>
            <table:table-cell/>
            <table:table-cell office:value-type="float" office:value="1564728262.9194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2.919466"/>
            <table:table-cell/>
            <table:table-cell office:value-type="float" office:value="1564728262.919466"/>
            <table:table-cell office:value-type="float" office:value="544"/>
            <table:table-cell/>
            <table:table-cell/>
          </table:table-row>
          <table:table-row>
            <table:table-cell office:value-type="float" office:value="1564728262.91993"/>
            <table:table-cell/>
            <table:table-cell office:value-type="float" office:value="1564728262.91993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02609"/>
            <table:table-cell/>
            <table:table-cell office:value-type="float" office:value="1564728262.920260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06691"/>
            <table:table-cell/>
            <table:table-cell office:value-type="float" office:value="1564728262.9206691"/>
            <table:table-cell office:value-type="float" office:value="204"/>
            <table:table-cell/>
            <table:table-cell/>
          </table:table-row>
          <table:table-row>
            <table:table-cell office:value-type="float" office:value="1564728262.9209571"/>
            <table:table-cell/>
            <table:table-cell office:value-type="float" office:value="1564728262.920957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13791"/>
            <table:table-cell/>
            <table:table-cell office:value-type="float" office:value="1564728262.921379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1735"/>
            <table:table-cell/>
            <table:table-cell office:value-type="float" office:value="1564728262.921735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21921"/>
            <table:table-cell/>
            <table:table-cell office:value-type="float" office:value="1564728262.922192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2586"/>
            <table:table-cell/>
            <table:table-cell office:value-type="float" office:value="1564728262.922586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3044"/>
            <table:table-cell/>
            <table:table-cell office:value-type="float" office:value="1564728262.923044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34819"/>
            <table:table-cell/>
            <table:table-cell office:value-type="float" office:value="1564728262.923481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378"/>
            <table:table-cell/>
            <table:table-cell office:value-type="float" office:value="1564728262.92378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41021"/>
            <table:table-cell/>
            <table:table-cell office:value-type="float" office:value="1564728262.924102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56589"/>
            <table:table-cell/>
            <table:table-cell office:value-type="float" office:value="1564728262.9256589"/>
            <table:table-cell office:value-type="float" office:value="640"/>
            <table:table-cell/>
            <table:table-cell/>
          </table:table-row>
          <table:table-row>
            <table:table-cell office:value-type="float" office:value="1564728262.926012"/>
            <table:table-cell/>
            <table:table-cell office:value-type="float" office:value="1564728262.926012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63771"/>
            <table:table-cell/>
            <table:table-cell office:value-type="float" office:value="1564728262.926377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71741"/>
            <table:table-cell/>
            <table:table-cell office:value-type="float" office:value="1564728262.9271741"/>
            <table:table-cell office:value-type="float" office:value="340"/>
            <table:table-cell/>
            <table:table-cell/>
          </table:table-row>
          <table:table-row>
            <table:table-cell office:value-type="float" office:value="1564728262.9275351"/>
            <table:table-cell/>
            <table:table-cell office:value-type="float" office:value="1564728262.927535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85319"/>
            <table:table-cell/>
            <table:table-cell office:value-type="float" office:value="1564728262.9285319"/>
            <table:table-cell office:value-type="float" office:value="340"/>
            <table:table-cell/>
            <table:table-cell/>
          </table:table-row>
          <table:table-row>
            <table:table-cell office:value-type="float" office:value="1564728262.928643"/>
            <table:table-cell/>
            <table:table-cell office:value-type="float" office:value="1564728262.928643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89179"/>
            <table:table-cell/>
            <table:table-cell office:value-type="float" office:value="1564728262.9289179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9111"/>
            <table:table-cell/>
            <table:table-cell office:value-type="float" office:value="1564728262.92911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2.9292231"/>
            <table:table-cell/>
            <table:table-cell office:value-type="float" office:value="1564728262.929223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3.1025629"/>
            <table:table-cell/>
            <table:table-cell office:value-type="float" office:value="1564728263.102562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63.126893"/>
            <table:table-cell/>
            <table:table-cell office:value-type="float" office:value="1564728263.12689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6991"/>
            <table:table-cell/>
            <table:table-cell office:value-type="float" office:value="1564728263.1269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0261"/>
            <table:table-cell/>
            <table:table-cell office:value-type="float" office:value="1564728263.127026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073"/>
            <table:table-cell/>
            <table:table-cell office:value-type="float" office:value="1564728263.12707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099"/>
            <table:table-cell/>
            <table:table-cell office:value-type="float" office:value="1564728263.1270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1391"/>
            <table:table-cell/>
            <table:table-cell office:value-type="float" office:value="1564728263.12713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1701"/>
            <table:table-cell/>
            <table:table-cell office:value-type="float" office:value="1564728263.12717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1949"/>
            <table:table-cell/>
            <table:table-cell office:value-type="float" office:value="1564728263.12719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2449"/>
            <table:table-cell/>
            <table:table-cell office:value-type="float" office:value="1564728263.12724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2709"/>
            <table:table-cell/>
            <table:table-cell office:value-type="float" office:value="1564728263.127270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296"/>
            <table:table-cell/>
            <table:table-cell office:value-type="float" office:value="1564728263.12729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332"/>
            <table:table-cell/>
            <table:table-cell office:value-type="float" office:value="1564728263.12733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3849"/>
            <table:table-cell/>
            <table:table-cell office:value-type="float" office:value="1564728263.12738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4121"/>
            <table:table-cell/>
            <table:table-cell office:value-type="float" office:value="1564728263.12741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4359"/>
            <table:table-cell/>
            <table:table-cell office:value-type="float" office:value="1564728263.12743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4719"/>
            <table:table-cell/>
            <table:table-cell office:value-type="float" office:value="1564728263.12747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507"/>
            <table:table-cell/>
            <table:table-cell office:value-type="float" office:value="1564728263.12750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543"/>
            <table:table-cell/>
            <table:table-cell office:value-type="float" office:value="1564728263.12754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5771"/>
            <table:table-cell/>
            <table:table-cell office:value-type="float" office:value="1564728263.127577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6121"/>
            <table:table-cell/>
            <table:table-cell office:value-type="float" office:value="1564728263.12761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6469"/>
            <table:table-cell/>
            <table:table-cell office:value-type="float" office:value="1564728263.12764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682"/>
            <table:table-cell/>
            <table:table-cell office:value-type="float" office:value="1564728263.1276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718"/>
            <table:table-cell/>
            <table:table-cell office:value-type="float" office:value="1564728263.12771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753"/>
            <table:table-cell/>
            <table:table-cell office:value-type="float" office:value="1564728263.127753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7959"/>
            <table:table-cell/>
            <table:table-cell office:value-type="float" office:value="1564728263.12779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8369"/>
            <table:table-cell/>
            <table:table-cell office:value-type="float" office:value="1564728263.12783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8839"/>
            <table:table-cell/>
            <table:table-cell office:value-type="float" office:value="1564728263.12788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9321"/>
            <table:table-cell/>
            <table:table-cell office:value-type="float" office:value="1564728263.12793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79759"/>
            <table:table-cell/>
            <table:table-cell office:value-type="float" office:value="1564728263.12797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0091"/>
            <table:table-cell/>
            <table:table-cell office:value-type="float" office:value="1564728263.12800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0551"/>
            <table:table-cell/>
            <table:table-cell office:value-type="float" office:value="1564728263.128055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0999"/>
            <table:table-cell/>
            <table:table-cell office:value-type="float" office:value="1564728263.128099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1321"/>
            <table:table-cell/>
            <table:table-cell office:value-type="float" office:value="1564728263.12813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1641"/>
            <table:table-cell/>
            <table:table-cell office:value-type="float" office:value="1564728263.12816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195"/>
            <table:table-cell/>
            <table:table-cell office:value-type="float" office:value="1564728263.12819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226"/>
            <table:table-cell/>
            <table:table-cell office:value-type="float" office:value="1564728263.12822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298"/>
            <table:table-cell/>
            <table:table-cell office:value-type="float" office:value="1564728263.12829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3281"/>
            <table:table-cell/>
            <table:table-cell office:value-type="float" office:value="1564728263.12832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36"/>
            <table:table-cell/>
            <table:table-cell office:value-type="float" office:value="1564728263.1283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392"/>
            <table:table-cell/>
            <table:table-cell office:value-type="float" office:value="1564728263.12839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438"/>
            <table:table-cell/>
            <table:table-cell office:value-type="float" office:value="1564728263.12843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4981"/>
            <table:table-cell/>
            <table:table-cell office:value-type="float" office:value="1564728263.128498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5291"/>
            <table:table-cell/>
            <table:table-cell office:value-type="float" office:value="1564728263.12852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567"/>
            <table:table-cell/>
            <table:table-cell office:value-type="float" office:value="1564728263.128567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6011"/>
            <table:table-cell/>
            <table:table-cell office:value-type="float" office:value="1564728263.12860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6521"/>
            <table:table-cell/>
            <table:table-cell office:value-type="float" office:value="1564728263.12865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685"/>
            <table:table-cell/>
            <table:table-cell office:value-type="float" office:value="1564728263.12868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7341"/>
            <table:table-cell/>
            <table:table-cell office:value-type="float" office:value="1564728263.12873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778"/>
            <table:table-cell/>
            <table:table-cell office:value-type="float" office:value="1564728263.128778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8221"/>
            <table:table-cell/>
            <table:table-cell office:value-type="float" office:value="1564728263.128822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854"/>
            <table:table-cell/>
            <table:table-cell office:value-type="float" office:value="1564728263.128854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8869"/>
            <table:table-cell/>
            <table:table-cell office:value-type="float" office:value="1564728263.12888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9201"/>
            <table:table-cell/>
            <table:table-cell office:value-type="float" office:value="1564728263.128920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952"/>
            <table:table-cell/>
            <table:table-cell office:value-type="float" office:value="1564728263.12895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89849"/>
            <table:table-cell/>
            <table:table-cell office:value-type="float" office:value="1564728263.128984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0219"/>
            <table:table-cell/>
            <table:table-cell office:value-type="float" office:value="1564728263.129021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0541"/>
            <table:table-cell/>
            <table:table-cell office:value-type="float" office:value="1564728263.129054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086"/>
            <table:table-cell/>
            <table:table-cell office:value-type="float" office:value="1564728263.129086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1189"/>
            <table:table-cell/>
            <table:table-cell office:value-type="float" office:value="1564728263.129118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1511"/>
            <table:table-cell/>
            <table:table-cell office:value-type="float" office:value="1564728263.129151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185"/>
            <table:table-cell/>
            <table:table-cell office:value-type="float" office:value="1564728263.12918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2169"/>
            <table:table-cell/>
            <table:table-cell office:value-type="float" office:value="1564728263.12921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25"/>
            <table:table-cell/>
            <table:table-cell office:value-type="float" office:value="1564728263.12925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282"/>
            <table:table-cell/>
            <table:table-cell office:value-type="float" office:value="1564728263.12928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3139"/>
            <table:table-cell/>
            <table:table-cell office:value-type="float" office:value="1564728263.12931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3459"/>
            <table:table-cell/>
            <table:table-cell office:value-type="float" office:value="1564728263.129345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3769"/>
            <table:table-cell/>
            <table:table-cell office:value-type="float" office:value="1564728263.129376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4091"/>
            <table:table-cell/>
            <table:table-cell office:value-type="float" office:value="1564728263.1294091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442"/>
            <table:table-cell/>
            <table:table-cell office:value-type="float" office:value="1564728263.129442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4739"/>
            <table:table-cell/>
            <table:table-cell office:value-type="float" office:value="1564728263.1294739"/>
            <table:table-cell office:value-type="float" office:value="1500"/>
            <table:table-cell/>
            <table:table-cell/>
          </table:table-row>
          <table:table-row>
            <table:table-cell office:value-type="float" office:value="1564728263.1295061"/>
            <table:table-cell/>
            <table:table-cell office:value-type="float" office:value="1564728263.1295061"/>
            <table:table-cell office:value-type="float" office:value="212"/>
            <table:table-cell/>
            <table:table-cell/>
          </table:table-row>
          <table:table-row>
            <table:table-cell office:value-type="float" office:value="1564728263.129632"/>
            <table:table-cell/>
            <table:table-cell office:value-type="float" office:value="1564728263.129632"/>
            <table:table-cell office:value-type="float" office:value="188"/>
            <table:table-cell/>
            <table:table-cell/>
          </table:table-row>
          <table:table-row>
            <table:table-cell office:value-type="float" office:value="1564728263.318048"/>
            <table:table-cell/>
            <table:table-cell office:value-type="float" office:value="1564728263.318048"/>
            <table:table-cell office:value-type="float" office:value="236"/>
            <table:table-cell/>
            <table:table-cell/>
          </table:table-row>
          <table:table-row>
            <table:table-cell office:value-type="float" office:value="1564728263.3187621"/>
            <table:table-cell/>
            <table:table-cell office:value-type="float" office:value="1564728263.3187621"/>
            <table:table-cell office:value-type="float" office:value="140"/>
            <table:table-cell/>
            <table:table-cell/>
          </table:table-row>
          <table:table-row>
            <table:table-cell office:value-type="float" office:value="1564728263.6309509"/>
            <table:table-cell/>
            <table:table-cell office:value-type="float" office:value="1564728263.630950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63.635288"/>
            <table:table-cell/>
            <table:table-cell office:value-type="float" office:value="1564728263.635288"/>
            <table:table-cell office:value-type="float" office:value="129"/>
            <table:table-cell/>
            <table:table-cell/>
          </table:table-row>
          <table:table-row>
            <table:table-cell office:value-type="float" office:value="1564728263.648581"/>
            <table:table-cell/>
            <table:table-cell office:value-type="float" office:value="1564728263.64858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63.678561"/>
            <table:table-cell/>
            <table:table-cell office:value-type="float" office:value="1564728263.67856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63.695652"/>
            <table:table-cell/>
            <table:table-cell office:value-type="float" office:value="1564728263.695652"/>
            <table:table-cell office:value-type="float" office:value="40"/>
            <table:table-cell/>
            <table:table-cell/>
          </table:table-row>
          <table:table-row>
            <table:table-cell office:value-type="float" office:value="1564728263.7850411"/>
            <table:table-cell/>
            <table:table-cell office:value-type="float" office:value="1564728263.785041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74.097898"/>
            <table:table-cell/>
            <table:table-cell office:value-type="float" office:value="1564728274.097898"/>
            <table:table-cell office:value-type="float" office:value="129"/>
            <table:table-cell/>
            <table:table-cell/>
          </table:table-row>
          <table:table-row>
            <table:table-cell office:value-type="float" office:value="1564728292.1141839"/>
            <table:table-cell/>
            <table:table-cell office:value-type="float" office:value="1564728292.1141839"/>
            <table:table-cell office:value-type="float" office:value="129"/>
            <table:table-cell/>
            <table:table-cell/>
          </table:table-row>
          <table:table-row>
            <table:table-cell office:value-type="float" office:value="1564728292.2042871"/>
            <table:table-cell/>
            <table:table-cell office:value-type="float" office:value="1564728292.204287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2050481"/>
            <table:table-cell/>
            <table:table-cell office:value-type="float" office:value="1564728292.2050481"/>
            <table:table-cell office:value-type="float" office:value="129"/>
            <table:table-cell/>
            <table:table-cell/>
          </table:table-row>
          <table:table-row>
            <table:table-cell office:value-type="float" office:value="1564728292.2694571"/>
            <table:table-cell/>
            <table:table-cell office:value-type="float" office:value="1564728292.2694571"/>
            <table:table-cell office:value-type="float" office:value="60"/>
            <table:table-cell/>
            <table:table-cell/>
          </table:table-row>
          <table:table-row>
            <table:table-cell office:value-type="float" office:value="1564728292.3539841"/>
            <table:table-cell/>
            <table:table-cell office:value-type="float" office:value="1564728292.353984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3541729"/>
            <table:table-cell/>
            <table:table-cell office:value-type="float" office:value="1564728292.3541729"/>
            <table:table-cell office:value-type="float" office:value="145"/>
            <table:table-cell/>
            <table:table-cell/>
          </table:table-row>
          <table:table-row>
            <table:table-cell office:value-type="float" office:value="1564728292.4394059"/>
            <table:table-cell/>
            <table:table-cell office:value-type="float" office:value="1564728292.439405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4412379"/>
            <table:table-cell/>
            <table:table-cell office:value-type="float" office:value="1564728292.4412379"/>
            <table:table-cell office:value-type="float" office:value="241"/>
            <table:table-cell/>
            <table:table-cell/>
          </table:table-row>
          <table:table-row>
            <table:table-cell office:value-type="float" office:value="1564728292.5338869"/>
            <table:table-cell/>
            <table:table-cell office:value-type="float" office:value="1564728292.533886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534272"/>
            <table:table-cell/>
            <table:table-cell office:value-type="float" office:value="1564728292.534272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534363"/>
            <table:table-cell/>
            <table:table-cell office:value-type="float" office:value="1564728292.534363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5351191"/>
            <table:table-cell/>
            <table:table-cell office:value-type="float" office:value="1564728292.535119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577641"/>
            <table:table-cell/>
            <table:table-cell office:value-type="float" office:value="1564728292.57764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052"/>
            <table:table-cell/>
            <table:table-cell office:value-type="float" office:value="1564728292.618052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1681"/>
            <table:table-cell/>
            <table:table-cell office:value-type="float" office:value="1564728292.618168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2289"/>
            <table:table-cell/>
            <table:table-cell office:value-type="float" office:value="1564728292.618228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2849"/>
            <table:table-cell/>
            <table:table-cell office:value-type="float" office:value="1564728292.618284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3441"/>
            <table:table-cell/>
            <table:table-cell office:value-type="float" office:value="1564728292.618344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4039"/>
            <table:table-cell/>
            <table:table-cell office:value-type="float" office:value="1564728292.618403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4659"/>
            <table:table-cell/>
            <table:table-cell office:value-type="float" office:value="1564728292.618465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5279"/>
            <table:table-cell/>
            <table:table-cell office:value-type="float" office:value="1564728292.6185279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588"/>
            <table:table-cell/>
            <table:table-cell office:value-type="float" office:value="1564728292.618588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6471"/>
            <table:table-cell/>
            <table:table-cell office:value-type="float" office:value="1564728292.618647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706"/>
            <table:table-cell/>
            <table:table-cell office:value-type="float" office:value="1564728292.618706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7811"/>
            <table:table-cell/>
            <table:table-cell office:value-type="float" office:value="1564728292.618781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8481"/>
            <table:table-cell/>
            <table:table-cell office:value-type="float" office:value="1564728292.618848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189051"/>
            <table:table-cell/>
            <table:table-cell office:value-type="float" office:value="1564728292.6189051"/>
            <table:table-cell office:value-type="float" office:value="40"/>
            <table:table-cell/>
            <table:table-cell/>
          </table:table-row>
          <table:table-row>
            <table:table-cell office:value-type="float" office:value="1564728292.6248209"/>
            <table:table-cell/>
            <table:table-cell office:value-type="float" office:value="1564728292.6248209"/>
            <table:table-cell office:value-type="float" office:value="129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